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2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3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4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5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6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7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8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color="#85200c"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font-size="12pt" style:font-size-asian="12pt" style:font-size-complex="12pt" fo:font-weight="bold" style:font-weight-asian="bold" style:font-weight-complex="bold"/>
    </style:style>
    <style:style style:name="T6_4" style:family="text">
      <style:text-properties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>
      <style:text-properties fo:font-size="12pt" style:font-size-asian="12pt" style:font-size-complex="12pt" fo:font-weight="bold" style:font-weight-asian="bold" style:font-weight-complex="bold"/>
    </style:style>
    <style:style style:name="T24_2" style:family="text">
      <style:text-properties fo:font-size="12pt" style:font-size-asian="12pt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text-underline-style="solid" style:text-underline-color="font-color"/>
    </style:style>
    <style:style style:name="T26_2" style:family="text">
      <style:text-properties style:text-underline-style="solid" style:text-underline-color="font-color"/>
    </style:style>
    <style:style style:name="T26_3" style:family="text">
      <style:text-properties style:text-underline-style="solid" style:text-underline-color="font-color"/>
    </style:style>
    <style:style style:name="T26_4" style:family="text">
      <style:text-properties style:text-underline-style="solid" style:text-underline-color="font-color"/>
    </style:style>
    <style:style style:name="T26_5" style:family="text">
      <style:text-properties style:text-underline-style="solid" style:text-underline-color="font-color"/>
    </style:style>
    <style:style style:name="T26_6" style:family="text">
      <style:text-properties style:text-underline-style="solid" style:text-underline-color="font-color"/>
    </style:style>
    <style:style style:name="T26_7" style:family="text">
      <style:text-properties style:text-underline-style="solid" style:text-underline-color="font-color"/>
    </style:style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text-underline-style="solid" style:text-underline-color="font-color"/>
    </style:style>
    <style:style style:name="T32_2" style:family="text">
      <style:text-properties style:text-underline-style="solid" style:text-underline-color="font-color"/>
    </style:style>
    <style:style style:name="T32_3" style:family="text">
      <style:text-properties style:text-underline-style="solid" style:text-underline-color="font-color"/>
    </style:style>
    <style:style style:name="T32_4" style:family="text">
      <style:text-properties style:text-underline-style="solid" style:text-underline-color="font-color"/>
    </style:style>
    <style:style style:name="T32_5" style:family="text">
      <style:text-properties style:text-underline-style="solid" style:text-underline-color="font-color"/>
    </style:style>
    <style:style style:name="T32_6" style:family="text">
      <style:text-properties style:text-underline-style="solid" style:text-underline-color="font-color"/>
    </style:style>
    <style:style style:name="T32_7" style:family="text">
      <style:text-properties style:text-underline-style="solid" style:text-underline-color="font-color"/>
    </style:style>
    <style:style style:name="T32_8" style:family="text">
      <style:text-properties style:text-underline-style="solid" style:text-underline-color="font-color"/>
    </style:style>
    <style:style style:name="T32_9" style:family="text">
      <style:text-properties style:text-underline-style="solid" style:text-underline-color="font-color"/>
    </style:style>
    <style:style style:name="T32_10" style:family="text">
      <style:text-properties style:text-underline-style="solid" style:text-underline-color="font-color"/>
    </style:style>
    <style:style style:name="T32_11" style:family="text">
      <style:text-properties style:text-underline-style="solid" style:text-underline-color="font-color"/>
    </style:style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T35_7" style:family="text">
      <style:text-properties fo:font-weight="bold" style:font-weight-asian="bold" style:font-weight-complex="bold"/>
    </style:style>
    <style:style style:name="T35_8" style:family="text">
      <style:text-properties fo:font-weight="bold" style:font-weight-asian="bold" style:font-weight-complex="bold"/>
    </style:style>
    <style:style style:name="T35_9" style:family="text">
      <style:text-properties fo:font-weight="bold" style:font-weight-asian="bold" style:font-weight-complex="bold"/>
    </style:style>
    <style:style style:name="T35_10" style:family="text">
      <style:text-properties fo:font-weight="bold" style:font-weight-asian="bold" style:font-weight-complex="bold"/>
    </style:style>
    <style:style style:name="T35_11" style:family="text">
      <style:text-properties fo:font-weight="bold" style:font-weight-asian="bold" style:font-weight-complex="bold"/>
    </style:style>
    <style:style style:name="T35_12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text-underline-style="solid" style:text-underline-color="font-color"/>
    </style:style>
    <style:style style:name="T40_2" style:family="text">
      <style:text-properties style:text-underline-style="solid" style:text-underline-color="font-color"/>
    </style:style>
    <style:style style:name="T40_3" style:family="text">
      <style:text-properties style:text-underline-style="solid" style:text-underline-color="font-color"/>
    </style:style>
    <style:style style:name="T40_4" style:family="text">
      <style:text-properties style:text-underline-style="solid" style:text-underline-color="font-color"/>
    </style:style>
    <style:style style:name="T40_5" style:family="text">
      <style:text-properties style:text-underline-style="solid" style:text-underline-color="font-color"/>
    </style:style>
    <style:style style:name="T40_6" style:family="text">
      <style:text-properties style:text-underline-style="solid" style:text-underline-color="font-color"/>
    </style:style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P41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text-underline-style="solid" style:text-underline-color="font-color"/>
    </style:style>
    <style:style style:name="T77_2" style:family="text">
      <style:text-properties style:text-underline-style="solid" style:text-underline-color="font-color"/>
    </style:style>
    <style:style style:name="T77_3" style:family="text">
      <style:text-properties style:text-underline-style="solid" style:text-underline-color="font-color"/>
    </style:style>
    <style:style style:name="T77_4" style:family="text">
      <style:text-properties style:text-underline-style="solid" style:text-underline-color="font-color"/>
    </style:style>
    <style:style style:name="T77_5" style:family="text">
      <style:text-properties style:text-underline-style="solid" style:text-underline-color="font-color"/>
    </style:style>
    <style:style style:name="T77_6" style:family="text">
      <style:text-properties style:text-underline-style="solid" style:text-underline-color="font-color"/>
    </style:style>
    <style:style style:name="T77_7" style:family="text">
      <style:text-properties style:text-underline-style="solid" style:text-underline-color="font-color"/>
    </style:style>
    <style:style style:name="T77_8" style:family="text">
      <style:text-properties style:text-underline-style="solid" style:text-underline-color="font-color"/>
    </style:style>
    <style:style style:name="T77_9" style:family="text">
      <style:text-properties style:text-underline-style="solid" style:text-underline-color="font-color"/>
    </style:style>
    <style:style style:name="T77_10" style:family="text">
      <style:text-properties style:text-underline-style="solid" style:text-underline-color="font-color"/>
    </style:style>
    <style:style style:name="T77_11" style:family="text">
      <style:text-properties style:text-underline-style="solid" style:text-underline-color="font-color"/>
    </style:style>
    <style:style style:name="T77_12" style:family="text">
      <style:text-properties style:text-underline-style="solid" style:text-underline-color="font-color"/>
    </style:style>
    <style:style style:name="T77_13" style:family="text">
      <style:text-properties style:text-underline-style="solid" style:text-underline-color="font-color"/>
    </style:style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T77_147" style:family="text"/>
    <style:style style:name="T77_148" style:family="text"/>
    <style:style style:name="T77_149" style:family="text"/>
    <style:style style:name="T77_150" style:family="text"/>
    <style:style style:name="T77_151" style:family="text"/>
    <style:style style:name="T77_152" style:family="text"/>
    <style:style style:name="T77_153" style:family="text"/>
    <style:style style:name="T77_154" style:family="text"/>
    <style:style style:name="T77_155" style:family="text"/>
    <style:style style:name="T77_156" style:family="text"/>
    <style:style style:name="T77_157" style:family="text"/>
    <style:style style:name="T77_158" style:family="text"/>
    <style:style style:name="T77_159" style:family="text"/>
    <style:style style:name="T77_160" style:family="text"/>
    <style:style style:name="T77_161" style:family="text"/>
    <style:style style:name="T77_162" style:family="text"/>
    <style:style style:name="T77_163" style:family="text"/>
    <style:style style:name="T77_164" style:family="text"/>
    <style:style style:name="T77_165" style:family="text"/>
    <style:style style:name="T77_166" style:family="text"/>
    <style:style style:name="T77_167" style:family="text"/>
    <style:style style:name="T77_168" style:family="text"/>
    <style:style style:name="T77_169" style:family="text"/>
    <style:style style:name="T77_170" style:family="text"/>
    <style:style style:name="T77_171" style:family="text"/>
    <style:style style:name="T77_172" style:family="text"/>
    <style:style style:name="T77_173" style:family="text"/>
    <style:style style:name="T77_174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text-underline-style="solid" style:text-underline-color="font-color"/>
    </style:style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T86_4" style:family="text">
      <style:text-properties fo:font-weight="bold" style:font-weight-asian="bold" style:font-weight-complex="bold"/>
    </style:style>
    <style:style style:name="T86_5" style:family="text"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text-underline-style="solid" style:text-underline-color="font-color"/>
    </style:style>
    <style:style style:name="T91_2" style:family="text">
      <style:text-properties style:text-underline-style="solid" style:text-underline-color="font-color"/>
    </style:style>
    <style:style style:name="T91_3" style:family="text">
      <style:text-properties style:text-underline-style="solid" style:text-underline-color="font-color"/>
    </style:style>
    <style:style style:name="T91_4" style:family="text">
      <style:text-properties style:text-underline-style="solid" style:text-underline-color="font-color"/>
    </style:style>
    <style:style style:name="T91_5" style:family="text">
      <style:text-properties style:text-underline-style="solid" style:text-underline-color="font-color"/>
    </style:style>
    <style:style style:name="T91_6" style:family="text">
      <style:text-properties style:text-underline-style="solid" style:text-underline-color="font-color"/>
    </style:style>
    <style:style style:name="T91_7" style:family="text">
      <style:text-properties style:text-underline-style="solid" style:text-underline-color="font-color"/>
    </style:style>
    <style:style style:name="T91_8" style:family="text">
      <style:text-properties style:text-underline-style="solid" style:text-underline-color="font-color"/>
    </style:style>
    <style:style style:name="T91_9" style:family="text">
      <style:text-properties style:text-underline-style="solid" style:text-underline-color="font-color"/>
    </style:style>
    <style:style style:name="T91_10" style:family="text">
      <style:text-properties style:text-underline-style="solid" style:text-underline-color="font-color"/>
    </style:style>
    <style:style style:name="T91_11" style:family="text">
      <style:text-properties style:text-underline-style="solid" style:text-underline-color="font-color"/>
    </style:style>
    <style:style style:name="T91_12" style:family="text">
      <style:text-properties style:text-underline-style="solid" style:text-underline-color="font-color"/>
    </style:style>
    <style:style style:name="T91_13" style:family="text">
      <style:text-properties style:text-underline-style="solid" style:text-underline-color="font-color"/>
    </style:style>
    <style:style style:name="T91_14" style:family="text">
      <style:text-properties style:text-underline-style="solid" style:text-underline-color="font-color"/>
    </style:style>
    <style:style style:name="T91_15" style:family="text">
      <style:text-properties style:text-underline-style="solid" style:text-underline-color="font-color"/>
    </style:style>
    <style:style style:name="T91_16" style:family="text">
      <style:text-properties style:text-underline-style="solid" style:text-underline-color="font-color"/>
    </style:style>
    <style:style style:name="T91_17" style:family="text">
      <style:text-properties style:text-underline-style="solid" style:text-underline-color="font-color"/>
    </style:style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break-before="auto" fo:text-indent="1.27cm" fo:line-height="115%" style:writing-mode="lr-tb"/>
    </style:style>
    <style:style style:name="T97_1" style:family="text"/>
    <style:style style:name="T97_2" style:family="text"/>
    <style:style style:name="P98" style:family="paragraph" style:parent-style-name="Standard">
      <style:paragraph-properties fo:break-before="auto" fo:text-indent="1.27cm" fo:line-height="115%" style:writing-mode="lr-tb"/>
    </style:style>
    <style:style style:name="T98_1" style:family="text"/>
    <style:style style:name="T98_2" style:family="text"/>
    <style:style style:name="P99" style:family="paragraph" style:parent-style-name="Standard">
      <style:paragraph-properties fo:break-before="auto" fo:text-indent="1.27cm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P100" style:family="paragraph" style:parent-style-name="Standard">
      <style:paragraph-properties fo:break-before="auto" fo:text-indent="1.27cm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P101" style:family="paragraph" style:parent-style-name="Standard">
      <style:paragraph-properties fo:break-before="auto" fo:text-indent="1.27cm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style:text-underline-style="solid" style:text-underline-color="font-color"/>
    </style:style>
    <style:style style:name="T104_2" style:family="text">
      <style:text-properties style:text-underline-style="solid" style:text-underline-color="font-color"/>
    </style:style>
    <style:style style:name="T104_3" style:family="text">
      <style:text-properties style:text-underline-style="solid" style:text-underline-color="font-color"/>
    </style:style>
    <style:style style:name="T104_4" style:family="text">
      <style:text-properties style:text-underline-style="solid" style:text-underline-color="font-color"/>
    </style:style>
    <style:style style:name="T104_5" style:family="text">
      <style:text-properties style:text-underline-style="solid" style:text-underline-color="font-color"/>
    </style:style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style:text-underline-style="solid" style:text-underline-color="font-color"/>
    </style:style>
    <style:style style:name="T106_2" style:family="text">
      <style:text-properties style:text-underline-style="solid" style:text-underline-color="font-color"/>
    </style:style>
    <style:style style:name="T106_3" style:family="text">
      <style:text-properties style:text-underline-style="solid" style:text-underline-color="font-color"/>
    </style:style>
    <style:style style:name="T106_4" style:family="text">
      <style:text-properties style:text-underline-style="solid" style:text-underline-color="font-color"/>
    </style:style>
    <style:style style:name="T106_5" style:family="text">
      <style:text-properties style:text-underline-style="solid" style:text-underline-color="font-color"/>
    </style:style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text-underline-style="solid" style:text-underline-color="font-color"/>
    </style:style>
    <style:style style:name="T108_2" style:family="text">
      <style:text-properties style:text-underline-style="solid" style:text-underline-color="font-color"/>
    </style:style>
    <style:style style:name="T108_3" style:family="text">
      <style:text-properties style:text-underline-style="solid" style:text-underline-color="font-color"/>
    </style:style>
    <style:style style:name="T108_4" style:family="text">
      <style:text-properties style:text-underline-style="solid" style:text-underline-color="font-color"/>
    </style:style>
    <style:style style:name="T108_5" style:family="text">
      <style:text-properties style:text-underline-style="solid" style:text-underline-color="font-color"/>
    </style:style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style:text-underline-style="solid" style:text-underline-color="font-color"/>
    </style:style>
    <style:style style:name="T110_2" style:family="text">
      <style:text-properties style:text-underline-style="solid" style:text-underline-color="font-color"/>
    </style:style>
    <style:style style:name="T110_3" style:family="text">
      <style:text-properties style:text-underline-style="solid" style:text-underline-color="font-color"/>
    </style:style>
    <style:style style:name="T110_4" style:family="text">
      <style:text-properties style:text-underline-style="solid" style:text-underline-color="font-color"/>
    </style:style>
    <style:style style:name="T110_5" style:family="text">
      <style:text-properties style:text-underline-style="solid" style:text-underline-color="font-color"/>
    </style:style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T110_141" style:family="text"/>
    <style:style style:name="T110_142" style:family="text"/>
    <style:style style:name="T110_143" style:family="text"/>
    <style:style style:name="T110_144" style:family="text"/>
    <style:style style:name="T110_145" style:family="text"/>
    <style:style style:name="T110_146" style:family="text"/>
    <style:style style:name="T110_147" style:family="text"/>
    <style:style style:name="T110_148" style:family="text"/>
    <style:style style:name="T110_149" style:family="text"/>
    <style:style style:name="T110_150" style:family="text"/>
    <style:style style:name="T110_151" style:family="text"/>
    <style:style style:name="T110_152" style:family="text"/>
    <style:style style:name="T110_153" style:family="text"/>
    <style:style style:name="T110_154" style:family="text"/>
    <style:style style:name="T110_155" style:family="text"/>
    <style:style style:name="T110_156" style:family="text"/>
    <style:style style:name="T110_157" style:family="text"/>
    <style:style style:name="T110_158" style:family="text"/>
    <style:style style:name="T110_159" style:family="text"/>
    <style:style style:name="T110_160" style:family="text"/>
    <style:style style:name="T110_161" style:family="text"/>
    <style:style style:name="T110_162" style:family="text"/>
    <style:style style:name="T110_163" style:family="text"/>
    <style:style style:name="T110_164" style:family="text"/>
    <style:style style:name="T110_165" style:family="text"/>
    <style:style style:name="T110_166" style:family="text"/>
    <style:style style:name="T110_167" style:family="text"/>
    <style:style style:name="T110_168" style:family="text"/>
    <style:style style:name="T110_169" style:family="text"/>
    <style:style style:name="T110_170" style:family="text"/>
    <style:style style:name="T110_171" style:family="text"/>
    <style:style style:name="T110_172" style:family="text"/>
    <style:style style:name="T110_173" style:family="text"/>
    <style:style style:name="T110_174" style:family="text"/>
    <style:style style:name="T110_175" style:family="text"/>
    <style:style style:name="T110_176" style:family="text"/>
    <style:style style:name="T110_177" style:family="text"/>
    <style:style style:name="T110_178" style:family="text"/>
    <style:style style:name="T110_179" style:family="text"/>
    <style:style style:name="T110_180" style:family="text"/>
    <style:style style:name="T110_181" style:family="text"/>
    <style:style style:name="T110_182" style:family="text"/>
    <style:style style:name="T110_183" style:family="text"/>
    <style:style style:name="T110_184" style:family="text"/>
    <style:style style:name="T110_185" style:family="text"/>
    <style:style style:name="T110_186" style:family="text"/>
    <style:style style:name="T110_187" style:family="text"/>
    <style:style style:name="T110_188" style:family="text"/>
    <style:style style:name="T110_189" style:family="text"/>
    <style:style style:name="T110_190" style:family="text"/>
    <style:style style:name="T110_191" style:family="text"/>
    <style:style style:name="T110_192" style:family="text"/>
    <style:style style:name="T110_193" style:family="text"/>
    <style:style style:name="T110_194" style:family="text"/>
    <style:style style:name="T110_195" style:family="text"/>
    <style:style style:name="T110_196" style:family="text"/>
    <style:style style:name="T110_197" style:family="text"/>
    <style:style style:name="T110_198" style:family="text"/>
    <style:style style:name="T110_199" style:family="text"/>
    <style:style style:name="T110_200" style:family="text"/>
    <style:style style:name="T110_201" style:family="text"/>
    <style:style style:name="T110_202" style:family="text"/>
    <style:style style:name="T110_203" style:family="text"/>
    <style:style style:name="T110_204" style:family="text"/>
    <style:style style:name="T110_205" style:family="text"/>
    <style:style style:name="T110_206" style:family="text"/>
    <style:style style:name="T110_207" style:family="text"/>
    <style:style style:name="T110_208" style:family="text"/>
    <style:style style:name="T110_209" style:family="text"/>
    <style:style style:name="T110_210" style:family="text"/>
    <style:style style:name="T110_211" style:family="text"/>
    <style:style style:name="T110_212" style:family="text"/>
    <style:style style:name="T110_213" style:family="text"/>
    <style:style style:name="T110_214" style:family="text"/>
    <style:style style:name="T110_215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style:text-underline-style="solid" style:text-underline-color="font-color"/>
    </style:style>
    <style:style style:name="T112_2" style:family="text">
      <style:text-properties style:text-underline-style="solid" style:text-underline-color="font-color"/>
    </style:style>
    <style:style style:name="T112_3" style:family="text">
      <style:text-properties style:text-underline-style="solid" style:text-underline-color="font-color"/>
    </style:style>
    <style:style style:name="T112_4" style:family="text">
      <style:text-properties style:text-underline-style="solid" style:text-underline-color="font-color"/>
    </style:style>
    <style:style style:name="T112_5" style:family="text">
      <style:text-properties style:text-underline-style="solid" style:text-underline-color="font-color"/>
    </style:style>
    <style:style style:name="T112_6" style:family="text">
      <style:text-properties style:text-underline-style="solid" style:text-underline-color="font-color"/>
    </style:style>
    <style:style style:name="T112_7" style:family="text">
      <style:text-properties style:text-underline-style="solid" style:text-underline-color="font-color"/>
    </style:style>
    <style:style style:name="T112_8" style:family="text">
      <style:text-properties style:text-underline-style="solid" style:text-underline-color="font-color"/>
    </style:style>
    <style:style style:name="T112_9" style:family="text">
      <style:text-properties style:text-underline-style="solid" style:text-underline-color="font-color"/>
    </style:style>
    <style:style style:name="T112_10" style:family="text">
      <style:text-properties style:text-underline-style="solid" style:text-underline-color="font-color"/>
    </style:style>
    <style:style style:name="T112_11" style:family="text">
      <style:text-properties style:text-underline-style="solid" style:text-underline-color="font-color"/>
    </style:style>
    <style:style style:name="T112_12" style:family="text">
      <style:text-properties style:text-underline-style="solid" style:text-underline-color="font-color"/>
    </style:style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>
      <style:text-properties fo:font-weight="bold" style:font-weight-asian="bold" style:font-weight-complex="bold"/>
    </style:style>
    <style:style style:name="T115_3" style:family="text">
      <style:text-properties fo:font-weight="bold" style:font-weight-asian="bold" style:font-weight-complex="bold"/>
    </style:style>
    <style:style style:name="T115_4" style:family="text">
      <style:text-properties fo:font-weight="bold" style:font-weight-asian="bold" style:font-weight-complex="bold"/>
    </style:style>
    <style:style style:name="T115_5" style:family="text">
      <style:text-properties fo:font-weight="bold" style:font-weight-asian="bold" style:font-weight-complex="bold"/>
    </style:style>
    <style:style style:name="T115_6" style:family="text">
      <style:text-properties fo:font-weight="bold" style:font-weight-asian="bold" style:font-weight-complex="bold"/>
    </style:style>
    <style:style style:name="T115_7" style:family="text">
      <style:text-properties fo:font-weight="bold" style:font-weight-asian="bold" style:font-weight-complex="bold"/>
    </style:style>
    <style:style style:name="T115_8" style:family="text"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text-indent="1.27cm" fo:line-height="115%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text-indent="1.27cm" fo:line-height="115%" fo:margin-left="1.27cm" style:writing-mode="lr-tb"/>
    </style:style>
    <style:style style:name="T117_1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text-indent="1.27cm" fo:line-height="115%" style:writing-mode="lr-tb"/>
    </style:style>
    <style:style style:name="T118_1" style:family="text">
      <style:text-properties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style:text-underline-style="solid" style:text-underline-color="font-color"/>
    </style:style>
    <style:style style:name="T121_2" style:family="text">
      <style:text-properties style:text-underline-style="solid" style:text-underline-color="font-color"/>
    </style:style>
    <style:style style:name="T121_3" style:family="text">
      <style:text-properties style:text-underline-style="solid" style:text-underline-color="font-color"/>
    </style:style>
    <style:style style:name="T121_4" style:family="text">
      <style:text-properties style:text-underline-style="solid" style:text-underline-color="font-color"/>
    </style:style>
    <style:style style:name="T121_5" style:family="text">
      <style:text-properties style:text-underline-style="solid" style:text-underline-color="font-color"/>
    </style:style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style:text-underline-style="solid" style:text-underline-color="font-color"/>
    </style:style>
    <style:style style:name="T123_2" style:family="text">
      <style:text-properties style:text-underline-style="solid" style:text-underline-color="font-color"/>
    </style:style>
    <style:style style:name="T123_3" style:family="text">
      <style:text-properties style:text-underline-style="solid" style:text-underline-color="font-color"/>
    </style:style>
    <style:style style:name="T123_4" style:family="text">
      <style:text-properties style:text-underline-style="solid" style:text-underline-color="font-color"/>
    </style:style>
    <style:style style:name="T123_5" style:family="text">
      <style:text-properties style:text-underline-style="solid" style:text-underline-color="font-color"/>
    </style:style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style:text-underline-style="solid" style:text-underline-color="font-color"/>
    </style:style>
    <style:style style:name="T125_2" style:family="text">
      <style:text-properties style:text-underline-style="solid" style:text-underline-color="font-color"/>
    </style:style>
    <style:style style:name="T125_3" style:family="text">
      <style:text-properties style:text-underline-style="solid" style:text-underline-color="font-color"/>
    </style:style>
    <style:style style:name="T125_4" style:family="text">
      <style:text-properties style:text-underline-style="solid" style:text-underline-color="font-color"/>
    </style:style>
    <style:style style:name="T125_5" style:family="text">
      <style:text-properties style:text-underline-style="solid" style:text-underline-color="font-color"/>
    </style:style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style:text-underline-style="solid" style:text-underline-color="font-color"/>
    </style:style>
    <style:style style:name="T128_2" style:family="text">
      <style:text-properties style:text-underline-style="solid" style:text-underline-color="font-color"/>
    </style:style>
    <style:style style:name="T128_3" style:family="text">
      <style:text-properties style:text-underline-style="solid" style:text-underline-color="font-color"/>
    </style:style>
    <style:style style:name="T128_4" style:family="text">
      <style:text-properties style:text-underline-style="solid" style:text-underline-color="font-color"/>
    </style:style>
    <style:style style:name="T128_5" style:family="text">
      <style:text-properties style:text-underline-style="solid" style:text-underline-color="font-color"/>
    </style:style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style:text-underline-style="solid" style:text-underline-color="font-color"/>
    </style:style>
    <style:style style:name="T130_2" style:family="text">
      <style:text-properties style:text-underline-style="solid" style:text-underline-color="font-color"/>
    </style:style>
    <style:style style:name="T130_3" style:family="text">
      <style:text-properties style:text-underline-style="solid" style:text-underline-color="font-color"/>
    </style:style>
    <style:style style:name="T130_4" style:family="text">
      <style:text-properties style:text-underline-style="solid" style:text-underline-color="font-color"/>
    </style:style>
    <style:style style:name="T130_5" style:family="text">
      <style:text-properties style:text-underline-style="solid" style:text-underline-color="font-color"/>
    </style:style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style:text-underline-style="solid" style:text-underline-color="font-color"/>
    </style:style>
    <style:style style:name="T132_2" style:family="text">
      <style:text-properties style:text-underline-style="solid" style:text-underline-color="font-color"/>
    </style:style>
    <style:style style:name="T132_3" style:family="text">
      <style:text-properties style:text-underline-style="solid" style:text-underline-color="font-color"/>
    </style:style>
    <style:style style:name="T132_4" style:family="text">
      <style:text-properties style:text-underline-style="solid" style:text-underline-color="font-color"/>
    </style:style>
    <style:style style:name="T132_5" style:family="text">
      <style:text-properties style:text-underline-style="solid" style:text-underline-color="font-color"/>
    </style:style>
    <style:style style:name="T132_6" style:family="text">
      <style:text-properties style:text-underline-style="solid" style:text-underline-color="font-color"/>
    </style:style>
    <style:style style:name="T132_7" style:family="text">
      <style:text-properties style:text-underline-style="solid" style:text-underline-color="font-color"/>
    </style:style>
    <style:style style:name="T132_8" style:family="text">
      <style:text-properties style:text-underline-style="solid" style:text-underline-color="font-color"/>
    </style:style>
    <style:style style:name="T132_9" style:family="text">
      <style:text-properties style:text-underline-style="solid" style:text-underline-color="font-color"/>
    </style:style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style:text-underline-style="solid" style:text-underline-color="font-color"/>
    </style:style>
    <style:style style:name="T134_2" style:family="text">
      <style:text-properties style:text-underline-style="solid" style:text-underline-color="font-color"/>
    </style:style>
    <style:style style:name="T134_3" style:family="text">
      <style:text-properties style:text-underline-style="solid" style:text-underline-color="font-color"/>
    </style:style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style:text-underline-style="solid" style:text-underline-color="font-color"/>
    </style:style>
    <style:style style:name="T141_2" style:family="text">
      <style:text-properties style:text-underline-style="solid" style:text-underline-color="font-color"/>
    </style:style>
    <style:style style:name="T141_3" style:family="text">
      <style:text-properties style:text-underline-style="solid" style:text-underline-color="font-color"/>
    </style:style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text-underline-style="solid" style:text-underline-color="font-color"/>
    </style:style>
    <style:style style:name="T143_2" style:family="text">
      <style:text-properties style:text-underline-style="solid" style:text-underline-color="font-color"/>
    </style:style>
    <style:style style:name="T143_3" style:family="text">
      <style:text-properties style:text-underline-style="solid" style:text-underline-color="font-color"/>
    </style:style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font-weight="bold" style:font-weight-asian="bold" style:font-weight-complex="bold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4.366cm"/>
    </style:style>
    <style:style style:name="Column4" style:family="table-column">
      <style:table-column-properties style:column-width="12.144cm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style:text-underline-style="solid" style:text-underline-color="font-color"/>
    </style:style>
    <style:style style:name="T171_2" style:family="text">
      <style:text-properties style:text-underline-style="solid" style:text-underline-color="font-color"/>
    </style:style>
    <style:style style:name="T171_3" style:family="text">
      <style:text-properties style:text-underline-style="solid" style:text-underline-color="font-color"/>
    </style:style>
    <style:style style:name="T171_4" style:family="text">
      <style:text-properties style:text-underline-style="solid" style:text-underline-color="font-color"/>
    </style:style>
    <style:style style:name="T171_5" style:family="text">
      <style:text-properties style:text-underline-style="solid" style:text-underline-color="font-color"/>
    </style:style>
    <style:style style:name="T171_6" style:family="text">
      <style:text-properties style:text-underline-style="solid" style:text-underline-color="font-color"/>
    </style:style>
    <style:style style:name="T171_7" style:family="text">
      <style:text-properties style:text-underline-style="solid" style:text-underline-color="font-color"/>
    </style:style>
    <style:style style:name="T171_8" style:family="text">
      <style:text-properties style:text-underline-style="solid" style:text-underline-color="font-color"/>
    </style:style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style:text-underline-style="solid" style:text-underline-color="font-color"/>
    </style:style>
    <style:style style:name="T172_2" style:family="text">
      <style:text-properties style:text-underline-style="solid" style:text-underline-color="font-color"/>
    </style:style>
    <style:style style:name="T172_3" style:family="text">
      <style:text-properties style:text-underline-style="solid" style:text-underline-color="font-color"/>
    </style:style>
    <style:style style:name="T172_4" style:family="text">
      <style:text-properties style:text-underline-style="solid" style:text-underline-color="font-color"/>
    </style:style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style:text-underline-style="solid" style:text-underline-color="font-color"/>
    </style:style>
    <style:style style:name="T174_2" style:family="text">
      <style:text-properties style:text-underline-style="solid" style:text-underline-color="font-color"/>
    </style:style>
    <style:style style:name="T174_3" style:family="text">
      <style:text-properties style:text-underline-style="solid" style:text-underline-color="font-color"/>
    </style:style>
    <style:style style:name="T174_4" style:family="text">
      <style:text-properties style:text-underline-style="solid" style:text-underline-color="font-color"/>
    </style:style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style:text-underline-style="solid" style:text-underline-color="font-color"/>
    </style:style>
    <style:style style:name="T176_2" style:family="text">
      <style:text-properties style:text-underline-style="solid" style:text-underline-color="font-color"/>
    </style:style>
    <style:style style:name="T176_3" style:family="text">
      <style:text-properties style:text-underline-style="solid" style:text-underline-color="font-color"/>
    </style:style>
    <style:style style:name="T176_4" style:family="text">
      <style:text-properties style:text-underline-style="solid" style:text-underline-color="font-color"/>
    </style:style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text-underline-style="solid" style:text-underline-color="font-color"/>
    </style:style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style:text-underline-style="solid" style:text-underline-color="font-color"/>
    </style:style>
    <style:style style:name="T180_2" style:family="text">
      <style:text-properties style:text-underline-style="solid" style:text-underline-color="font-color"/>
    </style:style>
    <style:style style:name="T180_3" style:family="text">
      <style:text-properties style:text-underline-style="solid" style:text-underline-color="font-color"/>
    </style:style>
    <style:style style:name="T180_4" style:family="text">
      <style:text-properties style:text-underline-style="solid" style:text-underline-color="font-color"/>
    </style:style>
    <style:style style:name="T180_5" style:family="text">
      <style:text-properties style:text-underline-style="solid" style:text-underline-color="font-color"/>
    </style:style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style:text-underline-style="solid" style:text-underline-color="font-color"/>
    </style:style>
    <style:style style:name="T182_2" style:family="text">
      <style:text-properties style:text-underline-style="solid" style:text-underline-color="font-color"/>
    </style:style>
    <style:style style:name="T182_3" style:family="text">
      <style:text-properties style:text-underline-style="solid" style:text-underline-color="font-color"/>
    </style:style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font-weight="bold" style:font-weight-asian="bold" style:font-weight-complex="bold"/>
    </style:style>
    <style:style style:name="T185_2" style:family="text">
      <style:text-properties fo:font-weight="bold" style:font-weight-asian="bold" style:font-weight-complex="bold"/>
    </style:style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text-indent="0cm" fo:line-height="115%" fo:margin-left="1.27cm" style:writing-mode="lr-tb"/>
    </style:style>
    <style:style style:name="T187_1" style:family="text">
      <style:text-properties fo:font-size="12pt" style:font-size-asian="12pt" style:font-size-complex="12pt" fo:font-weight="bold" style:font-weight-asian="bold" style:font-weight-complex="bold"/>
    </style:style>
    <style:style style:name="T187_2" style:family="text">
      <style:text-properties fo:font-size="12pt" style:font-size-asian="12pt" style:font-size-complex="12pt" fo:font-weight="bold" style:font-weight-asian="bold" style:font-weight-complex="bold"/>
    </style:style>
    <style:style style:name="P18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style:text-underline-style="solid" style:text-underline-color="font-color"/>
    </style:style>
    <style:style style:name="T189_2" style:family="text">
      <style:text-properties style:text-underline-style="solid" style:text-underline-color="font-color"/>
    </style:style>
    <style:style style:name="T189_3" style:family="text">
      <style:text-properties style:text-underline-style="solid" style:text-underline-color="font-color"/>
    </style:style>
    <style:style style:name="T189_4" style:family="text">
      <style:text-properties style:text-underline-style="solid" style:text-underline-color="font-color"/>
    </style:style>
    <style:style style:name="T189_5" style:family="text">
      <style:text-properties style:text-underline-style="solid" style:text-underline-color="font-color"/>
    </style:style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able3" style:family="table">
      <style:table-properties table:align="left" style:width="16.51cm" fo:margin-left="0cm"/>
    </style:style>
    <style:style style:name="Column5" style:family="table-column">
      <style:table-column-properties style:column-width="16.51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T199_55" style:family="text"/>
    <style:style style:name="T199_56" style:family="text"/>
    <style:style style:name="T199_57" style:family="text"/>
    <style:style style:name="T199_58" style:family="text"/>
    <style:style style:name="T199_59" style:family="text"/>
    <style:style style:name="T199_60" style:family="text"/>
    <style:style style:name="T199_61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T200_50" style:family="text"/>
    <style:style style:name="T200_51" style:family="text"/>
    <style:style style:name="T200_52" style:family="text"/>
    <style:style style:name="T200_53" style:family="text"/>
    <style:style style:name="T200_54" style:family="text"/>
    <style:style style:name="T200_55" style:family="text"/>
    <style:style style:name="T200_56" style:family="text"/>
    <style:style style:name="T200_57" style:family="text"/>
    <style:style style:name="T200_58" style:family="text"/>
    <style:style style:name="T200_59" style:family="text"/>
    <style:style style:name="T200_60" style:family="text"/>
    <style:style style:name="T200_61" style:family="text"/>
    <style:style style:name="T200_62" style:family="text"/>
    <style:style style:name="T200_63" style:family="text"/>
    <style:style style:name="T200_64" style:family="text"/>
    <style:style style:name="T200_65" style:family="text"/>
    <style:style style:name="T200_66" style:family="text"/>
    <style:style style:name="T200_67" style:family="text"/>
    <style:style style:name="T200_68" style:family="text"/>
    <style:style style:name="T200_69" style:family="text"/>
    <style:style style:name="T200_70" style:family="text"/>
    <style:style style:name="T200_71" style:family="text"/>
    <style:style style:name="T200_72" style:family="text"/>
    <style:style style:name="T200_73" style:family="text"/>
    <style:style style:name="T200_74" style:family="text"/>
    <style:style style:name="T200_75" style:family="text"/>
    <style:style style:name="T200_76" style:family="text"/>
    <style:style style:name="T200_77" style:family="text"/>
    <style:style style:name="T200_78" style:family="text"/>
    <style:style style:name="T200_79" style:family="text"/>
    <style:style style:name="T200_80" style:family="text"/>
    <style:style style:name="T200_81" style:family="text"/>
    <style:style style:name="T200_82" style:family="text"/>
    <style:style style:name="T200_83" style:family="text"/>
    <style:style style:name="T200_84" style:family="text"/>
    <style:style style:name="T200_85" style:family="text"/>
    <style:style style:name="T200_86" style:family="text"/>
    <style:style style:name="T200_87" style:family="text"/>
    <style:style style:name="T200_88" style:family="text"/>
    <style:style style:name="T200_89" style:family="text"/>
    <style:style style:name="T200_90" style:family="text"/>
    <style:style style:name="T200_91" style:family="text"/>
    <style:style style:name="T200_92" style:family="text"/>
    <style:style style:name="T200_93" style:family="text"/>
    <style:style style:name="T200_94" style:family="text"/>
    <style:style style:name="T200_95" style:family="text"/>
    <style:style style:name="T200_96" style:family="text"/>
    <style:style style:name="P20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Table4" style:family="table">
      <style:table-properties table:align="left" style:width="16.51cm" fo:margin-left="0cm"/>
    </style:style>
    <style:style style:name="Column6" style:family="table-column">
      <style:table-column-properties style:column-width="16.51cm"/>
    </style:style>
    <style:style style:name="Row12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style:text-underline-style="solid" style:text-underline-color="font-color"/>
    </style:style>
    <style:style style:name="T217_2" style:family="text">
      <style:text-properties style:text-underline-style="solid" style:text-underline-color="font-color"/>
    </style:style>
    <style:style style:name="T217_3" style:family="text">
      <style:text-properties style:text-underline-style="solid" style:text-underline-color="font-color"/>
    </style:style>
    <style:style style:name="T217_4" style:family="text">
      <style:text-properties style:text-underline-style="solid" style:text-underline-color="font-color"/>
    </style:style>
    <style:style style:name="T217_5" style:family="text">
      <style:text-properties style:text-underline-style="solid" style:text-underline-color="font-color"/>
    </style:style>
    <style:style style:name="T217_6" style:family="text">
      <style:text-properties style:text-underline-style="solid" style:text-underline-color="font-color"/>
    </style:style>
    <style:style style:name="T217_7" style:family="text">
      <style:text-properties style:text-underline-style="solid" style:text-underline-color="font-color"/>
    </style:style>
    <style:style style:name="T217_8" style:family="text">
      <style:text-properties style:text-underline-style="solid" style:text-underline-color="font-color"/>
    </style:style>
    <style:style style:name="T217_9" style:family="text">
      <style:text-properties style:text-underline-style="solid" style:text-underline-color="font-color"/>
    </style:style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P219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6.51cm" fo:margin-left="0cm"/>
    </style:style>
    <style:style style:name="Column7" style:family="table-column">
      <style:table-column-properties style:column-width="16.51cm"/>
    </style:style>
    <style:style style:name="Row1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P225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6.51cm" fo:margin-left="0cm"/>
    </style:style>
    <style:style style:name="Column8" style:family="table-column">
      <style:table-column-properties style:column-width="16.51cm"/>
    </style:style>
    <style:style style:name="Row14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P232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6.51cm" fo:margin-left="0cm"/>
    </style:style>
    <style:style style:name="Column9" style:family="table-column">
      <style:table-column-properties style:column-width="16.51cm"/>
    </style:style>
    <style:style style:name="Row1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P238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6.51cm" fo:margin-left="0cm"/>
    </style:style>
    <style:style style:name="Column10" style:family="table-column">
      <style:table-column-properties style:column-width="16.51cm"/>
    </style:style>
    <style:style style:name="Row1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style:text-underline-style="solid" style:text-underline-color="font-color"/>
    </style:style>
    <style:style style:name="T243_2" style:family="text">
      <style:text-properties style:text-underline-style="solid" style:text-underline-color="font-color"/>
    </style:style>
    <style:style style:name="T243_3" style:family="text">
      <style:text-properties style:text-underline-style="solid" style:text-underline-color="font-color"/>
    </style:style>
    <style:style style:name="T243_4" style:family="text">
      <style:text-properties style:text-underline-style="solid" style:text-underline-color="font-color"/>
    </style:style>
    <style:style style:name="T243_5" style:family="text">
      <style:text-properties style:text-underline-style="solid" style:text-underline-color="font-color"/>
    </style:style>
    <style:style style:name="T243_6" style:family="text">
      <style:text-properties style:text-underline-style="solid" style:text-underline-color="font-color"/>
    </style:style>
    <style:style style:name="T243_7" style:family="text">
      <style:text-properties style:text-underline-style="solid" style:text-underline-color="font-color"/>
    </style:style>
    <style:style style:name="T243_8" style:family="text">
      <style:text-properties style:text-underline-style="solid" style:text-underline-color="font-color"/>
    </style:style>
    <style:style style:name="T243_9" style:family="text">
      <style:text-properties style:text-underline-style="solid" style:text-underline-color="font-color"/>
    </style:style>
    <style:style style:name="T243_10" style:family="text">
      <style:text-properties style:text-underline-style="solid" style:text-underline-color="font-color"/>
    </style:style>
    <style:style style:name="T243_11" style:family="text">
      <style:text-properties style:text-underline-style="solid" style:text-underline-color="font-color"/>
    </style:style>
    <style:style style:name="T243_12" style:family="text">
      <style:text-properties style:text-underline-style="solid" style:text-underline-color="font-color"/>
    </style:style>
    <style:style style:name="T243_13" style:family="text">
      <style:text-properties style:text-underline-style="solid" style:text-underline-color="font-color"/>
    </style:style>
    <style:style style:name="T243_14" style:family="text">
      <style:text-properties style:text-underline-style="solid" style:text-underline-color="font-color"/>
    </style:style>
    <style:style style:name="T243_15" style:family="text">
      <style:text-properties style:text-underline-style="solid" style:text-underline-color="font-color"/>
    </style:style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P245" style:family="paragraph" style:parent-style-name="Standard">
      <style:paragraph-properties fo:break-before="auto" fo:line-height="115%" style:writing-mode="lr-tb"/>
    </style:style>
    <style:style style:name="Table9" style:family="table">
      <style:table-properties table:align="left" style:width="16.51cm" fo:margin-left="0cm"/>
    </style:style>
    <style:style style:name="Column11" style:family="table-column">
      <style:table-column-properties style:column-width="16.51cm"/>
    </style:style>
    <style:style style:name="Row17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P249" style:family="paragraph" style:parent-style-name="Standard">
      <style:paragraph-properties fo:break-before="auto" fo:line-height="115%" style:writing-mode="lr-tb"/>
    </style:style>
    <style:style style:name="Table10" style:family="table">
      <style:table-properties table:align="left" style:width="16.51cm" fo:margin-left="0cm"/>
    </style:style>
    <style:style style:name="Column12" style:family="table-column">
      <style:table-column-properties style:column-width="16.51cm"/>
    </style:style>
    <style:style style:name="Row18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style:text-underline-style="solid" style:text-underline-color="font-color"/>
    </style:style>
    <style:style style:name="T257_2" style:family="text">
      <style:text-properties style:text-underline-style="solid" style:text-underline-color="font-color"/>
    </style:style>
    <style:style style:name="T257_3" style:family="text">
      <style:text-properties style:text-underline-style="solid" style:text-underline-color="font-color"/>
    </style:style>
    <style:style style:name="T257_4" style:family="text">
      <style:text-properties style:text-underline-style="solid" style:text-underline-color="font-color"/>
    </style:style>
    <style:style style:name="T257_5" style:family="text">
      <style:text-properties style:text-underline-style="solid" style:text-underline-color="font-color"/>
    </style:style>
    <style:style style:name="T257_6" style:family="text">
      <style:text-properties style:text-underline-style="solid" style:text-underline-color="font-color"/>
    </style:style>
    <style:style style:name="T257_7" style:family="text">
      <style:text-properties style:text-underline-style="solid" style:text-underline-color="font-color"/>
    </style:style>
    <style:style style:name="T257_8" style:family="text">
      <style:text-properties style:text-underline-style="solid" style:text-underline-color="font-color"/>
    </style:style>
    <style:style style:name="T257_9" style:family="text">
      <style:text-properties style:text-underline-style="solid" style:text-underline-color="font-color"/>
    </style:style>
    <style:style style:name="T257_10" style:family="text">
      <style:text-properties style:text-underline-style="solid" style:text-underline-color="font-color"/>
    </style:style>
    <style:style style:name="T257_11" style:family="text">
      <style:text-properties style:text-underline-style="solid" style:text-underline-color="font-color"/>
    </style:style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P258" style:family="paragraph" style:parent-style-name="Standard">
      <style:paragraph-properties fo:break-before="auto" fo:line-height="115%" style:writing-mode="lr-tb"/>
    </style:style>
    <style:style style:name="Table11" style:family="table">
      <style:table-properties table:align="left" style:width="16.51cm" fo:margin-left="0cm"/>
    </style:style>
    <style:style style:name="Column13" style:family="table-column">
      <style:table-column-properties style:column-width="16.51cm"/>
    </style:style>
    <style:style style:name="Row1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T269_39" style:family="text"/>
    <style:style style:name="T269_40" style:family="text"/>
    <style:style style:name="T269_41" style:family="text"/>
    <style:style style:name="T269_42" style:family="text"/>
    <style:style style:name="T269_43" style:family="text"/>
    <style:style style:name="T269_44" style:family="text"/>
    <style:style style:name="T269_45" style:family="text"/>
    <style:style style:name="T269_46" style:family="text"/>
    <style:style style:name="T269_47" style:family="text"/>
    <style:style style:name="T269_48" style:family="text"/>
    <style:style style:name="T269_49" style:family="text"/>
    <style:style style:name="T269_50" style:family="text"/>
    <style:style style:name="T269_51" style:family="text"/>
    <style:style style:name="T269_52" style:family="text"/>
    <style:style style:name="T269_53" style:family="text"/>
    <style:style style:name="T269_54" style:family="text"/>
    <style:style style:name="T269_55" style:family="text"/>
    <style:style style:name="T269_56" style:family="text"/>
    <style:style style:name="T269_57" style:family="text"/>
    <style:style style:name="T269_58" style:family="text"/>
    <style:style style:name="T269_59" style:family="text"/>
    <style:style style:name="T269_60" style:family="text"/>
    <style:style style:name="T269_61" style:family="text"/>
    <style:style style:name="T269_62" style:family="text"/>
    <style:style style:name="T269_63" style:family="text"/>
    <style:style style:name="T269_64" style:family="text"/>
    <style:style style:name="T269_65" style:family="text"/>
    <style:style style:name="T269_66" style:family="text"/>
    <style:style style:name="T269_67" style:family="text"/>
    <style:style style:name="T269_68" style:family="text"/>
    <style:style style:name="T269_69" style:family="text"/>
    <style:style style:name="T269_70" style:family="text"/>
    <style:style style:name="T269_71" style:family="text"/>
    <style:style style:name="T269_72" style:family="text"/>
    <style:style style:name="T269_73" style:family="text"/>
    <style:style style:name="T269_74" style:family="text"/>
    <style:style style:name="T269_75" style:family="text"/>
    <style:style style:name="T269_76" style:family="text"/>
    <style:style style:name="T269_77" style:family="text"/>
    <style:style style:name="T269_78" style:family="text"/>
    <style:style style:name="T269_79" style:family="text"/>
    <style:style style:name="T269_80" style:family="text"/>
    <style:style style:name="T269_81" style:family="text"/>
    <style:style style:name="T269_82" style:family="text"/>
    <style:style style:name="T269_83" style:family="text"/>
    <style:style style:name="T269_84" style:family="text"/>
    <style:style style:name="T269_85" style:family="text"/>
    <style:style style:name="T269_86" style:family="text"/>
    <style:style style:name="T269_87" style:family="text"/>
    <style:style style:name="T269_88" style:family="text"/>
    <style:style style:name="T269_89" style:family="text"/>
    <style:style style:name="T269_90" style:family="text"/>
    <style:style style:name="T269_91" style:family="text"/>
    <style:style style:name="T269_92" style:family="text"/>
    <style:style style:name="T269_93" style:family="text"/>
    <style:style style:name="T269_94" style:family="text"/>
    <style:style style:name="T269_95" style:family="text"/>
    <style:style style:name="T269_96" style:family="text"/>
    <style:style style:name="T269_97" style:family="text"/>
    <style:style style:name="T269_98" style:family="text"/>
    <style:style style:name="T269_99" style:family="text"/>
    <style:style style:name="T269_100" style:family="text"/>
    <style:style style:name="T269_101" style:family="text"/>
    <style:style style:name="T269_102" style:family="text"/>
    <style:style style:name="P270" style:family="paragraph" style:parent-style-name="Standard">
      <style:paragraph-properties fo:break-before="auto" fo:line-height="115%" style:writing-mode="lr-tb"/>
    </style:style>
    <style:style style:name="Table12" style:family="table">
      <style:table-properties table:align="left" style:width="16.51cm" fo:margin-left="0cm"/>
    </style:style>
    <style:style style:name="Column14" style:family="table-column">
      <style:table-column-properties style:column-width="16.51cm"/>
    </style:style>
    <style:style style:name="Row20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P281" style:family="paragraph" style:parent-style-name="Standard">
      <style:paragraph-properties fo:break-before="auto" fo:line-height="115%" style:writing-mode="lr-tb"/>
    </style:style>
    <style:style style:name="Table13" style:family="table">
      <style:table-properties table:align="left" style:width="16.51cm" fo:margin-left="0cm"/>
    </style:style>
    <style:style style:name="Column15" style:family="table-column">
      <style:table-column-properties style:column-width="16.51cm"/>
    </style:style>
    <style:style style:name="Row2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break-before="auto" fo:line-height="115%" style:writing-mode="lr-tb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T286_53" style:family="text"/>
    <style:style style:name="T286_54" style:family="text"/>
    <style:style style:name="T286_55" style:family="text"/>
    <style:style style:name="T286_56" style:family="text"/>
    <style:style style:name="T286_57" style:family="text"/>
    <style:style style:name="T286_58" style:family="text"/>
    <style:style style:name="T286_59" style:family="text"/>
    <style:style style:name="T286_60" style:family="text"/>
    <style:style style:name="T286_61" style:family="text"/>
    <style:style style:name="T286_62" style:family="text"/>
    <style:style style:name="T286_63" style:family="text"/>
    <style:style style:name="T286_64" style:family="text"/>
    <style:style style:name="T286_65" style:family="text"/>
    <style:style style:name="T286_66" style:family="text"/>
    <style:style style:name="T286_67" style:family="text"/>
    <style:style style:name="T286_68" style:family="text"/>
    <style:style style:name="T286_69" style:family="text"/>
    <style:style style:name="T286_70" style:family="text"/>
    <style:style style:name="T286_71" style:family="text"/>
    <style:style style:name="T286_72" style:family="text"/>
    <style:style style:name="T286_73" style:family="text"/>
    <style:style style:name="T286_74" style:family="text"/>
    <style:style style:name="T286_75" style:family="text"/>
    <style:style style:name="T286_76" style:family="text"/>
    <style:style style:name="T286_77" style:family="text"/>
    <style:style style:name="T286_78" style:family="text"/>
    <style:style style:name="T286_79" style:family="text"/>
    <style:style style:name="T286_80" style:family="text"/>
    <style:style style:name="T286_81" style:family="text"/>
    <style:style style:name="T286_82" style:family="text"/>
    <style:style style:name="T286_83" style:family="text"/>
    <style:style style:name="T286_84" style:family="text"/>
    <style:style style:name="T286_85" style:family="text"/>
    <style:style style:name="T286_86" style:family="text"/>
    <style:style style:name="T286_87" style:family="text"/>
    <style:style style:name="T286_88" style:family="text"/>
    <style:style style:name="T286_89" style:family="text"/>
    <style:style style:name="T286_90" style:family="text"/>
    <style:style style:name="T286_91" style:family="text"/>
    <style:style style:name="T286_92" style:family="text"/>
    <style:style style:name="T286_93" style:family="text"/>
    <style:style style:name="T286_94" style:family="text"/>
    <style:style style:name="T286_95" style:family="text"/>
    <style:style style:name="T286_96" style:family="text"/>
    <style:style style:name="T286_97" style:family="text"/>
    <style:style style:name="T286_98" style:family="text"/>
    <style:style style:name="T286_99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T287_80" style:family="text"/>
    <style:style style:name="T287_81" style:family="text"/>
    <style:style style:name="T287_82" style:family="text"/>
    <style:style style:name="T287_83" style:family="text"/>
    <style:style style:name="T287_84" style:family="text"/>
    <style:style style:name="T287_85" style:family="text"/>
    <style:style style:name="T287_86" style:family="text"/>
    <style:style style:name="T287_87" style:family="text"/>
    <style:style style:name="T287_88" style:family="text"/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style:text-underline-style="solid" style:text-underline-color="font-color"/>
    </style:style>
    <style:style style:name="T289_2" style:family="text">
      <style:text-properties style:text-underline-style="solid" style:text-underline-color="font-color"/>
    </style:style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P292" style:family="paragraph" style:parent-style-name="Standard">
      <style:paragraph-properties fo:break-before="auto" fo:line-height="115%" style:writing-mode="lr-tb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P294" style:family="paragraph" style:parent-style-name="Standard">
      <style:paragraph-properties fo:break-before="auto" fo:line-height="115%" style:writing-mode="lr-tb"/>
    </style:style>
    <style:style style:name="Table14" style:family="table">
      <style:table-properties table:align="left" style:width="16.51cm" fo:margin-left="0cm"/>
    </style:style>
    <style:style style:name="Column16" style:family="table-column">
      <style:table-column-properties style:column-width="16.51cm"/>
    </style:style>
    <style:style style:name="Row22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P302" style:family="paragraph" style:parent-style-name="Standard">
      <style:paragraph-properties fo:break-before="auto" fo:line-height="115%" style:writing-mode="lr-tb"/>
    </style:style>
    <style:style style:name="Table15" style:family="table">
      <style:table-properties table:align="left" style:width="16.51cm" fo:margin-left="0cm"/>
    </style:style>
    <style:style style:name="Column17" style:family="table-column">
      <style:table-column-properties style:column-width="16.51cm"/>
    </style:style>
    <style:style style:name="Row23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break-before="auto" fo:line-height="115%" style:writing-mode="lr-tb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/>
    <style:style style:name="P307" style:family="paragraph" style:parent-style-name="Standard">
      <style:paragraph-properties fo:break-before="auto" fo:line-height="115%" style:writing-mode="lr-tb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P311" style:family="paragraph" style:parent-style-name="Standard">
      <style:paragraph-properties fo:break-before="auto" fo:line-height="115%" style:writing-mode="lr-tb"/>
    </style:style>
    <style:style style:name="Table16" style:family="table">
      <style:table-properties table:align="left" style:width="16.51cm" fo:margin-left="0cm"/>
    </style:style>
    <style:style style:name="Column18" style:family="table-column">
      <style:table-column-properties style:column-width="16.51cm"/>
    </style:style>
    <style:style style:name="Row24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break-before="auto" fo:line-height="115%" style:writing-mode="lr-tb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style:text-underline-style="solid" style:text-underline-color="font-color"/>
    </style:style>
    <style:style style:name="T315_2" style:family="text">
      <style:text-properties style:text-underline-style="solid" style:text-underline-color="font-color"/>
    </style:style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line-height="115%" style:writing-mode="lr-tb"/>
    </style:style>
    <style:style style:name="Table17" style:family="table">
      <style:table-properties table:align="left" style:width="16.51cm" fo:margin-left="0cm"/>
    </style:style>
    <style:style style:name="Column19" style:family="table-column">
      <style:table-column-properties style:column-width="16.51cm"/>
    </style:style>
    <style:style style:name="Row25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T328_40" style:family="text"/>
    <style:style style:name="T328_41" style:family="text"/>
    <style:style style:name="T328_42" style:family="text"/>
    <style:style style:name="T328_43" style:family="text"/>
    <style:style style:name="T328_44" style:family="text"/>
    <style:style style:name="T328_45" style:family="text"/>
    <style:style style:name="T328_46" style:family="text"/>
    <style:style style:name="T328_47" style:family="text"/>
    <style:style style:name="T328_48" style:family="text"/>
    <style:style style:name="T328_49" style:family="text"/>
    <style:style style:name="T328_50" style:family="text"/>
    <style:style style:name="T328_51" style:family="text"/>
    <style:style style:name="T328_52" style:family="text"/>
    <style:style style:name="T328_53" style:family="text"/>
    <style:style style:name="T328_54" style:family="text"/>
    <style:style style:name="T328_55" style:family="text"/>
    <style:style style:name="T328_56" style:family="text"/>
    <style:style style:name="T328_57" style:family="text"/>
    <style:style style:name="T328_58" style:family="text"/>
    <style:style style:name="T328_59" style:family="text"/>
    <style:style style:name="T328_60" style:family="text"/>
    <style:style style:name="T328_61" style:family="text"/>
    <style:style style:name="T328_62" style:family="text"/>
    <style:style style:name="T328_63" style:family="text"/>
    <style:style style:name="T328_64" style:family="text"/>
    <style:style style:name="T328_65" style:family="text"/>
    <style:style style:name="T328_66" style:family="text"/>
    <style:style style:name="T328_67" style:family="text"/>
    <style:style style:name="T328_68" style:family="text"/>
    <style:style style:name="T328_69" style:family="text"/>
    <style:style style:name="T328_70" style:family="text"/>
    <style:style style:name="T328_71" style:family="text"/>
    <style:style style:name="T328_72" style:family="text"/>
    <style:style style:name="T328_73" style:family="text"/>
    <style:style style:name="T328_74" style:family="text"/>
    <style:style style:name="T328_75" style:family="text"/>
    <style:style style:name="T328_76" style:family="text"/>
    <style:style style:name="T328_77" style:family="text"/>
    <style:style style:name="T328_78" style:family="text"/>
    <style:style style:name="P329" style:family="paragraph" style:parent-style-name="Standard">
      <style:paragraph-properties fo:break-before="auto" fo:line-height="115%" style:writing-mode="lr-tb"/>
    </style:style>
    <style:style style:name="Table18" style:family="table">
      <style:table-properties table:align="left" style:width="16.51cm" fo:margin-left="0cm"/>
    </style:style>
    <style:style style:name="Column20" style:family="table-column">
      <style:table-column-properties style:column-width="16.51cm"/>
    </style:style>
    <style:style style:name="Row26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break-before="auto" fo:line-height="115%" style:writing-mode="lr-tb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style:text-underline-style="solid" style:text-underline-color="font-color"/>
    </style:style>
    <style:style style:name="T342_2" style:family="text">
      <style:text-properties style:text-underline-style="solid" style:text-underline-color="font-color"/>
    </style:style>
    <style:style style:name="T342_3" style:family="text">
      <style:text-properties style:text-underline-style="solid" style:text-underline-color="font-color"/>
    </style:style>
    <style:style style:name="T342_4" style:family="text">
      <style:text-properties style:text-underline-style="solid" style:text-underline-color="font-color"/>
    </style:style>
    <style:style style:name="T342_5" style:family="text">
      <style:text-properties style:text-underline-style="solid" style:text-underline-color="font-color"/>
    </style:style>
    <style:style style:name="T342_6" style:family="text">
      <style:text-properties style:text-underline-style="solid" style:text-underline-color="font-color"/>
    </style:style>
    <style:style style:name="T342_7" style:family="text">
      <style:text-properties style:text-underline-style="solid" style:text-underline-color="font-color"/>
    </style:style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T342_39" style:family="text"/>
    <style:style style:name="T342_40" style:family="text"/>
    <style:style style:name="T342_41" style:family="text"/>
    <style:style style:name="T342_42" style:family="text"/>
    <style:style style:name="T342_43" style:family="text"/>
    <style:style style:name="T342_44" style:family="text"/>
    <style:style style:name="T342_45" style:family="text"/>
    <style:style style:name="T342_46" style:family="text"/>
    <style:style style:name="T342_47" style:family="text"/>
    <style:style style:name="T342_48" style:family="text"/>
    <style:style style:name="T342_49" style:family="text"/>
    <style:style style:name="T342_50" style:family="text"/>
    <style:style style:name="T342_51" style:family="text"/>
    <style:style style:name="T342_52" style:family="text"/>
    <style:style style:name="T342_53" style:family="text"/>
    <style:style style:name="T342_54" style:family="text"/>
    <style:style style:name="T342_55" style:family="text"/>
    <style:style style:name="T342_56" style:family="text"/>
    <style:style style:name="T342_57" style:family="text"/>
    <style:style style:name="T342_58" style:family="text"/>
    <style:style style:name="T342_59" style:family="text"/>
    <style:style style:name="T342_60" style:family="text"/>
    <style:style style:name="T342_61" style:family="text"/>
    <style:style style:name="T342_62" style:family="text"/>
    <style:style style:name="T342_63" style:family="text"/>
    <style:style style:name="T342_64" style:family="text"/>
    <style:style style:name="T342_65" style:family="text"/>
    <style:style style:name="T342_66" style:family="text"/>
    <style:style style:name="T342_67" style:family="text"/>
    <style:style style:name="T342_68" style:family="text"/>
    <style:style style:name="T342_69" style:family="text"/>
    <style:style style:name="T342_70" style:family="text"/>
    <style:style style:name="T342_71" style:family="text"/>
    <style:style style:name="T342_72" style:family="text"/>
    <style:style style:name="T342_73" style:family="text"/>
    <style:style style:name="T342_74" style:family="text"/>
    <style:style style:name="T342_75" style:family="text"/>
    <style:style style:name="T342_76" style:family="text"/>
    <style:style style:name="T342_77" style:family="text"/>
    <style:style style:name="T342_78" style:family="text"/>
    <style:style style:name="T342_79" style:family="text"/>
    <style:style style:name="T342_80" style:family="text"/>
    <style:style style:name="T342_81" style:family="text"/>
    <style:style style:name="T342_82" style:family="text"/>
    <style:style style:name="T342_83" style:family="text"/>
    <style:style style:name="T342_84" style:family="text"/>
    <style:style style:name="T342_85" style:family="text"/>
    <style:style style:name="T342_86" style:family="text"/>
    <style:style style:name="T342_87" style:family="text"/>
    <style:style style:name="T342_88" style:family="text"/>
    <style:style style:name="T342_89" style:family="text"/>
    <style:style style:name="T342_90" style:family="text"/>
    <style:style style:name="T342_91" style:family="text"/>
    <style:style style:name="T342_92" style:family="text"/>
    <style:style style:name="T342_93" style:family="text"/>
    <style:style style:name="T342_94" style:family="text"/>
    <style:style style:name="T342_95" style:family="text"/>
    <style:style style:name="T342_96" style:family="text"/>
    <style:style style:name="T342_97" style:family="text"/>
    <style:style style:name="T342_98" style:family="text"/>
    <style:style style:name="T342_99" style:family="text"/>
    <style:style style:name="T342_100" style:family="text"/>
    <style:style style:name="T342_101" style:family="text"/>
    <style:style style:name="T342_102" style:family="text"/>
    <style:style style:name="T342_103" style:family="text"/>
    <style:style style:name="T342_104" style:family="text"/>
    <style:style style:name="P343" style:family="paragraph" style:parent-style-name="Standard">
      <style:paragraph-properties fo:break-before="auto" fo:line-height="115%" style:writing-mode="lr-tb"/>
    </style:style>
    <style:style style:name="Table19" style:family="table">
      <style:table-properties table:align="left" style:width="16.51cm" fo:margin-left="0cm"/>
    </style:style>
    <style:style style:name="Column21" style:family="table-column">
      <style:table-column-properties style:column-width="16.51cm"/>
    </style:style>
    <style:style style:name="Row27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style:text-underline-style="solid" style:text-underline-color="font-color"/>
    </style:style>
    <style:style style:name="T350_2" style:family="text">
      <style:text-properties style:text-underline-style="solid" style:text-underline-color="font-color"/>
    </style:style>
    <style:style style:name="T350_3" style:family="text">
      <style:text-properties style:text-underline-style="solid" style:text-underline-color="font-color"/>
    </style:style>
    <style:style style:name="T350_4" style:family="text">
      <style:text-properties style:text-underline-style="solid" style:text-underline-color="font-color"/>
    </style:style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T350_53" style:family="text"/>
    <style:style style:name="T350_54" style:family="text"/>
    <style:style style:name="T350_55" style:family="text"/>
    <style:style style:name="T350_56" style:family="text"/>
    <style:style style:name="T350_57" style:family="text"/>
    <style:style style:name="T350_58" style:family="text"/>
    <style:style style:name="T350_59" style:family="text"/>
    <style:style style:name="T350_60" style:family="text"/>
    <style:style style:name="T350_61" style:family="text"/>
    <style:style style:name="T350_62" style:family="text"/>
    <style:style style:name="T350_63" style:family="text"/>
    <style:style style:name="T350_64" style:family="text"/>
    <style:style style:name="T350_65" style:family="text"/>
    <style:style style:name="T350_66" style:family="text"/>
    <style:style style:name="T350_67" style:family="text"/>
    <style:style style:name="T350_68" style:family="text"/>
    <style:style style:name="T350_69" style:family="text"/>
    <style:style style:name="T350_70" style:family="text"/>
    <style:style style:name="T350_71" style:family="text"/>
    <style:style style:name="T350_72" style:family="text"/>
    <style:style style:name="T350_73" style:family="text"/>
    <style:style style:name="T350_74" style:family="text"/>
    <style:style style:name="T350_75" style:family="text"/>
    <style:style style:name="T350_76" style:family="text"/>
    <style:style style:name="T350_77" style:family="text"/>
    <style:style style:name="T350_78" style:family="text"/>
    <style:style style:name="T350_79" style:family="text"/>
    <style:style style:name="T350_80" style:family="text"/>
    <style:style style:name="T350_81" style:family="text"/>
    <style:style style:name="T350_82" style:family="text"/>
    <style:style style:name="T350_83" style:family="text"/>
    <style:style style:name="T350_84" style:family="text"/>
    <style:style style:name="T350_85" style:family="text"/>
    <style:style style:name="T350_86" style:family="text"/>
    <style:style style:name="T350_87" style:family="text"/>
    <style:style style:name="T350_88" style:family="text"/>
    <style:style style:name="T350_89" style:family="text"/>
    <style:style style:name="T350_90" style:family="text"/>
    <style:style style:name="P351" style:family="paragraph" style:parent-style-name="Standard">
      <style:paragraph-properties fo:break-before="auto" fo:line-height="115%" style:writing-mode="lr-tb"/>
    </style:style>
    <style:style style:name="Table20" style:family="table">
      <style:table-properties table:align="left" style:width="16.51cm" fo:margin-left="0cm"/>
    </style:style>
    <style:style style:name="Column22" style:family="table-column">
      <style:table-column-properties style:column-width="16.51cm"/>
    </style:style>
    <style:style style:name="Row28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break-before="auto" fo:line-height="115%" style:writing-mode="lr-tb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P355" style:family="paragraph" style:parent-style-name="Standard">
      <style:paragraph-properties fo:break-before="auto" fo:line-height="115%" style:writing-mode="lr-tb"/>
    </style:style>
    <style:style style:name="Table21" style:family="table">
      <style:table-properties table:align="left" style:width="16.51cm" fo:margin-left="0cm"/>
    </style:style>
    <style:style style:name="Column23" style:family="table-column">
      <style:table-column-properties style:column-width="16.51cm"/>
    </style:style>
    <style:style style:name="Row29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00%" fo:margin-top="0cm" fo:margin-left="2.54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break-before="auto" fo:line-height="115%" style:writing-mode="lr-tb"/>
    </style:style>
    <style:style style:name="P375" style:family="paragraph" style:parent-style-name="Standard">
      <style:paragraph-properties fo:break-before="auto" fo:line-height="115%" style:writing-mode="lr-tb"/>
    </style:style>
    <style:style style:name="P37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sumen</text:span><text:span text:style-name="T1_2"><text:s/></text:span><text:span text:style-name="T1_3">libro</text:span><text:span text:style-name="T1_4">:</text:span></text:p>
      <text:p text:style-name="P2"><text:span text:style-name="T2_1">Javascript</text:span><text:span text:style-name="T2_2">,<text:s/></text:span><text:span text:style-name="T2_3">las</text:span><text:span text:style-name="T2_4"><text:s/></text:span><text:span text:style-name="T2_5">partes</text:span><text:span text:style-name="T2_6"><text:s/></text:span><text:span text:style-name="T2_7">buenas</text:span><text:span text:style-name="T2_8">.</text:span></text:p>
      <text:p text:style-name="P3"/>
      <text:p text:style-name="P4"><text:span text:style-name="T4_1">CAPÍTULO</text:span><text:span text:style-name="T4_2"><text:s/>1.</text:span></text:p>
      <text:p text:style-name="P5"/>
      <text:p text:style-name="P6"><text:span text:style-name="T6_1">_<text:s/></text:span><text:span text:style-name="T6_2">Partes</text:span><text:span text:style-name="T6_3"><text:s/></text:span><text:span text:style-name="T6_4">buenas</text:span></text:p>
      <text:p text:style-name="P7"/>
      <text:p text:style-name="P8"><text:span text:style-name="T8_1">A</text:span><text:span text:style-name="T8_2"><text:s/></text:span><text:span text:style-name="T8_3">veces</text:span><text:span text:style-name="T8_4"><text:s/></text:span><text:span text:style-name="T8_5">los</text:span><text:span text:style-name="T8_6"><text:s/></text:span><text:span text:style-name="T8_7">diseñadores</text:span><text:span text:style-name="T8_8"><text:s/></text:span><text:span text:style-name="T8_9">de</text:span><text:span text:style-name="T8_10"><text:s/></text:span><text:span text:style-name="T8_11">lenguajes</text:span><text:span text:style-name="T8_12"><text:s/></text:span><text:span text:style-name="T8_13">cometen</text:span><text:span text:style-name="T8_14"><text:s/></text:span><text:span text:style-name="T8_15">errores</text:span><text:span text:style-name="T8_16">.</text:span><text:span text:style-name="T8_17">La</text:span><text:span text:style-name="T8_18"><text:s/></text:span><text:span text:style-name="T8_19">mayoría</text:span><text:span text:style-name="T8_20"><text:s/></text:span><text:span text:style-name="T8_21">de</text:span><text:span text:style-name="T8_22"><text:s/></text:span><text:span text:style-name="T8_23">los</text:span><text:span text:style-name="T8_24"><text:s/></text:span><text:span text:style-name="T8_25">lenguajes</text:span><text:span text:style-name="T8_26"><text:s/></text:span><text:span text:style-name="T8_27">de</text:span><text:span text:style-name="T8_28"><text:s/></text:span><text:span text:style-name="T8_29">programación</text:span><text:span text:style-name="T8_30"><text:s/></text:span><text:span text:style-name="T8_31">contienen</text:span><text:span text:style-name="T8_32"><text:s/></text:span><text:span text:style-name="T8_33">partes</text:span><text:span text:style-name="T8_34"><text:s/></text:span><text:span text:style-name="T8_35">buenas</text:span><text:span text:style-name="T8_36"><text:s/></text:span><text:span text:style-name="T8_37">y</text:span><text:span text:style-name="T8_38"><text:s/></text:span><text:span text:style-name="T8_39">partes</text:span><text:span text:style-name="T8_40"><text:s/></text:span><text:span text:style-name="T8_41">malas</text:span><text:span text:style-name="T8_42">.</text:span><text:span text:style-name="T8_43">Descubrí</text:span><text:span text:style-name="T8_44"><text:s/></text:span><text:span text:style-name="T8_45">que</text:span><text:span text:style-name="T8_46"><text:s/></text:span><text:span text:style-name="T8_47">podría</text:span><text:span text:style-name="T8_48"><text:s/></text:span><text:span text:style-name="T8_49">ser</text:span><text:span text:style-name="T8_50"><text:s/></text:span><text:span text:style-name="T8_51">un</text:span><text:span text:style-name="T8_52"><text:s/></text:span><text:span text:style-name="T8_53">mejor</text:span><text:span text:style-name="T8_54"><text:s/></text:span><text:span text:style-name="T8_55">programador</text:span><text:span text:style-name="T8_56"><text:s/></text:span><text:span text:style-name="T8_57">utilizando</text:span><text:span text:style-name="T8_58"><text:s/></text:span><text:span text:style-name="T8_59">sólo</text:span><text:span text:style-name="T8_60"><text:s/></text:span><text:span text:style-name="T8_61">las</text:span><text:span text:style-name="T8_62"><text:s/></text:span><text:span text:style-name="T8_63">partes</text:span><text:span text:style-name="T8_64"><text:s/></text:span><text:span text:style-name="T8_65">buenas</text:span><text:span text:style-name="T8_66"><text:s/></text:span><text:span text:style-name="T8_67">y</text:span><text:span text:style-name="T8_68"><text:s/></text:span><text:span text:style-name="T8_69">evitar</text:span><text:span text:style-name="T8_70"><text:s/></text:span><text:span text:style-name="T8_71">la</text:span><text:span text:style-name="T8_72"><text:s/></text:span><text:span text:style-name="T8_73">mala</text:span><text:span text:style-name="T8_74"><text:s/></text:span><text:span text:style-name="T8_75">partes</text:span><text:span text:style-name="T8_76">.<text:s/></text:span><text:span text:style-name="T8_77">Después</text:span><text:span text:style-name="T8_78"><text:s/></text:span><text:span text:style-name="T8_79">de</text:span><text:span text:style-name="T8_80"><text:s/></text:span><text:span text:style-name="T8_81">todo</text:span><text:span text:style-name="T8_82">,<text:s/>¿</text:span><text:span text:style-name="T8_83">cómo</text:span><text:span text:style-name="T8_84"><text:s/></text:span><text:span text:style-name="T8_85">se</text:span><text:span text:style-name="T8_86"><text:s/></text:span><text:span text:style-name="T8_87">puede</text:span><text:span text:style-name="T8_88"><text:s/></text:span><text:span text:style-name="T8_89">construir</text:span><text:span text:style-name="T8_90"><text:s/></text:span><text:span text:style-name="T8_91">algo</text:span><text:span text:style-name="T8_92"><text:s/></text:span><text:span text:style-name="T8_93">bueno</text:span><text:span text:style-name="T8_94"><text:s/></text:span><text:span text:style-name="T8_95">de</text:span><text:span text:style-name="T8_96"><text:s/></text:span><text:span text:style-name="T8_97">partes</text:span><text:span text:style-name="T8_98"><text:s/></text:span><text:span text:style-name="T8_99">malas</text:span><text:span text:style-name="T8_100">?</text:span></text:p>
      <text:p text:style-name="P9"><text:span text:style-name="T9_1">Cuando</text:span><text:span text:style-name="T9_2"><text:s/></text:span><text:span text:style-name="T9_3">los</text:span><text:span text:style-name="T9_4"><text:s/></text:span><text:span text:style-name="T9_5">Java</text:span><text:span text:style-name="T9_6">™<text:s/></text:span><text:span text:style-name="T9_7">applets</text:span><text:span text:style-name="T9_8"><text:s/></text:span><text:span text:style-name="T9_9">fracaso</text:span><text:span text:style-name="T9_10">,<text:s/></text:span><text:span text:style-name="T9_11">JavaScript</text:span><text:span text:style-name="T9_12"><text:s/></text:span><text:span text:style-name="T9_13">se</text:span><text:span text:style-name="T9_14"><text:s/></text:span><text:span text:style-name="T9_15">convirtió</text:span><text:span text:style-name="T9_16"><text:s/></text:span><text:span text:style-name="T9_17">en</text:span><text:span text:style-name="T9_18"><text:s/></text:span><text:span text:style-name="T9_19">el</text:span><text:span text:style-name="T9_20"><text:s/>"</text:span><text:span text:style-name="T9_21">Idioma</text:span><text:span text:style-name="T9_22"><text:s/></text:span><text:span text:style-name="T9_23">de</text:span><text:span text:style-name="T9_24"><text:s/></text:span><text:span text:style-name="T9_25">la</text:span><text:span text:style-name="T9_26"><text:s/></text:span><text:span text:style-name="T9_27">Web</text:span><text:span text:style-name="T9_28">"<text:s/></text:span><text:span text:style-name="T9_29">por</text:span><text:span text:style-name="T9_30"><text:s/></text:span><text:span text:style-name="T9_31">defecto</text:span><text:span text:style-name="T9_32">.<text:s/></text:span><text:span text:style-name="T9_33">La</text:span><text:span text:style-name="T9_34"><text:s/></text:span><text:span text:style-name="T9_35">popularidad</text:span><text:span text:style-name="T9_36"><text:s/></text:span><text:span text:style-name="T9_37">de</text:span><text:span text:style-name="T9_38"><text:s/></text:span><text:span text:style-name="T9_39">JavaScript</text:span><text:span text:style-name="T9_40"><text:s/></text:span><text:span text:style-name="T9_41">es</text:span><text:span text:style-name="T9_42"><text:s/></text:span><text:span text:style-name="T9_43">casi</text:span><text:span text:style-name="T9_44"><text:s/></text:span><text:span text:style-name="T9_45">completamente</text:span><text:span text:style-name="T9_46"><text:s/></text:span><text:span text:style-name="T9_47">independiente</text:span><text:span text:style-name="T9_48"><text:s/></text:span><text:span text:style-name="T9_49">de</text:span><text:span text:style-name="T9_50"><text:s/></text:span><text:span text:style-name="T9_51">sus</text:span><text:span text:style-name="T9_52"><text:s/></text:span><text:span text:style-name="T9_53">cualidades</text:span><text:span text:style-name="T9_54"><text:s/></text:span><text:span text:style-name="T9_55">como</text:span><text:span text:style-name="T9_56"><text:s/></text:span><text:span text:style-name="T9_57">un</text:span><text:span text:style-name="T9_58"><text:s/></text:span><text:span text:style-name="T9_59">lenguaje</text:span><text:span text:style-name="T9_60"><text:s/></text:span><text:span text:style-name="T9_61">de</text:span><text:span text:style-name="T9_62"><text:s/></text:span><text:span text:style-name="T9_63">programación</text:span><text:span text:style-name="T9_64">.</text:span></text:p>
      <text:p text:style-name="P10"><text:span text:style-name="T10_1">Al</text:span><text:span text:style-name="T10_2"><text:s/></text:span><text:span text:style-name="T10_3">centrarse</text:span><text:span text:style-name="T10_4"><text:s/></text:span><text:span text:style-name="T10_5">en</text:span><text:span text:style-name="T10_6"><text:s/></text:span><text:span text:style-name="T10_7">sólo</text:span><text:span text:style-name="T10_8"><text:s/></text:span><text:span text:style-name="T10_9">las</text:span><text:span text:style-name="T10_10"><text:s/></text:span><text:span text:style-name="T10_11">partes</text:span><text:span text:style-name="T10_12"><text:s/></text:span><text:span text:style-name="T10_13">buenas</text:span><text:span text:style-name="T10_14">,<text:s/></text:span><text:span text:style-name="T10_15">podemos</text:span><text:span text:style-name="T10_16"><text:s/></text:span><text:span text:style-name="T10_17">reducir</text:span><text:span text:style-name="T10_18"><text:s/></text:span><text:span text:style-name="T10_19">el</text:span><text:span text:style-name="T10_20"><text:s/></text:span><text:span text:style-name="T10_21">tiempo</text:span><text:span text:style-name="T10_22"><text:s/></text:span><text:span text:style-name="T10_23">de</text:span><text:span text:style-name="T10_24"><text:s/></text:span><text:span text:style-name="T10_25">aprendizaje</text:span><text:span text:style-name="T10_26">,<text:s/></text:span><text:span text:style-name="T10_27">aumentar</text:span><text:span text:style-name="T10_28"><text:s/></text:span><text:span text:style-name="T10_29">la</text:span><text:span text:style-name="T10_30"><text:s/></text:span><text:span text:style-name="T10_31">robustez</text:span><text:span text:style-name="T10_32">,</text:span><text:span text:style-name="T10_33">y</text:span><text:span text:style-name="T10_34"><text:s/></text:span><text:span text:style-name="T10_35">salvar</text:span><text:span text:style-name="T10_36"><text:s/></text:span><text:span text:style-name="T10_37">algunos</text:span><text:span text:style-name="T10_38"><text:s/></text:span><text:span text:style-name="T10_39">árboles</text:span><text:span text:style-name="T10_40">.</text:span><text:span text:style-name="T10_41">Tal</text:span><text:span text:style-name="T10_42"><text:s/></text:span><text:span text:style-name="T10_43">vez</text:span><text:span text:style-name="T10_44"><text:s/></text:span><text:span text:style-name="T10_45">el</text:span><text:span text:style-name="T10_46"><text:s/></text:span><text:span text:style-name="T10_47">mayor</text:span><text:span text:style-name="T10_48"><text:s/></text:span><text:span text:style-name="T10_49">beneficio</text:span><text:span text:style-name="T10_50"><text:s/></text:span><text:span text:style-name="T10_51">de</text:span><text:span text:style-name="T10_52"><text:s/></text:span><text:span text:style-name="T10_53">estudiar</text:span><text:span text:style-name="T10_54"><text:s/></text:span><text:span text:style-name="T10_55">las</text:span><text:span text:style-name="T10_56"><text:s/></text:span><text:span text:style-name="T10_57">partes</text:span><text:span text:style-name="T10_58"><text:s/></text:span><text:span text:style-name="T10_59">buenas</text:span><text:span text:style-name="T10_60"><text:s/></text:span><text:span text:style-name="T10_61">es</text:span><text:span text:style-name="T10_62"><text:s/></text:span><text:span text:style-name="T10_63">que</text:span><text:span text:style-name="T10_64"><text:s/></text:span><text:span text:style-name="T10_65">se</text:span><text:span text:style-name="T10_66"><text:s/></text:span><text:span text:style-name="T10_67">puede</text:span><text:span text:style-name="T10_68"><text:s/></text:span><text:span text:style-name="T10_69">evitar</text:span><text:span text:style-name="T10_70"><text:s/></text:span><text:span text:style-name="T10_71">la</text:span><text:span text:style-name="T10_72"><text:s/></text:span><text:span text:style-name="T10_73">necesidad</text:span><text:span text:style-name="T10_74"><text:s/></text:span><text:span text:style-name="T10_75">desaprender</text:span><text:span text:style-name="T10_76"><text:s/></text:span><text:span text:style-name="T10_77">las</text:span><text:span text:style-name="T10_78"><text:s/></text:span><text:span text:style-name="T10_79">partes</text:span><text:span text:style-name="T10_80"><text:s/></text:span><text:span text:style-name="T10_81">malas</text:span><text:span text:style-name="T10_82">.<text:s/></text:span><text:span text:style-name="T10_83">Desaprender</text:span><text:span text:style-name="T10_84"><text:s/></text:span><text:span text:style-name="T10_85">malos</text:span><text:span text:style-name="T10_86"><text:s/></text:span><text:span text:style-name="T10_87">patrones</text:span><text:span text:style-name="T10_88"><text:s/></text:span><text:span text:style-name="T10_89">es</text:span><text:span text:style-name="T10_90"><text:s/></text:span><text:span text:style-name="T10_91">muy</text:span><text:span text:style-name="T10_92"><text:s/></text:span><text:span text:style-name="T10_93">difícil</text:span><text:span text:style-name="T10_94">.<text:s/></text:span><text:span text:style-name="T10_95">Es</text:span><text:span text:style-name="T10_96"><text:s/></text:span><text:span text:style-name="T10_97">una</text:span><text:span text:style-name="T10_98"><text:s/></text:span><text:span text:style-name="T10_99">tarea</text:span><text:span text:style-name="T10_100"><text:s/></text:span><text:span text:style-name="T10_101">dolorosa</text:span><text:span text:style-name="T10_102"><text:s/></text:span><text:span text:style-name="T10_103">que</text:span><text:span text:style-name="T10_104"><text:s/></text:span><text:span text:style-name="T10_105">la</text:span><text:span text:style-name="T10_106"><text:s/></text:span><text:span text:style-name="T10_107">mayoría</text:span><text:span text:style-name="T10_108"><text:s/></text:span><text:span text:style-name="T10_109">de</text:span><text:span text:style-name="T10_110"><text:s/></text:span><text:span text:style-name="T10_111">nosotros</text:span><text:span text:style-name="T10_112"><text:s/></text:span><text:span text:style-name="T10_113">nos</text:span><text:span text:style-name="T10_114"><text:s/></text:span><text:span text:style-name="T10_115">enfrentamos</text:span><text:span text:style-name="T10_116"><text:s/></text:span><text:span text:style-name="T10_117">con</text:span><text:span text:style-name="T10_118"><text:s/></text:span><text:span text:style-name="T10_119">extrema</text:span><text:span text:style-name="T10_120"><text:s/></text:span><text:span text:style-name="T10_121">renuencia</text:span><text:span text:style-name="T10_122">.</text:span></text:p>
      <text:p text:style-name="P11"><text:span text:style-name="T11_1">JavaScript</text:span><text:span text:style-name="T11_2"><text:s/></text:span><text:span text:style-name="T11_3">es</text:span><text:span text:style-name="T11_4"><text:s/></text:span><text:span text:style-name="T11_5">un</text:span><text:span text:style-name="T11_6"><text:s/></text:span><text:span text:style-name="T11_7">lenguaje</text:span><text:span text:style-name="T11_8"><text:s/></text:span><text:span text:style-name="T11_9">importante</text:span><text:span text:style-name="T11_10"><text:s/></text:span><text:span text:style-name="T11_11">porque</text:span><text:span text:style-name="T11_12"><text:s/></text:span><text:span text:style-name="T11_13">es</text:span><text:span text:style-name="T11_14"><text:s/></text:span><text:span text:style-name="T11_15">el</text:span><text:span text:style-name="T11_16"><text:s/></text:span><text:span text:style-name="T11_17">lenguaje</text:span><text:span text:style-name="T11_18"><text:s/></text:span><text:span text:style-name="T11_19">del</text:span><text:span text:style-name="T11_20"><text:s/></text:span><text:span text:style-name="T11_21">navegador</text:span><text:span text:style-name="T11_22"><text:s/></text:span><text:span text:style-name="T11_23">web</text:span><text:span text:style-name="T11_24">.<text:s/></text:span><text:span text:style-name="T11_25">Su</text:span></text:p>
      <text:p text:style-name="P12"><text:span text:style-name="T12_1">asociación</text:span><text:span text:style-name="T12_2"><text:s/></text:span><text:span text:style-name="T12_3">con</text:span><text:span text:style-name="T12_4"><text:s/></text:span><text:span text:style-name="T12_5">el</text:span><text:span text:style-name="T12_6"><text:s/></text:span><text:span text:style-name="T12_7">navegador</text:span><text:span text:style-name="T12_8"><text:s/></text:span><text:span text:style-name="T12_9">hace</text:span><text:span text:style-name="T12_10"><text:s/></text:span><text:span text:style-name="T12_11">que</text:span><text:span text:style-name="T12_12"><text:s/></text:span><text:span text:style-name="T12_13">sea</text:span><text:span text:style-name="T12_14"><text:s/></text:span><text:span text:style-name="T12_15">uno</text:span><text:span text:style-name="T12_16"><text:s/></text:span><text:span text:style-name="T12_17">de</text:span><text:span text:style-name="T12_18"><text:s/></text:span><text:span text:style-name="T12_19">los</text:span><text:span text:style-name="T12_20"><text:s/></text:span><text:span text:style-name="T12_21">lenguajes</text:span><text:span text:style-name="T12_22"><text:s/></text:span><text:span text:style-name="T12_23">de</text:span><text:span text:style-name="T12_24"><text:s/></text:span><text:span text:style-name="T12_25">programación</text:span><text:span text:style-name="T12_26"><text:s/></text:span><text:span text:style-name="T12_27">más</text:span><text:span text:style-name="T12_28"><text:s/></text:span><text:span text:style-name="T12_29">populares</text:span><text:span text:style-name="T12_30"><text:s/></text:span><text:span text:style-name="T12_31">en</text:span><text:span text:style-name="T12_32"><text:s/></text:span><text:span text:style-name="T12_33">el</text:span><text:span text:style-name="T12_34"><text:s/></text:span><text:span text:style-name="T12_35">mundo</text:span><text:span text:style-name="T12_36">.<text:s/></text:span><text:span text:style-name="T12_37">Lo</text:span><text:span text:style-name="T12_38"><text:s/></text:span><text:span text:style-name="T12_39">sorprendente</text:span><text:span text:style-name="T12_40"><text:s/></text:span><text:span text:style-name="T12_41">de</text:span><text:span text:style-name="T12_42"><text:s/></text:span><text:span text:style-name="T12_43">JavaScript</text:span><text:span text:style-name="T12_44"><text:s/></text:span><text:span text:style-name="T12_45">es</text:span><text:span text:style-name="T12_46"><text:s/></text:span><text:span text:style-name="T12_47">que</text:span><text:span text:style-name="T12_48"><text:s/></text:span><text:span text:style-name="T12_49">es</text:span><text:span text:style-name="T12_50"><text:s/></text:span><text:span text:style-name="T12_51">posible</text:span><text:span text:style-name="T12_52"><text:s/></text:span><text:span text:style-name="T12_53">conseguir</text:span><text:span text:style-name="T12_54"><text:s/></text:span><text:span text:style-name="T12_55">el</text:span><text:span text:style-name="T12_56"><text:s/></text:span><text:span text:style-name="T12_57">trabajo</text:span><text:span text:style-name="T12_58"><text:s/></text:span><text:span text:style-name="T12_59">hecho</text:span><text:span text:style-name="T12_60"><text:s/></text:span><text:span text:style-name="T12_61">con</text:span><text:span text:style-name="T12_62"><text:s/></text:span><text:span text:style-name="T12_63">lenguaje</text:span><text:span text:style-name="T12_64"><text:s/></text:span><text:span text:style-name="T12_65">sin</text:span><text:span text:style-name="T12_66"><text:s/></text:span><text:span text:style-name="T12_67">saber</text:span><text:span text:style-name="T12_68"><text:s/></text:span><text:span text:style-name="T12_69">mucho</text:span><text:span text:style-name="T12_70"><text:s/></text:span><text:span text:style-name="T12_71">sobre</text:span><text:span text:style-name="T12_72"><text:s/></text:span><text:span text:style-name="T12_73">él</text:span><text:span text:style-name="T12_74">,<text:s/></text:span><text:span text:style-name="T12_75">o</text:span><text:span text:style-name="T12_76"><text:s/></text:span><text:span text:style-name="T12_77">incluso</text:span><text:span text:style-name="T12_78"><text:s/></text:span><text:span text:style-name="T12_79">saber</text:span><text:span text:style-name="T12_80"><text:s/></text:span><text:span text:style-name="T12_81">mucho</text:span><text:span text:style-name="T12_82"><text:s/></text:span><text:span text:style-name="T12_83">acerca</text:span><text:span text:style-name="T12_84"><text:s/></text:span><text:span text:style-name="T12_85">de</text:span><text:span text:style-name="T12_86"><text:s/></text:span><text:span text:style-name="T12_87">la</text:span><text:span text:style-name="T12_88"><text:s/></text:span><text:span text:style-name="T12_89">programación</text:span><text:span text:style-name="T12_90">.</text:span></text:p>
      <text:p text:style-name="P13"/>
      <text:p text:style-name="P14"><text:span text:style-name="T14_1">Las</text:span><text:span text:style-name="T14_2"><text:s/></text:span><text:span text:style-name="T14_3">muy</text:span><text:span text:style-name="T14_4"><text:s/></text:span><text:span text:style-name="T14_5">buenas</text:span><text:span text:style-name="T14_6"><text:s/></text:span><text:span text:style-name="T14_7">ideas</text:span><text:span text:style-name="T14_8"><text:s/></text:span><text:span text:style-name="T14_9">incluyen</text:span><text:span text:style-name="T14_10"><text:s/></text:span><text:span text:style-name="T14_11">funciones</text:span><text:span text:style-name="T14_12">,<text:s/></text:span><text:span text:style-name="T14_13">mecanografía</text:span><text:span text:style-name="T14_14"><text:s/></text:span><text:span text:style-name="T14_15">suelta</text:span><text:span text:style-name="T14_16">,<text:s/></text:span><text:span text:style-name="T14_17">objetos</text:span><text:span text:style-name="T14_18"><text:s/></text:span><text:span text:style-name="T14_19">dinámicos</text:span><text:span text:style-name="T14_20">,<text:s/></text:span><text:span text:style-name="T14_21">y</text:span><text:span text:style-name="T14_22"><text:s/></text:span><text:span text:style-name="T14_23">una</text:span><text:span text:style-name="T14_24"><text:s/></text:span><text:span text:style-name="T14_25">notación</text:span><text:span text:style-name="T14_26"><text:s/></text:span><text:span text:style-name="T14_27">literal</text:span><text:span text:style-name="T14_28"><text:s/></text:span><text:span text:style-name="T14_29">objeto</text:span><text:span text:style-name="T14_30"><text:s/></text:span><text:span text:style-name="T14_31">expresivo</text:span><text:span text:style-name="T14_32">.<text:s/></text:span><text:span text:style-name="T14_33">Las</text:span><text:span text:style-name="T14_34"><text:s/></text:span><text:span text:style-name="T14_35">malas</text:span><text:span text:style-name="T14_36"><text:s/></text:span><text:span text:style-name="T14_37">ideas</text:span><text:span text:style-name="T14_38"><text:s/></text:span><text:span text:style-name="T14_39">incluyen</text:span><text:span text:style-name="T14_40"><text:s/></text:span><text:span text:style-name="T14_41">un</text:span><text:span text:style-name="T14_42"><text:s/></text:span><text:span text:style-name="T14_43">modelo</text:span><text:span text:style-name="T14_44"><text:s/></text:span><text:span text:style-name="T14_45">de</text:span><text:span text:style-name="T14_46"><text:s/></text:span><text:span text:style-name="T14_47">programación</text:span><text:span text:style-name="T14_48"><text:s/></text:span><text:span text:style-name="T14_49">basado</text:span><text:span text:style-name="T14_50"><text:s/></text:span><text:span text:style-name="T14_51">en</text:span><text:span text:style-name="T14_52"><text:s/></text:span><text:span text:style-name="T14_53">variables</text:span><text:span text:style-name="T14_54"><text:s/></text:span><text:span text:style-name="T14_55">globales</text:span><text:span text:style-name="T14_56">.<text:s/></text:span><text:span text:style-name="T14_57">JavaScript</text:span><text:span text:style-name="T14_58"><text:s/></text:span><text:span text:style-name="T14_59">es</text:span><text:span text:style-name="T14_60"><text:s/></text:span><text:span text:style-name="T14_61">un</text:span><text:span text:style-name="T14_62"><text:s/></text:span><text:span text:style-name="T14_63">lenguaje</text:span><text:span text:style-name="T14_64"><text:s/></text:span><text:span text:style-name="T14_65">de</text:span><text:span text:style-name="T14_66"><text:s/></text:span><text:span text:style-name="T14_67">programación</text:span><text:span text:style-name="T14_68"><text:s/></text:span><text:span text:style-name="T14_69">relajado</text:span><text:span text:style-name="T14_70"><text:s/></text:span><text:span text:style-name="T14_71">escrito</text:span><text:span text:style-name="T14_72">,<text:s/></text:span><text:span text:style-name="T14_73">por</text:span><text:span text:style-name="T14_74"><text:s/></text:span><text:span text:style-name="T14_75">lo</text:span><text:span text:style-name="T14_76"><text:s/></text:span><text:span text:style-name="T14_77">que</text:span><text:span text:style-name="T14_78"><text:s/></text:span><text:span text:style-name="T14_79">los</text:span><text:span text:style-name="T14_80"><text:s/></text:span><text:span text:style-name="T14_81">compiladores</text:span><text:span text:style-name="T14_82"><text:s/></text:span><text:span text:style-name="T14_83">de</text:span><text:span text:style-name="T14_84"><text:s/></text:span><text:span text:style-name="T14_85">JavaScript</text:span><text:span text:style-name="T14_86"><text:s/></text:span><text:span text:style-name="T14_87">son</text:span><text:span text:style-name="T14_88"><text:s/></text:span><text:span text:style-name="T14_89">incapaces</text:span><text:span text:style-name="T14_90"><text:s/></text:span><text:span text:style-name="T14_91">de</text:span><text:span text:style-name="T14_92"><text:s/></text:span><text:span text:style-name="T14_93">detectar</text:span><text:span text:style-name="T14_94"><text:s/></text:span><text:span text:style-name="T14_95">errores</text:span><text:span text:style-name="T14_96"><text:s/></text:span><text:span text:style-name="T14_97">de</text:span><text:span text:style-name="T14_98"><text:s/></text:span><text:span text:style-name="T14_99">tipo</text:span><text:span text:style-name="T14_100">.</text:span></text:p>
      <text:p text:style-name="P15"><text:span text:style-name="T15_1">JavaScript</text:span><text:span text:style-name="T15_2"><text:s/></text:span><text:span text:style-name="T15_3">tiene</text:span><text:span text:style-name="T15_4"><text:s/></text:span><text:span text:style-name="T15_5">una</text:span><text:span text:style-name="T15_6"><text:s/></text:span><text:span text:style-name="T15_7">muy</text:span><text:span text:style-name="T15_8"><text:s/></text:span><text:span text:style-name="T15_9">poderosa</text:span><text:span text:style-name="T15_10"><text:s/></text:span><text:span text:style-name="T15_11">notación</text:span><text:span text:style-name="T15_12"><text:s/></text:span><text:span text:style-name="T15_13">literal</text:span><text:span text:style-name="T15_14"><text:s/></text:span><text:span text:style-name="T15_15">de</text:span><text:span text:style-name="T15_16"><text:s/></text:span><text:span text:style-name="T15_17">objetos</text:span><text:span text:style-name="T15_18">.<text:s/></text:span><text:span text:style-name="T15_19">Los</text:span><text:span text:style-name="T15_20"><text:s/></text:span><text:span text:style-name="T15_21">objetos</text:span><text:span text:style-name="T15_22"><text:s/></text:span><text:span text:style-name="T15_23">pueden</text:span><text:span text:style-name="T15_24"><text:s/></text:span><text:span text:style-name="T15_25">ser</text:span><text:span text:style-name="T15_26"><text:s/></text:span><text:span text:style-name="T15_27">creados</text:span><text:span text:style-name="T15_28"><text:s/></text:span><text:span text:style-name="T15_29">simplemente</text:span><text:span text:style-name="T15_30"><text:s/></text:span><text:span text:style-name="T15_31">haciendo</text:span><text:span text:style-name="T15_32"><text:s/></text:span><text:span text:style-name="T15_33">una</text:span><text:span text:style-name="T15_34"><text:s/></text:span><text:span text:style-name="T15_35">lista</text:span><text:span text:style-name="T15_36"><text:s/></text:span><text:span text:style-name="T15_37">de</text:span><text:span text:style-name="T15_38"><text:s/></text:span><text:span text:style-name="T15_39">sus</text:span><text:span text:style-name="T15_40"><text:s/></text:span><text:span text:style-name="T15_41">componentes</text:span><text:span text:style-name="T15_42">.<text:s/></text:span><text:span text:style-name="T15_43">Esta</text:span><text:span text:style-name="T15_44"><text:s/></text:span><text:span text:style-name="T15_45">anotación</text:span><text:span text:style-name="T15_46"><text:s/></text:span><text:span text:style-name="T15_47">fue</text:span><text:span text:style-name="T15_48"><text:s/></text:span><text:span text:style-name="T15_49">la</text:span><text:span text:style-name="T15_50"><text:s/></text:span><text:span text:style-name="T15_51">inspiración</text:span><text:span text:style-name="T15_52"><text:s/></text:span><text:span text:style-name="T15_53">para</text:span><text:span text:style-name="T15_54"><text:s/></text:span><text:span text:style-name="T15_55">JSON</text:span><text:span text:style-name="T15_56">,<text:s/></text:span><text:span text:style-name="T15_57">el</text:span><text:span text:style-name="T15_58"><text:s/></text:span><text:span text:style-name="T15_59">formato</text:span><text:span text:style-name="T15_60"><text:s/></text:span><text:span text:style-name="T15_61">de</text:span><text:span text:style-name="T15_62"><text:s/></text:span><text:span text:style-name="T15_63">intercambio</text:span><text:span text:style-name="T15_64"><text:s/></text:span><text:span text:style-name="T15_65">de</text:span><text:span text:style-name="T15_66"><text:s/></text:span><text:span text:style-name="T15_67">datos</text:span><text:span text:style-name="T15_68">.</text:span></text:p>
      <text:p text:style-name="P16"><text:span text:style-name="T16_1">Una</text:span><text:span text:style-name="T16_2"><text:s/></text:span><text:span text:style-name="T16_3">característica</text:span><text:span text:style-name="T16_4"><text:s/></text:span><text:span text:style-name="T16_5">controversial</text:span><text:span text:style-name="T16_6"><text:s/></text:span><text:span text:style-name="T16_7">de</text:span><text:span text:style-name="T16_8"><text:s/></text:span><text:span text:style-name="T16_9">JavaScript</text:span><text:span text:style-name="T16_10"><text:s/></text:span><text:span text:style-name="T16_11">es</text:span><text:span text:style-name="T16_12"><text:s/></text:span><text:span text:style-name="T16_13">la</text:span><text:span text:style-name="T16_14"><text:s/></text:span><text:span text:style-name="T16_15">herencias</text:span><text:span text:style-name="T16_16"><text:s/></text:span><text:span text:style-name="T16_17">de</text:span><text:span text:style-name="T16_18"><text:s/></text:span><text:span text:style-name="T16_19">prototipos</text:span><text:span text:style-name="T16_20">.<text:s/></text:span><text:span text:style-name="T16_21">JavaScript</text:span><text:span text:style-name="T16_22"><text:s/></text:span><text:span text:style-name="T16_23">tiene</text:span><text:span text:style-name="T16_24"><text:s/></text:span><text:span text:style-name="T16_25">un</text:span><text:span text:style-name="T16_26"><text:s/></text:span><text:span text:style-name="T16_27">sistema</text:span><text:span text:style-name="T16_28"><text:s/></text:span><text:span text:style-name="T16_29">de</text:span><text:span text:style-name="T16_30"><text:s/></text:span><text:span text:style-name="T16_31">objetos</text:span><text:span text:style-name="T16_32"><text:s/></text:span><text:span text:style-name="T16_33">libres</text:span><text:span text:style-name="T16_34"><text:s/></text:span><text:span text:style-name="T16_35">de</text:span><text:span text:style-name="T16_36"><text:s/></text:span><text:span text:style-name="T16_37">clase</text:span><text:span text:style-name="T16_38"><text:s/></text:span><text:span text:style-name="T16_39">en</text:span><text:span text:style-name="T16_40"><text:s/></text:span><text:span text:style-name="T16_41">la</text:span><text:span text:style-name="T16_42"><text:s/></text:span><text:span text:style-name="T16_43">que</text:span><text:span text:style-name="T16_44"><text:s/></text:span><text:span text:style-name="T16_45">los</text:span><text:span text:style-name="T16_46"><text:s/></text:span><text:span text:style-name="T16_47">objetos</text:span><text:span text:style-name="T16_48"><text:s/></text:span><text:span text:style-name="T16_49">heredan</text:span><text:span text:style-name="T16_50"><text:s/></text:span><text:span text:style-name="T16_51">las</text:span><text:span text:style-name="T16_52"><text:s/></text:span><text:span text:style-name="T16_53">propiedades</text:span><text:span text:style-name="T16_54"><text:s/></text:span><text:span text:style-name="T16_55">directamente</text:span><text:span text:style-name="T16_56"><text:s/></text:span><text:span text:style-name="T16_57">de</text:span><text:span text:style-name="T16_58"><text:s/></text:span><text:span text:style-name="T16_59">otros</text:span><text:span text:style-name="T16_60"><text:s/></text:span><text:span text:style-name="T16_61">objetos</text:span><text:span text:style-name="T16_62">.<text:s/></text:span><text:span text:style-name="T16_63">Este</text:span><text:span text:style-name="T16_64"><text:s/></text:span><text:span text:style-name="T16_65">es</text:span><text:span text:style-name="T16_66"><text:s/></text:span><text:span text:style-name="T16_67">realmente</text:span><text:span text:style-name="T16_68"><text:s/></text:span><text:span text:style-name="T16_69">de</text:span><text:span text:style-name="T16_70"><text:s/></text:span><text:span text:style-name="T16_71">gran</text:span><text:span text:style-name="T16_72"><text:s/></text:span><text:span text:style-name="T16_73">alcance</text:span><text:span text:style-name="T16_74">,<text:s/></text:span><text:span text:style-name="T16_75">pero</text:span><text:span text:style-name="T16_76"><text:s/></text:span><text:span text:style-name="T16_77">es</text:span><text:span text:style-name="T16_78"><text:s/></text:span><text:span text:style-name="T16_79">poco</text:span><text:span text:style-name="T16_80"><text:s/></text:span><text:span text:style-name="T16_81">familiar</text:span><text:span text:style-name="T16_82"><text:s/></text:span><text:span text:style-name="T16_83">para</text:span><text:span text:style-name="T16_84"><text:s/></text:span><text:span text:style-name="T16_85">los</text:span><text:span text:style-name="T16_86"><text:s/></text:span><text:span text:style-name="T16_87">programadores</text:span><text:span text:style-name="T16_88"><text:s/></text:span><text:span text:style-name="T16_89">de</text:span><text:span text:style-name="T16_90"><text:s/></text:span><text:span text:style-name="T16_91">formación</text:span><text:span text:style-name="T16_92"><text:s/></text:span><text:span text:style-name="T16_93">clásica</text:span><text:span text:style-name="T16_94">.<text:s/></text:span><text:span text:style-name="T16_95">Si</text:span><text:span text:style-name="T16_96"><text:s/></text:span><text:span text:style-name="T16_97">intentan</text:span><text:span text:style-name="T16_98"><text:s/></text:span><text:span text:style-name="T16_99">aplicar</text:span><text:span text:style-name="T16_100"><text:s/></text:span><text:span text:style-name="T16_101">los</text:span><text:span text:style-name="T16_102"><text:s/></text:span><text:span text:style-name="T16_103">patrones</text:span><text:span text:style-name="T16_104"><text:s/></text:span><text:span text:style-name="T16_105">de</text:span><text:span text:style-name="T16_106"><text:s/></text:span><text:span text:style-name="T16_107">diseño</text:span><text:span text:style-name="T16_108"><text:s/></text:span><text:span text:style-name="T16_109">clásicos</text:span><text:span text:style-name="T16_110"><text:s/></text:span><text:span text:style-name="T16_111">directamente</text:span><text:span text:style-name="T16_112"><text:s/></text:span><text:span text:style-name="T16_113">a</text:span><text:span text:style-name="T16_114"><text:s/></text:span><text:span text:style-name="T16_115">JavaScript</text:span><text:span text:style-name="T16_116">,<text:s/></text:span><text:span text:style-name="T16_117">estarás</text:span><text:span text:style-name="T16_118"><text:s/></text:span><text:span text:style-name="T16_119">frustrado</text:span><text:span text:style-name="T16_120">,<text:s/></text:span><text:span text:style-name="T16_121">pero</text:span><text:span text:style-name="T16_122"><text:s/></text:span><text:span text:style-name="T16_123">si</text:span><text:span text:style-name="T16_124"><text:s/></text:span><text:span text:style-name="T16_125">aprendes</text:span><text:span text:style-name="T16_126"><text:s/></text:span><text:span text:style-name="T16_127">a</text:span><text:span text:style-name="T16_128"><text:s/></text:span><text:span text:style-name="T16_129">trabajar</text:span><text:span text:style-name="T16_130"><text:s/></text:span><text:span text:style-name="T16_131">con</text:span><text:span text:style-name="T16_132"><text:s/></text:span><text:span text:style-name="T16_133">la</text:span><text:span text:style-name="T16_134"><text:s/></text:span><text:span text:style-name="T16_135">naturaleza</text:span><text:span text:style-name="T16_136"><text:s/></text:span><text:span text:style-name="T16_137">prototípica</text:span><text:span text:style-name="T16_138"><text:s/></text:span><text:span text:style-name="T16_139">de</text:span><text:span text:style-name="T16_140"><text:s/></text:span><text:span text:style-name="T16_141">JavaScript</text:span><text:span text:style-name="T16_142">,<text:s/></text:span><text:span text:style-name="T16_143">serán</text:span><text:span text:style-name="T16_144"><text:s/></text:span><text:span text:style-name="T16_145">recompensados</text:span><text:span text:style-name="T16_146"><text:s/></text:span><text:span text:style-name="T16_147">sus</text:span><text:span text:style-name="T16_148"><text:s/></text:span><text:span text:style-name="T16_149">esfuerzos</text:span><text:span text:style-name="T16_150">.</text:span></text:p>
      <text:p text:style-name="P17"/>
      <text:p text:style-name="P18"><text:span text:style-name="T18_1">JavaScript</text:span><text:span text:style-name="T18_2"><text:s/></text:span><text:span text:style-name="T18_3">depende</text:span><text:span text:style-name="T18_4"><text:s/></text:span><text:span text:style-name="T18_5">de</text:span><text:span text:style-name="T18_6"><text:s/></text:span><text:span text:style-name="T18_7">variables</text:span><text:span text:style-name="T18_8"><text:s/></text:span><text:span text:style-name="T18_9">globales</text:span><text:span text:style-name="T18_10"><text:s/></text:span><text:span text:style-name="T18_11">para</text:span><text:span text:style-name="T18_12"><text:s/></text:span><text:span text:style-name="T18_13">la</text:span><text:span text:style-name="T18_14"><text:s/></text:span><text:span text:style-name="T18_15">vinculación</text:span><text:span text:style-name="T18_16">.<text:s/></text:span><text:span text:style-name="T18_17">Todas</text:span><text:span text:style-name="T18_18"><text:s/></text:span><text:span text:style-name="T18_19">las</text:span><text:span text:style-name="T18_20"><text:s/></text:span><text:span text:style-name="T18_21">variables</text:span><text:span text:style-name="T18_22"><text:s/></text:span><text:span text:style-name="T18_23">de</text:span><text:span text:style-name="T18_24"><text:s/></text:span><text:span text:style-name="T18_25">alto</text:span><text:span text:style-name="T18_26"><text:s/></text:span><text:span text:style-name="T18_27">nivel</text:span><text:span text:style-name="T18_28"><text:s/></text:span><text:span text:style-name="T18_29">de</text:span><text:span text:style-name="T18_30"><text:s/></text:span><text:span text:style-name="T18_31">todas</text:span><text:span text:style-name="T18_32"><text:s/></text:span><text:span text:style-name="T18_33">las</text:span><text:span text:style-name="T18_34"><text:s/></text:span><text:span text:style-name="T18_35">unidades</text:span><text:span text:style-name="T18_36"><text:s/></text:span><text:span text:style-name="T18_37">de</text:span><text:span text:style-name="T18_38"><text:s/></text:span><text:span text:style-name="T18_39">compilación</text:span><text:span text:style-name="T18_40"><text:s/></text:span><text:span text:style-name="T18_41">son</text:span><text:span text:style-name="T18_42"><text:s/></text:span><text:span text:style-name="T18_43">lanzados</text:span><text:span text:style-name="T18_44"><text:s/></text:span><text:span text:style-name="T18_45">juntos</text:span><text:span text:style-name="T18_46"><text:s/></text:span><text:span text:style-name="T18_47">en</text:span><text:span text:style-name="T18_48"><text:s/></text:span><text:span text:style-name="T18_49">un</text:span><text:span text:style-name="T18_50"><text:s/></text:span><text:span text:style-name="T18_51">espacio</text:span><text:span text:style-name="T18_52"><text:s/></text:span><text:span text:style-name="T18_53">de</text:span><text:span text:style-name="T18_54"><text:s/></text:span><text:span text:style-name="T18_55">nombres</text:span><text:span text:style-name="T18_56"><text:s/></text:span><text:span text:style-name="T18_57">común</text:span><text:span text:style-name="T18_58"><text:s/></text:span><text:span text:style-name="T18_59">que</text:span><text:span text:style-name="T18_60"><text:s/></text:span><text:span text:style-name="T18_61">se</text:span><text:span text:style-name="T18_62"><text:s/></text:span><text:span text:style-name="T18_63">llama</text:span><text:span text:style-name="T18_64"><text:s/></text:span><text:span text:style-name="T18_65">el</text:span><text:span text:style-name="T18_66"><text:s/></text:span><text:span text:style-name="T18_67">objeto</text:span><text:span text:style-name="T18_68"><text:s/></text:span><text:span text:style-name="T18_69">global</text:span><text:span text:style-name="T18_70">.<text:s/></text:span><text:span text:style-name="T18_71">Esta</text:span><text:span text:style-name="T18_72"><text:s/></text:span><text:span text:style-name="T18_73">es</text:span><text:span text:style-name="T18_74"><text:s/></text:span><text:span text:style-name="T18_75">una</text:span><text:span text:style-name="T18_76"><text:s/></text:span><text:span text:style-name="T18_77">mala</text:span><text:span text:style-name="T18_78"><text:s/></text:span><text:span text:style-name="T18_79">cosa</text:span><text:span text:style-name="T18_80">,<text:s/></text:span><text:span text:style-name="T18_81">porque</text:span><text:span text:style-name="T18_82"><text:s/></text:span><text:span text:style-name="T18_83">las</text:span><text:span text:style-name="T18_84"><text:s/></text:span><text:span text:style-name="T18_85">variables</text:span><text:span text:style-name="T18_86"><text:s/></text:span><text:span text:style-name="T18_87">globales</text:span><text:span text:style-name="T18_88"><text:s/></text:span><text:span text:style-name="T18_89">son</text:span><text:span text:style-name="T18_90"><text:s/></text:span><text:span text:style-name="T18_91">malas</text:span><text:span text:style-name="T18_92">,<text:s/></text:span><text:span text:style-name="T18_93">y</text:span><text:span text:style-name="T18_94"><text:s/></text:span><text:span text:style-name="T18_95">en</text:span><text:span text:style-name="T18_96"><text:s/></text:span><text:span text:style-name="T18_97">JavaScript</text:span><text:span text:style-name="T18_98"><text:s/></text:span><text:span text:style-name="T18_99">son</text:span><text:span text:style-name="T18_100"><text:s/></text:span><text:span text:style-name="T18_101">fundamentales</text:span><text:span text:style-name="T18_102">.<text:s/></text:span><text:span text:style-name="T18_103">Afortunadamente</text:span><text:span text:style-name="T18_104">,<text:s/></text:span><text:span text:style-name="T18_105">como</text:span><text:span text:style-name="T18_106"><text:s/></text:span><text:span text:style-name="T18_107">veremos</text:span><text:span text:style-name="T18_108">,<text:s/></text:span><text:span text:style-name="T18_109">JavaScript</text:span><text:span text:style-name="T18_110"><text:s/></text:span><text:span text:style-name="T18_111">también</text:span><text:span text:style-name="T18_112"><text:s/></text:span><text:span text:style-name="T18_113">nos</text:span><text:span text:style-name="T18_114"><text:s/></text:span><text:span text:style-name="T18_115">da</text:span><text:span text:style-name="T18_116"><text:s/></text:span><text:span text:style-name="T18_117">las</text:span><text:span text:style-name="T18_118"><text:s/></text:span><text:span text:style-name="T18_119">herramientas</text:span><text:span text:style-name="T18_120"><text:s/></text:span><text:span text:style-name="T18_121">para</text:span><text:span text:style-name="T18_122"><text:s/></text:span><text:span text:style-name="T18_123">mitigar</text:span><text:span text:style-name="T18_124"><text:s/></text:span><text:span text:style-name="T18_125">este</text:span><text:span text:style-name="T18_126"><text:s/></text:span><text:span text:style-name="T18_127">problema</text:span><text:span text:style-name="T18_128">.</text:span></text:p>
      <text:p text:style-name="P19"><text:span text:style-name="T19_1">Apéndice</text:span><text:span text:style-name="T19_2"><text:s/></text:span><text:span text:style-name="T19_3">C</text:span><text:span text:style-name="T19_4"><text:s/></text:span><text:span text:style-name="T19_5">describe</text:span><text:span text:style-name="T19_6"><text:s/></text:span><text:span text:style-name="T19_7">una</text:span><text:span text:style-name="T19_8"><text:s/></text:span><text:span text:style-name="T19_9">herramienta</text:span><text:span text:style-name="T19_10"><text:s/></text:span><text:span text:style-name="T19_11">de</text:span><text:span text:style-name="T19_12"><text:s/></text:span><text:span text:style-name="T19_13">programación</text:span><text:span text:style-name="T19_14"><text:s/></text:span><text:span text:style-name="T19_15">llamado</text:span><text:span text:style-name="T19_16"><text:s/></text:span><text:span text:style-name="T19_17">JSLint</text:span><text:span text:style-name="T19_18">,<text:s/></text:span><text:span text:style-name="T19_19">un</text:span><text:span text:style-name="T19_20"><text:s/></text:span><text:span text:style-name="T19_21">analizador</text:span><text:span text:style-name="T19_22"><text:s/></text:span><text:span text:style-name="T19_23">de</text:span><text:span text:style-name="T19_24"><text:s/></text:span><text:span text:style-name="T19_25">JavaScript</text:span><text:span text:style-name="T19_26"><text:s/></text:span><text:span text:style-name="T19_27">que</text:span><text:span text:style-name="T19_28"><text:s/></text:span><text:span text:style-name="T19_29">puede</text:span><text:span text:style-name="T19_30"><text:s/></text:span><text:span text:style-name="T19_31">analizar</text:span><text:span text:style-name="T19_32"><text:s/></text:span><text:span text:style-name="T19_33">un</text:span><text:span text:style-name="T19_34"><text:s/></text:span><text:span text:style-name="T19_35">programa</text:span><text:span text:style-name="T19_36"><text:s/></text:span><text:span text:style-name="T19_37">JavaScript</text:span><text:span text:style-name="T19_38"><text:s/></text:span><text:span text:style-name="T19_39">e</text:span><text:span text:style-name="T19_40"><text:s/></text:span><text:span text:style-name="T19_41">informar</text:span><text:span text:style-name="T19_42"><text:s/></text:span><text:span text:style-name="T19_43">sobre</text:span><text:span text:style-name="T19_44"><text:s/></text:span><text:span text:style-name="T19_45">las</text:span><text:span text:style-name="T19_46"><text:s/></text:span><text:span text:style-name="T19_47">partes</text:span><text:span text:style-name="T19_48"><text:s/></text:span><text:span text:style-name="T19_49">malas</text:span><text:span text:style-name="T19_50"><text:s/></text:span><text:span text:style-name="T19_51">que</text:span><text:span text:style-name="T19_52"><text:s/></text:span><text:span text:style-name="T19_53">contiene</text:span><text:span text:style-name="T19_54">.<text:s/></text:span><text:span text:style-name="T19_55">JSLint</text:span><text:span text:style-name="T19_56"><text:s/></text:span><text:span text:style-name="T19_57">proporciona</text:span><text:span text:style-name="T19_58"><text:s/></text:span><text:span text:style-name="T19_59">un</text:span><text:span text:style-name="T19_60"><text:s/></text:span><text:span text:style-name="T19_61">grado</text:span><text:span text:style-name="T19_62"><text:s/></text:span><text:span text:style-name="T19_63">de</text:span><text:span text:style-name="T19_64"><text:s/></text:span><text:span text:style-name="T19_65">rigor</text:span><text:span text:style-name="T19_66"><text:s/></text:span><text:span text:style-name="T19_67">que</text:span><text:span text:style-name="T19_68"><text:s/></text:span><text:span text:style-name="T19_69">generalmente</text:span><text:span text:style-name="T19_70"><text:s/></text:span><text:span text:style-name="T19_71">se</text:span><text:span text:style-name="T19_72"><text:s/></text:span><text:span text:style-name="T19_73">carecen</text:span><text:span text:style-name="T19_74"><text:s/></text:span><text:span text:style-name="T19_75">los</text:span><text:span text:style-name="T19_76"><text:s/></text:span><text:span text:style-name="T19_77">desarrolladores</text:span><text:span text:style-name="T19_78"><text:s/></text:span><text:span text:style-name="T19_79">de</text:span><text:span text:style-name="T19_80"><text:s/></text:span><text:span text:style-name="T19_81">JavaScript</text:span><text:span text:style-name="T19_82">.<text:s/></text:span><text:span text:style-name="T19_83">Dar</text:span><text:span text:style-name="T19_84"><text:s/></text:span><text:span text:style-name="T19_85">confianza</text:span><text:span text:style-name="T19_86"><text:s/></text:span><text:span text:style-name="T19_87">de</text:span><text:span text:style-name="T19_88"><text:s/></text:span><text:span text:style-name="T19_89">que</text:span><text:span text:style-name="T19_90"><text:s/></text:span><text:span text:style-name="T19_91">sus</text:span><text:span text:style-name="T19_92"><text:s/></text:span><text:span text:style-name="T19_93">programas</text:span><text:span text:style-name="T19_94"><text:s/></text:span><text:span text:style-name="T19_95">contienen</text:span><text:span text:style-name="T19_96"><text:s/></text:span><text:span text:style-name="T19_97">sólo</text:span><text:span text:style-name="T19_98"><text:s/></text:span><text:span text:style-name="T19_99">las</text:span><text:span text:style-name="T19_100"><text:s/></text:span><text:span text:style-name="T19_101">partes</text:span><text:span text:style-name="T19_102"><text:s/></text:span><text:span text:style-name="T19_103">buenas</text:span><text:span text:style-name="T19_104">.<text:s/></text:span><text:span text:style-name="T19_105">JavaScript</text:span><text:span text:style-name="T19_106"><text:s/></text:span><text:span text:style-name="T19_107">es</text:span><text:span text:style-name="T19_108"><text:s/></text:span><text:span text:style-name="T19_109">un</text:span><text:span text:style-name="T19_110"><text:s/></text:span><text:span text:style-name="T19_111">lenguaje</text:span><text:span text:style-name="T19_112"><text:s/></text:span><text:span text:style-name="T19_113">de</text:span><text:span text:style-name="T19_114"><text:s/></text:span><text:span text:style-name="T19_115">muchos</text:span><text:span text:style-name="T19_116"><text:s/></text:span><text:span text:style-name="T19_117">contrastes</text:span><text:span text:style-name="T19_118">.<text:s/></text:span><text:span text:style-name="T19_119">Contiene</text:span><text:span text:style-name="T19_120"><text:s/></text:span><text:span text:style-name="T19_121">muchos</text:span><text:span text:style-name="T19_122"><text:s/></text:span><text:span text:style-name="T19_123">errores</text:span><text:span text:style-name="T19_124"><text:s/></text:span><text:span text:style-name="T19_125">y</text:span><text:span text:style-name="T19_126"><text:s/></text:span><text:span text:style-name="T19_127">bordes</text:span><text:span text:style-name="T19_128"><text:s/></text:span><text:span text:style-name="T19_129">afilados</text:span><text:span text:style-name="T19_130">,<text:s/></text:span><text:span text:style-name="T19_131">por</text:span><text:span text:style-name="T19_132"><text:s/></text:span><text:span text:style-name="T19_133">lo</text:span><text:span text:style-name="T19_134"><text:s/></text:span><text:span text:style-name="T19_135">que</text:span><text:span text:style-name="T19_136"><text:s/></text:span><text:span text:style-name="T19_137">puede</text:span><text:span text:style-name="T19_138"><text:s/></text:span><text:span text:style-name="T19_139">que</text:span><text:span text:style-name="T19_140"><text:s/></text:span><text:span text:style-name="T19_141">se</text:span><text:span text:style-name="T19_142"><text:s/></text:span><text:span text:style-name="T19_143">pregunte</text:span><text:span text:style-name="T19_144">,<text:s/>"¿</text:span><text:span text:style-name="T19_145">Por</text:span><text:span text:style-name="T19_146"><text:s/></text:span><text:span text:style-name="T19_147">qué</text:span><text:span text:style-name="T19_148"><text:s/></text:span><text:span text:style-name="T19_149">debo</text:span><text:span text:style-name="T19_150"><text:s/></text:span><text:span text:style-name="T19_151">usar</text:span><text:span text:style-name="T19_152"><text:s/></text:span><text:span text:style-name="T19_153">JavaScript</text:span><text:span text:style-name="T19_154">?"<text:s/></text:span><text:span text:style-name="T19_155">Hay</text:span><text:span text:style-name="T19_156"><text:s/></text:span><text:span text:style-name="T19_157">dos</text:span><text:span text:style-name="T19_158"><text:s/></text:span><text:span text:style-name="T19_159">respuestas</text:span><text:span text:style-name="T19_160">.<text:s/></text:span><text:span text:style-name="T19_161">la</text:span></text:p>
      <text:p text:style-name="P20"><text:span text:style-name="T20_1">primero</text:span><text:span text:style-name="T20_2"><text:s/></text:span><text:span text:style-name="T20_3">es</text:span><text:span text:style-name="T20_4"><text:s/></text:span><text:span text:style-name="T20_5">que</text:span><text:span text:style-name="T20_6"><text:s/></text:span><text:span text:style-name="T20_7">usted</text:span><text:span text:style-name="T20_8"><text:s/></text:span><text:span text:style-name="T20_9">no</text:span><text:span text:style-name="T20_10"><text:s/></text:span><text:span text:style-name="T20_11">tiene</text:span><text:span text:style-name="T20_12"><text:s/></text:span><text:span text:style-name="T20_13">una</text:span><text:span text:style-name="T20_14"><text:s/></text:span><text:span text:style-name="T20_15">elección</text:span><text:span text:style-name="T20_16">.<text:s/></text:span><text:span text:style-name="T20_17">La</text:span><text:span text:style-name="T20_18"><text:s/></text:span><text:span text:style-name="T20_19">Web</text:span><text:span text:style-name="T20_20"><text:s/></text:span><text:span text:style-name="T20_21">se</text:span><text:span text:style-name="T20_22"><text:s/></text:span><text:span text:style-name="T20_23">ha</text:span><text:span text:style-name="T20_24"><text:s/></text:span><text:span text:style-name="T20_25">convertido</text:span><text:span text:style-name="T20_26"><text:s/></text:span><text:span text:style-name="T20_27">en</text:span><text:span text:style-name="T20_28"><text:s/></text:span><text:span text:style-name="T20_29">una</text:span><text:span text:style-name="T20_30"><text:s/></text:span><text:span text:style-name="T20_31">importante</text:span><text:span text:style-name="T20_32"><text:s/></text:span><text:span text:style-name="T20_33">plataforma</text:span><text:span text:style-name="T20_34"><text:s/></text:span><text:span text:style-name="T20_35">para</text:span><text:span text:style-name="T20_36"><text:s/></text:span><text:span text:style-name="T20_37">el</text:span><text:span text:style-name="T20_38"><text:s/></text:span><text:span text:style-name="T20_39">desarrollo</text:span><text:span text:style-name="T20_40"><text:s/></text:span><text:span text:style-name="T20_41">de</text:span><text:span text:style-name="T20_42"><text:s/></text:span><text:span text:style-name="T20_43">aplicaciones</text:span><text:span text:style-name="T20_44"><text:s/></text:span><text:span text:style-name="T20_45">y</text:span><text:span text:style-name="T20_46"><text:s/></text:span><text:span text:style-name="T20_47">JavaScript</text:span><text:span text:style-name="T20_48"><text:s/></text:span><text:span text:style-name="T20_49">es</text:span><text:span text:style-name="T20_50"><text:s/></text:span><text:span text:style-name="T20_51">el</text:span><text:span text:style-name="T20_52"><text:s/></text:span><text:span text:style-name="T20_53">único</text:span><text:span text:style-name="T20_54"><text:s/></text:span><text:span text:style-name="T20_55">idioma</text:span><text:span text:style-name="T20_56"><text:s/></text:span><text:span text:style-name="T20_57">que</text:span><text:span text:style-name="T20_58"><text:s/></text:span><text:span text:style-name="T20_59">se</text:span><text:span text:style-name="T20_60"><text:s/></text:span><text:span text:style-name="T20_61">encuentra</text:span><text:span text:style-name="T20_62"><text:s/></text:span><text:span text:style-name="T20_63">en</text:span><text:span text:style-name="T20_64"><text:s/></text:span><text:span text:style-name="T20_65">todos</text:span><text:span text:style-name="T20_66"><text:s/></text:span><text:span text:style-name="T20_67">los</text:span><text:span text:style-name="T20_68"><text:s/></text:span><text:span text:style-name="T20_69">navegadores</text:span><text:span text:style-name="T20_70">.</text:span><text:span text:style-name="T20_71">La</text:span><text:span text:style-name="T20_72"><text:s/></text:span><text:span text:style-name="T20_73">otra</text:span><text:span text:style-name="T20_74"><text:s/></text:span><text:span text:style-name="T20_75">respuesta</text:span><text:span text:style-name="T20_76"><text:s/></text:span><text:span text:style-name="T20_77">es</text:span><text:span text:style-name="T20_78"><text:s/></text:span><text:span text:style-name="T20_79">que</text:span><text:span text:style-name="T20_80">,<text:s/></text:span><text:span text:style-name="T20_81">a</text:span><text:span text:style-name="T20_82"><text:s/></text:span><text:span text:style-name="T20_83">pesar</text:span><text:span text:style-name="T20_84"><text:s/></text:span><text:span text:style-name="T20_85">de</text:span><text:span text:style-name="T20_86"><text:s/></text:span><text:span text:style-name="T20_87">sus</text:span><text:span text:style-name="T20_88"><text:s/></text:span><text:span text:style-name="T20_89">deficiencias</text:span><text:span text:style-name="T20_90">,<text:s/></text:span><text:span text:style-name="T20_91">JavaScript</text:span><text:span text:style-name="T20_92"><text:s/></text:span><text:span text:style-name="T20_93">es</text:span><text:span text:style-name="T20_94"><text:s/></text:span><text:span text:style-name="T20_95">muy</text:span><text:span text:style-name="T20_96"><text:s/></text:span><text:span text:style-name="T20_97">bueno</text:span><text:span text:style-name="T20_98">.</text:span></text:p>
      <text:p text:style-name="P21"/>
      <text:p text:style-name="P22"><text:span text:style-name="T22_1">CAPÍTULO</text:span><text:span text:style-name="T22_2"><text:s/>2.</text:span></text:p>
      <text:p text:style-name="P23"/>
      <text:p text:style-name="P24"><text:span text:style-name="T24_1">_<text:s/></text:span><text:span text:style-name="T24_2">Gramática</text:span></text:p>
      <text:p text:style-name="P25"/>
      <text:p text:style-name="P26"><text:span text:style-name="T26_1">El</text:span><text:span text:style-name="T26_2"><text:s/></text:span><text:span text:style-name="T26_3">espacio</text:span><text:span text:style-name="T26_4"><text:s/></text:span><text:span text:style-name="T26_5">en</text:span><text:span text:style-name="T26_6"><text:s/></text:span><text:span text:style-name="T26_7">blanco</text:span><text:span text:style-name="T26_8"><text:s/></text:span><text:span text:style-name="T26_9">es</text:span><text:span text:style-name="T26_10"><text:s/></text:span><text:span text:style-name="T26_11">generalmente</text:span><text:span text:style-name="T26_12"><text:s/></text:span><text:span text:style-name="T26_13">insignificante</text:span><text:span text:style-name="T26_14">,<text:s/></text:span><text:span text:style-name="T26_15">pero</text:span><text:span text:style-name="T26_16"><text:s/></text:span><text:span text:style-name="T26_17">aveces</text:span><text:span text:style-name="T26_18"><text:s/></text:span><text:span text:style-name="T26_19">es</text:span><text:span text:style-name="T26_20"><text:s/></text:span><text:span text:style-name="T26_21">necesario</text:span><text:span text:style-name="T26_22"><text:s/></text:span><text:span text:style-name="T26_23">usar</text:span><text:span text:style-name="T26_24"><text:s/></text:span><text:span text:style-name="T26_25">espacios</text:span><text:span text:style-name="T26_26"><text:s/></text:span><text:span text:style-name="T26_27">en</text:span><text:span text:style-name="T26_28"><text:s/></text:span><text:span text:style-name="T26_29">blanco</text:span><text:span text:style-name="T26_30"><text:s/></text:span><text:span text:style-name="T26_31">para</text:span><text:span text:style-name="T26_32"><text:s/></text:span><text:span text:style-name="T26_33">separar</text:span><text:span text:style-name="T26_34"><text:s/></text:span><text:span text:style-name="T26_35">secuencias</text:span><text:span text:style-name="T26_36"><text:s/></text:span><text:span text:style-name="T26_37">de</text:span><text:span text:style-name="T26_38"><text:s/></text:span><text:span text:style-name="T26_39">caracteres</text:span><text:span text:style-name="T26_40"><text:s/></text:span><text:span text:style-name="T26_41">que</text:span><text:span text:style-name="T26_42"><text:s/></text:span><text:span text:style-name="T26_43">de</text:span><text:span text:style-name="T26_44"><text:s/></text:span><text:span text:style-name="T26_45">otro</text:span><text:span text:style-name="T26_46"><text:s/></text:span><text:span text:style-name="T26_47">modo</text:span><text:span text:style-name="T26_48"><text:s/></text:span><text:span text:style-name="T26_49">se</text:span><text:span text:style-name="T26_50"><text:s/></text:span><text:span text:style-name="T26_51">combinan</text:span><text:span text:style-name="T26_52"><text:s/></text:span><text:span text:style-name="T26_53">en</text:span><text:span text:style-name="T26_54"><text:s/></text:span><text:span text:style-name="T26_55">un</text:span><text:span text:style-name="T26_56"><text:s/></text:span><text:span text:style-name="T26_57">solo</text:span><text:span text:style-name="T26_58"><text:s/></text:span><text:span text:style-name="T26_59">token</text:span><text:span text:style-name="T26_60">.<text:s/></text:span><text:span text:style-name="T26_61">Por</text:span><text:span text:style-name="T26_62"><text:s/></text:span><text:span text:style-name="T26_63">ejemplo</text:span><text:span text:style-name="T26_64">,<text:s/></text:span><text:span text:style-name="T26_65">en</text:span><text:span text:style-name="T26_66">:</text:span></text:p>
      <text:p text:style-name="P27"/>
      <text:p text:style-name="P28"><text:span text:style-name="T28_1">var</text:span><text:span text:style-name="T28_2"><text:s/></text:span><text:span text:style-name="T28_3">que</text:span><text:span text:style-name="T28_4"><text:s/>=<text:s/></text:span><text:span text:style-name="T28_5">esto</text:span><text:span text:style-name="T28_6">;</text:span></text:p>
      <text:p text:style-name="P29"/>
      <text:p text:style-name="P30"><text:span text:style-name="T30_1">El</text:span><text:span text:style-name="T30_2"><text:s/></text:span><text:span text:style-name="T30_3">espacio</text:span><text:span text:style-name="T30_4"><text:s/></text:span><text:span text:style-name="T30_5">entre</text:span><text:span text:style-name="T30_6"><text:s/></text:span><text:span text:style-name="T30_7">var</text:span><text:span text:style-name="T30_8"><text:s/></text:span><text:span text:style-name="T30_9">y</text:span><text:span text:style-name="T30_10"><text:s/>“</text:span><text:span text:style-name="T30_11">que</text:span><text:span text:style-name="T30_12">”<text:s/></text:span><text:span text:style-name="T30_13">no</text:span><text:span text:style-name="T30_14"><text:s/></text:span><text:span text:style-name="T30_15">se</text:span><text:span text:style-name="T30_16"><text:s/></text:span><text:span text:style-name="T30_17">puede</text:span><text:span text:style-name="T30_18"><text:s/></text:span><text:span text:style-name="T30_19">quitar</text:span><text:span text:style-name="T30_20">,<text:s/></text:span><text:span text:style-name="T30_21">pero</text:span><text:span text:style-name="T30_22"><text:s/></text:span><text:span text:style-name="T30_23">los</text:span><text:span text:style-name="T30_24"><text:s/></text:span><text:span text:style-name="T30_25">otros</text:span><text:span text:style-name="T30_26"><text:s/></text:span><text:span text:style-name="T30_27">espacios</text:span><text:span text:style-name="T30_28"><text:s/></text:span><text:span text:style-name="T30_29">se</text:span><text:span text:style-name="T30_30"><text:s/></text:span><text:span text:style-name="T30_31">puede</text:span><text:span text:style-name="T30_32"><text:s/></text:span><text:span text:style-name="T30_33">quitar</text:span><text:span text:style-name="T30_34">.</text:span></text:p>
      <text:p text:style-name="P31"/>
      <text:p text:style-name="P32"><text:span text:style-name="T32_1">JavaScript</text:span><text:span text:style-name="T32_2"><text:s/></text:span><text:span text:style-name="T32_3">ofrece</text:span><text:span text:style-name="T32_4"><text:s/></text:span><text:span text:style-name="T32_5">dos</text:span><text:span text:style-name="T32_6"><text:s/></text:span><text:span text:style-name="T32_7">formas</text:span><text:span text:style-name="T32_8"><text:s/></text:span><text:span text:style-name="T32_9">para</text:span><text:span text:style-name="T32_10"><text:s/></text:span><text:span text:style-name="T32_11">comentar</text:span><text:span text:style-name="T32_12">,<text:s/></text:span><text:span text:style-name="T32_13">comentarios</text:span><text:span text:style-name="T32_14"><text:s/></text:span><text:span text:style-name="T32_15">en</text:span><text:span text:style-name="T32_16"><text:s/></text:span><text:span text:style-name="T32_17">bloque</text:span><text:span text:style-name="T32_18"><text:s/></text:span><text:span text:style-name="T32_19">formados</text:span><text:span text:style-name="T32_20"><text:s/></text:span><text:span text:style-name="T32_21">con</text:span><text:span text:style-name="T32_22"><text:s/>/<text:s/>*<text:s/>*<text:s/>/<text:s/></text:span><text:span text:style-name="T32_23">y</text:span><text:span text:style-name="T32_24"><text:s/></text:span><text:span text:style-name="T32_25">los</text:span><text:span text:style-name="T32_26"><text:s/></text:span><text:span text:style-name="T32_27">comentarios</text:span><text:span text:style-name="T32_28"><text:s/></text:span><text:span text:style-name="T32_29">de</text:span><text:span text:style-name="T32_30"><text:s/></text:span><text:span text:style-name="T32_31">fin</text:span><text:span text:style-name="T32_32"><text:s/></text:span><text:span text:style-name="T32_33">de</text:span><text:span text:style-name="T32_34"><text:s/></text:span><text:span text:style-name="T32_35">línea</text:span><text:span text:style-name="T32_36"><text:s/></text:span><text:span text:style-name="T32_37">comenzando</text:span><text:span text:style-name="T32_38"><text:s/></text:span><text:span text:style-name="T32_39">con</text:span><text:span text:style-name="T32_40"><text:s/>//.<text:s/></text:span><text:span text:style-name="T32_41">Los</text:span><text:span text:style-name="T32_42"><text:s/></text:span><text:span text:style-name="T32_43">comentarios</text:span><text:span text:style-name="T32_44"><text:s/></text:span><text:span text:style-name="T32_45">deben</text:span><text:span text:style-name="T32_46"><text:s/></text:span><text:span text:style-name="T32_47">ser</text:span><text:span text:style-name="T32_48"><text:s/></text:span><text:span text:style-name="T32_49">usados</text:span><text:span text:style-name="T32_50"><text:s/></text:span><text:span text:style-name="T32_51">libremente</text:span><text:span text:style-name="T32_52"><text:s/></text:span><text:span text:style-name="T32_53">para</text:span><text:span text:style-name="T32_54"><text:s/></text:span><text:span text:style-name="T32_55">mejorar</text:span><text:span text:style-name="T32_56"><text:s/></text:span><text:span text:style-name="T32_57">la</text:span><text:span text:style-name="T32_58"><text:s/></text:span><text:span text:style-name="T32_59">legibilidad</text:span><text:span text:style-name="T32_60"><text:s/></text:span><text:span text:style-name="T32_61">de</text:span><text:span text:style-name="T32_62"><text:s/></text:span><text:span text:style-name="T32_63">los</text:span><text:span text:style-name="T32_64"><text:s/></text:span><text:span text:style-name="T32_65">programas</text:span><text:span text:style-name="T32_66">.<text:s/></text:span><text:span text:style-name="T32_67">En</text:span><text:span text:style-name="T32_68"><text:s/></text:span><text:span text:style-name="T32_69">JavaScript</text:span><text:span text:style-name="T32_70">,<text:s/></text:span><text:span text:style-name="T32_71">estas</text:span><text:span text:style-name="T32_72"><text:s/></text:span><text:span text:style-name="T32_73">formas</text:span><text:span text:style-name="T32_74"><text:s/></text:span><text:span text:style-name="T32_75">también</text:span><text:span text:style-name="T32_76"><text:s/></text:span><text:span text:style-name="T32_77">pueden</text:span><text:span text:style-name="T32_78"><text:s/></text:span><text:span text:style-name="T32_79">ocurrir</text:span><text:span text:style-name="T32_80"><text:s/></text:span><text:span text:style-name="T32_81">en</text:span><text:span text:style-name="T32_82"><text:s/></text:span><text:span text:style-name="T32_83">literales</text:span><text:span text:style-name="T32_84"><text:s/></text:span><text:span text:style-name="T32_85">de</text:span><text:span text:style-name="T32_86"><text:s/></text:span><text:span text:style-name="T32_87">expresiones</text:span><text:span text:style-name="T32_88"><text:s/></text:span><text:span text:style-name="T32_89">regulares</text:span><text:span text:style-name="T32_90">,<text:s/></text:span><text:span text:style-name="T32_91">por</text:span><text:span text:style-name="T32_92"><text:s/></text:span><text:span text:style-name="T32_93">lo</text:span><text:span text:style-name="T32_94"><text:s/></text:span><text:span text:style-name="T32_95">que</text:span><text:span text:style-name="T32_96"><text:s/></text:span><text:span text:style-name="T32_97">bloquear</text:span><text:span text:style-name="T32_98"><text:s text:c="2"/></text:span><text:span text:style-name="T32_99">comentarios</text:span><text:span text:style-name="T32_100"><text:s/></text:span><text:span text:style-name="T32_101">no</text:span><text:span text:style-name="T32_102"><text:s/></text:span><text:span text:style-name="T32_103">son</text:span><text:span text:style-name="T32_104"><text:s/></text:span><text:span text:style-name="T32_105">seguros</text:span><text:span text:style-name="T32_106"><text:s/></text:span><text:span text:style-name="T32_107">para</text:span><text:span text:style-name="T32_108"><text:s/></text:span><text:span text:style-name="T32_109">comentar</text:span><text:span text:style-name="T32_110"><text:s/></text:span><text:span text:style-name="T32_111">los</text:span><text:span text:style-name="T32_112"><text:s/></text:span><text:span text:style-name="T32_113">bloques</text:span><text:span text:style-name="T32_114"><text:s/></text:span><text:span text:style-name="T32_115">de</text:span><text:span text:style-name="T32_116"><text:s/></text:span><text:span text:style-name="T32_117">código</text:span><text:span text:style-name="T32_118">.<text:s/></text:span><text:span text:style-name="T32_119">Por</text:span><text:span text:style-name="T32_120"><text:s/></text:span><text:span text:style-name="T32_121">ejemplo</text:span><text:span text:style-name="T32_122">:</text:span></text:p>
      <text:p text:style-name="P33"/>
      <text:p text:style-name="P34"><text:span text:style-name="T34_1">/<text:s/>*</text:span></text:p>
      <text:p text:style-name="P35"><text:span text:style-name="T35_1">var</text:span><text:span text:style-name="T35_2"><text:s/></text:span><text:span text:style-name="T35_3">rm</text:span><text:span text:style-name="T35_4">_</text:span><text:span text:style-name="T35_5">a</text:span><text:span text:style-name="T35_6"><text:s/>=<text:s/>/</text:span><text:span text:style-name="T35_7">a</text:span><text:span text:style-name="T35_8">*/.</text:span><text:span text:style-name="T35_9">match</text:span><text:span text:style-name="T35_10">(</text:span><text:span text:style-name="T35_11">s</text:span><text:span text:style-name="T35_12">);</text:span></text:p>
      <text:p text:style-name="P36"><text:span text:style-name="T36_1">*<text:s/>/</text:span></text:p>
      <text:p text:style-name="P37"/>
      <text:p text:style-name="P38"><text:span text:style-name="T38_1">provoca</text:span><text:span text:style-name="T38_2"><text:s/></text:span><text:span text:style-name="T38_3">un</text:span><text:span text:style-name="T38_4"><text:s/></text:span><text:span text:style-name="T38_5">error</text:span><text:span text:style-name="T38_6"><text:s/></text:span><text:span text:style-name="T38_7">de</text:span><text:span text:style-name="T38_8"><text:s/></text:span><text:span text:style-name="T38_9">sintaxis</text:span><text:span text:style-name="T38_10">.<text:s/></text:span><text:span text:style-name="T38_11">Por</text:span><text:span text:style-name="T38_12"><text:s/></text:span><text:span text:style-name="T38_13">lo</text:span><text:span text:style-name="T38_14"><text:s/></text:span><text:span text:style-name="T38_15">tanto</text:span><text:span text:style-name="T38_16">,<text:s/></text:span><text:span text:style-name="T38_17">se</text:span><text:span text:style-name="T38_18"><text:s/></text:span><text:span text:style-name="T38_19">recomienda</text:span><text:span text:style-name="T38_20"><text:s/></text:span><text:span text:style-name="T38_21">que</text:span><text:span text:style-name="T38_22"><text:s/>/<text:s/>*<text:s/>*<text:s/>/<text:s/></text:span><text:span text:style-name="T38_23">comentarios</text:span><text:span text:style-name="T38_24"><text:s/></text:span><text:span text:style-name="T38_25">evitarse</text:span><text:span text:style-name="T38_26"><text:s/></text:span><text:span text:style-name="T38_27">y</text:span><text:span text:style-name="T38_28"><text:s/></text:span><text:span text:style-name="T38_29">comentarios</text:span><text:span text:style-name="T38_30"><text:s/>//<text:s/></text:span><text:span text:style-name="T38_31">utilizarse</text:span><text:span text:style-name="T38_32"><text:s/></text:span><text:span text:style-name="T38_33">en</text:span><text:span text:style-name="T38_34"><text:s/></text:span><text:span text:style-name="T38_35">su</text:span><text:span text:style-name="T38_36"><text:s/></text:span><text:span text:style-name="T38_37">lugar</text:span><text:span text:style-name="T38_38">.</text:span></text:p>
      <text:p text:style-name="P39"/>
      <text:p text:style-name="P40"><text:span text:style-name="T40_1">Un</text:span><text:span text:style-name="T40_2"><text:s/></text:span><text:span text:style-name="T40_3">nombre</text:span><text:span text:style-name="T40_4"><text:s/>(</text:span><text:span text:style-name="T40_5">name</text:span><text:span text:style-name="T40_6">)</text:span><text:span text:style-name="T40_7"><text:s/></text:span><text:span text:style-name="T40_8">es</text:span><text:span text:style-name="T40_9"><text:s/></text:span><text:span text:style-name="T40_10">una</text:span><text:span text:style-name="T40_11"><text:s/></text:span><text:span text:style-name="T40_12">carta</text:span><text:span text:style-name="T40_13"><text:s/></text:span><text:span text:style-name="T40_14">seguido</text:span><text:span text:style-name="T40_15"><text:s/></text:span><text:span text:style-name="T40_16">opcionalmente</text:span><text:span text:style-name="T40_17"><text:s/></text:span><text:span text:style-name="T40_18">por</text:span><text:span text:style-name="T40_19"><text:s/></text:span><text:span text:style-name="T40_20">una</text:span><text:span text:style-name="T40_21"><text:s/></text:span><text:span text:style-name="T40_22">o</text:span><text:span text:style-name="T40_23"><text:s/></text:span><text:span text:style-name="T40_24">más</text:span><text:span text:style-name="T40_25"><text:s/></text:span><text:span text:style-name="T40_26">letras</text:span><text:span text:style-name="T40_27">,<text:s/></text:span><text:span text:style-name="T40_28">dígitos</text:span><text:span text:style-name="T40_29"><text:s/></text:span><text:span text:style-name="T40_30">o</text:span><text:span text:style-name="T40_31"><text:s/></text:span><text:span text:style-name="T40_32">guiones</text:span><text:span text:style-name="T40_33"><text:s/></text:span><text:span text:style-name="T40_34">bajos</text:span><text:span text:style-name="T40_35">.<text:s/></text:span><text:span text:style-name="T40_36">Un</text:span><text:span text:style-name="T40_37"><text:s/></text:span><text:span text:style-name="T40_38">nombre</text:span><text:span text:style-name="T40_39"><text:s/></text:span><text:span text:style-name="T40_40">no</text:span><text:span text:style-name="T40_41"><text:s/></text:span><text:span text:style-name="T40_42">puede</text:span><text:span text:style-name="T40_43"><text:s/></text:span><text:span text:style-name="T40_44">ser</text:span><text:span text:style-name="T40_45"><text:s/></text:span><text:span text:style-name="T40_46">una</text:span><text:span text:style-name="T40_47"><text:s/></text:span><text:span text:style-name="T40_48">de</text:span><text:span text:style-name="T40_49"><text:s/></text:span><text:span text:style-name="T40_50">estas</text:span><text:span text:style-name="T40_51"><text:s/></text:span><text:span text:style-name="T40_52">palabras</text:span><text:span text:style-name="T40_53"><text:s/></text:span><text:span text:style-name="T40_54">reservadas</text:span><text:span text:style-name="T40_55">:</text:span></text:p>
      <text:p text:style-name="P4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2"><text:span text:style-name="T42_1">abstract</text:span></text:p>
            <text:p text:style-name="P43"><text:span text:style-name="T43_1">boolean</text:span><text:span text:style-name="T43_2"><text:s/></text:span><text:span text:style-name="T43_3">break</text:span><text:span text:style-name="T43_4"><text:s/></text:span><text:span text:style-name="T43_5">byte</text:span></text:p>
            <text:p text:style-name="P44"><text:span text:style-name="T44_1">case</text:span><text:span text:style-name="T44_2"><text:s/></text:span><text:span text:style-name="T44_3">catch</text:span><text:span text:style-name="T44_4"><text:s/></text:span><text:span text:style-name="T44_5">char</text:span><text:span text:style-name="T44_6"><text:s/></text:span><text:span text:style-name="T44_7">class</text:span><text:span text:style-name="T44_8"><text:s/></text:span><text:span text:style-name="T44_9">const</text:span><text:span text:style-name="T44_10"><text:s/></text:span><text:span text:style-name="T44_11">continue</text:span></text:p>
            <text:p text:style-name="P45"><text:span text:style-name="T45_1">debugger</text:span><text:span text:style-name="T45_2"><text:s/></text:span><text:span text:style-name="T45_3">default</text:span><text:span text:style-name="T45_4"><text:s/></text:span><text:span text:style-name="T45_5">delete</text:span><text:span text:style-name="T45_6"><text:s/></text:span><text:span text:style-name="T45_7">do</text:span><text:span text:style-name="T45_8"><text:s/></text:span><text:span text:style-name="T45_9">double</text:span></text:p>
            <text:p text:style-name="P46"><text:span text:style-name="T46_1">space</text:span></text:p>
            <text:p text:style-name="P47"><text:span text:style-name="T47_1">tab</text:span></text:p>
            <text:p text:style-name="P48"><text:span text:style-name="T48_1">line</text:span></text:p>
            <text:p text:style-name="P49"><text:span text:style-name="T49_1">end</text:span></text:p>
            <text:p text:style-name="P50"><text:span text:style-name="T50_1">any</text:span><text:span text:style-name="T50_2"><text:s/></text:span><text:span text:style-name="T50_3">character</text:span></text:p>
            <text:p text:style-name="P51"><text:span text:style-name="T51_1">except</text:span><text:span text:style-name="T51_2"><text:s/></text:span><text:span text:style-name="T51_3">line</text:span><text:span text:style-name="T51_4"><text:s/></text:span><text:span text:style-name="T51_5">end</text:span></text:p>
            <text:p text:style-name="P52"><text:span text:style-name="T52_1">any</text:span><text:span text:style-name="T52_2"><text:s/></text:span><text:span text:style-name="T52_3">character</text:span></text:p>
            <text:p text:style-name="P53"><text:span text:style-name="T53_1">except</text:span><text:span text:style-name="T53_2"><text:s/>*</text:span><text:span text:style-name="T53_3">and</text:span><text:span text:style-name="T53_4"><text:s/>/</text:span></text:p>
            <text:p text:style-name="P54"><text:span text:style-name="T54_1">//</text:span></text:p>
            <text:p text:style-name="P55"><text:span text:style-name="T55_1">*</text:span></text:p>
            <text:p text:style-name="P56"><text:span text:style-name="T56_1">/</text:span></text:p>
            <text:p text:style-name="P57"><text:span text:style-name="T57_1">*/</text:span></text:p>
          </table:table-cell>
          <table:table-cell table:style-name="Cell2">
            <text:p text:style-name="P58"><text:span text:style-name="T58_1">whitespace</text:span></text:p>
            <text:p text:style-name="P59"><text:span text:style-name="T59_1">Numbers</text:span><text:span text:style-name="T59_2"><text:s/>|<text:s/>7</text:span></text:p>
            <text:p text:style-name="P60"><text:span text:style-name="T60_1">else</text:span><text:span text:style-name="T60_2"><text:s/></text:span><text:span text:style-name="T60_3">enum</text:span><text:span text:style-name="T60_4"><text:s/></text:span><text:span text:style-name="T60_5">export</text:span><text:span text:style-name="T60_6"><text:s/></text:span><text:span text:style-name="T60_7">extends</text:span></text:p>
            <text:p text:style-name="P61"><text:span text:style-name="T61_1">false</text:span><text:span text:style-name="T61_2"><text:s/></text:span><text:span text:style-name="T61_3">final</text:span><text:span text:style-name="T61_4"><text:s/></text:span><text:span text:style-name="T61_5">finally</text:span><text:span text:style-name="T61_6"><text:s/></text:span><text:span text:style-name="T61_7">float</text:span><text:span text:style-name="T61_8"><text:s/></text:span><text:span text:style-name="T61_9">for</text:span><text:span text:style-name="T61_10"><text:s/></text:span><text:span text:style-name="T61_11">function</text:span></text:p>
            <text:p text:style-name="P62"><text:span text:style-name="T62_1">goto</text:span></text:p>
            <text:p text:style-name="P63"><text:span text:style-name="T63_1">if</text:span><text:span text:style-name="T63_2"><text:s/></text:span><text:span text:style-name="T63_3">implements</text:span><text:span text:style-name="T63_4"><text:s/></text:span><text:span text:style-name="T63_5">import</text:span><text:span text:style-name="T63_6"><text:s/></text:span><text:span text:style-name="T63_7">in</text:span><text:span text:style-name="T63_8"><text:s/></text:span><text:span text:style-name="T63_9">instanceof</text:span><text:span text:style-name="T63_10"><text:s/></text:span><text:span text:style-name="T63_11">int</text:span><text:span text:style-name="T63_12"><text:s/></text:span><text:span text:style-name="T63_13">interface</text:span></text:p>
            <text:p text:style-name="P64"><text:span text:style-name="T64_1">long</text:span></text:p>
            <text:p text:style-name="P65"><text:span text:style-name="T65_1">native</text:span><text:span text:style-name="T65_2"><text:s/></text:span><text:span text:style-name="T65_3">new</text:span><text:span text:style-name="T65_4"><text:s/></text:span><text:span text:style-name="T65_5">null</text:span></text:p>
            <text:p text:style-name="P66"><text:span text:style-name="T66_1">package</text:span><text:span text:style-name="T66_2"><text:s/></text:span><text:span text:style-name="T66_3">private</text:span><text:span text:style-name="T66_4"><text:s/></text:span><text:span text:style-name="T66_5">protected</text:span><text:span text:style-name="T66_6"><text:s/></text:span><text:span text:style-name="T66_7">public</text:span></text:p>
            <text:p text:style-name="P67"><text:span text:style-name="T67_1">return</text:span></text:p>
            <text:p text:style-name="P68"><text:span text:style-name="T68_1">short</text:span><text:span text:style-name="T68_2"><text:s/></text:span><text:span text:style-name="T68_3">static</text:span><text:span text:style-name="T68_4"><text:s/></text:span><text:span text:style-name="T68_5">super</text:span><text:span text:style-name="T68_6"><text:s/></text:span><text:span text:style-name="T68_7">switch</text:span><text:span text:style-name="T68_8"><text:s/></text:span><text:span text:style-name="T68_9">synchronized</text:span></text:p>
            <text:p text:style-name="P69"><text:span text:style-name="T69_1">this</text:span><text:span text:style-name="T69_2"><text:s/></text:span><text:span text:style-name="T69_3">throw</text:span><text:span text:style-name="T69_4"><text:s/></text:span><text:span text:style-name="T69_5">throws</text:span><text:span text:style-name="T69_6"><text:s/></text:span><text:span text:style-name="T69_7">transient</text:span><text:span text:style-name="T69_8"><text:s/></text:span><text:span text:style-name="T69_9">true</text:span><text:span text:style-name="T69_10"><text:s/></text:span><text:span text:style-name="T69_11">try</text:span><text:span text:style-name="T69_12"><text:s/></text:span><text:span text:style-name="T69_13">typeof</text:span></text:p>
            <text:p text:style-name="P70"><text:span text:style-name="T70_1">var</text:span><text:span text:style-name="T70_2"><text:s/></text:span><text:span text:style-name="T70_3">volatile</text:span><text:span text:style-name="T70_4"><text:s/></text:span><text:span text:style-name="T70_5">void</text:span></text:p>
            <text:p text:style-name="P71"><text:span text:style-name="T71_1">while</text:span><text:span text:style-name="T71_2"><text:s/></text:span><text:span text:style-name="T71_3">wit</text:span></text:p>
            <text:p text:style-name="P72"/>
          </table:table-cell>
        </table:table-row>
      </table:table>
      <text:p text:style-name="P73"/>
      <text:p text:style-name="P74"><text:span text:style-name="T74_1">No</text:span><text:span text:style-name="T74_2"><text:s/></text:span><text:span text:style-name="T74_3">está</text:span><text:span text:style-name="T74_4"><text:s/></text:span><text:span text:style-name="T74_5">permitido</text:span><text:span text:style-name="T74_6"><text:s/></text:span><text:span text:style-name="T74_7">nombrar</text:span><text:span text:style-name="T74_8"><text:s/></text:span><text:span text:style-name="T74_9">una</text:span><text:span text:style-name="T74_10"><text:s/></text:span><text:span text:style-name="T74_11">variable</text:span><text:span text:style-name="T74_12"><text:s/></text:span><text:span text:style-name="T74_13">o</text:span><text:span text:style-name="T74_14"><text:s/></text:span><text:span text:style-name="T74_15">parámetro</text:span><text:span text:style-name="T74_16"><text:s/></text:span><text:span text:style-name="T74_17">con</text:span><text:span text:style-name="T74_18"><text:s/></text:span><text:span text:style-name="T74_19">un</text:span><text:span text:style-name="T74_20"><text:s/></text:span><text:span text:style-name="T74_21">reservado</text:span><text:span text:style-name="T74_22"><text:s/></text:span><text:span text:style-name="T74_23">palabra</text:span><text:span text:style-name="T74_24">.<text:s/></text:span><text:span text:style-name="T74_25">Peor</text:span><text:span text:style-name="T74_26"><text:s/></text:span><text:span text:style-name="T74_27">aún</text:span><text:span text:style-name="T74_28">,<text:s/></text:span><text:span text:style-name="T74_29">no</text:span><text:span text:style-name="T74_30"><text:s/></text:span><text:span text:style-name="T74_31">se</text:span><text:span text:style-name="T74_32"><text:s/></text:span><text:span text:style-name="T74_33">permite</text:span><text:span text:style-name="T74_34"><text:s/></text:span><text:span text:style-name="T74_35">el</text:span><text:span text:style-name="T74_36"><text:s/></text:span><text:span text:style-name="T74_37">uso</text:span><text:span text:style-name="T74_38"><text:s/></text:span><text:span text:style-name="T74_39">de</text:span><text:span text:style-name="T74_40"><text:s/></text:span><text:span text:style-name="T74_41">una</text:span><text:span text:style-name="T74_42"><text:s/></text:span><text:span text:style-name="T74_43">palabra</text:span><text:span text:style-name="T74_44"><text:s/></text:span><text:span text:style-name="T74_45">reservada</text:span><text:span text:style-name="T74_46"><text:s/></text:span><text:span text:style-name="T74_47">como</text:span><text:span text:style-name="T74_48"><text:s/></text:span><text:span text:style-name="T74_49">el</text:span><text:span text:style-name="T74_50"><text:s/></text:span><text:span text:style-name="T74_51">nombre</text:span><text:span text:style-name="T74_52"><text:s/></text:span><text:span text:style-name="T74_53">de</text:span><text:span text:style-name="T74_54"><text:s/></text:span><text:span text:style-name="T74_55">una</text:span><text:span text:style-name="T74_56"><text:s/></text:span><text:span text:style-name="T74_57">propiedad</text:span><text:span text:style-name="T74_58"><text:s/></text:span><text:span text:style-name="T74_59">de</text:span><text:span text:style-name="T74_60"><text:s/></text:span><text:span text:style-name="T74_61">un</text:span><text:span text:style-name="T74_62"><text:s/></text:span><text:span text:style-name="T74_63">objeto</text:span><text:span text:style-name="T74_64"><text:s/></text:span><text:span text:style-name="T74_65">en</text:span><text:span text:style-name="T74_66"><text:s/></text:span><text:span text:style-name="T74_67">un</text:span><text:span text:style-name="T74_68"><text:s/></text:span><text:span text:style-name="T74_69">objeto</text:span><text:span text:style-name="T74_70"><text:s/></text:span><text:span text:style-name="T74_71">literal</text:span><text:span text:style-name="T74_72"><text:s/></text:span><text:span text:style-name="T74_73">o</text:span><text:span text:style-name="T74_74"><text:s/></text:span><text:span text:style-name="T74_75">después</text:span><text:span text:style-name="T74_76"><text:s/></text:span><text:span text:style-name="T74_77">de</text:span><text:span text:style-name="T74_78"><text:s/></text:span><text:span text:style-name="T74_79">un</text:span><text:span text:style-name="T74_80"><text:s/></text:span><text:span text:style-name="T74_81">punto</text:span><text:span text:style-name="T74_82"><text:s/></text:span><text:span text:style-name="T74_83">en</text:span><text:span text:style-name="T74_84"><text:s/></text:span><text:span text:style-name="T74_85">un</text:span><text:span text:style-name="T74_86"><text:s/></text:span><text:span text:style-name="T74_87">refinamiento</text:span><text:span text:style-name="T74_88">.</text:span></text:p>
      <text:p text:style-name="P75"><text:span text:style-name="T75_1">Los</text:span><text:span text:style-name="T75_2"><text:s/></text:span><text:span text:style-name="T75_3">nombres</text:span><text:span text:style-name="T75_4"><text:s/></text:span><text:span text:style-name="T75_5">se</text:span><text:span text:style-name="T75_6"><text:s/></text:span><text:span text:style-name="T75_7">utilizan</text:span><text:span text:style-name="T75_8"><text:s/></text:span><text:span text:style-name="T75_9">para</text:span><text:span text:style-name="T75_10"><text:s/></text:span><text:span text:style-name="T75_11">declaraciones</text:span><text:span text:style-name="T75_12">,<text:s/></text:span><text:span text:style-name="T75_13">variables</text:span><text:span text:style-name="T75_14">,<text:s/></text:span><text:span text:style-name="T75_15">parámetros</text:span><text:span text:style-name="T75_16">,<text:s/></text:span><text:span text:style-name="T75_17">nombres</text:span><text:span text:style-name="T75_18"><text:s/></text:span><text:span text:style-name="T75_19">de</text:span><text:span text:style-name="T75_20"><text:s/></text:span><text:span text:style-name="T75_21">propiedades</text:span><text:span text:style-name="T75_22">,<text:s/></text:span><text:span text:style-name="T75_23">operadores</text:span><text:span text:style-name="T75_24"><text:s/></text:span><text:span text:style-name="T75_25">y</text:span><text:span text:style-name="T75_26"><text:s/></text:span><text:span text:style-name="T75_27">etiquetas</text:span><text:span text:style-name="T75_28">.</text:span></text:p>
      <text:p text:style-name="P76"/>
      <text:p text:style-name="P77"><text:span text:style-name="T77_1">JavaScript</text:span><text:span text:style-name="T77_2"><text:s/></text:span><text:span text:style-name="T77_3">tiene</text:span><text:span text:style-name="T77_4"><text:s/></text:span><text:span text:style-name="T77_5">un</text:span><text:span text:style-name="T77_6"><text:s/></text:span><text:span text:style-name="T77_7">solo</text:span><text:span text:style-name="T77_8"><text:s/></text:span><text:span text:style-name="T77_9">tipo</text:span><text:span text:style-name="T77_10"><text:s/></text:span><text:span text:style-name="T77_11">de</text:span><text:span text:style-name="T77_12"><text:s/></text:span><text:span text:style-name="T77_13">número</text:span><text:span text:style-name="T77_14">.<text:s/></text:span><text:span text:style-name="T77_15">Internamente</text:span><text:span text:style-name="T77_16">,<text:s/></text:span><text:span text:style-name="T77_17">se</text:span><text:span text:style-name="T77_18"><text:s/></text:span><text:span text:style-name="T77_19">representa</text:span><text:span text:style-name="T77_20"><text:s/></text:span><text:span text:style-name="T77_21">como</text:span><text:span text:style-name="T77_22"><text:s/></text:span><text:span text:style-name="T77_23">punto</text:span><text:span text:style-name="T77_24"><text:s/></text:span><text:span text:style-name="T77_25">flotante</text:span><text:span text:style-name="T77_26"><text:s/></text:span><text:span text:style-name="T77_27">de</text:span><text:span text:style-name="T77_28"><text:s/>64<text:s/></text:span><text:span text:style-name="T77_29">bits</text:span><text:span text:style-name="T77_30">,<text:s/></text:span><text:span text:style-name="T77_31">lo</text:span><text:span text:style-name="T77_32"><text:s/></text:span><text:span text:style-name="T77_33">mismo</text:span><text:span text:style-name="T77_34"><text:s/></text:span><text:span text:style-name="T77_35">que</text:span><text:span text:style-name="T77_36"><text:s/></text:span><text:span text:style-name="T77_37">Java</text:span><text:span text:style-name="T77_38">'</text:span><text:span text:style-name="T77_39">sdouble</text:span><text:span text:style-name="T77_40">.<text:s/></text:span><text:span text:style-name="T77_41">A</text:span><text:span text:style-name="T77_42"><text:s/></text:span><text:span text:style-name="T77_43">diferencia</text:span><text:span text:style-name="T77_44"><text:s/></text:span><text:span text:style-name="T77_45">de</text:span><text:span text:style-name="T77_46"><text:s/></text:span><text:span text:style-name="T77_47">la</text:span><text:span text:style-name="T77_48"><text:s/></text:span><text:span text:style-name="T77_49">mayoría</text:span><text:span text:style-name="T77_50"><text:s/></text:span><text:span text:style-name="T77_51">de</text:span><text:span text:style-name="T77_52"><text:s/></text:span><text:span text:style-name="T77_53">otros</text:span><text:span text:style-name="T77_54"><text:s/></text:span><text:span text:style-name="T77_55">lenguajes</text:span><text:span text:style-name="T77_56"><text:s/></text:span><text:span text:style-name="T77_57">de</text:span><text:span text:style-name="T77_58"><text:s/></text:span><text:span text:style-name="T77_59">programación</text:span><text:span text:style-name="T77_60">,<text:s/></text:span><text:span text:style-name="T77_61">no</text:span><text:span text:style-name="T77_62"><text:s/></text:span><text:span text:style-name="T77_63">hay</text:span><text:span text:style-name="T77_64"><text:s/></text:span><text:span text:style-name="T77_65">ningún</text:span><text:span text:style-name="T77_66"><text:s/></text:span><text:span text:style-name="T77_67">tipo</text:span><text:span text:style-name="T77_68"><text:s/></text:span><text:span text:style-name="T77_69">de</text:span><text:span text:style-name="T77_70"><text:s/></text:span><text:span text:style-name="T77_71">entero</text:span><text:span text:style-name="T77_72"><text:s/></text:span><text:span text:style-name="T77_73">por</text:span><text:span text:style-name="T77_74"><text:s/></text:span><text:span text:style-name="T77_75">separado</text:span><text:span text:style-name="T77_76">,<text:s/></text:span><text:span text:style-name="T77_77">por</text:span><text:span text:style-name="T77_78"><text:s/></text:span><text:span text:style-name="T77_79">lo</text:span><text:span text:style-name="T77_80"><text:s/></text:span><text:span text:style-name="T77_81">que</text:span><text:span text:style-name="T77_82"><text:s/>1<text:s/></text:span><text:span text:style-name="T77_83">y</text:span><text:span text:style-name="T77_84"><text:s/>1.0<text:s/></text:span><text:span text:style-name="T77_85">son</text:span><text:span text:style-name="T77_86"><text:s/></text:span><text:span text:style-name="T77_87">el</text:span><text:span text:style-name="T77_88"><text:s/></text:span><text:span text:style-name="T77_89">mismo</text:span><text:span text:style-name="T77_90"><text:s/></text:span><text:span text:style-name="T77_91">valor</text:span><text:span text:style-name="T77_92">.<text:s/></text:span><text:span text:style-name="T77_93">Esta</text:span><text:span text:style-name="T77_94"><text:s/></text:span><text:span text:style-name="T77_95">es</text:span><text:span text:style-name="T77_96"><text:s/></text:span><text:span text:style-name="T77_97">una</text:span><text:span text:style-name="T77_98"><text:s/></text:span><text:span text:style-name="T77_99">conveniencia</text:span><text:span text:style-name="T77_100"><text:s/></text:span><text:span text:style-name="T77_101">significativa</text:span><text:span text:style-name="T77_102"><text:s/></text:span><text:span text:style-name="T77_103">porque</text:span><text:span text:style-name="T77_104"><text:s/></text:span><text:span text:style-name="T77_105">los</text:span><text:span text:style-name="T77_106"><text:s/></text:span><text:span text:style-name="T77_107">problemas</text:span><text:span text:style-name="T77_108"><text:s/></text:span><text:span text:style-name="T77_109">de</text:span><text:span text:style-name="T77_110"><text:s/></text:span><text:span text:style-name="T77_111">desbordamiento</text:span><text:span text:style-name="T77_112"><text:s/></text:span><text:span text:style-name="T77_113">de</text:span><text:span text:style-name="T77_114"><text:s/></text:span><text:span text:style-name="T77_115">enteros</text:span><text:span text:style-name="T77_116"><text:s/></text:span><text:span text:style-name="T77_117">cortos</text:span><text:span text:style-name="T77_118"><text:s/></text:span><text:span text:style-name="T77_119">se</text:span><text:span text:style-name="T77_120"><text:s/></text:span><text:span text:style-name="T77_121">evitan</text:span><text:span text:style-name="T77_122"><text:s/></text:span><text:span text:style-name="T77_123">completamente</text:span><text:span text:style-name="T77_124">,<text:s/></text:span><text:span text:style-name="T77_125">y</text:span><text:span text:style-name="T77_126"><text:s/></text:span><text:span text:style-name="T77_127">todo</text:span><text:span text:style-name="T77_128"><text:s/></text:span><text:span text:style-name="T77_129">lo</text:span><text:span text:style-name="T77_130"><text:s/></text:span><text:span text:style-name="T77_131">que</text:span><text:span text:style-name="T77_132"><text:s/></text:span><text:span text:style-name="T77_133">necesita</text:span><text:span text:style-name="T77_134"><text:s/></text:span><text:span text:style-name="T77_135">saber</text:span><text:span text:style-name="T77_136"><text:s/></text:span><text:span text:style-name="T77_137">acerca</text:span><text:span text:style-name="T77_138"><text:s/></text:span><text:span text:style-name="T77_139">de</text:span><text:span text:style-name="T77_140"><text:s/></text:span><text:span text:style-name="T77_141">un</text:span><text:span text:style-name="T77_142"><text:s/></text:span><text:span text:style-name="T77_143">número</text:span><text:span text:style-name="T77_144"><text:s/></text:span><text:span text:style-name="T77_145">es</text:span><text:span text:style-name="T77_146"><text:s/></text:span><text:span text:style-name="T77_147">que</text:span><text:span text:style-name="T77_148"><text:s/></text:span><text:span text:style-name="T77_149">es</text:span><text:span text:style-name="T77_150"><text:s/></text:span><text:span text:style-name="T77_151">un</text:span><text:span text:style-name="T77_152"><text:s/></text:span><text:span text:style-name="T77_153">número</text:span><text:span text:style-name="T77_154">.<text:s/></text:span><text:span text:style-name="T77_155">Se</text:span><text:span text:style-name="T77_156"><text:s/></text:span><text:span text:style-name="T77_157">evita</text:span><text:span text:style-name="T77_158"><text:s/></text:span><text:span text:style-name="T77_159">una</text:span><text:span text:style-name="T77_160"><text:s/></text:span><text:span text:style-name="T77_161">gran</text:span><text:span text:style-name="T77_162"><text:s/></text:span><text:span text:style-name="T77_163">clase</text:span><text:span text:style-name="T77_164"><text:s/></text:span><text:span text:style-name="T77_165">de</text:span><text:span text:style-name="T77_166"><text:s/></text:span><text:span text:style-name="T77_167">errores</text:span><text:span text:style-name="T77_168"><text:s/></text:span><text:span text:style-name="T77_169">de</text:span><text:span text:style-name="T77_170"><text:s/></text:span><text:span text:style-name="T77_171">tipo</text:span><text:span text:style-name="T77_172"><text:s/></text:span><text:span text:style-name="T77_173">numérico</text:span><text:span text:style-name="T77_174">.</text:span></text:p>
      <text:p text:style-name="P78"><text:span text:style-name="T78_1">Los</text:span><text:span text:style-name="T78_2"><text:s/></text:span><text:span text:style-name="T78_3">números</text:span><text:span text:style-name="T78_4"><text:s/></text:span><text:span text:style-name="T78_5">negativos</text:span><text:span text:style-name="T78_6"><text:s/></text:span><text:span text:style-name="T78_7">se</text:span><text:span text:style-name="T78_8"><text:s/></text:span><text:span text:style-name="T78_9">pueden</text:span><text:span text:style-name="T78_10"><text:s/></text:span><text:span text:style-name="T78_11">formar</text:span><text:span text:style-name="T78_12"><text:s/></text:span><text:span text:style-name="T78_13">utilizando</text:span><text:span text:style-name="T78_14"><text:s/></text:span><text:span text:style-name="T78_15">el</text:span><text:span text:style-name="T78_16"><text:s/></text:span><text:span text:style-name="T78_17">prefijo</text:span><text:span text:style-name="T78_18"><text:s/></text:span><text:span text:style-name="T78_19">del</text:span><text:span text:style-name="T78_20"><text:s/></text:span><text:span text:style-name="T78_21">operador</text:span><text:span text:style-name="T78_22">.</text:span></text:p>
      <text:p text:style-name="P79"><text:span text:style-name="T79_1">El</text:span><text:span text:style-name="T79_2"><text:s/></text:span><text:span text:style-name="T79_3">valor</text:span><text:span text:style-name="T79_4"><text:s/></text:span><text:span text:style-name="T79_5">NaN</text:span><text:span text:style-name="T79_6"><text:s/></text:span><text:span text:style-name="T79_7">es</text:span><text:span text:style-name="T79_8"><text:s/></text:span><text:span text:style-name="T79_9">un</text:span><text:span text:style-name="T79_10"><text:s/></text:span><text:span text:style-name="T79_11">valor</text:span><text:span text:style-name="T79_12"><text:s/></text:span><text:span text:style-name="T79_13">numérico</text:span><text:span text:style-name="T79_14"><text:s/></text:span><text:span text:style-name="T79_15">que</text:span><text:span text:style-name="T79_16"><text:s/></text:span><text:span text:style-name="T79_17">es</text:span><text:span text:style-name="T79_18"><text:s/></text:span><text:span text:style-name="T79_19">el</text:span><text:span text:style-name="T79_20"><text:s/></text:span><text:span text:style-name="T79_21">resultado</text:span><text:span text:style-name="T79_22"><text:s/></text:span><text:span text:style-name="T79_23">de</text:span><text:span text:style-name="T79_24"><text:s/></text:span><text:span text:style-name="T79_25">una</text:span><text:span text:style-name="T79_26"><text:s/></text:span><text:span text:style-name="T79_27">operación</text:span><text:span text:style-name="T79_28"><text:s/></text:span><text:span text:style-name="T79_29">que</text:span><text:span text:style-name="T79_30"><text:s/></text:span><text:span text:style-name="T79_31">no</text:span><text:span text:style-name="T79_32"><text:s/></text:span><text:span text:style-name="T79_33">puede</text:span><text:span text:style-name="T79_34"><text:s/></text:span><text:span text:style-name="T79_35">producir</text:span><text:span text:style-name="T79_36"><text:s/></text:span><text:span text:style-name="T79_37">un</text:span><text:span text:style-name="T79_38"><text:s/></text:span><text:span text:style-name="T79_39">resultado</text:span><text:span text:style-name="T79_40"><text:s/></text:span><text:span text:style-name="T79_41">normal</text:span><text:span text:style-name="T79_42">.<text:s/></text:span><text:span text:style-name="T79_43">NaN</text:span><text:span text:style-name="T79_44"><text:s/></text:span><text:span text:style-name="T79_45">no</text:span><text:span text:style-name="T79_46"><text:s/></text:span><text:span text:style-name="T79_47">es</text:span><text:span text:style-name="T79_48"><text:s/></text:span><text:span text:style-name="T79_49">igual</text:span><text:span text:style-name="T79_50"><text:s/></text:span><text:span text:style-name="T79_51">a</text:span><text:span text:style-name="T79_52"><text:s/></text:span><text:span text:style-name="T79_53">cualquier</text:span><text:span text:style-name="T79_54"><text:s/></text:span><text:span text:style-name="T79_55">valor</text:span><text:span text:style-name="T79_56">,<text:s/></text:span><text:span text:style-name="T79_57">incluyendo</text:span><text:span text:style-name="T79_58"><text:s/></text:span><text:span text:style-name="T79_59">sí</text:span><text:span text:style-name="T79_60"><text:s/></text:span><text:span text:style-name="T79_61">mismo</text:span><text:span text:style-name="T79_62">.<text:s/></text:span><text:span text:style-name="T79_63">Puede</text:span><text:span text:style-name="T79_64"><text:s/></text:span><text:span text:style-name="T79_65">detectar</text:span><text:span text:style-name="T79_66"><text:s/></text:span><text:span text:style-name="T79_67">NaN</text:span><text:span text:style-name="T79_68"><text:s/></text:span><text:span text:style-name="T79_69">con</text:span><text:span text:style-name="T79_70"><text:s/></text:span><text:span text:style-name="T79_71">la</text:span><text:span text:style-name="T79_72"><text:s/></text:span><text:span text:style-name="T79_73">función</text:span><text:span text:style-name="T79_74"><text:s/></text:span><text:span text:style-name="T79_75">es</text:span><text:span text:style-name="T79_76"><text:s/></text:span><text:span text:style-name="T79_77">NaN</text:span><text:span text:style-name="T79_78"><text:s/>(</text:span><text:span text:style-name="T79_79">número</text:span><text:span text:style-name="T79_80">).</text:span></text:p>
      <text:p text:style-name="P80"/>
      <text:p text:style-name="P81"><text:span text:style-name="T81_1">Strings</text:span><text:span text:style-name="T81_2"><text:s/></text:span><text:span text:style-name="T81_3">puede</text:span><text:span text:style-name="T81_4"><text:s/></text:span><text:span text:style-name="T81_5">ser</text:span><text:span text:style-name="T81_6"><text:s/></text:span><text:span text:style-name="T81_7">envuelto</text:span><text:span text:style-name="T81_8"><text:s/></text:span><text:span text:style-name="T81_9">en</text:span><text:span text:style-name="T81_10"><text:s/></text:span><text:span text:style-name="T81_11">comillas</text:span><text:span text:style-name="T81_12"><text:s/></text:span><text:span text:style-name="T81_13">simples</text:span><text:span text:style-name="T81_14"><text:s/></text:span><text:span text:style-name="T81_15">o</text:span><text:span text:style-name="T81_16"><text:s/></text:span><text:span text:style-name="T81_17">dobles</text:span><text:span text:style-name="T81_18">.<text:s/></text:span><text:span text:style-name="T81_19">Puede</text:span><text:span text:style-name="T81_20"><text:s/></text:span><text:span text:style-name="T81_21">contener</text:span><text:span text:style-name="T81_22"><text:s/></text:span><text:span text:style-name="T81_23">cero</text:span><text:span text:style-name="T81_24"><text:s/></text:span><text:span text:style-name="T81_25">o</text:span><text:span text:style-name="T81_26"><text:s/></text:span><text:span text:style-name="T81_27">más</text:span><text:span text:style-name="T81_28"><text:s/></text:span><text:span text:style-name="T81_29">caracteres</text:span><text:span text:style-name="T81_30">.<text:s/></text:span><text:span text:style-name="T81_31">El</text:span><text:span text:style-name="T81_32"><text:s/>\<text:s/>(</text:span><text:span text:style-name="T81_33">barra</text:span><text:span text:style-name="T81_34"><text:s/></text:span><text:span text:style-name="T81_35">invertida</text:span><text:span text:style-name="T81_36">)<text:s/></text:span><text:span text:style-name="T81_37">es</text:span><text:span text:style-name="T81_38"><text:s/></text:span><text:span text:style-name="T81_39">el</text:span><text:span text:style-name="T81_40"><text:s/></text:span><text:span text:style-name="T81_41">carácter</text:span><text:span text:style-name="T81_42"><text:s/></text:span><text:span text:style-name="T81_43">de</text:span><text:span text:style-name="T81_44"><text:s/></text:span><text:span text:style-name="T81_45">escape</text:span><text:span text:style-name="T81_46">.<text:s/></text:span><text:span text:style-name="T81_47">JavaScript</text:span><text:span text:style-name="T81_48"><text:s/></text:span><text:span text:style-name="T81_49">se</text:span><text:span text:style-name="T81_50"><text:s/></text:span><text:span text:style-name="T81_51">construyó</text:span><text:span text:style-name="T81_52"><text:s/></text:span><text:span text:style-name="T81_53">en</text:span><text:span text:style-name="T81_54"><text:s/></text:span><text:span text:style-name="T81_55">un</text:span><text:span text:style-name="T81_56"><text:s/></text:span><text:span text:style-name="T81_57">momento</text:span><text:span text:style-name="T81_58"><text:s/></text:span><text:span text:style-name="T81_59">en</text:span><text:span text:style-name="T81_60"><text:s/></text:span><text:span text:style-name="T81_61">Unicode</text:span><text:span text:style-name="T81_62"><text:s/></text:span><text:span text:style-name="T81_63">era</text:span><text:span text:style-name="T81_64"><text:s/></text:span><text:span text:style-name="T81_65">un</text:span><text:span text:style-name="T81_66"><text:s/></text:span><text:span text:style-name="T81_67">juego</text:span><text:span text:style-name="T81_68"><text:s/></text:span><text:span text:style-name="T81_69">de</text:span><text:span text:style-name="T81_70"><text:s/></text:span><text:span text:style-name="T81_71">caracteres</text:span><text:span text:style-name="T81_72"><text:s/></text:span><text:span text:style-name="T81_73">de</text:span><text:span text:style-name="T81_74"><text:s/>16<text:s/></text:span><text:span text:style-name="T81_75">bits</text:span><text:span text:style-name="T81_76">,<text:s/></text:span><text:span text:style-name="T81_77">por</text:span><text:span text:style-name="T81_78"><text:s/></text:span><text:span text:style-name="T81_79">lo</text:span><text:span text:style-name="T81_80"><text:s/></text:span><text:span text:style-name="T81_81">que</text:span><text:span text:style-name="T81_82"><text:s/></text:span><text:span text:style-name="T81_83">todos</text:span><text:span text:style-name="T81_84"><text:s/></text:span><text:span text:style-name="T81_85">los</text:span><text:span text:style-name="T81_86"><text:s/></text:span><text:span text:style-name="T81_87">caracteres</text:span><text:span text:style-name="T81_88"><text:s/></text:span><text:span text:style-name="T81_89">de</text:span><text:span text:style-name="T81_90"><text:s/></text:span><text:span text:style-name="T81_91">JavaScript</text:span><text:span text:style-name="T81_92"><text:s/></text:span><text:span text:style-name="T81_93">son</text:span><text:span text:style-name="T81_94"><text:s/></text:span><text:span text:style-name="T81_95">de</text:span><text:span text:style-name="T81_96"><text:s/>16<text:s/></text:span><text:span text:style-name="T81_97">bits</text:span><text:span text:style-name="T81_98"><text:s/></text:span><text:span text:style-name="T81_99">de</text:span><text:span text:style-name="T81_100"><text:s/></text:span><text:span text:style-name="T81_101">ancho</text:span><text:span text:style-name="T81_102">.</text:span></text:p>
      <text:p text:style-name="P82"><text:span text:style-name="T82_1">JavaScript</text:span><text:span text:style-name="T82_2"><text:s/></text:span><text:span text:style-name="T82_3">no</text:span><text:span text:style-name="T82_4"><text:s/></text:span><text:span text:style-name="T82_5">tiene</text:span><text:span text:style-name="T82_6"><text:s/></text:span><text:span text:style-name="T82_7">un</text:span><text:span text:style-name="T82_8"><text:s/></text:span><text:span text:style-name="T82_9">tipo</text:span><text:span text:style-name="T82_10"><text:s/></text:span><text:span text:style-name="T82_11">de</text:span><text:span text:style-name="T82_12"><text:s/></text:span><text:span text:style-name="T82_13">carácter</text:span><text:span text:style-name="T82_14">.<text:s/></text:span><text:span text:style-name="T82_15">Para</text:span><text:span text:style-name="T82_16"><text:s/></text:span><text:span text:style-name="T82_17">representar</text:span><text:span text:style-name="T82_18"><text:s/></text:span><text:span text:style-name="T82_19">un</text:span><text:span text:style-name="T82_20"><text:s/></text:span><text:span text:style-name="T82_21">carácter</text:span><text:span text:style-name="T82_22">,<text:s/></text:span><text:span text:style-name="T82_23">hacer</text:span><text:span text:style-name="T82_24"><text:s/></text:span><text:span text:style-name="T82_25">una</text:span><text:span text:style-name="T82_26"><text:s/></text:span><text:span text:style-name="T82_27">cadena</text:span><text:span text:style-name="T82_28"><text:s/></text:span><text:span text:style-name="T82_29">con</text:span><text:span text:style-name="T82_30"><text:s/></text:span><text:span text:style-name="T82_31">un</text:span><text:span text:style-name="T82_32"><text:s/></text:span><text:span text:style-name="T82_33">solo</text:span><text:span text:style-name="T82_34"><text:s/></text:span><text:span text:style-name="T82_35">carácter</text:span><text:span text:style-name="T82_36"><text:s/></text:span><text:span text:style-name="T82_37">en</text:span><text:span text:style-name="T82_38"><text:s/></text:span><text:span text:style-name="T82_39">ella</text:span><text:span text:style-name="T82_40">.</text:span></text:p>
      <text:p text:style-name="P83"/>
      <text:p text:style-name="P84"><text:span text:style-name="T84_1">Las</text:span><text:span text:style-name="T84_2"><text:s/></text:span><text:span text:style-name="T84_3">secuencias</text:span><text:span text:style-name="T84_4"><text:s/></text:span><text:span text:style-name="T84_5">de</text:span><text:span text:style-name="T84_6"><text:s/></text:span><text:span text:style-name="T84_7">escape</text:span><text:span text:style-name="T84_8"><text:s/></text:span><text:span text:style-name="T84_9">permiten</text:span><text:span text:style-name="T84_10"><text:s/></text:span><text:span text:style-name="T84_11">la</text:span><text:span text:style-name="T84_12"><text:s/></text:span><text:span text:style-name="T84_13">inserción</text:span><text:span text:style-name="T84_14"><text:s/></text:span><text:span text:style-name="T84_15">de</text:span><text:span text:style-name="T84_16"><text:s/></text:span><text:span text:style-name="T84_17">caracteres</text:span><text:span text:style-name="T84_18"><text:s/></text:span><text:span text:style-name="T84_19">en</text:span><text:span text:style-name="T84_20"><text:s/></text:span><text:span text:style-name="T84_21">cadenas</text:span><text:span text:style-name="T84_22"><text:s/></text:span><text:span text:style-name="T84_23">que</text:span><text:span text:style-name="T84_24"><text:s/></text:span><text:span text:style-name="T84_25">normalmente</text:span><text:span text:style-name="T84_26"><text:s/></text:span><text:span text:style-name="T84_27">no</text:span><text:span text:style-name="T84_28"><text:s/></text:span><text:span text:style-name="T84_29">están</text:span><text:span text:style-name="T84_30"><text:s/></text:span><text:span text:style-name="T84_31">permitidas</text:span><text:span text:style-name="T84_32">,<text:s/></text:span><text:span text:style-name="T84_33">tales</text:span><text:span text:style-name="T84_34"><text:s/></text:span><text:span text:style-name="T84_35">como</text:span><text:span text:style-name="T84_36"><text:s/></text:span><text:span text:style-name="T84_37">barras</text:span><text:span text:style-name="T84_38"><text:s/></text:span><text:span text:style-name="T84_39">invertidas</text:span><text:span text:style-name="T84_40">,<text:s/></text:span><text:span text:style-name="T84_41">citas</text:span><text:span text:style-name="T84_42">,<text:s/></text:span><text:span text:style-name="T84_43">y</text:span><text:span text:style-name="T84_44"><text:s/></text:span><text:span text:style-name="T84_45">caracteres</text:span><text:span text:style-name="T84_46"><text:s/></text:span><text:span text:style-name="T84_47">de</text:span><text:span text:style-name="T84_48"><text:s/></text:span><text:span text:style-name="T84_49">control</text:span><text:span text:style-name="T84_50">.<text:s/></text:span><text:span text:style-name="T84_51">El</text:span><text:span text:style-name="T84_52"><text:s/>\<text:s/></text:span><text:span text:style-name="T84_53">uconvention</text:span><text:span text:style-name="T84_54"><text:s/></text:span><text:span text:style-name="T84_55">permite</text:span><text:span text:style-name="T84_56"><text:s/></text:span><text:span text:style-name="T84_57">especificar</text:span><text:span text:style-name="T84_58"><text:s/></text:span><text:span text:style-name="T84_59">los</text:span><text:span text:style-name="T84_60"><text:s/></text:span><text:span text:style-name="T84_61">puntos</text:span><text:span text:style-name="T84_62"><text:s/></text:span><text:span text:style-name="T84_63">de</text:span><text:span text:style-name="T84_64"><text:s/></text:span><text:span text:style-name="T84_65">código</text:span><text:span text:style-name="T84_66"><text:s/></text:span><text:span text:style-name="T84_67">de</text:span><text:span text:style-name="T84_68"><text:s/></text:span><text:span text:style-name="T84_69">carácter</text:span><text:span text:style-name="T84_70"><text:s/></text:span><text:span text:style-name="T84_71">numérico</text:span><text:span text:style-name="T84_72">.</text:span></text:p>
      <text:p text:style-name="P85"/>
      <text:p text:style-name="P86"><text:span text:style-name="T86_1">"</text:span><text:span text:style-name="T86_2">A</text:span><text:span text:style-name="T86_3">"<text:s/>===<text:s/>"\<text:s/></text:span><text:span text:style-name="T86_4">u</text:span><text:span text:style-name="T86_5">0041"</text:span></text:p>
      <text:p text:style-name="P87"/>
      <text:p text:style-name="P88"><text:span text:style-name="T88_1">Strings</text:span><text:span text:style-name="T88_2"><text:s/></text:span><text:span text:style-name="T88_3">tienen</text:span><text:span text:style-name="T88_4"><text:s/></text:span><text:span text:style-name="T88_5">una</text:span><text:span text:style-name="T88_6"><text:s/></text:span><text:span text:style-name="T88_7">propiedad</text:span><text:span text:style-name="T88_8"><text:s/></text:span><text:span text:style-name="T88_9">length</text:span><text:span text:style-name="T88_10">.<text:s/></text:span><text:span text:style-name="T88_11">Por</text:span><text:span text:style-name="T88_12"><text:s/></text:span><text:span text:style-name="T88_13">ejemplo</text:span><text:span text:style-name="T88_14">,<text:s/>"</text:span><text:span text:style-name="T88_15">siete</text:span><text:span text:style-name="T88_16">"<text:s/>.</text:span><text:span text:style-name="T88_17">length</text:span><text:span text:style-name="T88_18"><text:s/></text:span><text:span text:style-name="T88_19">es</text:span><text:span text:style-name="T88_20"><text:s/>5.</text:span></text:p>
      <text:p text:style-name="P89"><text:span text:style-name="T89_1">Strings</text:span><text:span text:style-name="T89_2"><text:s/></text:span><text:span text:style-name="T89_3">son</text:span><text:span text:style-name="T89_4"><text:s/></text:span><text:span text:style-name="T89_5">inmutables</text:span><text:span text:style-name="T89_6">.<text:s/></text:span><text:span text:style-name="T89_7">Una</text:span><text:span text:style-name="T89_8"><text:s/></text:span><text:span text:style-name="T89_9">vez</text:span><text:span text:style-name="T89_10"><text:s/></text:span><text:span text:style-name="T89_11">que</text:span><text:span text:style-name="T89_12"><text:s/></text:span><text:span text:style-name="T89_13">está</text:span><text:span text:style-name="T89_14"><text:s/></text:span><text:span text:style-name="T89_15">hecho</text:span><text:span text:style-name="T89_16">,<text:s/></text:span><text:span text:style-name="T89_17">una</text:span><text:span text:style-name="T89_18"><text:s/></text:span><text:span text:style-name="T89_19">cadena</text:span><text:span text:style-name="T89_20"><text:s/></text:span><text:span text:style-name="T89_21">nunca</text:span><text:span text:style-name="T89_22"><text:s/></text:span><text:span text:style-name="T89_23">se</text:span><text:span text:style-name="T89_24"><text:s/></text:span><text:span text:style-name="T89_25">puede</text:span><text:span text:style-name="T89_26"><text:s/></text:span><text:span text:style-name="T89_27">cambiar</text:span><text:span text:style-name="T89_28">.<text:s/></text:span><text:span text:style-name="T89_29">Pero</text:span><text:span text:style-name="T89_30"><text:s/></text:span><text:span text:style-name="T89_31">es</text:span><text:span text:style-name="T89_32"><text:s/></text:span><text:span text:style-name="T89_33">fácil</text:span><text:span text:style-name="T89_34"><text:s/></text:span><text:span text:style-name="T89_35">para</text:span><text:span text:style-name="T89_36"><text:s/></text:span><text:span text:style-name="T89_37">hacer</text:span><text:span text:style-name="T89_38"><text:s/></text:span><text:span text:style-name="T89_39">una</text:span><text:span text:style-name="T89_40"><text:s/></text:span><text:span text:style-name="T89_41">nueva</text:span><text:span text:style-name="T89_42"><text:s/></text:span><text:span text:style-name="T89_43">cadena</text:span><text:span text:style-name="T89_44"><text:s/></text:span><text:span text:style-name="T89_45">concatenando</text:span><text:span text:style-name="T89_46"><text:s/></text:span><text:span text:style-name="T89_47">otras</text:span><text:span text:style-name="T89_48"><text:s/></text:span><text:span text:style-name="T89_49">cuerdas</text:span><text:span text:style-name="T89_50"><text:s/></text:span><text:span text:style-name="T89_51">junto</text:span><text:span text:style-name="T89_52"><text:s/></text:span><text:span text:style-name="T89_53">con</text:span><text:span text:style-name="T89_54"><text:s/></text:span><text:span text:style-name="T89_55">el</text:span><text:span text:style-name="T89_56"><text:s/></text:span><text:span text:style-name="T89_57">operador</text:span><text:span text:style-name="T89_58"><text:s/>+.</text:span></text:p>
      <text:p text:style-name="P90"/>
      <text:p text:style-name="P91"><text:span text:style-name="T91_1">Cuando</text:span><text:span text:style-name="T91_2"><text:s/></text:span><text:span text:style-name="T91_3">se</text:span><text:span text:style-name="T91_4"><text:s/></text:span><text:span text:style-name="T91_5">utiliza</text:span><text:span text:style-name="T91_6"><text:s/></text:span><text:span text:style-name="T91_7">en</text:span><text:span text:style-name="T91_8"><text:s/></text:span><text:span text:style-name="T91_9">el</text:span><text:span text:style-name="T91_10"><text:s/></text:span><text:span text:style-name="T91_11">interior</text:span><text:span text:style-name="T91_12"><text:s/></text:span><text:span text:style-name="T91_13">de</text:span><text:span text:style-name="T91_14"><text:s/></text:span><text:span text:style-name="T91_15">una</text:span><text:span text:style-name="T91_16"><text:s/></text:span><text:span text:style-name="T91_17">función</text:span><text:span text:style-name="T91_18">,<text:s/></text:span><text:span text:style-name="T91_19">la</text:span><text:span text:style-name="T91_20"><text:s/></text:span><text:span text:style-name="T91_21">sentencia</text:span><text:span text:style-name="T91_22"><text:s/></text:span><text:span text:style-name="T91_23">var</text:span><text:span text:style-name="T91_24"><text:s/></text:span><text:span text:style-name="T91_25">define</text:span><text:span text:style-name="T91_26"><text:s/></text:span><text:span text:style-name="T91_27">variables</text:span><text:span text:style-name="T91_28"><text:s/></text:span><text:span text:style-name="T91_29">privadas</text:span><text:span text:style-name="T91_30"><text:s/></text:span><text:span text:style-name="T91_31">de</text:span><text:span text:style-name="T91_32"><text:s/></text:span><text:span text:style-name="T91_33">la</text:span><text:span text:style-name="T91_34"><text:s/></text:span><text:span text:style-name="T91_35">función</text:span><text:span text:style-name="T91_36">.<text:s/></text:span><text:span text:style-name="T91_37">El</text:span><text:span text:style-name="T91_38"><text:s/></text:span><text:span text:style-name="T91_39">switch</text:span><text:span text:style-name="T91_40">,<text:s/></text:span><text:span text:style-name="T91_41">while</text:span><text:span text:style-name="T91_42">,<text:s/></text:span><text:span text:style-name="T91_43">for</text:span><text:span text:style-name="T91_44">,<text:s/></text:span><text:span text:style-name="T91_45">y</text:span><text:span text:style-name="T91_46"><text:s/></text:span><text:span text:style-name="T91_47">do</text:span><text:span text:style-name="T91_48"><text:s/></text:span><text:span text:style-name="T91_49">declaraciones</text:span><text:span text:style-name="T91_50"><text:s/></text:span><text:span text:style-name="T91_51">se</text:span><text:span text:style-name="T91_52"><text:s/></text:span><text:span text:style-name="T91_53">les</text:span><text:span text:style-name="T91_54"><text:s/></text:span><text:span text:style-name="T91_55">permite</text:span><text:span text:style-name="T91_56"><text:s/></text:span><text:span text:style-name="T91_57">tener</text:span><text:span text:style-name="T91_58"><text:s/></text:span><text:span text:style-name="T91_59">un</text:span><text:span text:style-name="T91_60"><text:s/></text:span><text:span text:style-name="T91_61">prefijo</text:span><text:span text:style-name="T91_62"><text:s/></text:span><text:span text:style-name="T91_63">de</text:span><text:span text:style-name="T91_64"><text:s/></text:span><text:span text:style-name="T91_65">etiqueta</text:span><text:span text:style-name="T91_66"><text:s/></text:span><text:span text:style-name="T91_67">opcional</text:span><text:span text:style-name="T91_68"><text:s/></text:span><text:span text:style-name="T91_69">que</text:span><text:span text:style-name="T91_70"><text:s/></text:span><text:span text:style-name="T91_71">interactúa</text:span><text:span text:style-name="T91_72"><text:s/></text:span><text:span text:style-name="T91_73">con</text:span><text:span text:style-name="T91_74"><text:s/></text:span><text:span text:style-name="T91_75">la</text:span><text:span text:style-name="T91_76"><text:s/></text:span><text:span text:style-name="T91_77">sentencia</text:span><text:span text:style-name="T91_78"><text:s/></text:span><text:span text:style-name="T91_79">break</text:span><text:span text:style-name="T91_80">.</text:span></text:p>
      <text:p text:style-name="P92"><text:span text:style-name="T92_1">Declaraciones</text:span><text:span text:style-name="T92_2"><text:s/></text:span><text:span text:style-name="T92_3">tienden</text:span><text:span text:style-name="T92_4"><text:s/></text:span><text:span text:style-name="T92_5">a</text:span><text:span text:style-name="T92_6"><text:s/></text:span><text:span text:style-name="T92_7">ser</text:span><text:span text:style-name="T92_8"><text:s/></text:span><text:span text:style-name="T92_9">ejecutados</text:span><text:span text:style-name="T92_10"><text:s/></text:span><text:span text:style-name="T92_11">en</text:span><text:span text:style-name="T92_12"><text:s/></text:span><text:span text:style-name="T92_13">orden</text:span><text:span text:style-name="T92_14"><text:s/></text:span><text:span text:style-name="T92_15">de</text:span><text:span text:style-name="T92_16"><text:s/></text:span><text:span text:style-name="T92_17">arriba</text:span><text:span text:style-name="T92_18"><text:s/></text:span><text:span text:style-name="T92_19">a</text:span><text:span text:style-name="T92_20"><text:s/></text:span><text:span text:style-name="T92_21">abajo</text:span><text:span text:style-name="T92_22">.<text:s/></text:span><text:span text:style-name="T92_23">La</text:span><text:span text:style-name="T92_24"><text:s/></text:span><text:span text:style-name="T92_25">secuencia</text:span><text:span text:style-name="T92_26"><text:s/></text:span><text:span text:style-name="T92_27">de</text:span><text:span text:style-name="T92_28"><text:s/></text:span><text:span text:style-name="T92_29">ejecución</text:span><text:span text:style-name="T92_30"><text:s/></text:span><text:span text:style-name="T92_31">puede</text:span><text:span text:style-name="T92_32"><text:s/></text:span><text:span text:style-name="T92_33">ser</text:span><text:span text:style-name="T92_34"><text:s/></text:span><text:span text:style-name="T92_35">alterado</text:span><text:span text:style-name="T92_36"><text:s/></text:span><text:span text:style-name="T92_37">por</text:span><text:span text:style-name="T92_38"><text:s/></text:span><text:span text:style-name="T92_39">las</text:span><text:span text:style-name="T92_40"><text:s/></text:span><text:span text:style-name="T92_41">sentencias</text:span><text:span text:style-name="T92_42"><text:s/></text:span><text:span text:style-name="T92_43">condicionales</text:span><text:span text:style-name="T92_44"><text:s/>(</text:span><text:span text:style-name="T92_45">if</text:span><text:span text:style-name="T92_46"><text:s/></text:span><text:span text:style-name="T92_47">y</text:span><text:span text:style-name="T92_48"><text:s/></text:span><text:span text:style-name="T92_49">switch</text:span><text:span text:style-name="T92_50">),<text:s/></text:span><text:span text:style-name="T92_51">por</text:span><text:span text:style-name="T92_52"><text:s/></text:span><text:span text:style-name="T92_53">las</text:span><text:span text:style-name="T92_54"><text:s/></text:span><text:span text:style-name="T92_55">declaraciones</text:span><text:span text:style-name="T92_56"><text:s/></text:span><text:span text:style-name="T92_57">de</text:span><text:span text:style-name="T92_58"><text:s/></text:span><text:span text:style-name="T92_59">bucle</text:span><text:span text:style-name="T92_60"><text:s/>(</text:span><text:span text:style-name="T92_61">while</text:span><text:span text:style-name="T92_62">,<text:s/></text:span><text:span text:style-name="T92_63">for</text:span><text:span text:style-name="T92_64">,<text:s/></text:span><text:span text:style-name="T92_65">y</text:span><text:span text:style-name="T92_66"><text:s/></text:span><text:span text:style-name="T92_67">do</text:span><text:span text:style-name="T92_68">),<text:s/></text:span><text:span text:style-name="T92_69">por</text:span><text:span text:style-name="T92_70"><text:s/></text:span><text:span text:style-name="T92_71">las</text:span><text:span text:style-name="T92_72"><text:s/></text:span><text:span text:style-name="T92_73">declaraciones</text:span><text:span text:style-name="T92_74"><text:s/></text:span><text:span text:style-name="T92_75">disruptivas</text:span><text:span text:style-name="T92_76"><text:s/>((</text:span><text:span text:style-name="T92_77">break</text:span><text:span text:style-name="T92_78">,<text:s/></text:span><text:span text:style-name="T92_79">return</text:span><text:span text:style-name="T92_80">,<text:s/></text:span><text:span text:style-name="T92_81">y</text:span><text:span text:style-name="T92_82"><text:s/></text:span><text:span text:style-name="T92_83">throw</text:span><text:span text:style-name="T92_84">),<text:s/></text:span><text:span text:style-name="T92_85">y</text:span><text:span text:style-name="T92_86"><text:s/></text:span><text:span text:style-name="T92_87">por</text:span><text:span text:style-name="T92_88"><text:s/></text:span><text:span text:style-name="T92_89">la</text:span><text:span text:style-name="T92_90"><text:s/></text:span><text:span text:style-name="T92_91">invocación</text:span><text:span text:style-name="T92_92"><text:s/></text:span><text:span text:style-name="T92_93">de</text:span><text:span text:style-name="T92_94"><text:s/></text:span><text:span text:style-name="T92_95">la</text:span><text:span text:style-name="T92_96"><text:s/></text:span><text:span text:style-name="T92_97">función</text:span><text:span text:style-name="T92_98">.</text:span></text:p>
      <text:p text:style-name="P93"/>
      <text:p text:style-name="P94"><text:span text:style-name="T94_1">Un</text:span><text:span text:style-name="T94_2"><text:s/></text:span><text:span text:style-name="T94_3">bloque</text:span><text:span text:style-name="T94_4"><text:s/></text:span><text:span text:style-name="T94_5">es</text:span><text:span text:style-name="T94_6"><text:s/></text:span><text:span text:style-name="T94_7">un</text:span><text:span text:style-name="T94_8"><text:s/></text:span><text:span text:style-name="T94_9">conjunto</text:span><text:span text:style-name="T94_10"><text:s/></text:span><text:span text:style-name="T94_11">de</text:span><text:span text:style-name="T94_12"><text:s/></text:span><text:span text:style-name="T94_13">sentencias</text:span><text:span text:style-name="T94_14"><text:s/></text:span><text:span text:style-name="T94_15">envueltos</text:span><text:span text:style-name="T94_16"><text:s/></text:span><text:span text:style-name="T94_17">entre</text:span><text:span text:style-name="T94_18"><text:s/></text:span><text:span text:style-name="T94_19">llaves</text:span><text:span text:style-name="T94_20">.<text:s/></text:span><text:span text:style-name="T94_21">A</text:span><text:span text:style-name="T94_22"><text:s/></text:span><text:span text:style-name="T94_23">diferencia</text:span><text:span text:style-name="T94_24"><text:s/></text:span><text:span text:style-name="T94_25">de</text:span><text:span text:style-name="T94_26"><text:s/></text:span><text:span text:style-name="T94_27">muchos</text:span><text:span text:style-name="T94_28"><text:s/></text:span><text:span text:style-name="T94_29">otros</text:span><text:span text:style-name="T94_30"><text:s/></text:span><text:span text:style-name="T94_31">idiomas</text:span><text:span text:style-name="T94_32">,<text:s/></text:span><text:span text:style-name="T94_33">bloques</text:span><text:span text:style-name="T94_34"><text:s/></text:span><text:span text:style-name="T94_35">de</text:span><text:span text:style-name="T94_36"><text:s/></text:span><text:span text:style-name="T94_37">JavaScript</text:span><text:span text:style-name="T94_38"><text:s/></text:span><text:span text:style-name="T94_39">no</text:span><text:span text:style-name="T94_40"><text:s/></text:span><text:span text:style-name="T94_41">crean</text:span><text:span text:style-name="T94_42"><text:s/></text:span><text:span text:style-name="T94_43">un</text:span><text:span text:style-name="T94_44"><text:s/></text:span><text:span text:style-name="T94_45">nuevo</text:span><text:span text:style-name="T94_46"><text:s/></text:span><text:span text:style-name="T94_47">ámbito</text:span><text:span text:style-name="T94_48">,<text:s/></text:span><text:span text:style-name="T94_49">por</text:span><text:span text:style-name="T94_50"><text:s/></text:span><text:span text:style-name="T94_51">lo</text:span><text:span text:style-name="T94_52"><text:s/></text:span><text:span text:style-name="T94_53">que</text:span><text:span text:style-name="T94_54"><text:s/></text:span><text:span text:style-name="T94_55">las</text:span><text:span text:style-name="T94_56"><text:s/></text:span><text:span text:style-name="T94_57">variables</text:span><text:span text:style-name="T94_58"><text:s/></text:span><text:span text:style-name="T94_59">deben</text:span><text:span text:style-name="T94_60"><text:s/></text:span><text:span text:style-name="T94_61">ser</text:span><text:span text:style-name="T94_62"><text:s/></text:span><text:span text:style-name="T94_63">definidas</text:span><text:span text:style-name="T94_64"><text:s/></text:span><text:span text:style-name="T94_65">en</text:span><text:span text:style-name="T94_66"><text:s/></text:span><text:span text:style-name="T94_67">la</text:span><text:span text:style-name="T94_68"><text:s/></text:span><text:span text:style-name="T94_69">parte</text:span><text:span text:style-name="T94_70"><text:s/></text:span><text:span text:style-name="T94_71">superior</text:span><text:span text:style-name="T94_72"><text:s/></text:span><text:span text:style-name="T94_73">de</text:span><text:span text:style-name="T94_74"><text:s/></text:span><text:span text:style-name="T94_75">la</text:span><text:span text:style-name="T94_76"><text:s/></text:span><text:span text:style-name="T94_77">función</text:span><text:span text:style-name="T94_78">,<text:s/></text:span><text:span text:style-name="T94_79">no</text:span><text:span text:style-name="T94_80"><text:s/></text:span><text:span text:style-name="T94_81">en</text:span><text:span text:style-name="T94_82"><text:s/></text:span><text:span text:style-name="T94_83">bloques</text:span><text:span text:style-name="T94_84">.</text:span></text:p>
      <text:p text:style-name="P95"><text:span text:style-name="T95_1">La</text:span><text:span text:style-name="T95_2"><text:s/></text:span><text:span text:style-name="T95_3">sentencia</text:span><text:span text:style-name="T95_4"><text:s/></text:span><text:span text:style-name="T95_5">if</text:span><text:span text:style-name="T95_6"><text:s/></text:span><text:span text:style-name="T95_7">cambia</text:span><text:span text:style-name="T95_8"><text:s/></text:span><text:span text:style-name="T95_9">el</text:span><text:span text:style-name="T95_10"><text:s/></text:span><text:span text:style-name="T95_11">flujo</text:span><text:span text:style-name="T95_12"><text:s/></text:span><text:span text:style-name="T95_13">del</text:span><text:span text:style-name="T95_14"><text:s/></text:span><text:span text:style-name="T95_15">programa</text:span><text:span text:style-name="T95_16"><text:s/></text:span><text:span text:style-name="T95_17">basado</text:span><text:span text:style-name="T95_18"><text:s/></text:span><text:span text:style-name="T95_19">en</text:span><text:span text:style-name="T95_20"><text:s/></text:span><text:span text:style-name="T95_21">el</text:span><text:span text:style-name="T95_22"><text:s/></text:span><text:span text:style-name="T95_23">valor</text:span><text:span text:style-name="T95_24"><text:s/></text:span><text:span text:style-name="T95_25">de</text:span><text:span text:style-name="T95_26"><text:s/></text:span><text:span text:style-name="T95_27">la</text:span><text:span text:style-name="T95_28"><text:s/></text:span><text:span text:style-name="T95_29">expresión</text:span><text:span text:style-name="T95_30">.<text:s/></text:span><text:span text:style-name="T95_31">El</text:span><text:span text:style-name="T95_32"><text:s/></text:span><text:span text:style-name="T95_33">entonces</text:span><text:span text:style-name="T95_34"><text:s/></text:span><text:span text:style-name="T95_35">bloque</text:span><text:span text:style-name="T95_36"><text:s/></text:span><text:span text:style-name="T95_37">se</text:span><text:span text:style-name="T95_38"><text:s/></text:span><text:span text:style-name="T95_39">ejecuta</text:span><text:span text:style-name="T95_40"><text:s/></text:span><text:span text:style-name="T95_41">si</text:span><text:span text:style-name="T95_42"><text:s/></text:span><text:span text:style-name="T95_43">la</text:span><text:span text:style-name="T95_44"><text:s/></text:span><text:span text:style-name="T95_45">expresión</text:span><text:span text:style-name="T95_46"><text:s/></text:span><text:span text:style-name="T95_47">es</text:span><text:span text:style-name="T95_48"><text:s/></text:span><text:span text:style-name="T95_49">verdadera</text:span><text:span text:style-name="T95_50">;<text:s/></text:span><text:span text:style-name="T95_51">de</text:span><text:span text:style-name="T95_52"><text:s/></text:span><text:span text:style-name="T95_53">lo</text:span><text:span text:style-name="T95_54"><text:s/></text:span><text:span text:style-name="T95_55">contrario</text:span><text:span text:style-name="T95_56">,<text:s/></text:span><text:span text:style-name="T95_57">se</text:span><text:span text:style-name="T95_58"><text:s/></text:span><text:span text:style-name="T95_59">toma</text:span><text:span text:style-name="T95_60"><text:s/></text:span><text:span text:style-name="T95_61">la</text:span><text:span text:style-name="T95_62"><text:s/></text:span><text:span text:style-name="T95_63">rama</text:span><text:span text:style-name="T95_64"><text:s/></text:span><text:span text:style-name="T95_65">else</text:span><text:span text:style-name="T95_66"><text:s/></text:span><text:span text:style-name="T95_67">opcional</text:span><text:span text:style-name="T95_68">.</text:span></text:p>
      <text:p text:style-name="P96"><text:span text:style-name="T96_1">Estos</text:span><text:span text:style-name="T96_2"><text:s/></text:span><text:span text:style-name="T96_3">son</text:span><text:span text:style-name="T96_4"><text:s/></text:span><text:span text:style-name="T96_5">los</text:span><text:span text:style-name="T96_6"><text:s/></text:span><text:span text:style-name="T96_7">valores</text:span><text:span text:style-name="T96_8"><text:s/></text:span><text:span text:style-name="T96_9">falsos</text:span><text:span text:style-name="T96_10">:</text:span></text:p>
      <text:p text:style-name="P97"><text:span text:style-name="T97_1">•<text:s/></text:span><text:span text:style-name="T97_2">false</text:span></text:p>
      <text:p text:style-name="P98"><text:span text:style-name="T98_1">•<text:s/></text:span><text:span text:style-name="T98_2">null</text:span></text:p>
      <text:p text:style-name="P99"><text:span text:style-name="T99_1">•<text:s/></text:span><text:span text:style-name="T99_2">String</text:span><text:span text:style-name="T99_3"><text:s/></text:span><text:span text:style-name="T99_4">vacío</text:span></text:p>
      <text:p text:style-name="P100"><text:span text:style-name="T100_1">•<text:s/></text:span><text:span text:style-name="T100_2">El</text:span><text:span text:style-name="T100_3"><text:s/></text:span><text:span text:style-name="T100_4">Number</text:span><text:span text:style-name="T100_5"><text:s/>0</text:span></text:p>
      <text:p text:style-name="P101"><text:span text:style-name="T101_1">•<text:s/></text:span><text:span text:style-name="T101_2">El</text:span><text:span text:style-name="T101_3"><text:s/></text:span><text:span text:style-name="T101_4">number</text:span><text:span text:style-name="T101_5"><text:s/></text:span><text:span text:style-name="T101_6">NaN</text:span></text:p>
      <text:p text:style-name="P102"><text:span text:style-name="T102_1">Todos</text:span><text:span text:style-name="T102_2"><text:s/></text:span><text:span text:style-name="T102_3">los</text:span><text:span text:style-name="T102_4"><text:s/></text:span><text:span text:style-name="T102_5">demás</text:span><text:span text:style-name="T102_6"><text:s/></text:span><text:span text:style-name="T102_7">valores</text:span><text:span text:style-name="T102_8"><text:s/></text:span><text:span text:style-name="T102_9">son</text:span><text:span text:style-name="T102_10"><text:s/></text:span><text:span text:style-name="T102_11">verdaderos</text:span><text:span text:style-name="T102_12">,<text:s/></text:span><text:span text:style-name="T102_13">incluyendo</text:span><text:span text:style-name="T102_14"><text:s/></text:span><text:span text:style-name="T102_15">cierto</text:span><text:span text:style-name="T102_16">,<text:s/></text:span><text:span text:style-name="T102_17">la</text:span><text:span text:style-name="T102_18"><text:s/></text:span><text:span text:style-name="T102_19">cadena</text:span><text:span text:style-name="T102_20"><text:s/></text:span><text:span text:style-name="T102_21">false</text:span><text:span text:style-name="T102_22">,<text:s/></text:span><text:span text:style-name="T102_23">y</text:span><text:span text:style-name="T102_24"><text:s/></text:span><text:span text:style-name="T102_25">todos</text:span><text:span text:style-name="T102_26"><text:s/></text:span><text:span text:style-name="T102_27">los</text:span><text:span text:style-name="T102_28"><text:s/></text:span><text:span text:style-name="T102_29">objetos</text:span><text:span text:style-name="T102_30">.</text:span></text:p>
      <text:p text:style-name="P103"/>
      <text:p text:style-name="P104"><text:span text:style-name="T104_1">La</text:span><text:span text:style-name="T104_2"><text:s/></text:span><text:span text:style-name="T104_3">sentencia</text:span><text:span text:style-name="T104_4"><text:s/></text:span><text:span text:style-name="T104_5">switch</text:span><text:span text:style-name="T104_6"><text:s/></text:span><text:span text:style-name="T104_7">realiza</text:span><text:span text:style-name="T104_8"><text:s/></text:span><text:span text:style-name="T104_9">una</text:span><text:span text:style-name="T104_10"><text:s/></text:span><text:span text:style-name="T104_11">rama</text:span><text:span text:style-name="T104_12"><text:s/></text:span><text:span text:style-name="T104_13">de</text:span><text:span text:style-name="T104_14"><text:s/></text:span><text:span text:style-name="T104_15">múltiples</text:span><text:span text:style-name="T104_16"><text:s/></text:span><text:span text:style-name="T104_17">vías</text:span><text:span text:style-name="T104_18">.<text:s/></text:span><text:span text:style-name="T104_19">En</text:span><text:span text:style-name="T104_20"><text:s/></text:span><text:span text:style-name="T104_21">él</text:span><text:span text:style-name="T104_22"><text:s/></text:span><text:span text:style-name="T104_23">se</text:span><text:span text:style-name="T104_24"><text:s/></text:span><text:span text:style-name="T104_25">compara</text:span><text:span text:style-name="T104_26"><text:s/></text:span><text:span text:style-name="T104_27">la</text:span><text:span text:style-name="T104_28"><text:s/></text:span><text:span text:style-name="T104_29">expresión</text:span><text:span text:style-name="T104_30"><text:s/></text:span><text:span text:style-name="T104_31">de</text:span><text:span text:style-name="T104_32"><text:s/></text:span><text:span text:style-name="T104_33">igualdad</text:span><text:span text:style-name="T104_34"><text:s/></text:span><text:span text:style-name="T104_35">con</text:span><text:span text:style-name="T104_36"><text:s/></text:span><text:span text:style-name="T104_37">todos</text:span><text:span text:style-name="T104_38"><text:s/></text:span><text:span text:style-name="T104_39">los</text:span><text:span text:style-name="T104_40"><text:s/></text:span><text:span text:style-name="T104_41">casos</text:span><text:span text:style-name="T104_42"><text:s/></text:span><text:span text:style-name="T104_43">especificados</text:span><text:span text:style-name="T104_44">.<text:s/></text:span><text:span text:style-name="T104_45">La</text:span><text:span text:style-name="T104_46"><text:s/></text:span><text:span text:style-name="T104_47">expresión</text:span><text:span text:style-name="T104_48"><text:s/></text:span><text:span text:style-name="T104_49">puede</text:span><text:span text:style-name="T104_50"><text:s/></text:span><text:span text:style-name="T104_51">producir</text:span><text:span text:style-name="T104_52"><text:s/></text:span><text:span text:style-name="T104_53">un</text:span><text:span text:style-name="T104_54"><text:s/></text:span><text:span text:style-name="T104_55">número</text:span><text:span text:style-name="T104_56"><text:s/></text:span><text:span text:style-name="T104_57">o</text:span><text:span text:style-name="T104_58"><text:s/></text:span><text:span text:style-name="T104_59">una</text:span><text:span text:style-name="T104_60"><text:s/></text:span><text:span text:style-name="T104_61">cadena</text:span><text:span text:style-name="T104_62">.<text:s/></text:span><text:span text:style-name="T104_63">Cuando</text:span><text:span text:style-name="T104_64"><text:s/></text:span><text:span text:style-name="T104_65">se</text:span><text:span text:style-name="T104_66"><text:s/></text:span><text:span text:style-name="T104_67">encuentra</text:span><text:span text:style-name="T104_68"><text:s/></text:span><text:span text:style-name="T104_69">una</text:span><text:span text:style-name="T104_70"><text:s/></text:span><text:span text:style-name="T104_71">coincidencia</text:span><text:span text:style-name="T104_72"><text:s/></text:span><text:span text:style-name="T104_73">exacta</text:span><text:span text:style-name="T104_74">,<text:s/></text:span><text:span text:style-name="T104_75">se</text:span><text:span text:style-name="T104_76"><text:s/></text:span><text:span text:style-name="T104_77">ejecutan</text:span><text:span text:style-name="T104_78"><text:s/></text:span><text:span text:style-name="T104_79">las</text:span><text:span text:style-name="T104_80"><text:s/></text:span><text:span text:style-name="T104_81">sentencias</text:span><text:span text:style-name="T104_82"><text:s/></text:span><text:span text:style-name="T104_83">de</text:span><text:span text:style-name="T104_84"><text:s/></text:span><text:span text:style-name="T104_85">la</text:span><text:span text:style-name="T104_86"><text:s/></text:span><text:span text:style-name="T104_87">cláusula</text:span><text:span text:style-name="T104_88"><text:s/></text:span><text:span text:style-name="T104_89">de</text:span><text:span text:style-name="T104_90"><text:s/></text:span><text:span text:style-name="T104_91">caso</text:span><text:span text:style-name="T104_92"><text:s/></text:span><text:span text:style-name="T104_93">a</text:span><text:span text:style-name="T104_94"><text:s/></text:span><text:span text:style-name="T104_95">juego</text:span><text:span text:style-name="T104_96">.<text:s/></text:span><text:span text:style-name="T104_97">Si</text:span><text:span text:style-name="T104_98"><text:s/></text:span><text:span text:style-name="T104_99">no</text:span><text:span text:style-name="T104_100"><text:s/></text:span><text:span text:style-name="T104_101">hay</text:span><text:span text:style-name="T104_102"><text:s/></text:span><text:span text:style-name="T104_103">ninguna</text:span><text:span text:style-name="T104_104"><text:s/></text:span><text:span text:style-name="T104_105">coincidencia</text:span><text:span text:style-name="T104_106">,<text:s/></text:span><text:span text:style-name="T104_107">las</text:span><text:span text:style-name="T104_108"><text:s/></text:span><text:span text:style-name="T104_109">declaraciones</text:span><text:span text:style-name="T104_110"><text:s/></text:span><text:span text:style-name="T104_111">por</text:span><text:span text:style-name="T104_112"><text:s/></text:span><text:span text:style-name="T104_113">defecto</text:span><text:span text:style-name="T104_114"><text:s/></text:span><text:span text:style-name="T104_115">opcionales</text:span><text:span text:style-name="T104_116"><text:s/></text:span><text:span text:style-name="T104_117">se</text:span><text:span text:style-name="T104_118"><text:s/></text:span><text:span text:style-name="T104_119">ejecutan</text:span><text:span text:style-name="T104_120">.</text:span></text:p>
      <text:p text:style-name="P105"/>
      <text:p text:style-name="P106"><text:span text:style-name="T106_1">Una</text:span><text:span text:style-name="T106_2"><text:s/></text:span><text:span text:style-name="T106_3">case</text:span><text:span text:style-name="T106_4"><text:s/></text:span><text:span text:style-name="T106_5">clause</text:span><text:span text:style-name="T106_6"><text:s/></text:span><text:span text:style-name="T106_7">contiene</text:span><text:span text:style-name="T106_8"><text:s/></text:span><text:span text:style-name="T106_9">una</text:span><text:span text:style-name="T106_10"><text:s/></text:span><text:span text:style-name="T106_11">o</text:span><text:span text:style-name="T106_12"><text:s/></text:span><text:span text:style-name="T106_13">más</text:span><text:span text:style-name="T106_14"><text:s/></text:span><text:span text:style-name="T106_15">expresiones</text:span><text:span text:style-name="T106_16"><text:s/></text:span><text:span text:style-name="T106_17">de</text:span><text:span text:style-name="T106_18"><text:s/></text:span><text:span text:style-name="T106_19">caso</text:span><text:span text:style-name="T106_20">.<text:s/></text:span><text:span text:style-name="T106_21">Las</text:span><text:span text:style-name="T106_22"><text:s/></text:span><text:span text:style-name="T106_23">expresiones</text:span><text:span text:style-name="T106_24"><text:s/></text:span><text:span text:style-name="T106_25">de</text:span><text:span text:style-name="T106_26"><text:s/></text:span><text:span text:style-name="T106_27">caso</text:span><text:span text:style-name="T106_28"><text:s/></text:span><text:span text:style-name="T106_29">no</text:span><text:span text:style-name="T106_30"><text:s/></text:span><text:span text:style-name="T106_31">tienen</text:span><text:span text:style-name="T106_32"><text:s/></text:span><text:span text:style-name="T106_33">que</text:span><text:span text:style-name="T106_34"><text:s/></text:span><text:span text:style-name="T106_35">ser</text:span><text:span text:style-name="T106_36"><text:s/></text:span><text:span text:style-name="T106_37">constantes</text:span><text:span text:style-name="T106_38">.<text:s/></text:span><text:span text:style-name="T106_39">El</text:span><text:span text:style-name="T106_40"><text:s/></text:span><text:span text:style-name="T106_41">comunicado</text:span><text:span text:style-name="T106_42"><text:s/></text:span><text:span text:style-name="T106_43">tras</text:span><text:span text:style-name="T106_44"><text:s/></text:span><text:span text:style-name="T106_45">una</text:span><text:span text:style-name="T106_46"><text:s/></text:span><text:span text:style-name="T106_47">cláusula</text:span><text:span text:style-name="T106_48"><text:s/></text:span><text:span text:style-name="T106_49">debe</text:span><text:span text:style-name="T106_50"><text:s/></text:span><text:span text:style-name="T106_51">ser</text:span><text:span text:style-name="T106_52"><text:s/></text:span><text:span text:style-name="T106_53">una</text:span><text:span text:style-name="T106_54"><text:s/></text:span><text:span text:style-name="T106_55">declaración</text:span><text:span text:style-name="T106_56"><text:s/></text:span><text:span text:style-name="T106_57">perjudicial</text:span><text:span text:style-name="T106_58"><text:s/></text:span><text:span text:style-name="T106_59">para</text:span><text:span text:style-name="T106_60"><text:s/></text:span><text:span text:style-name="T106_61">evitar</text:span><text:span text:style-name="T106_62"><text:s/></text:span><text:span text:style-name="T106_63">la</text:span><text:span text:style-name="T106_64"><text:s/></text:span><text:span text:style-name="T106_65">caída</text:span><text:span text:style-name="T106_66"><text:s/></text:span><text:span text:style-name="T106_67">a</text:span><text:span text:style-name="T106_68"><text:s/></text:span><text:span text:style-name="T106_69">través</text:span><text:span text:style-name="T106_70"><text:s/></text:span><text:span text:style-name="T106_71">en</text:span><text:span text:style-name="T106_72"><text:s/></text:span><text:span text:style-name="T106_73">el</text:span><text:span text:style-name="T106_74"><text:s/></text:span><text:span text:style-name="T106_75">siguiente</text:span><text:span text:style-name="T106_76"><text:s/></text:span><text:span text:style-name="T106_77">caso</text:span><text:span text:style-name="T106_78">.<text:s/></text:span><text:span text:style-name="T106_79">La</text:span><text:span text:style-name="T106_80"><text:s/></text:span><text:span text:style-name="T106_81">sentencia</text:span><text:span text:style-name="T106_82"><text:s/></text:span><text:span text:style-name="T106_83">break</text:span><text:span text:style-name="T106_84"><text:s/></text:span><text:span text:style-name="T106_85">se</text:span><text:span text:style-name="T106_86"><text:s/></text:span><text:span text:style-name="T106_87">puede</text:span><text:span text:style-name="T106_88"><text:s/></text:span><text:span text:style-name="T106_89">utilizar</text:span><text:span text:style-name="T106_90"><text:s/></text:span><text:span text:style-name="T106_91">para</text:span><text:span text:style-name="T106_92"><text:s/></text:span><text:span text:style-name="T106_93">salir</text:span><text:span text:style-name="T106_94"><text:s/></text:span><text:span text:style-name="T106_95">de</text:span><text:span text:style-name="T106_96"><text:s/></text:span><text:span text:style-name="T106_97">un</text:span><text:span text:style-name="T106_98"><text:s/></text:span><text:span text:style-name="T106_99">interruptor</text:span><text:span text:style-name="T106_100">.</text:span></text:p>
      <text:p text:style-name="P107"/>
      <text:p text:style-name="P108"><text:span text:style-name="T108_1">La</text:span><text:span text:style-name="T108_2"><text:s/></text:span><text:span text:style-name="T108_3">declaración</text:span><text:span text:style-name="T108_4"><text:s/></text:span><text:span text:style-name="T108_5">while</text:span><text:span text:style-name="T108_6"><text:s/></text:span><text:span text:style-name="T108_7">realiza</text:span><text:span text:style-name="T108_8"><text:s/></text:span><text:span text:style-name="T108_9">un</text:span><text:span text:style-name="T108_10"><text:s/></text:span><text:span text:style-name="T108_11">bucle</text:span><text:span text:style-name="T108_12"><text:s/></text:span><text:span text:style-name="T108_13">simple</text:span><text:span text:style-name="T108_14">.<text:s/></text:span><text:span text:style-name="T108_15">Si</text:span><text:span text:style-name="T108_16"><text:s/></text:span><text:span text:style-name="T108_17">la</text:span><text:span text:style-name="T108_18"><text:s/></text:span><text:span text:style-name="T108_19">expresión</text:span><text:span text:style-name="T108_20"><text:s/></text:span><text:span text:style-name="T108_21">es</text:span><text:span text:style-name="T108_22"><text:s/></text:span><text:span text:style-name="T108_23">falsa</text:span><text:span text:style-name="T108_24">,<text:s/></text:span><text:span text:style-name="T108_25">a</text:span><text:span text:style-name="T108_26"><text:s/></text:span><text:span text:style-name="T108_27">continuación</text:span><text:span text:style-name="T108_28">,<text:s/></text:span><text:span text:style-name="T108_29">el</text:span><text:span text:style-name="T108_30"><text:s/></text:span><text:span text:style-name="T108_31">bucle</text:span><text:span text:style-name="T108_32"><text:s/></text:span><text:span text:style-name="T108_33">se</text:span><text:span text:style-name="T108_34"><text:s/></text:span><text:span text:style-name="T108_35">romperá</text:span><text:span text:style-name="T108_36">.<text:s/></text:span><text:span text:style-name="T108_37">Mientras</text:span><text:span text:style-name="T108_38"><text:s/></text:span><text:span text:style-name="T108_39">que</text:span><text:span text:style-name="T108_40"><text:s/></text:span><text:span text:style-name="T108_41">la</text:span><text:span text:style-name="T108_42"><text:s/></text:span><text:span text:style-name="T108_43">expresión</text:span><text:span text:style-name="T108_44"><text:s/></text:span><text:span text:style-name="T108_45">es</text:span><text:span text:style-name="T108_46"><text:s/></text:span><text:span text:style-name="T108_47">verdadera</text:span><text:span text:style-name="T108_48">,<text:s/></text:span><text:span text:style-name="T108_49">se</text:span><text:span text:style-name="T108_50"><text:s/></text:span><text:span text:style-name="T108_51">ejecutará</text:span><text:span text:style-name="T108_52"><text:s/></text:span><text:span text:style-name="T108_53">el</text:span><text:span text:style-name="T108_54"><text:s/></text:span><text:span text:style-name="T108_55">bloque</text:span><text:span text:style-name="T108_56">.</text:span></text:p>
      <text:p text:style-name="P109"/>
      <text:p text:style-name="P110"><text:span text:style-name="T110_1">La</text:span><text:span text:style-name="T110_2"><text:s/></text:span><text:span text:style-name="T110_3">sentencia</text:span><text:span text:style-name="T110_4"><text:s/></text:span><text:span text:style-name="T110_5">for</text:span><text:span text:style-name="T110_6"><text:s/></text:span><text:span text:style-name="T110_7">es</text:span><text:span text:style-name="T110_8"><text:s/></text:span><text:span text:style-name="T110_9">una</text:span><text:span text:style-name="T110_10"><text:s/></text:span><text:span text:style-name="T110_11">declaración</text:span><text:span text:style-name="T110_12"><text:s/></text:span><text:span text:style-name="T110_13">de</text:span><text:span text:style-name="T110_14"><text:s/></text:span><text:span text:style-name="T110_15">bucle</text:span><text:span text:style-name="T110_16"><text:s/></text:span><text:span text:style-name="T110_17">más</text:span><text:span text:style-name="T110_18"><text:s/></text:span><text:span text:style-name="T110_19">complicado</text:span><text:span text:style-name="T110_20">.<text:s/></text:span><text:span text:style-name="T110_21">Viene</text:span><text:span text:style-name="T110_22"><text:s/></text:span><text:span text:style-name="T110_23">en</text:span><text:span text:style-name="T110_24"><text:s/></text:span><text:span text:style-name="T110_25">dos</text:span><text:span text:style-name="T110_26"><text:s/></text:span><text:span text:style-name="T110_27">forma</text:span><text:span text:style-name="T110_28"><text:s/></text:span><text:span text:style-name="T110_29">convencional</text:span><text:span text:style-name="T110_30"><text:s/></text:span><text:span text:style-name="T110_31">forms</text:span><text:span text:style-name="T110_32">.</text:span><text:span text:style-name="T110_33">Controlado</text:span><text:span text:style-name="T110_34"><text:s/></text:span><text:span text:style-name="T110_35">por</text:span><text:span text:style-name="T110_36"><text:s/></text:span><text:span text:style-name="T110_37">tres</text:span><text:span text:style-name="T110_38"><text:s/></text:span><text:span text:style-name="T110_39">cláusulas</text:span><text:span text:style-name="T110_40"><text:s/></text:span><text:span text:style-name="T110_41">opcionales</text:span><text:span text:style-name="T110_42">:<text:s/></text:span><text:span text:style-name="T110_43">la</text:span><text:span text:style-name="T110_44"><text:s/></text:span><text:span text:style-name="T110_45">inicialización</text:span><text:span text:style-name="T110_46">,<text:s/></text:span><text:span text:style-name="T110_47">el</text:span><text:span text:style-name="T110_48"><text:s/></text:span><text:span text:style-name="T110_49">estado</text:span><text:span text:style-name="T110_50">,<text:s/></text:span><text:span text:style-name="T110_51">y</text:span><text:span text:style-name="T110_52"><text:s/></text:span><text:span text:style-name="T110_53">el</text:span><text:span text:style-name="T110_54"><text:s/></text:span><text:span text:style-name="T110_55">incremento</text:span><text:span text:style-name="T110_56">.<text:s/></text:span><text:span text:style-name="T110_57">En</text:span><text:span text:style-name="T110_58"><text:s/></text:span><text:span text:style-name="T110_59">primer</text:span><text:span text:style-name="T110_60"><text:s/></text:span><text:span text:style-name="T110_61">lugar</text:span><text:span text:style-name="T110_62">,<text:s/></text:span><text:span text:style-name="T110_63">la</text:span><text:span text:style-name="T110_64"><text:s/></text:span><text:span text:style-name="T110_65">inicialización</text:span><text:span text:style-name="T110_66"><text:s/></text:span><text:span text:style-name="T110_67">se</text:span><text:span text:style-name="T110_68"><text:s/></text:span><text:span text:style-name="T110_69">lleva</text:span><text:span text:style-name="T110_70"><text:s/></text:span><text:span text:style-name="T110_71">a</text:span><text:span text:style-name="T110_72"><text:s/></text:span><text:span text:style-name="T110_73">cabo</text:span><text:span text:style-name="T110_74">,<text:s/></text:span><text:span text:style-name="T110_75">el</text:span><text:span text:style-name="T110_76"><text:s/></text:span><text:span text:style-name="T110_77">cual</text:span><text:span text:style-name="T110_78"><text:s/></text:span><text:span text:style-name="T110_79">típicamente</text:span><text:span text:style-name="T110_80"><text:s/></text:span><text:span text:style-name="T110_81">se</text:span><text:span text:style-name="T110_82"><text:s/></text:span><text:span text:style-name="T110_83">inicializa</text:span><text:span text:style-name="T110_84"><text:s/></text:span><text:span text:style-name="T110_85">la</text:span><text:span text:style-name="T110_86"><text:s/></text:span><text:span text:style-name="T110_87">variable</text:span><text:span text:style-name="T110_88"><text:s/></text:span><text:span text:style-name="T110_89">de</text:span><text:span text:style-name="T110_90"><text:s/></text:span><text:span text:style-name="T110_91">bucle</text:span><text:span text:style-name="T110_92">.<text:s/></text:span><text:span text:style-name="T110_93">A</text:span><text:span text:style-name="T110_94"><text:s/></text:span><text:span text:style-name="T110_95">continuación</text:span><text:span text:style-name="T110_96">,<text:s/></text:span><text:span text:style-name="T110_97">se</text:span><text:span text:style-name="T110_98"><text:s/></text:span><text:span text:style-name="T110_99">evalúa</text:span><text:span text:style-name="T110_100"><text:s/></text:span><text:span text:style-name="T110_101">la</text:span><text:span text:style-name="T110_102"><text:s/></text:span><text:span text:style-name="T110_103">condición</text:span><text:span text:style-name="T110_104">.<text:s/></text:span><text:span text:style-name="T110_105">Normalmente</text:span><text:span text:style-name="T110_106">,<text:s/></text:span><text:span text:style-name="T110_107">esta</text:span><text:span text:style-name="T110_108"><text:s/></text:span><text:span text:style-name="T110_109">prueba</text:span><text:span text:style-name="T110_110"><text:s/></text:span><text:span text:style-name="T110_111">la</text:span><text:span text:style-name="T110_112"><text:s/></text:span><text:span text:style-name="T110_113">variable</text:span><text:span text:style-name="T110_114"><text:s/></text:span><text:span text:style-name="T110_115">de</text:span><text:span text:style-name="T110_116"><text:s/></text:span><text:span text:style-name="T110_117">bucle</text:span><text:span text:style-name="T110_118"><text:s/></text:span><text:span text:style-name="T110_119">en</text:span><text:span text:style-name="T110_120"><text:s/></text:span><text:span text:style-name="T110_121">contra</text:span><text:span text:style-name="T110_122"><text:s/></text:span><text:span text:style-name="T110_123">de</text:span><text:span text:style-name="T110_124"><text:s/></text:span><text:span text:style-name="T110_125">un</text:span><text:span text:style-name="T110_126"><text:s/></text:span><text:span text:style-name="T110_127">criterio</text:span><text:span text:style-name="T110_128"><text:s/></text:span><text:span text:style-name="T110_129">de</text:span><text:span text:style-name="T110_130"><text:s/></text:span><text:span text:style-name="T110_131">terminación</text:span><text:span text:style-name="T110_132">.<text:s/></text:span><text:span text:style-name="T110_133">Si</text:span><text:span text:style-name="T110_134"><text:s/></text:span><text:span text:style-name="T110_135">la</text:span><text:span text:style-name="T110_136"><text:s/></text:span><text:span text:style-name="T110_137">condición</text:span><text:span text:style-name="T110_138"><text:s/></text:span><text:span text:style-name="T110_139">se</text:span><text:span text:style-name="T110_140"><text:s/></text:span><text:span text:style-name="T110_141">omite</text:span><text:span text:style-name="T110_142">,<text:s/></text:span><text:span text:style-name="T110_143">se</text:span><text:span text:style-name="T110_144"><text:s/></text:span><text:span text:style-name="T110_145">asume</text:span><text:span text:style-name="T110_146"><text:s/></text:span><text:span text:style-name="T110_147">entonces</text:span><text:span text:style-name="T110_148"><text:s/></text:span><text:span text:style-name="T110_149">que</text:span><text:span text:style-name="T110_150"><text:s/></text:span><text:span text:style-name="T110_151">condición</text:span><text:span text:style-name="T110_152"><text:s/></text:span><text:span text:style-name="T110_153">es</text:span><text:span text:style-name="T110_154"><text:s/></text:span><text:span text:style-name="T110_155">verdadera</text:span><text:span text:style-name="T110_156">.<text:s/></text:span><text:span text:style-name="T110_157">Si</text:span><text:span text:style-name="T110_158"><text:s/></text:span><text:span text:style-name="T110_159">la</text:span><text:span text:style-name="T110_160"><text:s/></text:span><text:span text:style-name="T110_161">condición</text:span><text:span text:style-name="T110_162"><text:s/></text:span><text:span text:style-name="T110_163">es</text:span><text:span text:style-name="T110_164"><text:s/></text:span><text:span text:style-name="T110_165">falsa</text:span><text:span text:style-name="T110_166">,<text:s/></text:span><text:span text:style-name="T110_167">los</text:span><text:span text:style-name="T110_168"><text:s/></text:span><text:span text:style-name="T110_169">saltos</text:span><text:span text:style-name="T110_170"><text:s/></text:span><text:span text:style-name="T110_171">de</text:span><text:span text:style-name="T110_172"><text:s/></text:span><text:span text:style-name="T110_173">bucle</text:span><text:span text:style-name="T110_174">.<text:s/></text:span><text:span text:style-name="T110_175">De</text:span><text:span text:style-name="T110_176"><text:s/></text:span><text:span text:style-name="T110_177">lo</text:span><text:span text:style-name="T110_178"><text:s/></text:span><text:span text:style-name="T110_179">contrario</text:span><text:span text:style-name="T110_180">,<text:s/></text:span><text:span text:style-name="T110_181">se</text:span><text:span text:style-name="T110_182"><text:s/></text:span><text:span text:style-name="T110_183">ejecuta</text:span><text:span text:style-name="T110_184"><text:s/></text:span><text:span text:style-name="T110_185">el</text:span><text:span text:style-name="T110_186"><text:s/></text:span><text:span text:style-name="T110_187">bloque</text:span><text:span text:style-name="T110_188">,<text:s/></text:span><text:span text:style-name="T110_189">entonces</text:span><text:span text:style-name="T110_190"><text:s/></text:span><text:span text:style-name="T110_191">el</text:span><text:span text:style-name="T110_192"><text:s/></text:span><text:span text:style-name="T110_193">incremento</text:span><text:span text:style-name="T110_194"><text:s/></text:span><text:span text:style-name="T110_195">se</text:span><text:span text:style-name="T110_196"><text:s/></text:span><text:span text:style-name="T110_197">ejecuta</text:span><text:span text:style-name="T110_198">,<text:s/></text:span><text:span text:style-name="T110_199">y</text:span><text:span text:style-name="T110_200"><text:s/></text:span><text:span text:style-name="T110_201">luego</text:span><text:span text:style-name="T110_202"><text:s/></text:span><text:span text:style-name="T110_203">el</text:span><text:span text:style-name="T110_204"><text:s/></text:span><text:span text:style-name="T110_205">bucle</text:span><text:span text:style-name="T110_206"><text:s/></text:span><text:span text:style-name="T110_207">se</text:span><text:span text:style-name="T110_208"><text:s/></text:span><text:span text:style-name="T110_209">repite</text:span><text:span text:style-name="T110_210"><text:s/></text:span><text:span text:style-name="T110_211">con</text:span><text:span text:style-name="T110_212"><text:s/></text:span><text:span text:style-name="T110_213">la</text:span><text:span text:style-name="T110_214"><text:s/></text:span><text:span text:style-name="T110_215">condición</text:span></text:p>
      <text:p text:style-name="P111"/>
      <text:p text:style-name="P112"><text:span text:style-name="T112_1">La</text:span><text:span text:style-name="T112_2"><text:s/></text:span><text:span text:style-name="T112_3">otra</text:span><text:span text:style-name="T112_4"><text:s/></text:span><text:span text:style-name="T112_5">forma</text:span><text:span text:style-name="T112_6"><text:s/>(</text:span><text:span text:style-name="T112_7">llamada</text:span><text:span text:style-name="T112_8"><text:s/></text:span><text:span text:style-name="T112_9">for</text:span><text:span text:style-name="T112_10"><text:s/></text:span><text:span text:style-name="T112_11">in</text:span><text:span text:style-name="T112_12">)</text:span><text:span text:style-name="T112_13"><text:s/></text:span><text:span text:style-name="T112_14">enumera</text:span><text:span text:style-name="T112_15"><text:s/></text:span><text:span text:style-name="T112_16">los</text:span><text:span text:style-name="T112_17"><text:s/></text:span><text:span text:style-name="T112_18">nombres</text:span><text:span text:style-name="T112_19"><text:s/></text:span><text:span text:style-name="T112_20">de</text:span><text:span text:style-name="T112_21"><text:s/></text:span><text:span text:style-name="T112_22">propiedad</text:span><text:span text:style-name="T112_23"><text:s/>(</text:span><text:span text:style-name="T112_24">o</text:span><text:span text:style-name="T112_25"><text:s text:c="2"/></text:span><text:span text:style-name="T112_26">keys</text:span><text:span text:style-name="T112_27">)<text:s/></text:span><text:span text:style-name="T112_28">de</text:span><text:span text:style-name="T112_29"><text:s/></text:span><text:span text:style-name="T112_30">un</text:span><text:span text:style-name="T112_31"><text:s/></text:span><text:span text:style-name="T112_32">objeto</text:span><text:span text:style-name="T112_33">.<text:s/></text:span><text:span text:style-name="T112_34">En</text:span><text:span text:style-name="T112_35"><text:s/></text:span><text:span text:style-name="T112_36">cada</text:span><text:span text:style-name="T112_37"><text:s/></text:span><text:span text:style-name="T112_38">iteración</text:span><text:span text:style-name="T112_39">,<text:s/></text:span><text:span text:style-name="T112_40">otra</text:span><text:span text:style-name="T112_41"><text:s/></text:span><text:span text:style-name="T112_42">cadena</text:span><text:span text:style-name="T112_43"><text:s/></text:span><text:span text:style-name="T112_44">de</text:span><text:span text:style-name="T112_45"><text:s/></text:span><text:span text:style-name="T112_46">nombre</text:span><text:span text:style-name="T112_47"><text:s/></text:span><text:span text:style-name="T112_48">de</text:span><text:span text:style-name="T112_49"><text:s/></text:span><text:span text:style-name="T112_50">la</text:span><text:span text:style-name="T112_51"><text:s/></text:span><text:span text:style-name="T112_52">propiedad</text:span><text:span text:style-name="T112_53"><text:s/></text:span><text:span text:style-name="T112_54">del</text:span><text:span text:style-name="T112_55"><text:s/></text:span><text:span text:style-name="T112_56">objeto</text:span><text:span text:style-name="T112_57"><text:s/></text:span><text:span text:style-name="T112_58">se</text:span><text:span text:style-name="T112_59"><text:s/></text:span><text:span text:style-name="T112_60">asigna</text:span><text:span text:style-name="T112_61"><text:s/></text:span><text:span text:style-name="T112_62">a</text:span><text:span text:style-name="T112_63"><text:s/></text:span><text:span text:style-name="T112_64">la</text:span><text:span text:style-name="T112_65"><text:s/></text:span><text:span text:style-name="T112_66">variable</text:span><text:span text:style-name="T112_67">.</text:span></text:p>
      <text:p text:style-name="P113"><text:span text:style-name="T113_1">Por</text:span><text:span text:style-name="T113_2"><text:s/></text:span><text:span text:style-name="T113_3">lo</text:span><text:span text:style-name="T113_4"><text:s/></text:span><text:span text:style-name="T113_5">general</text:span><text:span text:style-name="T113_6">,<text:s/></text:span><text:span text:style-name="T113_7">es</text:span><text:span text:style-name="T113_8"><text:s/></text:span><text:span text:style-name="T113_9">necesario</text:span><text:span text:style-name="T113_10"><text:s/></text:span><text:span text:style-name="T113_11">probar</text:span><text:span text:style-name="T113_12"><text:s/></text:span><text:span text:style-name="T113_13">Object</text:span><text:span text:style-name="T113_14">.</text:span><text:span text:style-name="T113_15">hasOwnProperty</text:span><text:span text:style-name="T113_16"><text:s/>(</text:span><text:span text:style-name="T113_17">variable</text:span><text:span text:style-name="T113_18">)<text:s/></text:span><text:span text:style-name="T113_19">para</text:span><text:span text:style-name="T113_20"><text:s/></text:span><text:span text:style-name="T113_21">determinar</text:span><text:span text:style-name="T113_22"><text:s/></text:span><text:span text:style-name="T113_23">si</text:span><text:span text:style-name="T113_24"><text:s/></text:span><text:span text:style-name="T113_25">el</text:span><text:span text:style-name="T113_26"><text:s/></text:span><text:span text:style-name="T113_27">nombre</text:span><text:span text:style-name="T113_28"><text:s/></text:span><text:span text:style-name="T113_29">de</text:span><text:span text:style-name="T113_30"><text:s/></text:span><text:span text:style-name="T113_31">la</text:span><text:span text:style-name="T113_32"><text:s/></text:span><text:span text:style-name="T113_33">propiedad</text:span><text:span text:style-name="T113_34"><text:s/></text:span><text:span text:style-name="T113_35">es</text:span><text:span text:style-name="T113_36"><text:s/></text:span><text:span text:style-name="T113_37">realmente</text:span><text:span text:style-name="T113_38"><text:s/></text:span><text:span text:style-name="T113_39">un</text:span><text:span text:style-name="T113_40"><text:s/></text:span><text:span text:style-name="T113_41">miembro</text:span><text:span text:style-name="T113_42"><text:s/></text:span><text:span text:style-name="T113_43">del</text:span><text:span text:style-name="T113_44"><text:s/></text:span><text:span text:style-name="T113_45">objeto</text:span><text:span text:style-name="T113_46"><text:s/></text:span><text:span text:style-name="T113_47">o</text:span><text:span text:style-name="T113_48"><text:s/></text:span><text:span text:style-name="T113_49">se</text:span><text:span text:style-name="T113_50"><text:s/></text:span><text:span text:style-name="T113_51">encontró</text:span><text:span text:style-name="T113_52"><text:s/></text:span><text:span text:style-name="T113_53">en</text:span><text:span text:style-name="T113_54"><text:s/></text:span><text:span text:style-name="T113_55">cambio</text:span><text:span text:style-name="T113_56"><text:s/></text:span><text:span text:style-name="T113_57">en</text:span><text:span text:style-name="T113_58"><text:s/></text:span><text:span text:style-name="T113_59">la</text:span><text:span text:style-name="T113_60"><text:s/></text:span><text:span text:style-name="T113_61">cadena</text:span><text:span text:style-name="T113_62"><text:s/></text:span><text:span text:style-name="T113_63">de</text:span><text:span text:style-name="T113_64"><text:s/></text:span><text:span text:style-name="T113_65">prototipo</text:span><text:span text:style-name="T113_66">.</text:span></text:p>
      <text:p text:style-name="P114"/>
      <text:p text:style-name="P115"><text:span text:style-name="T115_1">for</text:span><text:span text:style-name="T115_2"><text:s/>(</text:span><text:span text:style-name="T115_3">myvar</text:span><text:span text:style-name="T115_4"><text:s/></text:span><text:span text:style-name="T115_5">in</text:span><text:span text:style-name="T115_6"><text:s/></text:span><text:span text:style-name="T115_7">obj</text:span><text:span text:style-name="T115_8">)<text:s/>{</text:span></text:p>
      <text:p text:style-name="P116"><text:span text:style-name="T116_1">if</text:span><text:span text:style-name="T116_2"><text:s/>(</text:span><text:span text:style-name="T116_3">obj</text:span><text:span text:style-name="T116_4">.</text:span><text:span text:style-name="T116_5">hasOwnProperty</text:span><text:span text:style-name="T116_6">(</text:span><text:span text:style-name="T116_7">myvar</text:span><text:span text:style-name="T116_8">))<text:s/>{</text:span></text:p>
      <text:p text:style-name="P117"><text:span text:style-name="T117_1">…</text:span></text:p>
      <text:p text:style-name="P118"><text:span text:style-name="T118_1">}</text:span></text:p>
      <text:p text:style-name="P119"><text:span text:style-name="T119_1">}</text:span></text:p>
      <text:p text:style-name="P120"/>
      <text:p text:style-name="P121"><text:span text:style-name="T121_1">La</text:span><text:span text:style-name="T121_2"><text:s/></text:span><text:span text:style-name="T121_3">instrucción</text:span><text:span text:style-name="T121_4"><text:s/></text:span><text:span text:style-name="T121_5">do</text:span><text:span text:style-name="T121_6"><text:s/></text:span><text:span text:style-name="T121_7">es</text:span><text:span text:style-name="T121_8"><text:s/></text:span><text:span text:style-name="T121_9">como</text:span><text:span text:style-name="T121_10"><text:s/></text:span><text:span text:style-name="T121_11">la</text:span><text:span text:style-name="T121_12"><text:s/></text:span><text:span text:style-name="T121_13">instrucción</text:span><text:span text:style-name="T121_14"><text:s/></text:span><text:span text:style-name="T121_15">while</text:span><text:span text:style-name="T121_16"><text:s/></text:span><text:span text:style-name="T121_17">excepto</text:span><text:span text:style-name="T121_18"><text:s/></text:span><text:span text:style-name="T121_19">que</text:span><text:span text:style-name="T121_20"><text:s/></text:span><text:span text:style-name="T121_21">la</text:span><text:span text:style-name="T121_22"><text:s/></text:span><text:span text:style-name="T121_23">expresión</text:span><text:span text:style-name="T121_24"><text:s/></text:span><text:span text:style-name="T121_25">se</text:span><text:span text:style-name="T121_26"><text:s/></text:span><text:span text:style-name="T121_27">prueba</text:span><text:span text:style-name="T121_28"><text:s/></text:span><text:span text:style-name="T121_29">después</text:span><text:span text:style-name="T121_30"><text:s/></text:span><text:span text:style-name="T121_31">de</text:span><text:span text:style-name="T121_32"><text:s/></text:span><text:span text:style-name="T121_33">que</text:span><text:span text:style-name="T121_34"><text:s/></text:span><text:span text:style-name="T121_35">el</text:span><text:span text:style-name="T121_36"><text:s/></text:span><text:span text:style-name="T121_37">bloque</text:span><text:span text:style-name="T121_38"><text:s/></text:span><text:span text:style-name="T121_39">se</text:span><text:span text:style-name="T121_40"><text:s/></text:span><text:span text:style-name="T121_41">ejecuta</text:span><text:span text:style-name="T121_42"><text:s/></text:span><text:span text:style-name="T121_43">en</text:span><text:span text:style-name="T121_44"><text:s/></text:span><text:span text:style-name="T121_45">lugar</text:span><text:span text:style-name="T121_46"><text:s/></text:span><text:span text:style-name="T121_47">de</text:span><text:span text:style-name="T121_48"><text:s/></text:span><text:span text:style-name="T121_49">antes</text:span><text:span text:style-name="T121_50">.<text:s/></text:span><text:span text:style-name="T121_51">Eso</text:span><text:span text:style-name="T121_52"><text:s/></text:span><text:span text:style-name="T121_53">significa</text:span><text:span text:style-name="T121_54"><text:s/></text:span><text:span text:style-name="T121_55">que</text:span><text:span text:style-name="T121_56"><text:s/></text:span><text:span text:style-name="T121_57">el</text:span><text:span text:style-name="T121_58"><text:s/></text:span><text:span text:style-name="T121_59">bloque</text:span><text:span text:style-name="T121_60"><text:s/></text:span><text:span text:style-name="T121_61">siempre</text:span><text:span text:style-name="T121_62"><text:s/></text:span><text:span text:style-name="T121_63">se</text:span><text:span text:style-name="T121_64"><text:s/></text:span><text:span text:style-name="T121_65">ejecutará</text:span><text:span text:style-name="T121_66"><text:s/></text:span><text:span text:style-name="T121_67">al</text:span><text:span text:style-name="T121_68"><text:s/></text:span><text:span text:style-name="T121_69">menos</text:span><text:span text:style-name="T121_70"><text:s/></text:span><text:span text:style-name="T121_71">una</text:span><text:span text:style-name="T121_72"><text:s/></text:span><text:span text:style-name="T121_73">vez</text:span><text:span text:style-name="T121_74">.</text:span></text:p>
      <text:p text:style-name="P122"/>
      <text:p text:style-name="P123"><text:span text:style-name="T123_1">La</text:span><text:span text:style-name="T123_2"><text:s/></text:span><text:span text:style-name="T123_3">sentencia</text:span><text:span text:style-name="T123_4"><text:s/></text:span><text:span text:style-name="T123_5">try</text:span><text:span text:style-name="T123_6"><text:s/></text:span><text:span text:style-name="T123_7">ejecuta</text:span><text:span text:style-name="T123_8"><text:s/></text:span><text:span text:style-name="T123_9">un</text:span><text:span text:style-name="T123_10"><text:s/></text:span><text:span text:style-name="T123_11">bloque</text:span><text:span text:style-name="T123_12"><text:s/></text:span><text:span text:style-name="T123_13">y</text:span><text:span text:style-name="T123_14"><text:s/></text:span><text:span text:style-name="T123_15">las</text:span><text:span text:style-name="T123_16"><text:s/></text:span><text:span text:style-name="T123_17">capturas</text:span><text:span text:style-name="T123_18"><text:s/></text:span><text:span text:style-name="T123_19">de</text:span><text:span text:style-name="T123_20"><text:s/></text:span><text:span text:style-name="T123_21">las</text:span><text:span text:style-name="T123_22"><text:s/></text:span><text:span text:style-name="T123_23">excepciones</text:span><text:span text:style-name="T123_24"><text:s/></text:span><text:span text:style-name="T123_25">que</text:span><text:span text:style-name="T123_26"><text:s/></text:span><text:span text:style-name="T123_27">fueron</text:span><text:span text:style-name="T123_28"><text:s/></text:span><text:span text:style-name="T123_29">arrojados</text:span><text:span text:style-name="T123_30"><text:s/></text:span><text:span text:style-name="T123_31">por</text:span><text:span text:style-name="T123_32"><text:s/></text:span><text:span text:style-name="T123_33">el</text:span><text:span text:style-name="T123_34"><text:s/></text:span><text:span text:style-name="T123_35">bloque</text:span><text:span text:style-name="T123_36">.<text:s/></text:span><text:span text:style-name="T123_37">La</text:span><text:span text:style-name="T123_38"><text:s/></text:span><text:span text:style-name="T123_39">cláusula</text:span><text:span text:style-name="T123_40"><text:s/></text:span><text:span text:style-name="T123_41">catch</text:span><text:span text:style-name="T123_42"><text:s/></text:span><text:span text:style-name="T123_43">define</text:span><text:span text:style-name="T123_44"><text:s/></text:span><text:span text:style-name="T123_45">una</text:span><text:span text:style-name="T123_46"><text:s/></text:span><text:span text:style-name="T123_47">nueva</text:span><text:span text:style-name="T123_48"><text:s/></text:span><text:span text:style-name="T123_49">variable</text:span><text:span text:style-name="T123_50"><text:s/></text:span><text:span text:style-name="T123_51">que</text:span><text:span text:style-name="T123_52"><text:s/></text:span><text:span text:style-name="T123_53">recibirá</text:span><text:span text:style-name="T123_54"><text:s/></text:span><text:span text:style-name="T123_55">el</text:span><text:span text:style-name="T123_56"><text:s/></text:span><text:span text:style-name="T123_57">objeto</text:span><text:span text:style-name="T123_58"><text:s/></text:span><text:span text:style-name="T123_59">de</text:span><text:span text:style-name="T123_60"><text:s/></text:span><text:span text:style-name="T123_61">excepción</text:span><text:span text:style-name="T123_62">.</text:span></text:p>
      <text:p text:style-name="P124"/>
      <text:p text:style-name="P125"><text:span text:style-name="T125_1">La</text:span><text:span text:style-name="T125_2"><text:s/></text:span><text:span text:style-name="T125_3">sentencia</text:span><text:span text:style-name="T125_4"><text:s/></text:span><text:span text:style-name="T125_5">throw</text:span><text:span text:style-name="T125_6"><text:s/></text:span><text:span text:style-name="T125_7">lanza</text:span><text:span text:style-name="T125_8"><text:s/></text:span><text:span text:style-name="T125_9">una</text:span><text:span text:style-name="T125_10"><text:s/></text:span><text:span text:style-name="T125_11">excepción</text:span><text:span text:style-name="T125_12">.<text:s/></text:span><text:span text:style-name="T125_13">Si</text:span><text:span text:style-name="T125_14"><text:s/></text:span><text:span text:style-name="T125_15">la</text:span><text:span text:style-name="T125_16"><text:s/></text:span><text:span text:style-name="T125_17">sentencia</text:span><text:span text:style-name="T125_18"><text:s/></text:span><text:span text:style-name="T125_19">throw</text:span><text:span text:style-name="T125_20"><text:s/></text:span><text:span text:style-name="T125_21">está</text:span><text:span text:style-name="T125_22"><text:s/></text:span><text:span text:style-name="T125_23">en</text:span><text:span text:style-name="T125_24"><text:s/></text:span><text:span text:style-name="T125_25">un</text:span><text:span text:style-name="T125_26"><text:s/></text:span><text:span text:style-name="T125_27">bloque</text:span><text:span text:style-name="T125_28"><text:s/></text:span><text:span text:style-name="T125_29">try</text:span><text:span text:style-name="T125_30">,<text:s/></text:span><text:span text:style-name="T125_31">el</text:span><text:span text:style-name="T125_32"><text:s/></text:span><text:span text:style-name="T125_33">control</text:span><text:span text:style-name="T125_34"><text:s/></text:span><text:span text:style-name="T125_35">continúa</text:span><text:span text:style-name="T125_36"><text:s/></text:span><text:span text:style-name="T125_37">en</text:span><text:span text:style-name="T125_38"><text:s/></text:span><text:span text:style-name="T125_39">la</text:span><text:span text:style-name="T125_40"><text:s/></text:span><text:span text:style-name="T125_41">cláusula</text:span><text:span text:style-name="T125_42"><text:s/></text:span><text:span text:style-name="T125_43">catch</text:span><text:span text:style-name="T125_44">.<text:s/></text:span><text:span text:style-name="T125_45">De</text:span><text:span text:style-name="T125_46"><text:s/></text:span><text:span text:style-name="T125_47">lo</text:span><text:span text:style-name="T125_48"><text:s/></text:span><text:span text:style-name="T125_49">contrario</text:span><text:span text:style-name="T125_50">,<text:s/></text:span><text:span text:style-name="T125_51">la</text:span><text:span text:style-name="T125_52"><text:s/></text:span><text:span text:style-name="T125_53">invocación</text:span><text:span text:style-name="T125_54"><text:s/></text:span><text:span text:style-name="T125_55">de</text:span><text:span text:style-name="T125_56"><text:s/></text:span><text:span text:style-name="T125_57">la</text:span><text:span text:style-name="T125_58"><text:s/></text:span><text:span text:style-name="T125_59">función</text:span><text:span text:style-name="T125_60"><text:s/></text:span><text:span text:style-name="T125_61">es</text:span><text:span text:style-name="T125_62"><text:s/></text:span><text:span text:style-name="T125_63">abandonado</text:span><text:span text:style-name="T125_64">,<text:s/></text:span><text:span text:style-name="T125_65">y</text:span><text:span text:style-name="T125_66"><text:s/></text:span><text:span text:style-name="T125_67">el</text:span><text:span text:style-name="T125_68"><text:s/></text:span><text:span text:style-name="T125_69">control</text:span><text:span text:style-name="T125_70"><text:s/></text:span><text:span text:style-name="T125_71">pasa</text:span><text:span text:style-name="T125_72"><text:s/></text:span><text:span text:style-name="T125_73">a</text:span><text:span text:style-name="T125_74"><text:s/></text:span><text:span text:style-name="T125_75">la</text:span><text:span text:style-name="T125_76"><text:s/></text:span><text:span text:style-name="T125_77">cláusula</text:span><text:span text:style-name="T125_78"><text:s/></text:span><text:span text:style-name="T125_79">catch</text:span><text:span text:style-name="T125_80"><text:s/></text:span><text:span text:style-name="T125_81">de</text:span><text:span text:style-name="T125_82"><text:s/></text:span><text:span text:style-name="T125_83">la</text:span><text:span text:style-name="T125_84"><text:s/></text:span><text:span text:style-name="T125_85">prueba</text:span><text:span text:style-name="T125_86"><text:s/></text:span><text:span text:style-name="T125_87">en</text:span><text:span text:style-name="T125_88"><text:s/></text:span><text:span text:style-name="T125_89">la</text:span><text:span text:style-name="T125_90"><text:s/></text:span><text:span text:style-name="T125_91">función</text:span><text:span text:style-name="T125_92"><text:s/></text:span><text:span text:style-name="T125_93">que</text:span><text:span text:style-name="T125_94"><text:s/></text:span><text:span text:style-name="T125_95">llama</text:span><text:span text:style-name="T125_96">.</text:span></text:p>
      <text:p text:style-name="P126"><text:span text:style-name="T126_1">La</text:span><text:span text:style-name="T126_2"><text:s/></text:span><text:span text:style-name="T126_3">expresión</text:span><text:span text:style-name="T126_4"><text:s/></text:span><text:span text:style-name="T126_5">suele</text:span><text:span text:style-name="T126_6"><text:s/></text:span><text:span text:style-name="T126_7">ser</text:span><text:span text:style-name="T126_8"><text:s/></text:span><text:span text:style-name="T126_9">un</text:span><text:span text:style-name="T126_10"><text:s/></text:span><text:span text:style-name="T126_11">literal</text:span><text:span text:style-name="T126_12"><text:s/></text:span><text:span text:style-name="T126_13">objeto</text:span><text:span text:style-name="T126_14"><text:s/></text:span><text:span text:style-name="T126_15">que</text:span><text:span text:style-name="T126_16"><text:s/></text:span><text:span text:style-name="T126_17">contiene</text:span><text:span text:style-name="T126_18"><text:s/></text:span><text:span text:style-name="T126_19">una</text:span><text:span text:style-name="T126_20"><text:s/></text:span><text:span text:style-name="T126_21">propiedad</text:span><text:span text:style-name="T126_22"><text:s/></text:span><text:span text:style-name="T126_23">de</text:span><text:span text:style-name="T126_24"><text:s/></text:span><text:span text:style-name="T126_25">nombre</text:span><text:span text:style-name="T126_26"><text:s/></text:span><text:span text:style-name="T126_27">y</text:span><text:span text:style-name="T126_28"><text:s/></text:span><text:span text:style-name="T126_29">una</text:span><text:span text:style-name="T126_30"><text:s/></text:span><text:span text:style-name="T126_31">propiedad</text:span><text:span text:style-name="T126_32"><text:s/></text:span><text:span text:style-name="T126_33">de</text:span><text:span text:style-name="T126_34"><text:s/></text:span><text:span text:style-name="T126_35">mensaje</text:span><text:span text:style-name="T126_36">.<text:s/></text:span><text:span text:style-name="T126_37">El</text:span><text:span text:style-name="T126_38"><text:s/></text:span><text:span text:style-name="T126_39">receptor</text:span><text:span text:style-name="T126_40"><text:s/></text:span><text:span text:style-name="T126_41">de</text:span><text:span text:style-name="T126_42"><text:s/></text:span><text:span text:style-name="T126_43">la</text:span><text:span text:style-name="T126_44"><text:s/></text:span><text:span text:style-name="T126_45">excepción</text:span><text:span text:style-name="T126_46"><text:s/></text:span><text:span text:style-name="T126_47">pueden</text:span><text:span text:style-name="T126_48"><text:s/></text:span><text:span text:style-name="T126_49">utilizar</text:span><text:span text:style-name="T126_50"><text:s/></text:span><text:span text:style-name="T126_51">esa</text:span><text:span text:style-name="T126_52"><text:s/></text:span><text:span text:style-name="T126_53">información</text:span><text:span text:style-name="T126_54"><text:s/></text:span><text:span text:style-name="T126_55">para</text:span><text:span text:style-name="T126_56"><text:s/></text:span><text:span text:style-name="T126_57">determinar</text:span><text:span text:style-name="T126_58"><text:s/></text:span><text:span text:style-name="T126_59">qué</text:span><text:span text:style-name="T126_60"><text:s/></text:span><text:span text:style-name="T126_61">hacer</text:span><text:span text:style-name="T126_62">.</text:span></text:p>
      <text:p text:style-name="P127"/>
      <text:p text:style-name="P128"><text:span text:style-name="T128_1">La</text:span><text:span text:style-name="T128_2"><text:s/></text:span><text:span text:style-name="T128_3">sentencia</text:span><text:span text:style-name="T128_4"><text:s/></text:span><text:span text:style-name="T128_5">return</text:span><text:span text:style-name="T128_6"><text:s/></text:span><text:span text:style-name="T128_7">hace</text:span><text:span text:style-name="T128_8"><text:s/></text:span><text:span text:style-name="T128_9">que</text:span><text:span text:style-name="T128_10"><text:s/></text:span><text:span text:style-name="T128_11">el</text:span><text:span text:style-name="T128_12"><text:s/></text:span><text:span text:style-name="T128_13">pronto</text:span><text:span text:style-name="T128_14"><text:s/></text:span><text:span text:style-name="T128_15">retorno</text:span><text:span text:style-name="T128_16"><text:s/></text:span><text:span text:style-name="T128_17">de</text:span><text:span text:style-name="T128_18"><text:s/></text:span><text:span text:style-name="T128_19">una</text:span><text:span text:style-name="T128_20"><text:s/></text:span><text:span text:style-name="T128_21">función</text:span><text:span text:style-name="T128_22">.<text:s/></text:span><text:span text:style-name="T128_23">También</text:span><text:span text:style-name="T128_24"><text:s/></text:span><text:span text:style-name="T128_25">puede</text:span><text:span text:style-name="T128_26"><text:s/></text:span><text:span text:style-name="T128_27">especificar</text:span><text:span text:style-name="T128_28"><text:s/></text:span><text:span text:style-name="T128_29">el</text:span><text:span text:style-name="T128_30"><text:s/></text:span><text:span text:style-name="T128_31">valor</text:span><text:span text:style-name="T128_32"><text:s/></text:span><text:span text:style-name="T128_33">a</text:span><text:span text:style-name="T128_34"><text:s/></text:span><text:span text:style-name="T128_35">devolver</text:span><text:span text:style-name="T128_36">.<text:s/></text:span><text:span text:style-name="T128_37">Si</text:span><text:span text:style-name="T128_38"><text:s/></text:span><text:span text:style-name="T128_39">no</text:span><text:span text:style-name="T128_40"><text:s/></text:span><text:span text:style-name="T128_41">se</text:span><text:span text:style-name="T128_42"><text:s/></text:span><text:span text:style-name="T128_43">especifica</text:span><text:span text:style-name="T128_44"><text:s/></text:span><text:span text:style-name="T128_45">una</text:span><text:span text:style-name="T128_46"><text:s/></text:span><text:span text:style-name="T128_47">expresión</text:span><text:span text:style-name="T128_48"><text:s/></text:span><text:span text:style-name="T128_49">de</text:span><text:span text:style-name="T128_50"><text:s/></text:span><text:span text:style-name="T128_51">retorno</text:span><text:span text:style-name="T128_52">,<text:s/></text:span><text:span text:style-name="T128_53">entonces</text:span><text:span text:style-name="T128_54"><text:s/></text:span><text:span text:style-name="T128_55">el</text:span><text:span text:style-name="T128_56"><text:s/></text:span><text:span text:style-name="T128_57">valor</text:span><text:span text:style-name="T128_58"><text:s/></text:span><text:span text:style-name="T128_59">de</text:span><text:span text:style-name="T128_60"><text:s/></text:span><text:span text:style-name="T128_61">retorno</text:span><text:span text:style-name="T128_62"><text:s/></text:span><text:span text:style-name="T128_63">será</text:span><text:span text:style-name="T128_64"><text:s/></text:span><text:span text:style-name="T128_65">indefinido</text:span><text:span text:style-name="T128_66">.<text:s/></text:span><text:span text:style-name="T128_67">JavaScript</text:span><text:span text:style-name="T128_68"><text:s/></text:span><text:span text:style-name="T128_69">no</text:span><text:span text:style-name="T128_70"><text:s/></text:span><text:span text:style-name="T128_71">permite</text:span><text:span text:style-name="T128_72"><text:s/></text:span><text:span text:style-name="T128_73">que</text:span><text:span text:style-name="T128_74"><text:s/></text:span><text:span text:style-name="T128_75">un</text:span><text:span text:style-name="T128_76"><text:s/></text:span><text:span text:style-name="T128_77">extremo</text:span><text:span text:style-name="T128_78"><text:s/></text:span><text:span text:style-name="T128_79">de</text:span><text:span text:style-name="T128_80"><text:s/></text:span><text:span text:style-name="T128_81">la</text:span><text:span text:style-name="T128_82"><text:s/></text:span><text:span text:style-name="T128_83">línea</text:span><text:span text:style-name="T128_84"><text:s/></text:span><text:span text:style-name="T128_85">entre</text:span><text:span text:style-name="T128_86"><text:s/></text:span><text:span text:style-name="T128_87">return</text:span><text:span text:style-name="T128_88"><text:s/></text:span><text:span text:style-name="T128_89">y</text:span><text:span text:style-name="T128_90"><text:s/></text:span><text:span text:style-name="T128_91">la</text:span><text:span text:style-name="T128_92"><text:s/></text:span><text:span text:style-name="T128_93">expresión</text:span><text:span text:style-name="T128_94">.</text:span></text:p>
      <text:p text:style-name="P129"/>
      <text:p text:style-name="P130"><text:span text:style-name="T130_1">La</text:span><text:span text:style-name="T130_2"><text:s/></text:span><text:span text:style-name="T130_3">sentencia</text:span><text:span text:style-name="T130_4"><text:s/></text:span><text:span text:style-name="T130_5">break</text:span><text:span text:style-name="T130_6"><text:s/></text:span><text:span text:style-name="T130_7">hace</text:span><text:span text:style-name="T130_8"><text:s/></text:span><text:span text:style-name="T130_9">que</text:span><text:span text:style-name="T130_10"><text:s/></text:span><text:span text:style-name="T130_11">la</text:span><text:span text:style-name="T130_12"><text:s/></text:span><text:span text:style-name="T130_13">salida</text:span><text:span text:style-name="T130_14"><text:s/></text:span><text:span text:style-name="T130_15">de</text:span><text:span text:style-name="T130_16"><text:s/></text:span><text:span text:style-name="T130_17">una</text:span><text:span text:style-name="T130_18"><text:s/></text:span><text:span text:style-name="T130_19">sentencia</text:span><text:span text:style-name="T130_20"><text:s/></text:span><text:span text:style-name="T130_21">de</text:span><text:span text:style-name="T130_22"><text:s/></text:span><text:span text:style-name="T130_23">bucle</text:span><text:span text:style-name="T130_24"><text:s/></text:span><text:span text:style-name="T130_25">o</text:span><text:span text:style-name="T130_26"><text:s/></text:span><text:span text:style-name="T130_27">sentencia</text:span><text:span text:style-name="T130_28"><text:s/></text:span><text:span text:style-name="T130_29">switch</text:span><text:span text:style-name="T130_30">.<text:s/></text:span><text:span text:style-name="T130_31">Opcionalmente</text:span><text:span text:style-name="T130_32"><text:s/></text:span><text:span text:style-name="T130_33">puede</text:span><text:span text:style-name="T130_34"><text:s/></text:span><text:span text:style-name="T130_35">tener</text:span><text:span text:style-name="T130_36"><text:s/></text:span><text:span text:style-name="T130_37">una</text:span><text:span text:style-name="T130_38"><text:s/></text:span><text:span text:style-name="T130_39">etiqueta</text:span><text:span text:style-name="T130_40"><text:s/></text:span><text:span text:style-name="T130_41">que</text:span><text:span text:style-name="T130_42"><text:s/></text:span><text:span text:style-name="T130_43">provocará</text:span><text:span text:style-name="T130_44"><text:s/></text:span><text:span text:style-name="T130_45">una</text:span><text:span text:style-name="T130_46"><text:s/></text:span><text:span text:style-name="T130_47">salida</text:span><text:span text:style-name="T130_48"><text:s/></text:span><text:span text:style-name="T130_49">de</text:span><text:span text:style-name="T130_50"><text:s/></text:span><text:span text:style-name="T130_51">la</text:span><text:span text:style-name="T130_52"><text:s/></text:span><text:span text:style-name="T130_53">sentencia</text:span><text:span text:style-name="T130_54"><text:s/></text:span><text:span text:style-name="T130_55">etiquetada</text:span><text:span text:style-name="T130_56">.<text:s/></text:span><text:span text:style-name="T130_57">JavaScript</text:span><text:span text:style-name="T130_58"><text:s/></text:span><text:span text:style-name="T130_59">no</text:span><text:span text:style-name="T130_60"><text:s/></text:span><text:span text:style-name="T130_61">permite</text:span><text:span text:style-name="T130_62"><text:s/></text:span><text:span text:style-name="T130_63">que</text:span><text:span text:style-name="T130_64"><text:s/></text:span><text:span text:style-name="T130_65">un</text:span><text:span text:style-name="T130_66"><text:s/></text:span><text:span text:style-name="T130_67">extremo</text:span><text:span text:style-name="T130_68"><text:s/></text:span><text:span text:style-name="T130_69">de</text:span><text:span text:style-name="T130_70"><text:s/></text:span><text:span text:style-name="T130_71">la</text:span><text:span text:style-name="T130_72"><text:s/></text:span><text:span text:style-name="T130_73">línea</text:span><text:span text:style-name="T130_74"><text:s/></text:span><text:span text:style-name="T130_75">entre</text:span><text:span text:style-name="T130_76"><text:s/></text:span><text:span text:style-name="T130_77">el</text:span><text:span text:style-name="T130_78"><text:s/></text:span><text:span text:style-name="T130_79">break</text:span><text:span text:style-name="T130_80"><text:s/></text:span><text:span text:style-name="T130_81">y</text:span><text:span text:style-name="T130_82"><text:s/></text:span><text:span text:style-name="T130_83">la</text:span><text:span text:style-name="T130_84"><text:s/></text:span><text:span text:style-name="T130_85">etiqueta</text:span><text:span text:style-name="T130_86">.</text:span></text:p>
      <text:p text:style-name="P131"/>
      <text:p text:style-name="P132"><text:span text:style-name="T132_1">Una</text:span><text:span text:style-name="T132_2"><text:s/></text:span><text:span text:style-name="T132_3">declaración</text:span><text:span text:style-name="T132_4"><text:s/></text:span><text:span text:style-name="T132_5">de</text:span><text:span text:style-name="T132_6"><text:s/></text:span><text:span text:style-name="T132_7">la</text:span><text:span text:style-name="T132_8"><text:s/></text:span><text:span text:style-name="T132_9">expresión</text:span><text:span text:style-name="T132_10"><text:s/></text:span><text:span text:style-name="T132_11">puede</text:span><text:span text:style-name="T132_12"><text:s/></text:span><text:span text:style-name="T132_13">asignar</text:span><text:span text:style-name="T132_14"><text:s/></text:span><text:span text:style-name="T132_15">cualquiera</text:span><text:span text:style-name="T132_16"><text:s/></text:span><text:span text:style-name="T132_17">de</text:span><text:span text:style-name="T132_18"><text:s/></text:span><text:span text:style-name="T132_19">los</text:span><text:span text:style-name="T132_20"><text:s/></text:span><text:span text:style-name="T132_21">valores</text:span><text:span text:style-name="T132_22"><text:s/></text:span><text:span text:style-name="T132_23">de</text:span><text:span text:style-name="T132_24"><text:s/></text:span><text:span text:style-name="T132_25">una</text:span><text:span text:style-name="T132_26"><text:s/></text:span><text:span text:style-name="T132_27">o</text:span><text:span text:style-name="T132_28"><text:s/></text:span><text:span text:style-name="T132_29">más</text:span><text:span text:style-name="T132_30"><text:s/></text:span><text:span text:style-name="T132_31">variables</text:span><text:span text:style-name="T132_32"><text:s/></text:span><text:span text:style-name="T132_33">o</text:span><text:span text:style-name="T132_34"><text:s/></text:span><text:span text:style-name="T132_35">miembros</text:span><text:span text:style-name="T132_36">,<text:s/></text:span><text:span text:style-name="T132_37">invocar</text:span><text:span text:style-name="T132_38"><text:s/></text:span><text:span text:style-name="T132_39">un</text:span><text:span text:style-name="T132_40"><text:s/></text:span><text:span text:style-name="T132_41">método</text:span><text:span text:style-name="T132_42">,<text:s/></text:span><text:span text:style-name="T132_43">eliminar</text:span><text:span text:style-name="T132_44"><text:s/></text:span><text:span text:style-name="T132_45">una</text:span><text:span text:style-name="T132_46"><text:s/></text:span><text:span text:style-name="T132_47">propiedad</text:span><text:span text:style-name="T132_48"><text:s/></text:span><text:span text:style-name="T132_49">de</text:span><text:span text:style-name="T132_50"><text:s/></text:span><text:span text:style-name="T132_51">un</text:span><text:span text:style-name="T132_52"><text:s/></text:span><text:span text:style-name="T132_53">objeto</text:span><text:span text:style-name="T132_54">.<text:s/></text:span><text:span text:style-name="T132_55">El</text:span><text:span text:style-name="T132_56"><text:s/></text:span><text:span text:style-name="T132_57">operador</text:span><text:span text:style-name="T132_58"><text:s/>=<text:s/></text:span><text:span text:style-name="T132_59">se</text:span><text:span text:style-name="T132_60"><text:s/></text:span><text:span text:style-name="T132_61">utiliza</text:span><text:span text:style-name="T132_62"><text:s/></text:span><text:span text:style-name="T132_63">para</text:span><text:span text:style-name="T132_64"><text:s/></text:span><text:span text:style-name="T132_65">la</text:span><text:span text:style-name="T132_66"><text:s/></text:span><text:span text:style-name="T132_67">asignación</text:span><text:span text:style-name="T132_68">.<text:s/></text:span><text:span text:style-name="T132_69">No</text:span><text:span text:style-name="T132_70"><text:s/></text:span><text:span text:style-name="T132_71">lo</text:span><text:span text:style-name="T132_72"><text:s/></text:span><text:span text:style-name="T132_73">confunda</text:span><text:span text:style-name="T132_74"><text:s/></text:span><text:span text:style-name="T132_75">con</text:span><text:span text:style-name="T132_76"><text:s/></text:span><text:span text:style-name="T132_77">el</text:span><text:span text:style-name="T132_78"><text:s/></text:span><text:span text:style-name="T132_79">operador</text:span><text:span text:style-name="T132_80"><text:s/></text:span><text:span text:style-name="T132_81">de</text:span><text:span text:style-name="T132_82"><text:s/></text:span><text:span text:style-name="T132_83">igualdad</text:span><text:span text:style-name="T132_84"><text:s/>===.<text:s/></text:span><text:span text:style-name="T132_85">El</text:span><text:span text:style-name="T132_86"><text:s/></text:span><text:span text:style-name="T132_87">operador</text:span><text:span text:style-name="T132_88"><text:s/>=<text:s/></text:span><text:span text:style-name="T132_89">se</text:span><text:span text:style-name="T132_90"><text:s/></text:span><text:span text:style-name="T132_91">puede</text:span><text:span text:style-name="T132_92"><text:s/></text:span><text:span text:style-name="T132_93">agregar</text:span><text:span text:style-name="T132_94"><text:s/></text:span><text:span text:style-name="T132_95">o</text:span><text:span text:style-name="T132_96"><text:s/></text:span><text:span text:style-name="T132_97">concatenar</text:span><text:span text:style-name="T132_98">.</text:span></text:p>
      <text:p text:style-name="P133"/>
      <text:p text:style-name="P134"><text:span text:style-name="T134_1">Las</text:span><text:span text:style-name="T134_2"><text:s/></text:span><text:span text:style-name="T134_3">expresiones</text:span><text:span text:style-name="T134_4"><text:s/></text:span><text:span text:style-name="T134_5">más</text:span><text:span text:style-name="T134_6"><text:s/></text:span><text:span text:style-name="T134_7">simples</text:span><text:span text:style-name="T134_8"><text:s/></text:span><text:span text:style-name="T134_9">son</text:span><text:span text:style-name="T134_10"><text:s/></text:span><text:span text:style-name="T134_11">un</text:span><text:span text:style-name="T134_12"><text:s/></text:span><text:span text:style-name="T134_13">valor</text:span><text:span text:style-name="T134_14"><text:s/></text:span><text:span text:style-name="T134_15">literal</text:span><text:span text:style-name="T134_16"><text:s/>(</text:span><text:span text:style-name="T134_17">como</text:span><text:span text:style-name="T134_18"><text:s/></text:span><text:span text:style-name="T134_19">una</text:span><text:span text:style-name="T134_20"><text:s/></text:span><text:span text:style-name="T134_21">cadena</text:span><text:span text:style-name="T134_22"><text:s/></text:span><text:span text:style-name="T134_23">o</text:span><text:span text:style-name="T134_24"><text:s/></text:span><text:span text:style-name="T134_25">un</text:span><text:span text:style-name="T134_26"><text:s/></text:span><text:span text:style-name="T134_27">número</text:span><text:span text:style-name="T134_28">),<text:s/></text:span><text:span text:style-name="T134_29">una</text:span><text:span text:style-name="T134_30"><text:s/></text:span><text:span text:style-name="T134_31">variable</text:span><text:span text:style-name="T134_32">,<text:s/></text:span><text:span text:style-name="T134_33">un</text:span><text:span text:style-name="T134_34"><text:s/></text:span><text:span text:style-name="T134_35">valor</text:span><text:span text:style-name="T134_36"><text:s/></text:span><text:span text:style-name="T134_37">integrado</text:span><text:span text:style-name="T134_38"><text:s/>(</text:span><text:span text:style-name="T134_39">true</text:span><text:span text:style-name="T134_40">,<text:s/></text:span><text:span text:style-name="T134_41">false</text:span><text:span text:style-name="T134_42">,<text:s/></text:span><text:span text:style-name="T134_43">null</text:span><text:span text:style-name="T134_44">,<text:s/></text:span><text:span text:style-name="T134_45">indefinido</text:span><text:span text:style-name="T134_46">,<text:s/></text:span><text:span text:style-name="T134_47">NaN</text:span><text:span text:style-name="T134_48"><text:s/></text:span><text:span text:style-name="T134_49">o</text:span><text:span text:style-name="T134_50"><text:s/></text:span><text:span text:style-name="T134_51">infinito</text:span><text:span text:style-name="T134_52">),<text:s/></text:span><text:span text:style-name="T134_53">una</text:span><text:span text:style-name="T134_54"><text:s/></text:span><text:span text:style-name="T134_55">expresión</text:span><text:span text:style-name="T134_56"><text:s/></text:span><text:span text:style-name="T134_57">invocación</text:span><text:span text:style-name="T134_58"><text:s/></text:span><text:span text:style-name="T134_59">precedido</text:span><text:span text:style-name="T134_60"><text:s/></text:span><text:span text:style-name="T134_61">de</text:span><text:span text:style-name="T134_62"><text:s/></text:span><text:span text:style-name="T134_63">nuevo</text:span><text:span text:style-name="T134_64">,<text:s/></text:span><text:span text:style-name="T134_65">una</text:span><text:span text:style-name="T134_66"><text:s/></text:span><text:span text:style-name="T134_67">expresión</text:span><text:span text:style-name="T134_68"><text:s/></text:span><text:span text:style-name="T134_69">de</text:span><text:span text:style-name="T134_70"><text:s/></text:span><text:span text:style-name="T134_71">refinamiento</text:span><text:span text:style-name="T134_72"><text:s/></text:span><text:span text:style-name="T134_73">precedido</text:span><text:span text:style-name="T134_74"><text:s/></text:span><text:span text:style-name="T134_75">por</text:span><text:span text:style-name="T134_76"><text:s/></text:span><text:span text:style-name="T134_77">la</text:span><text:span text:style-name="T134_78"><text:s/></text:span><text:span text:style-name="T134_79">cancelación</text:span><text:span text:style-name="T134_80">,<text:s/></text:span><text:span text:style-name="T134_81">una</text:span><text:span text:style-name="T134_82"><text:s/></text:span><text:span text:style-name="T134_83">expresión</text:span><text:span text:style-name="T134_84"><text:s/></text:span><text:span text:style-name="T134_85">envuelto</text:span><text:span text:style-name="T134_86"><text:s/></text:span><text:span text:style-name="T134_87">entre</text:span><text:span text:style-name="T134_88"><text:s/></text:span><text:span text:style-name="T134_89">paréntesis</text:span><text:span text:style-name="T134_90">,<text:s/></text:span><text:span text:style-name="T134_91">una</text:span><text:span text:style-name="T134_92"><text:s/></text:span><text:span text:style-name="T134_93">expresión</text:span><text:span text:style-name="T134_94"><text:s/></text:span><text:span text:style-name="T134_95">precedida</text:span><text:span text:style-name="T134_96"><text:s/></text:span><text:span text:style-name="T134_97">por</text:span><text:span text:style-name="T134_98"><text:s/></text:span><text:span text:style-name="T134_99">un</text:span><text:span text:style-name="T134_100"><text:s/></text:span><text:span text:style-name="T134_101">operador</text:span><text:span text:style-name="T134_102"><text:s/></text:span><text:span text:style-name="T134_103">de</text:span><text:span text:style-name="T134_104"><text:s/></text:span><text:span text:style-name="T134_105">prefijo</text:span><text:span text:style-name="T134_106">,<text:s/></text:span><text:span text:style-name="T134_107">o</text:span><text:span text:style-name="T134_108"><text:s/></text:span><text:span text:style-name="T134_109">una</text:span><text:span text:style-name="T134_110"><text:s/></text:span><text:span text:style-name="T134_111">expresión</text:span><text:span text:style-name="T134_112"><text:s/></text:span><text:span text:style-name="T134_113">seguida</text:span><text:span text:style-name="T134_114"><text:s/></text:span><text:span text:style-name="T134_115">de</text:span><text:span text:style-name="T134_116">:</text:span></text:p>
      <text:p text:style-name="P135"/>
      <text:p text:style-name="P136"><text:span text:style-name="T136_1">•<text:s/></text:span><text:span text:style-name="T136_2">Un</text:span><text:span text:style-name="T136_3"><text:s/></text:span><text:span text:style-name="T136_4">operador</text:span><text:span text:style-name="T136_5"><text:s/></text:span><text:span text:style-name="T136_6">infijo</text:span><text:span text:style-name="T136_7"><text:s/></text:span><text:span text:style-name="T136_8">y</text:span><text:span text:style-name="T136_9"><text:s/></text:span><text:span text:style-name="T136_10">otra</text:span><text:span text:style-name="T136_11"><text:s/></text:span><text:span text:style-name="T136_12">expresión</text:span></text:p>
      <text:p text:style-name="P137"><text:span text:style-name="T137_1">•<text:s/></text:span><text:span text:style-name="T137_2">El</text:span><text:span text:style-name="T137_3"><text:s/>?<text:s/></text:span><text:span text:style-name="T137_4">operador</text:span><text:span text:style-name="T137_5"><text:s/></text:span><text:span text:style-name="T137_6">ternario</text:span><text:span text:style-name="T137_7"><text:s/></text:span><text:span text:style-name="T137_8">seguido</text:span><text:span text:style-name="T137_9"><text:s/></text:span><text:span text:style-name="T137_10">por</text:span><text:span text:style-name="T137_11"><text:s/></text:span><text:span text:style-name="T137_12">otra</text:span><text:span text:style-name="T137_13"><text:s/></text:span><text:span text:style-name="T137_14">expresión</text:span><text:span text:style-name="T137_15">,<text:s/></text:span><text:span text:style-name="T137_16">entonces</text:span><text:span text:style-name="T137_17"><text:s/></text:span><text:span text:style-name="T137_18">por</text:span><text:span text:style-name="T137_19"><text:s/>:<text:s/>,<text:s/></text:span><text:span text:style-name="T137_20">y</text:span><text:span text:style-name="T137_21"><text:s/></text:span><text:span text:style-name="T137_22">luego</text:span><text:span text:style-name="T137_23"><text:s/></text:span><text:span text:style-name="T137_24">por</text:span><text:span text:style-name="T137_25"><text:s/></text:span><text:span text:style-name="T137_26">otra</text:span><text:span text:style-name="T137_27"><text:s/></text:span><text:span text:style-name="T137_28">expresión</text:span></text:p>
      <text:p text:style-name="P138"><text:span text:style-name="T138_1">•<text:s/></text:span><text:span text:style-name="T138_2">Una</text:span><text:span text:style-name="T138_3"><text:s/></text:span><text:span text:style-name="T138_4">invocación</text:span></text:p>
      <text:p text:style-name="P139"><text:span text:style-name="T139_1">•<text:s/></text:span><text:span text:style-name="T139_2">Un</text:span><text:span text:style-name="T139_3"><text:s/></text:span><text:span text:style-name="T139_4">refinamiento</text:span></text:p>
      <text:p text:style-name="P140"/>
      <text:p text:style-name="P141"><text:span text:style-name="T141_1">El</text:span><text:span text:style-name="T141_2"><text:s/>?<text:s/></text:span><text:span text:style-name="T141_3">operador</text:span><text:span text:style-name="T141_4"><text:s/></text:span><text:span text:style-name="T141_5">ternario</text:span><text:span text:style-name="T141_6"><text:s/></text:span><text:span text:style-name="T141_7">tres</text:span><text:span text:style-name="T141_8"><text:s/></text:span><text:span text:style-name="T141_9">operandos</text:span><text:span text:style-name="T141_10">.<text:s/></text:span><text:span text:style-name="T141_11">Si</text:span><text:span text:style-name="T141_12"><text:s/></text:span><text:span text:style-name="T141_13">el</text:span><text:span text:style-name="T141_14"><text:s/></text:span><text:span text:style-name="T141_15">primer</text:span><text:span text:style-name="T141_16"><text:s/></text:span><text:span text:style-name="T141_17">operando</text:span><text:span text:style-name="T141_18"><text:s/></text:span><text:span text:style-name="T141_19">es</text:span><text:span text:style-name="T141_20"><text:s/></text:span><text:span text:style-name="T141_21">verdadero</text:span><text:span text:style-name="T141_22">,<text:s/></text:span><text:span text:style-name="T141_23">produce</text:span><text:span text:style-name="T141_24"><text:s/></text:span><text:span text:style-name="T141_25">el</text:span><text:span text:style-name="T141_26"><text:s/></text:span><text:span text:style-name="T141_27">valor</text:span><text:span text:style-name="T141_28"><text:s/></text:span><text:span text:style-name="T141_29">del</text:span><text:span text:style-name="T141_30"><text:s/></text:span><text:span text:style-name="T141_31">segundo</text:span><text:span text:style-name="T141_32"><text:s/></text:span><text:span text:style-name="T141_33">operando</text:span><text:span text:style-name="T141_34">.<text:s/></text:span><text:span text:style-name="T141_35">Pero</text:span><text:span text:style-name="T141_36"><text:s/></text:span><text:span text:style-name="T141_37">si</text:span><text:span text:style-name="T141_38"><text:s/></text:span><text:span text:style-name="T141_39">el</text:span><text:span text:style-name="T141_40"><text:s/></text:span><text:span text:style-name="T141_41">primer</text:span><text:span text:style-name="T141_42"><text:s/></text:span><text:span text:style-name="T141_43">operando</text:span><text:span text:style-name="T141_44"><text:s/></text:span><text:span text:style-name="T141_45">es</text:span><text:span text:style-name="T141_46"><text:s/></text:span><text:span text:style-name="T141_47">falso</text:span><text:span text:style-name="T141_48">,<text:s/></text:span><text:span text:style-name="T141_49">produce</text:span><text:span text:style-name="T141_50"><text:s/></text:span><text:span text:style-name="T141_51">el</text:span><text:span text:style-name="T141_52"><text:s/></text:span><text:span text:style-name="T141_53">valor</text:span><text:span text:style-name="T141_54"><text:s/></text:span><text:span text:style-name="T141_55">de</text:span><text:span text:style-name="T141_56"><text:s/></text:span><text:span text:style-name="T141_57">la</text:span><text:span text:style-name="T141_58"><text:s/></text:span><text:span text:style-name="T141_59">tercera</text:span><text:span text:style-name="T141_60"><text:s/></text:span><text:span text:style-name="T141_61">operando</text:span><text:span text:style-name="T141_62">.</text:span></text:p>
      <text:p text:style-name="P142"/>
      <text:p text:style-name="P143"><text:span text:style-name="T143_1">Los</text:span><text:span text:style-name="T143_2"><text:s/></text:span><text:span text:style-name="T143_3">operadores</text:span><text:span text:style-name="T143_4"><text:s/></text:span><text:span text:style-name="T143_5">en</text:span><text:span text:style-name="T143_6"><text:s/></text:span><text:span text:style-name="T143_7">la</text:span><text:span text:style-name="T143_8"><text:s/></text:span><text:span text:style-name="T143_9">parte</text:span><text:span text:style-name="T143_10"><text:s/></text:span><text:span text:style-name="T143_11">superior</text:span><text:span text:style-name="T143_12"><text:s/></text:span><text:span text:style-name="T143_13">de</text:span><text:span text:style-name="T143_14"><text:s/></text:span><text:span text:style-name="T143_15">la</text:span><text:span text:style-name="T143_16"><text:s/></text:span><text:span text:style-name="T143_17">lista</text:span><text:span text:style-name="T143_18"><text:s/></text:span><text:span text:style-name="T143_19">de</text:span><text:span text:style-name="T143_20"><text:s/></text:span><text:span text:style-name="T143_21">prioridad</text:span><text:span text:style-name="T143_22"><text:s/></text:span><text:span text:style-name="T143_23">de</text:span><text:span text:style-name="T143_24"><text:s/></text:span><text:span text:style-name="T143_25">los</text:span><text:span text:style-name="T143_26"><text:s/></text:span><text:span text:style-name="T143_27">operadores</text:span><text:span text:style-name="T143_28"><text:s/></text:span><text:span text:style-name="T143_29">en</text:span><text:span text:style-name="T143_30"><text:s/></text:span><text:span text:style-name="T143_31">la</text:span><text:span text:style-name="T143_32"><text:s/></text:span><text:span text:style-name="T143_33">Tabla</text:span><text:span text:style-name="T143_34"><text:s/>1.2<text:s/></text:span><text:span text:style-name="T143_35">tienen</text:span><text:span text:style-name="T143_36"><text:s/></text:span><text:span text:style-name="T143_37">mayor</text:span><text:span text:style-name="T143_38"><text:s/></text:span><text:span text:style-name="T143_39">precedencia</text:span><text:span text:style-name="T143_40">.<text:s/></text:span><text:span text:style-name="T143_41">Se</text:span><text:span text:style-name="T143_42"><text:s/></text:span><text:span text:style-name="T143_43">unen</text:span><text:span text:style-name="T143_44"><text:s/></text:span><text:span text:style-name="T143_45">el</text:span><text:span text:style-name="T143_46"><text:s/></text:span><text:span text:style-name="T143_47">más</text:span><text:span text:style-name="T143_48"><text:s/></text:span><text:span text:style-name="T143_49">apretado</text:span><text:span text:style-name="T143_50">.<text:s/></text:span><text:span text:style-name="T143_51">Los</text:span><text:span text:style-name="T143_52"><text:s/></text:span><text:span text:style-name="T143_53">operadores</text:span><text:span text:style-name="T143_54"><text:s/></text:span><text:span text:style-name="T143_55">en</text:span><text:span text:style-name="T143_56"><text:s/></text:span><text:span text:style-name="T143_57">el</text:span><text:span text:style-name="T143_58"><text:s/></text:span><text:span text:style-name="T143_59">fondo</text:span><text:span text:style-name="T143_60"><text:s/></text:span><text:span text:style-name="T143_61">tienen</text:span><text:span text:style-name="T143_62"><text:s/></text:span><text:span text:style-name="T143_63">la</text:span><text:span text:style-name="T143_64"><text:s/></text:span><text:span text:style-name="T143_65">prioridad</text:span><text:span text:style-name="T143_66"><text:s/></text:span><text:span text:style-name="T143_67">más</text:span><text:span text:style-name="T143_68"><text:s/></text:span><text:span text:style-name="T143_69">baja</text:span><text:span text:style-name="T143_70">.<text:s/></text:span><text:span text:style-name="T143_71">Los</text:span><text:span text:style-name="T143_72"><text:s/></text:span><text:span text:style-name="T143_73">paréntesis</text:span><text:span text:style-name="T143_74"><text:s/></text:span><text:span text:style-name="T143_75">se</text:span><text:span text:style-name="T143_76"><text:s/></text:span><text:span text:style-name="T143_77">pueden</text:span><text:span text:style-name="T143_78"><text:s/></text:span><text:span text:style-name="T143_79">utilizar</text:span><text:span text:style-name="T143_80"><text:s/></text:span><text:span text:style-name="T143_81">para</text:span><text:span text:style-name="T143_82"><text:s/></text:span><text:span text:style-name="T143_83">alterar</text:span><text:span text:style-name="T143_84"><text:s/></text:span><text:span text:style-name="T143_85">la</text:span><text:span text:style-name="T143_86"><text:s/></text:span><text:span text:style-name="T143_87">prioridad</text:span><text:span text:style-name="T143_88"><text:s/></text:span><text:span text:style-name="T143_89">normal</text:span><text:span text:style-name="T143_90">,<text:s/></text:span><text:span text:style-name="T143_91">así</text:span><text:span text:style-name="T143_92">:</text:span></text:p>
      <text:p text:style-name="P144"/>
      <text:p text:style-name="P145"><text:span text:style-name="T145_1">2<text:s/>+<text:s/>3<text:s/>*<text:s/>5<text:s/>===<text:s/>17</text:span></text:p>
      <text:p text:style-name="P146"><text:span text:style-name="T146_1">(2<text:s/>+<text:s/>3)<text:s/>*<text:s/>5<text:s/>===<text:s/>25</text:span></text:p>
      <text:p text:style-name="P147"/>
      <text:p text:style-name="P148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149"><text:span text:style-name="T149_1">.<text:s/>[]<text:s/>(<text:s/>)<text:s/></text:span></text:p>
          </table:table-cell>
          <table:table-cell table:style-name="Cell4">
            <text:p text:style-name="P150"><text:span text:style-name="T150_1">El</text:span><text:span text:style-name="T150_2"><text:s/></text:span><text:span text:style-name="T150_3">refinamiento</text:span><text:span text:style-name="T150_4"><text:s/></text:span><text:span text:style-name="T150_5">y</text:span><text:span text:style-name="T150_6"><text:s/></text:span><text:span text:style-name="T150_7">la</text:span><text:span text:style-name="T150_8"><text:s/></text:span><text:span text:style-name="T150_9">invocación</text:span><text:span text:style-name="T150_10"><text:s/></text:span><text:span text:style-name="T150_11">borrar</text:span></text:p>
          </table:table-cell>
        </table:table-row>
        <table:table-row table:style-name="Row3">
          <table:table-cell table:style-name="Cell5">
            <text:p text:style-name="P151"><text:span text:style-name="T151_1">delete</text:span><text:span text:style-name="T151_2"><text:s/></text:span><text:span text:style-name="T151_3">new</text:span><text:span text:style-name="T151_4"><text:s/></text:span><text:span text:style-name="T151_5">typeof</text:span><text:span text:style-name="T151_6"><text:s/>+<text:s/>-<text:s/>!<text:s/></text:span></text:p>
          </table:table-cell>
          <table:table-cell table:style-name="Cell6">
            <text:p text:style-name="P152"><text:span text:style-name="T152_1">operadores</text:span><text:span text:style-name="T152_2"><text:s/></text:span><text:span text:style-name="T152_3">unarios</text:span></text:p>
          </table:table-cell>
        </table:table-row>
        <table:table-row table:style-name="Row4">
          <table:table-cell table:style-name="Cell7">
            <text:p text:style-name="P153"><text:span text:style-name="T153_1">*<text:s/>/<text:s/>%</text:span></text:p>
          </table:table-cell>
          <table:table-cell table:style-name="Cell8">
            <text:p text:style-name="P154"><text:span text:style-name="T154_1">multiplicación</text:span><text:span text:style-name="T154_2">,<text:s/></text:span><text:span text:style-name="T154_3">división</text:span><text:span text:style-name="T154_4">,<text:s/></text:span><text:span text:style-name="T154_5">módulo</text:span></text:p>
          </table:table-cell>
        </table:table-row>
        <table:table-row table:style-name="Row5">
          <table:table-cell table:style-name="Cell9">
            <text:p text:style-name="P155"><text:span text:style-name="T155_1">+<text:s/>-</text:span></text:p>
          </table:table-cell>
          <table:table-cell table:style-name="Cell10">
            <text:p text:style-name="P156"><text:span text:style-name="T156_1">Suma</text:span><text:span text:style-name="T156_2"><text:s/>/<text:s/></text:span><text:span text:style-name="T156_3">concatenación</text:span><text:span text:style-name="T156_4">,<text:s/></text:span><text:span text:style-name="T156_5">resta</text:span></text:p>
          </table:table-cell>
        </table:table-row>
        <table:table-row table:style-name="Row6">
          <table:table-cell table:style-name="Cell11">
            <text:p text:style-name="P157"><text:span text:style-name="T157_1">&gt;=<text:s/>&lt;=<text:s/>&gt;<text:s/>&lt;</text:span></text:p>
          </table:table-cell>
          <table:table-cell table:style-name="Cell12">
            <text:p text:style-name="P158"><text:span text:style-name="T158_1">desigualdad</text:span></text:p>
          </table:table-cell>
        </table:table-row>
        <table:table-row table:style-name="Row7">
          <table:table-cell table:style-name="Cell13">
            <text:p text:style-name="P159"><text:span text:style-name="T159_1">===<text:s/>!==</text:span></text:p>
          </table:table-cell>
          <table:table-cell table:style-name="Cell14">
            <text:p text:style-name="P160"><text:span text:style-name="T160_1">igualdad</text:span></text:p>
          </table:table-cell>
        </table:table-row>
        <table:table-row table:style-name="Row8">
          <table:table-cell table:style-name="Cell15">
            <text:p text:style-name="P161"><text:span text:style-name="T161_1">&amp;&amp;</text:span></text:p>
          </table:table-cell>
          <table:table-cell table:style-name="Cell16">
            <text:p text:style-name="P162"><text:span text:style-name="T162_1">lógico</text:span><text:span text:style-name="T162_2"><text:s/></text:span><text:span text:style-name="T162_3">and</text:span></text:p>
          </table:table-cell>
        </table:table-row>
        <table:table-row table:style-name="Row9">
          <table:table-cell table:style-name="Cell17">
            <text:p text:style-name="P163"><text:span text:style-name="T163_1">||</text:span></text:p>
          </table:table-cell>
          <table:table-cell table:style-name="Cell18">
            <text:p text:style-name="P164"><text:span text:style-name="T164_1">lógico</text:span><text:span text:style-name="T164_2"><text:s/></text:span><text:span text:style-name="T164_3">or</text:span></text:p>
          </table:table-cell>
        </table:table-row>
        <table:table-row table:style-name="Row10">
          <table:table-cell table:style-name="Cell19">
            <text:p text:style-name="P165"><text:span text:style-name="T165_1">?:</text:span></text:p>
          </table:table-cell>
          <table:table-cell table:style-name="Cell20">
            <text:p text:style-name="P166"><text:span text:style-name="T166_1">ternario</text:span></text:p>
          </table:table-cell>
        </table:table-row>
      </table:table>
      <text:p text:style-name="P167"/>
      <text:p text:style-name="P168"/>
      <text:p text:style-name="P169"><text:span text:style-name="T169_1">Los</text:span><text:span text:style-name="T169_2"><text:s/></text:span><text:span text:style-name="T169_3">valores</text:span><text:span text:style-name="T169_4"><text:s/></text:span><text:span text:style-name="T169_5">producidos</text:span><text:span text:style-name="T169_6"><text:s/></text:span><text:span text:style-name="T169_7">por</text:span><text:span text:style-name="T169_8"><text:s/></text:span><text:span text:style-name="T169_9">typeof</text:span><text:span text:style-name="T169_10"><text:s/></text:span><text:span text:style-name="T169_11">es</text:span><text:span text:style-name="T169_12"><text:s/>'</text:span><text:span text:style-name="T169_13">número</text:span><text:span text:style-name="T169_14">',<text:s/>'</text:span><text:span text:style-name="T169_15">cadena</text:span><text:span text:style-name="T169_16">',,<text:s/>'</text:span><text:span text:style-name="T169_17">indefinido</text:span><text:span text:style-name="T169_18">',<text:s/>'</text:span><text:span text:style-name="T169_19">función</text:span><text:span text:style-name="T169_20">'<text:s/>'</text:span><text:span text:style-name="T169_21">booleano</text:span><text:span text:style-name="T169_22">'<text:s/></text:span><text:span text:style-name="T169_23">y</text:span><text:span text:style-name="T169_24"><text:s/>'</text:span><text:span text:style-name="T169_25">objeto</text:span><text:span text:style-name="T169_26">'.<text:s/></text:span><text:span text:style-name="T169_27">Si</text:span><text:span text:style-name="T169_28"><text:s/></text:span><text:span text:style-name="T169_29">el</text:span><text:span text:style-name="T169_30"><text:s/></text:span><text:span text:style-name="T169_31">operando</text:span><text:span text:style-name="T169_32"><text:s/></text:span><text:span text:style-name="T169_33">es</text:span><text:span text:style-name="T169_34"><text:s/></text:span><text:span text:style-name="T169_35">una</text:span><text:span text:style-name="T169_36"><text:s text:c="2"/></text:span><text:span text:style-name="T169_37">array</text:span><text:span text:style-name="T169_38"><text:s/></text:span><text:span text:style-name="T169_39">o</text:span><text:span text:style-name="T169_40"><text:s/></text:span><text:span text:style-name="T169_41">null</text:span><text:span text:style-name="T169_42">,<text:s/></text:span><text:span text:style-name="T169_43">el</text:span><text:span text:style-name="T169_44"><text:s/></text:span><text:span text:style-name="T169_45">resultado</text:span><text:span text:style-name="T169_46"><text:s/></text:span><text:span text:style-name="T169_47">es</text:span><text:span text:style-name="T169_48"><text:s/>"</text:span><text:span text:style-name="T169_49">objeto</text:span><text:span text:style-name="T169_50">",<text:s/></text:span><text:span text:style-name="T169_51">lo</text:span><text:span text:style-name="T169_52"><text:s/></text:span><text:span text:style-name="T169_53">cual</text:span><text:span text:style-name="T169_54"><text:s/></text:span><text:span text:style-name="T169_55">es</text:span><text:span text:style-name="T169_56"><text:s/></text:span><text:span text:style-name="T169_57">incorrecto</text:span><text:span text:style-name="T169_58">.</text:span></text:p>
      <text:p text:style-name="P170"/>
      <text:p text:style-name="P171"><text:span text:style-name="T171_1">Si</text:span><text:span text:style-name="T171_2"><text:s/></text:span><text:span text:style-name="T171_3">el</text:span><text:span text:style-name="T171_4"><text:s/></text:span><text:span text:style-name="T171_5">operando</text:span><text:span text:style-name="T171_6"><text:s/></text:span><text:span text:style-name="T171_7">de</text:span><text:span text:style-name="T171_8"><text:s/>!<text:s/></text:span><text:span text:style-name="T171_9">es</text:span><text:span text:style-name="T171_10"><text:s/></text:span><text:span text:style-name="T171_11">verdadero</text:span><text:span text:style-name="T171_12"><text:s/>,<text:s/></text:span><text:span text:style-name="T171_13">produce</text:span><text:span text:style-name="T171_14"><text:s/></text:span><text:span text:style-name="T171_15">falso</text:span><text:span text:style-name="T171_16">.<text:s/></text:span><text:span text:style-name="T171_17">De</text:span><text:span text:style-name="T171_18"><text:s/></text:span><text:span text:style-name="T171_19">lo</text:span><text:span text:style-name="T171_20"><text:s/></text:span><text:span text:style-name="T171_21">contrario</text:span><text:span text:style-name="T171_22">,<text:s/></text:span><text:span text:style-name="T171_23">se</text:span><text:span text:style-name="T171_24"><text:s/></text:span><text:span text:style-name="T171_25">produce</text:span><text:span text:style-name="T171_26"><text:s/></text:span><text:span text:style-name="T171_27">cierto</text:span><text:span text:style-name="T171_28">.<text:s/></text:span><text:span text:style-name="T171_29">El</text:span><text:span text:style-name="T171_30"><text:s/></text:span><text:span text:style-name="T171_31">operador</text:span><text:span text:style-name="T171_32"><text:s/>+<text:s/></text:span><text:span text:style-name="T171_33">añade</text:span><text:span text:style-name="T171_34"><text:s/></text:span><text:span text:style-name="T171_35">o</text:span><text:span text:style-name="T171_36"><text:s/></text:span><text:span text:style-name="T171_37">concatenada</text:span><text:span text:style-name="T171_38">.<text:s/></text:span><text:span text:style-name="T171_39">Si</text:span><text:span text:style-name="T171_40"><text:s/></text:span><text:span text:style-name="T171_41">usted</text:span><text:span text:style-name="T171_42"><text:s/></text:span><text:span text:style-name="T171_43">quiere</text:span><text:span text:style-name="T171_44"><text:s/></text:span><text:span text:style-name="T171_45">que</text:span><text:span text:style-name="T171_46"><text:s/></text:span><text:span text:style-name="T171_47">añadir</text:span><text:span text:style-name="T171_48">,<text:s/></text:span><text:span text:style-name="T171_49">asegúrese</text:span><text:span text:style-name="T171_50"><text:s/></text:span><text:span text:style-name="T171_51">de</text:span><text:span text:style-name="T171_52"><text:s/></text:span><text:span text:style-name="T171_53">que</text:span><text:span text:style-name="T171_54"><text:s/></text:span><text:span text:style-name="T171_55">ambos</text:span><text:span text:style-name="T171_56"><text:s/></text:span><text:span text:style-name="T171_57">operandos</text:span><text:span text:style-name="T171_58"><text:s/></text:span><text:span text:style-name="T171_59">son</text:span><text:span text:style-name="T171_60"><text:s/></text:span><text:span text:style-name="T171_61">números</text:span><text:span text:style-name="T171_62">.</text:span></text:p>
      <text:p text:style-name="P172"><text:span text:style-name="T172_1">El</text:span><text:span text:style-name="T172_2"><text:s/></text:span><text:span text:style-name="T172_3">operador</text:span><text:span text:style-name="T172_4"><text:s/>/<text:s/></text:span><text:span text:style-name="T172_5">puede</text:span><text:span text:style-name="T172_6"><text:s/></text:span><text:span text:style-name="T172_7">producir</text:span><text:span text:style-name="T172_8"><text:s/></text:span><text:span text:style-name="T172_9">un</text:span><text:span text:style-name="T172_10"><text:s/></text:span><text:span text:style-name="T172_11">resultado</text:span><text:span text:style-name="T172_12"><text:s/></text:span><text:span text:style-name="T172_13">no</text:span><text:span text:style-name="T172_14"><text:s/></text:span><text:span text:style-name="T172_15">entero</text:span><text:span text:style-name="T172_16">,<text:s/></text:span><text:span text:style-name="T172_17">incluso</text:span><text:span text:style-name="T172_18"><text:s/></text:span><text:span text:style-name="T172_19">si</text:span><text:span text:style-name="T172_20"><text:s/></text:span><text:span text:style-name="T172_21">ambos</text:span><text:span text:style-name="T172_22"><text:s/></text:span><text:span text:style-name="T172_23">operandos</text:span><text:span text:style-name="T172_24"><text:s/></text:span><text:span text:style-name="T172_25">son</text:span><text:span text:style-name="T172_26"><text:s/></text:span><text:span text:style-name="T172_27">enteros</text:span><text:span text:style-name="T172_28">.</text:span></text:p>
      <text:p text:style-name="P173"/>
      <text:p text:style-name="P174"><text:span text:style-name="T174_1">El</text:span><text:span text:style-name="T174_2"><text:s/></text:span><text:span text:style-name="T174_3">operador</text:span><text:span text:style-name="T174_4"><text:s/>&amp;&amp;</text:span><text:span text:style-name="T174_5"><text:s/></text:span><text:span text:style-name="T174_6">produce</text:span><text:span text:style-name="T174_7"><text:s/></text:span><text:span text:style-name="T174_8">el</text:span><text:span text:style-name="T174_9"><text:s/></text:span><text:span text:style-name="T174_10">valor</text:span><text:span text:style-name="T174_11"><text:s/></text:span><text:span text:style-name="T174_12">de</text:span><text:span text:style-name="T174_13"><text:s/></text:span><text:span text:style-name="T174_14">su</text:span><text:span text:style-name="T174_15"><text:s/></text:span><text:span text:style-name="T174_16">primer</text:span><text:span text:style-name="T174_17"><text:s/></text:span><text:span text:style-name="T174_18">operando</text:span><text:span text:style-name="T174_19"><text:s/></text:span><text:span text:style-name="T174_20">si</text:span><text:span text:style-name="T174_21"><text:s/></text:span><text:span text:style-name="T174_22">el</text:span><text:span text:style-name="T174_23"><text:s/></text:span><text:span text:style-name="T174_24">primer</text:span><text:span text:style-name="T174_25"><text:s/></text:span><text:span text:style-name="T174_26">operando</text:span><text:span text:style-name="T174_27"><text:s/></text:span><text:span text:style-name="T174_28">es</text:span><text:span text:style-name="T174_29"><text:s/></text:span><text:span text:style-name="T174_30">falso</text:span><text:span text:style-name="T174_31">.<text:s/></text:span><text:span text:style-name="T174_32">De</text:span><text:span text:style-name="T174_33"><text:s/></text:span><text:span text:style-name="T174_34">lo</text:span><text:span text:style-name="T174_35"><text:s/></text:span><text:span text:style-name="T174_36">contrario</text:span><text:span text:style-name="T174_37">,<text:s/></text:span><text:span text:style-name="T174_38">se</text:span><text:span text:style-name="T174_39"><text:s/></text:span><text:span text:style-name="T174_40">produce</text:span><text:span text:style-name="T174_41"><text:s/></text:span><text:span text:style-name="T174_42">el</text:span><text:span text:style-name="T174_43"><text:s/></text:span><text:span text:style-name="T174_44">valor</text:span><text:span text:style-name="T174_45"><text:s/></text:span><text:span text:style-name="T174_46">del</text:span><text:span text:style-name="T174_47"><text:s/></text:span><text:span text:style-name="T174_48">segundo</text:span><text:span text:style-name="T174_49"><text:s/></text:span><text:span text:style-name="T174_50">operando</text:span><text:span text:style-name="T174_51">.</text:span></text:p>
      <text:p text:style-name="P175"/>
      <text:p text:style-name="P176"><text:span text:style-name="T176_1">El</text:span><text:span text:style-name="T176_2"><text:s/></text:span><text:span text:style-name="T176_3">operador</text:span><text:span text:style-name="T176_4"><text:s/>||<text:s/></text:span><text:span text:style-name="T176_5">produce</text:span><text:span text:style-name="T176_6"><text:s/></text:span><text:span text:style-name="T176_7">el</text:span><text:span text:style-name="T176_8"><text:s/></text:span><text:span text:style-name="T176_9">valor</text:span><text:span text:style-name="T176_10"><text:s/></text:span><text:span text:style-name="T176_11">de</text:span><text:span text:style-name="T176_12"><text:s/></text:span><text:span text:style-name="T176_13">su</text:span><text:span text:style-name="T176_14"><text:s/></text:span><text:span text:style-name="T176_15">primer</text:span><text:span text:style-name="T176_16"><text:s/></text:span><text:span text:style-name="T176_17">operando</text:span><text:span text:style-name="T176_18"><text:s/></text:span><text:span text:style-name="T176_19">del</text:span><text:span text:style-name="T176_20"><text:s/></text:span><text:span text:style-name="T176_21">primer</text:span><text:span text:style-name="T176_22"><text:s/></text:span><text:span text:style-name="T176_23">operando</text:span><text:span text:style-name="T176_24"><text:s/></text:span><text:span text:style-name="T176_25">es</text:span><text:span text:style-name="T176_26"><text:s/></text:span><text:span text:style-name="T176_27">verdadero</text:span><text:span text:style-name="T176_28">.<text:s/></text:span><text:span text:style-name="T176_29">De</text:span><text:span text:style-name="T176_30"><text:s/></text:span><text:span text:style-name="T176_31">lo</text:span><text:span text:style-name="T176_32"><text:s/></text:span><text:span text:style-name="T176_33">contrario</text:span><text:span text:style-name="T176_34">,<text:s/></text:span><text:span text:style-name="T176_35">se</text:span><text:span text:style-name="T176_36"><text:s/></text:span><text:span text:style-name="T176_37">produce</text:span><text:span text:style-name="T176_38"><text:s/></text:span><text:span text:style-name="T176_39">el</text:span><text:span text:style-name="T176_40"><text:s/></text:span><text:span text:style-name="T176_41">valor</text:span><text:span text:style-name="T176_42"><text:s/></text:span><text:span text:style-name="T176_43">del</text:span><text:span text:style-name="T176_44"><text:s/></text:span><text:span text:style-name="T176_45">segundo</text:span><text:span text:style-name="T176_46"><text:s/></text:span><text:span text:style-name="T176_47">operando</text:span><text:span text:style-name="T176_48">.</text:span></text:p>
      <text:p text:style-name="P177"/>
      <text:p text:style-name="P178"><text:span text:style-name="T178_1">Invocation</text:span><text:span text:style-name="T178_2"><text:s/></text:span><text:span text:style-name="T178_3">provoca</text:span><text:span text:style-name="T178_4"><text:s/></text:span><text:span text:style-name="T178_5">la</text:span><text:span text:style-name="T178_6"><text:s/></text:span><text:span text:style-name="T178_7">ejecución</text:span><text:span text:style-name="T178_8"><text:s/></text:span><text:span text:style-name="T178_9">de</text:span><text:span text:style-name="T178_10"><text:s/></text:span><text:span text:style-name="T178_11">un</text:span><text:span text:style-name="T178_12"><text:s/></text:span><text:span text:style-name="T178_13">valor</text:span><text:span text:style-name="T178_14"><text:s/></text:span><text:span text:style-name="T178_15">de</text:span><text:span text:style-name="T178_16"><text:s/></text:span><text:span text:style-name="T178_17">la</text:span><text:span text:style-name="T178_18"><text:s/></text:span><text:span text:style-name="T178_19">función</text:span><text:span text:style-name="T178_20">.<text:s/></text:span><text:span text:style-name="T178_21">El</text:span><text:span text:style-name="T178_22"><text:s/></text:span><text:span text:style-name="T178_23">operador</text:span><text:span text:style-name="T178_24"><text:s/></text:span><text:span text:style-name="T178_25">de</text:span><text:span text:style-name="T178_26"><text:s/></text:span><text:span text:style-name="T178_27">invocación</text:span><text:span text:style-name="T178_28"><text:s/></text:span><text:span text:style-name="T178_29">es</text:span><text:span text:style-name="T178_30"><text:s/></text:span><text:span text:style-name="T178_31">un</text:span><text:span text:style-name="T178_32"><text:s/></text:span><text:span text:style-name="T178_33">par</text:span><text:span text:style-name="T178_34"><text:s/></text:span><text:span text:style-name="T178_35">de</text:span><text:span text:style-name="T178_36"><text:s/></text:span><text:span text:style-name="T178_37">paréntesis</text:span><text:span text:style-name="T178_38"><text:s/></text:span><text:span text:style-name="T178_39">que</text:span><text:span text:style-name="T178_40"><text:s/></text:span><text:span text:style-name="T178_41">siguen</text:span><text:span text:style-name="T178_42"><text:s/></text:span><text:span text:style-name="T178_43">el</text:span><text:span text:style-name="T178_44"><text:s/></text:span><text:span text:style-name="T178_45">valor</text:span><text:span text:style-name="T178_46"><text:s/></text:span><text:span text:style-name="T178_47">de</text:span><text:span text:style-name="T178_48"><text:s/></text:span><text:span text:style-name="T178_49">la</text:span><text:span text:style-name="T178_50"><text:s/></text:span><text:span text:style-name="T178_51">función</text:span><text:span text:style-name="T178_52">.<text:s/></text:span><text:span text:style-name="T178_53">Los</text:span><text:span text:style-name="T178_54"><text:s/></text:span><text:span text:style-name="T178_55">paréntesis</text:span><text:span text:style-name="T178_56"><text:s/></text:span><text:span text:style-name="T178_57">pueden</text:span><text:span text:style-name="T178_58"><text:s/></text:span><text:span text:style-name="T178_59">contener</text:span><text:span text:style-name="T178_60"><text:s/></text:span><text:span text:style-name="T178_61">argumentos</text:span><text:span text:style-name="T178_62"><text:s/></text:span><text:span text:style-name="T178_63">que</text:span><text:span text:style-name="T178_64"><text:s/></text:span><text:span text:style-name="T178_65">serán</text:span><text:span text:style-name="T178_66"><text:s/></text:span><text:span text:style-name="T178_67">entregados</text:span><text:span text:style-name="T178_68"><text:s/></text:span><text:span text:style-name="T178_69">a</text:span><text:span text:style-name="T178_70"><text:s/></text:span><text:span text:style-name="T178_71">la</text:span><text:span text:style-name="T178_72"><text:s/></text:span><text:span text:style-name="T178_73">función</text:span><text:span text:style-name="T178_74">.</text:span></text:p>
      <text:p text:style-name="P179"/>
      <text:p text:style-name="P180"><text:span text:style-name="T180_1">Los</text:span><text:span text:style-name="T180_2"><text:s/></text:span><text:span text:style-name="T180_3">object</text:span><text:span text:style-name="T180_4"><text:s/></text:span><text:span text:style-name="T180_5">literals</text:span><text:span text:style-name="T180_6"><text:s/></text:span><text:span text:style-name="T180_7">son</text:span><text:span text:style-name="T180_8"><text:s/></text:span><text:span text:style-name="T180_9">una</text:span><text:span text:style-name="T180_10"><text:s/></text:span><text:span text:style-name="T180_11">notación</text:span><text:span text:style-name="T180_12"><text:s/></text:span><text:span text:style-name="T180_13">conveniente</text:span><text:span text:style-name="T180_14"><text:s/></text:span><text:span text:style-name="T180_15">para</text:span><text:span text:style-name="T180_16"><text:s/></text:span><text:span text:style-name="T180_17">especificar</text:span><text:span text:style-name="T180_18"><text:s/></text:span><text:span text:style-name="T180_19">los</text:span><text:span text:style-name="T180_20"><text:s/></text:span><text:span text:style-name="T180_21">objetos</text:span><text:span text:style-name="T180_22"><text:s/></text:span><text:span text:style-name="T180_23">nuevos</text:span><text:span text:style-name="T180_24">.<text:s/></text:span><text:span text:style-name="T180_25">Los</text:span><text:span text:style-name="T180_26"><text:s/></text:span><text:span text:style-name="T180_27">nombres</text:span><text:span text:style-name="T180_28"><text:s/></text:span><text:span text:style-name="T180_29">de</text:span><text:span text:style-name="T180_30"><text:s/></text:span><text:span text:style-name="T180_31">las</text:span><text:span text:style-name="T180_32"><text:s/></text:span><text:span text:style-name="T180_33">propiedades</text:span><text:span text:style-name="T180_34"><text:s/></text:span><text:span text:style-name="T180_35">se</text:span><text:span text:style-name="T180_36"><text:s/></text:span><text:span text:style-name="T180_37">pueden</text:span><text:span text:style-name="T180_38"><text:s/></text:span><text:span text:style-name="T180_39">especificar</text:span><text:span text:style-name="T180_40"><text:s/></text:span><text:span text:style-name="T180_41">como</text:span><text:span text:style-name="T180_42"><text:s/></text:span><text:span text:style-name="T180_43">nombres</text:span><text:span text:style-name="T180_44"><text:s/></text:span><text:span text:style-name="T180_45">o</text:span><text:span text:style-name="T180_46"><text:s/></text:span><text:span text:style-name="T180_47">como</text:span><text:span text:style-name="T180_48"><text:s/></text:span><text:span text:style-name="T180_49">cadenas</text:span><text:span text:style-name="T180_50">.<text:s/></text:span><text:span text:style-name="T180_51">Los</text:span><text:span text:style-name="T180_52"><text:s/></text:span><text:span text:style-name="T180_53">nombres</text:span><text:span text:style-name="T180_54"><text:s/></text:span><text:span text:style-name="T180_55">se</text:span><text:span text:style-name="T180_56"><text:s/></text:span><text:span text:style-name="T180_57">tratan</text:span><text:span text:style-name="T180_58"><text:s/></text:span><text:span text:style-name="T180_59">como</text:span><text:span text:style-name="T180_60"><text:s/></text:span><text:span text:style-name="T180_61">nombres</text:span><text:span text:style-name="T180_62"><text:s/></text:span><text:span text:style-name="T180_63">literales</text:span><text:span text:style-name="T180_64">,<text:s/></text:span><text:span text:style-name="T180_65">no</text:span><text:span text:style-name="T180_66"><text:s/></text:span><text:span text:style-name="T180_67">como</text:span><text:span text:style-name="T180_68"><text:s/></text:span><text:span text:style-name="T180_69">nombres</text:span><text:span text:style-name="T180_70"><text:s/></text:span><text:span text:style-name="T180_71">de</text:span><text:span text:style-name="T180_72"><text:s/></text:span><text:span text:style-name="T180_73">variables</text:span><text:span text:style-name="T180_74">,<text:s/></text:span><text:span text:style-name="T180_75">por</text:span><text:span text:style-name="T180_76"><text:s/></text:span><text:span text:style-name="T180_77">lo</text:span><text:span text:style-name="T180_78"><text:s/></text:span><text:span text:style-name="T180_79">que</text:span><text:span text:style-name="T180_80"><text:s/></text:span><text:span text:style-name="T180_81">los</text:span><text:span text:style-name="T180_82"><text:s/></text:span><text:span text:style-name="T180_83">nombres</text:span><text:span text:style-name="T180_84"><text:s/></text:span><text:span text:style-name="T180_85">de</text:span><text:span text:style-name="T180_86"><text:s/></text:span><text:span text:style-name="T180_87">las</text:span><text:span text:style-name="T180_88"><text:s/></text:span><text:span text:style-name="T180_89">propiedades</text:span><text:span text:style-name="T180_90"><text:s/></text:span><text:span text:style-name="T180_91">del</text:span><text:span text:style-name="T180_92"><text:s/></text:span><text:span text:style-name="T180_93">objeto</text:span><text:span text:style-name="T180_94"><text:s/></text:span><text:span text:style-name="T180_95">deben</text:span><text:span text:style-name="T180_96"><text:s/></text:span><text:span text:style-name="T180_97">ser</text:span><text:span text:style-name="T180_98"><text:s/></text:span><text:span text:style-name="T180_99">conocidos</text:span><text:span text:style-name="T180_100"><text:s/></text:span><text:span text:style-name="T180_101">en</text:span><text:span text:style-name="T180_102"><text:s/></text:span><text:span text:style-name="T180_103">tiempo</text:span><text:span text:style-name="T180_104"><text:s/></text:span><text:span text:style-name="T180_105">de</text:span><text:span text:style-name="T180_106"><text:s/></text:span><text:span text:style-name="T180_107">compilación</text:span><text:span text:style-name="T180_108">.<text:s/></text:span><text:span text:style-name="T180_109">Los</text:span><text:span text:style-name="T180_110"><text:s/></text:span><text:span text:style-name="T180_111">valores</text:span><text:span text:style-name="T180_112"><text:s/></text:span><text:span text:style-name="T180_113">de</text:span><text:span text:style-name="T180_114"><text:s/></text:span><text:span text:style-name="T180_115">las</text:span><text:span text:style-name="T180_116"><text:s/></text:span><text:span text:style-name="T180_117">propiedades</text:span><text:span text:style-name="T180_118"><text:s/></text:span><text:span text:style-name="T180_119">son</text:span><text:span text:style-name="T180_120"><text:s/></text:span><text:span text:style-name="T180_121">expresiones</text:span><text:span text:style-name="T180_122">.</text:span></text:p>
      <text:p text:style-name="P181"/>
      <text:p text:style-name="P182"><text:span text:style-name="T182_1">Function</text:span><text:span text:style-name="T182_2"><text:s/></text:span><text:span text:style-name="T182_3">literal</text:span><text:span text:style-name="T182_4"><text:s/></text:span><text:span text:style-name="T182_5">define</text:span><text:span text:style-name="T182_6"><text:s/></text:span><text:span text:style-name="T182_7">un</text:span><text:span text:style-name="T182_8"><text:s/></text:span><text:span text:style-name="T182_9">valor</text:span><text:span text:style-name="T182_10"><text:s/></text:span><text:span text:style-name="T182_11">de</text:span><text:span text:style-name="T182_12"><text:s/></text:span><text:span text:style-name="T182_13">función</text:span><text:span text:style-name="T182_14">.<text:s/></text:span><text:span text:style-name="T182_15">Puede</text:span><text:span text:style-name="T182_16"><text:s/></text:span><text:span text:style-name="T182_17">tener</text:span><text:span text:style-name="T182_18"><text:s/></text:span><text:span text:style-name="T182_19">un</text:span><text:span text:style-name="T182_20"><text:s/></text:span><text:span text:style-name="T182_21">nombre</text:span><text:span text:style-name="T182_22"><text:s/></text:span><text:span text:style-name="T182_23">opcional</text:span><text:span text:style-name="T182_24"><text:s/></text:span><text:span text:style-name="T182_25">que</text:span><text:span text:style-name="T182_26"><text:s/></text:span><text:span text:style-name="T182_27">puede</text:span><text:span text:style-name="T182_28"><text:s/></text:span><text:span text:style-name="T182_29">usar</text:span><text:span text:style-name="T182_30"><text:s/></text:span><text:span text:style-name="T182_31">para</text:span><text:span text:style-name="T182_32"><text:s/></text:span><text:span text:style-name="T182_33">llamar</text:span><text:span text:style-name="T182_34"><text:s/></text:span><text:span text:style-name="T182_35">a</text:span><text:span text:style-name="T182_36"><text:s/></text:span><text:span text:style-name="T182_37">sí</text:span><text:span text:style-name="T182_38"><text:s/></text:span><text:span text:style-name="T182_39">mismo</text:span><text:span text:style-name="T182_40"><text:s/></text:span><text:span text:style-name="T182_41">de</text:span><text:span text:style-name="T182_42"><text:s/></text:span><text:span text:style-name="T182_43">forma</text:span><text:span text:style-name="T182_44"><text:s/></text:span><text:span text:style-name="T182_45">recursiva</text:span><text:span text:style-name="T182_46">.<text:s/></text:span><text:span text:style-name="T182_47">Puede</text:span><text:span text:style-name="T182_48"><text:s/></text:span><text:span text:style-name="T182_49">especificar</text:span><text:span text:style-name="T182_50"><text:s/></text:span><text:span text:style-name="T182_51">una</text:span><text:span text:style-name="T182_52"><text:s/></text:span><text:span text:style-name="T182_53">lista</text:span><text:span text:style-name="T182_54"><text:s/></text:span><text:span text:style-name="T182_55">de</text:span><text:span text:style-name="T182_56"><text:s/></text:span><text:span text:style-name="T182_57">parámetros</text:span><text:span text:style-name="T182_58"><text:s/></text:span><text:span text:style-name="T182_59">que</text:span><text:span text:style-name="T182_60"><text:s/></text:span><text:span text:style-name="T182_61">actuarán</text:span><text:span text:style-name="T182_62"><text:s/></text:span><text:span text:style-name="T182_63">como</text:span><text:span text:style-name="T182_64"><text:s/></text:span><text:span text:style-name="T182_65">variables</text:span><text:span text:style-name="T182_66"><text:s/></text:span><text:span text:style-name="T182_67">inicializadas</text:span><text:span text:style-name="T182_68"><text:s/></text:span><text:span text:style-name="T182_69">por</text:span><text:span text:style-name="T182_70"><text:s/></text:span><text:span text:style-name="T182_71">los</text:span><text:span text:style-name="T182_72"><text:s/></text:span><text:span text:style-name="T182_73">argumentos</text:span><text:span text:style-name="T182_74"><text:s/></text:span><text:span text:style-name="T182_75">de</text:span><text:span text:style-name="T182_76"><text:s/></text:span><text:span text:style-name="T182_77">invocación</text:span><text:span text:style-name="T182_78">.<text:s/></text:span><text:span text:style-name="T182_79">El</text:span><text:span text:style-name="T182_80"><text:s/></text:span><text:span text:style-name="T182_81">cuerpo</text:span><text:span text:style-name="T182_82"><text:s/></text:span><text:span text:style-name="T182_83">de</text:span><text:span text:style-name="T182_84"><text:s/></text:span><text:span text:style-name="T182_85">la</text:span><text:span text:style-name="T182_86"><text:s/></text:span><text:span text:style-name="T182_87">función</text:span><text:span text:style-name="T182_88"><text:s/></text:span><text:span text:style-name="T182_89">incluye</text:span><text:span text:style-name="T182_90"><text:s/></text:span><text:span text:style-name="T182_91">definiciones</text:span><text:span text:style-name="T182_92"><text:s/></text:span><text:span text:style-name="T182_93">y</text:span><text:span text:style-name="T182_94"><text:s/></text:span><text:span text:style-name="T182_95">declaraciones</text:span><text:span text:style-name="T182_96"><text:s/></text:span><text:span text:style-name="T182_97">de</text:span><text:span text:style-name="T182_98"><text:s/></text:span><text:span text:style-name="T182_99">variables</text:span><text:span text:style-name="T182_100">.</text:span></text:p>
      <text:p text:style-name="P183"/>
      <text:p text:style-name="P184"/>
      <text:p text:style-name="P185"><text:span text:style-name="T185_1">CAPÍTULO</text:span><text:span text:style-name="T185_2"><text:s/>3.</text:span></text:p>
      <text:p text:style-name="P186"/>
      <text:p text:style-name="P187"><text:span text:style-name="T187_1">_<text:s/></text:span><text:span text:style-name="T187_2">Objetos</text:span></text:p>
      <text:p text:style-name="P188"/>
      <text:p text:style-name="P189"><text:span text:style-name="T189_1">Los</text:span><text:span text:style-name="T189_2"><text:s/></text:span><text:span text:style-name="T189_3">objetos</text:span><text:span text:style-name="T189_4"><text:s/></text:span><text:span text:style-name="T189_5">literales</text:span><text:span text:style-name="T189_6"><text:s/></text:span><text:span text:style-name="T189_7">proporcionan</text:span><text:span text:style-name="T189_8"><text:s/></text:span><text:span text:style-name="T189_9">una</text:span><text:span text:style-name="T189_10"><text:s/></text:span><text:span text:style-name="T189_11">notación</text:span><text:span text:style-name="T189_12"><text:s/></text:span><text:span text:style-name="T189_13">muy</text:span><text:span text:style-name="T189_14"><text:s/></text:span><text:span text:style-name="T189_15">conveniente</text:span><text:span text:style-name="T189_16"><text:s/></text:span><text:span text:style-name="T189_17">para</text:span><text:span text:style-name="T189_18"><text:s/></text:span><text:span text:style-name="T189_19">la</text:span><text:span text:style-name="T189_20"><text:s/></text:span><text:span text:style-name="T189_21">creación</text:span><text:span text:style-name="T189_22"><text:s/></text:span><text:span text:style-name="T189_23">de</text:span><text:span text:style-name="T189_24"><text:s/></text:span><text:span text:style-name="T189_25">nuevos</text:span><text:span text:style-name="T189_26"><text:s/></text:span><text:span text:style-name="T189_27">valores</text:span><text:span text:style-name="T189_28"><text:s/></text:span><text:span text:style-name="T189_29">de</text:span><text:span text:style-name="T189_30"><text:s/></text:span><text:span text:style-name="T189_31">objeto</text:span><text:span text:style-name="T189_32">.<text:s/></text:span><text:span text:style-name="T189_33">Un</text:span><text:span text:style-name="T189_34"><text:s/></text:span><text:span text:style-name="T189_35">objeto</text:span><text:span text:style-name="T189_36"><text:s/></text:span><text:span text:style-name="T189_37">literal</text:span><text:span text:style-name="T189_38"><text:s/></text:span><text:span text:style-name="T189_39">es</text:span><text:span text:style-name="T189_40"><text:s/></text:span><text:span text:style-name="T189_41">un</text:span><text:span text:style-name="T189_42"><text:s/></text:span><text:span text:style-name="T189_43">par</text:span><text:span text:style-name="T189_44"><text:s/></text:span><text:span text:style-name="T189_45">de</text:span><text:span text:style-name="T189_46"><text:s/></text:span><text:span text:style-name="T189_47">llaves</text:span><text:span text:style-name="T189_48"><text:s/></text:span><text:span text:style-name="T189_49">que</text:span><text:span text:style-name="T189_50"><text:s/></text:span><text:span text:style-name="T189_51">rodea</text:span><text:span text:style-name="T189_52"><text:s/></text:span><text:span text:style-name="T189_53">cero</text:span><text:span text:style-name="T189_54"><text:s/></text:span><text:span text:style-name="T189_55">o</text:span><text:span text:style-name="T189_56"><text:s/></text:span><text:span text:style-name="T189_57">más</text:span><text:span text:style-name="T189_58"><text:s/></text:span><text:span text:style-name="T189_59">nombre</text:span><text:span text:style-name="T189_60"><text:s/>/<text:s/></text:span><text:span text:style-name="T189_61">valor</text:span></text:p>
      <text:p text:style-name="P190"><text:span text:style-name="T190_1">pares</text:span><text:span text:style-name="T190_2">.<text:s/></text:span><text:span text:style-name="T190_3">Un</text:span><text:span text:style-name="T190_4"><text:s/></text:span><text:span text:style-name="T190_5">literal</text:span><text:span text:style-name="T190_6"><text:s/></text:span><text:span text:style-name="T190_7">objeto</text:span><text:span text:style-name="T190_8"><text:s/></text:span><text:span text:style-name="T190_9">puede</text:span><text:span text:style-name="T190_10"><text:s/></text:span><text:span text:style-name="T190_11">aparecer</text:span><text:span text:style-name="T190_12"><text:s/></text:span><text:span text:style-name="T190_13">en</text:span><text:span text:style-name="T190_14"><text:s/></text:span><text:span text:style-name="T190_15">cualquier</text:span><text:span text:style-name="T190_16"><text:s/></text:span><text:span text:style-name="T190_17">lugar</text:span><text:span text:style-name="T190_18"><text:s/></text:span><text:span text:style-name="T190_19">puede</text:span><text:span text:style-name="T190_20"><text:s/></text:span><text:span text:style-name="T190_21">parecer</text:span><text:span text:style-name="T190_22"><text:s/></text:span><text:span text:style-name="T190_23">una</text:span><text:span text:style-name="T190_24"><text:s/></text:span><text:span text:style-name="T190_25">expresión</text:span><text:span text:style-name="T190_26">:</text:span></text:p>
      <table:table table:style-name="Table3">
        <table:table-column table:style-name="Column5"/>
        <table:table-row table:style-name="Row11">
          <table:table-cell table:style-name="Cell21">
            <text:p text:style-name="P191"><text:span text:style-name="T191_1">var</text:span><text:span text:style-name="T191_2"><text:s/></text:span><text:span text:style-name="T191_3">empty</text:span><text:span text:style-name="T191_4">_</text:span><text:span text:style-name="T191_5">object</text:span><text:span text:style-name="T191_6"><text:s/>=<text:s/>{};</text:span></text:p>
            <text:p text:style-name="P192"/>
            <text:p text:style-name="P193"><text:span text:style-name="T193_1">var</text:span><text:span text:style-name="T193_2"><text:s/></text:span><text:span text:style-name="T193_3">stooge</text:span><text:span text:style-name="T193_4"><text:s/>=<text:s/>{</text:span></text:p>
            <text:p text:style-name="P194"><text:span text:style-name="T194_1"><text:s text:c="4"/>"</text:span><text:span text:style-name="T194_2">first</text:span><text:span text:style-name="T194_3">-</text:span><text:span text:style-name="T194_4">name</text:span><text:span text:style-name="T194_5">":<text:s/>"</text:span><text:span text:style-name="T194_6">Jerome</text:span><text:span text:style-name="T194_7">",</text:span></text:p>
            <text:p text:style-name="P195"><text:span text:style-name="T195_1"><text:s text:c="4"/>"</text:span><text:span text:style-name="T195_2">last</text:span><text:span text:style-name="T195_3">-</text:span><text:span text:style-name="T195_4">name</text:span><text:span text:style-name="T195_5">":<text:s/>"</text:span><text:span text:style-name="T195_6">Howard</text:span><text:span text:style-name="T195_7">"</text:span></text:p>
            <text:p text:style-name="P196"><text:span text:style-name="T196_1">};</text:span></text:p>
            <text:p text:style-name="P197"/>
          </table:table-cell>
        </table:table-row>
      </table:table>
      <text:p text:style-name="P198"/>
      <text:p text:style-name="P199"><text:span text:style-name="T199_1">El</text:span><text:span text:style-name="T199_2"><text:s/></text:span><text:span text:style-name="T199_3">nombre</text:span><text:span text:style-name="T199_4"><text:s/></text:span><text:span text:style-name="T199_5">de</text:span><text:span text:style-name="T199_6"><text:s/></text:span><text:span text:style-name="T199_7">una</text:span><text:span text:style-name="T199_8"><text:s/></text:span><text:span text:style-name="T199_9">propiedad</text:span><text:span text:style-name="T199_10"><text:s/></text:span><text:span text:style-name="T199_11">puede</text:span><text:span text:style-name="T199_12"><text:s/></text:span><text:span text:style-name="T199_13">ser</text:span><text:span text:style-name="T199_14"><text:s/></text:span><text:span text:style-name="T199_15">cualquier</text:span><text:span text:style-name="T199_16"><text:s/></text:span><text:span text:style-name="T199_17">cadena</text:span><text:span text:style-name="T199_18">,<text:s/></text:span><text:span text:style-name="T199_19">incluyendo</text:span><text:span text:style-name="T199_20"><text:s/></text:span><text:span text:style-name="T199_21">la</text:span><text:span text:style-name="T199_22"><text:s/></text:span><text:span text:style-name="T199_23">cadena</text:span><text:span text:style-name="T199_24"><text:s/></text:span><text:span text:style-name="T199_25">vacía</text:span><text:span text:style-name="T199_26">.<text:s/></text:span><text:span text:style-name="T199_27">Las</text:span><text:span text:style-name="T199_28"><text:s/></text:span><text:span text:style-name="T199_29">comillas</text:span><text:span text:style-name="T199_30"><text:s/></text:span><text:span text:style-name="T199_31">El</text:span><text:span text:style-name="T199_32"><text:s/></text:span><text:span text:style-name="T199_33">nombre</text:span><text:span text:style-name="T199_34"><text:s/></text:span><text:span text:style-name="T199_35">de</text:span><text:span text:style-name="T199_36"><text:s/></text:span><text:span text:style-name="T199_37">una</text:span><text:span text:style-name="T199_38"><text:s/></text:span><text:span text:style-name="T199_39">propiedad</text:span><text:span text:style-name="T199_40"><text:s/></text:span><text:span text:style-name="T199_41">en</text:span><text:span text:style-name="T199_42"><text:s/></text:span><text:span text:style-name="T199_43">un</text:span><text:span text:style-name="T199_44"><text:s/></text:span><text:span text:style-name="T199_45">objeto</text:span><text:span text:style-name="T199_46"><text:s/></text:span><text:span text:style-name="T199_47">literal</text:span><text:span text:style-name="T199_48"><text:s/></text:span><text:span text:style-name="T199_49">es</text:span><text:span text:style-name="T199_50"><text:s/></text:span><text:span text:style-name="T199_51">opcional</text:span><text:span text:style-name="T199_52"><text:s/></text:span><text:span text:style-name="T199_53">si</text:span><text:span text:style-name="T199_54"><text:s/></text:span><text:span text:style-name="T199_55">el</text:span><text:span text:style-name="T199_56"><text:s/></text:span><text:span text:style-name="T199_57">nombre</text:span><text:span text:style-name="T199_58"><text:s/></text:span><text:span text:style-name="T199_59">sería</text:span><text:span text:style-name="T199_60"><text:s/></text:span><text:span text:style-name="T199_61">legal</text:span></text:p>
      <text:p text:style-name="P200"><text:span text:style-name="T200_1">Nombre</text:span><text:span text:style-name="T200_2"><text:s/></text:span><text:span text:style-name="T200_3">de</text:span><text:span text:style-name="T200_4"><text:s/></text:span><text:span text:style-name="T200_5">JavaScript</text:span><text:span text:style-name="T200_6"><text:s/></text:span><text:span text:style-name="T200_7">y</text:span><text:span text:style-name="T200_8"><text:s/></text:span><text:span text:style-name="T200_9">no</text:span><text:span text:style-name="T200_10"><text:s/></text:span><text:span text:style-name="T200_11">una</text:span><text:span text:style-name="T200_12"><text:s/></text:span><text:span text:style-name="T200_13">palabra</text:span><text:span text:style-name="T200_14"><text:s/></text:span><text:span text:style-name="T200_15">reservada</text:span><text:span text:style-name="T200_16">.<text:s/></text:span><text:span text:style-name="T200_17">Así</text:span><text:span text:style-name="T200_18"><text:s/></text:span><text:span text:style-name="T200_19">que</text:span><text:span text:style-name="T200_20"><text:s/></text:span><text:span text:style-name="T200_21">se</text:span><text:span text:style-name="T200_22"><text:s/></text:span><text:span text:style-name="T200_23">requieren</text:span><text:span text:style-name="T200_24"><text:s/></text:span><text:span text:style-name="T200_25">comillas</text:span><text:span text:style-name="T200_26"><text:s/></text:span><text:span text:style-name="T200_27">alrededor</text:span><text:span text:style-name="T200_28"><text:s/></text:span><text:span text:style-name="T200_29">de</text:span><text:span text:style-name="T200_30"><text:s/>"</text:span><text:span text:style-name="T200_31">nombre</text:span><text:span text:style-name="T200_32">",<text:s/></text:span><text:span text:style-name="T200_33">pero</text:span><text:span text:style-name="T200_34"><text:s/></text:span><text:span text:style-name="T200_35">son</text:span><text:span text:style-name="T200_36"><text:s/></text:span><text:span text:style-name="T200_37">opcionales</text:span><text:span text:style-name="T200_38"><text:s/></text:span><text:span text:style-name="T200_39">alrededor</text:span><text:span text:style-name="T200_40"><text:s/></text:span><text:span text:style-name="T200_41">first</text:span><text:span text:style-name="T200_42">_</text:span><text:span text:style-name="T200_43">name</text:span><text:span text:style-name="T200_44">.<text:s/></text:span><text:span text:style-name="T200_45">Las</text:span><text:span text:style-name="T200_46"><text:s/></text:span><text:span text:style-name="T200_47">comas</text:span><text:span text:style-name="T200_48"><text:s/></text:span><text:span text:style-name="T200_49">se</text:span><text:span text:style-name="T200_50"><text:s/></text:span><text:span text:style-name="T200_51">utilizan</text:span><text:span text:style-name="T200_52"><text:s/></text:span><text:span text:style-name="T200_53">para</text:span><text:span text:style-name="T200_54"><text:s/></text:span><text:span text:style-name="T200_55">separar</text:span><text:span text:style-name="T200_56"><text:s/></text:span><text:span text:style-name="T200_57">los</text:span><text:span text:style-name="T200_58"><text:s/></text:span><text:span text:style-name="T200_59">pares</text:span><text:span text:style-name="T200_60">.<text:s/></text:span><text:span text:style-name="T200_61">El</text:span><text:span text:style-name="T200_62"><text:s/></text:span><text:span text:style-name="T200_63">valor</text:span><text:span text:style-name="T200_64"><text:s/></text:span><text:span text:style-name="T200_65">de</text:span><text:span text:style-name="T200_66"><text:s/></text:span><text:span text:style-name="T200_67">una</text:span><text:span text:style-name="T200_68"><text:s/></text:span><text:span text:style-name="T200_69">propiedad</text:span><text:span text:style-name="T200_70"><text:s/></text:span><text:span text:style-name="T200_71">puede</text:span><text:span text:style-name="T200_72"><text:s/></text:span><text:span text:style-name="T200_73">ser</text:span><text:span text:style-name="T200_74"><text:s/></text:span><text:span text:style-name="T200_75">obtenida</text:span><text:span text:style-name="T200_76"><text:s/></text:span><text:span text:style-name="T200_77">de</text:span><text:span text:style-name="T200_78"><text:s/></text:span><text:span text:style-name="T200_79">cualquier</text:span><text:span text:style-name="T200_80"><text:s/></text:span><text:span text:style-name="T200_81">expresión</text:span><text:span text:style-name="T200_82">,<text:s/></text:span><text:span text:style-name="T200_83">incluyendo</text:span><text:span text:style-name="T200_84"><text:s/></text:span><text:span text:style-name="T200_85">otro</text:span><text:span text:style-name="T200_86"><text:s/></text:span><text:span text:style-name="T200_87">objeto</text:span><text:span text:style-name="T200_88"><text:s/></text:span><text:span text:style-name="T200_89">literal</text:span><text:span text:style-name="T200_90">.<text:s/></text:span><text:span text:style-name="T200_91">Objetos</text:span><text:span text:style-name="T200_92"><text:s/></text:span><text:span text:style-name="T200_93">pueden</text:span><text:span text:style-name="T200_94"><text:s/></text:span><text:span text:style-name="T200_95">anidar</text:span><text:span text:style-name="T200_96">:</text:span></text:p>
      <text:p text:style-name="P201"/>
      <table:table table:style-name="Table4">
        <table:table-column table:style-name="Column6"/>
        <table:table-row table:style-name="Row12">
          <table:table-cell table:style-name="Cell22">
            <text:p text:style-name="P202"><text:span text:style-name="T202_1">var</text:span><text:span text:style-name="T202_2"><text:s/></text:span><text:span text:style-name="T202_3">flight</text:span><text:span text:style-name="T202_4"><text:s/>=<text:s/>{</text:span></text:p>
            <text:p text:style-name="P203"><text:span text:style-name="T203_1"><text:s text:c="3"/></text:span><text:span text:style-name="T203_2">airline</text:span><text:span text:style-name="T203_3">:<text:s/>"</text:span><text:span text:style-name="T203_4">Oceanic</text:span><text:span text:style-name="T203_5">",</text:span></text:p>
            <text:p text:style-name="P204"><text:span text:style-name="T204_1"><text:s text:c="4"/></text:span><text:span text:style-name="T204_2">number</text:span><text:span text:style-name="T204_3">:<text:s/>815,</text:span></text:p>
            <text:p text:style-name="P205"><text:span text:style-name="T205_1"><text:s text:c="4"/></text:span><text:span text:style-name="T205_2">departure</text:span><text:span text:style-name="T205_3">:<text:s/>{</text:span></text:p>
            <text:p text:style-name="P206"><text:span text:style-name="T206_1"><text:s text:c="7"/></text:span><text:span text:style-name="T206_2">IATA</text:span><text:span text:style-name="T206_3">:<text:s/>"</text:span><text:span text:style-name="T206_4">SYD</text:span><text:span text:style-name="T206_5">",</text:span></text:p>
            <text:p text:style-name="P207"><text:span text:style-name="T207_1"><text:s text:c="7"/></text:span><text:span text:style-name="T207_2">time</text:span><text:span text:style-name="T207_3">:<text:s/>"2004-09-22<text:s/>14:55",</text:span></text:p>
            <text:p text:style-name="P208"><text:span text:style-name="T208_1"><text:s text:c="7"/></text:span><text:span text:style-name="T208_2">city</text:span><text:span text:style-name="T208_3">:<text:s/>"</text:span><text:span text:style-name="T208_4">Sydney</text:span><text:span text:style-name="T208_5">"</text:span></text:p>
            <text:p text:style-name="P209"><text:span text:style-name="T209_1"><text:s text:c="5"/>},</text:span></text:p>
            <text:p text:style-name="P210"><text:span text:style-name="T210_1"><text:s text:c="4"/></text:span><text:span text:style-name="T210_2">arrival</text:span><text:span text:style-name="T210_3">:<text:s/>{</text:span></text:p>
            <text:p text:style-name="P211"><text:span text:style-name="T211_1"><text:s text:c="4"/></text:span><text:span text:style-name="T211_2">IATA</text:span><text:span text:style-name="T211_3">:<text:s/>"</text:span><text:span text:style-name="T211_4">LAX</text:span><text:span text:style-name="T211_5">",</text:span></text:p>
            <text:p text:style-name="P212"><text:span text:style-name="T212_1"><text:s text:c="4"/></text:span><text:span text:style-name="T212_2">time</text:span><text:span text:style-name="T212_3">:<text:s/>"2004-09-23<text:s/>10:42",</text:span></text:p>
            <text:p text:style-name="P213"><text:span text:style-name="T213_1"><text:s text:c="4"/></text:span><text:span text:style-name="T213_2">city</text:span><text:span text:style-name="T213_3">:<text:s/>"</text:span><text:span text:style-name="T213_4">Los</text:span><text:span text:style-name="T213_5"><text:s/></text:span><text:span text:style-name="T213_6">Angeles</text:span><text:span text:style-name="T213_7">"<text:s/></text:span></text:p>
            <text:p text:style-name="P214"><text:span text:style-name="T214_1"><text:s text:c="4"/>}</text:span></text:p>
            <text:p text:style-name="P215"><text:span text:style-name="T215_1">};</text:span></text:p>
          </table:table-cell>
        </table:table-row>
      </table:table>
      <text:p text:style-name="P216"/>
      <text:p text:style-name="P217"><text:span text:style-name="T217_1">Los</text:span><text:span text:style-name="T217_2"><text:s/></text:span><text:span text:style-name="T217_3">valores</text:span><text:span text:style-name="T217_4"><text:s/></text:span><text:span text:style-name="T217_5">se</text:span><text:span text:style-name="T217_6"><text:s/></text:span><text:span text:style-name="T217_7">pueden</text:span><text:span text:style-name="T217_8"><text:s/></text:span><text:span text:style-name="T217_9">recuperar</text:span><text:span text:style-name="T217_10"><text:s/></text:span><text:span text:style-name="T217_11">de</text:span><text:span text:style-name="T217_12"><text:s/></text:span><text:span text:style-name="T217_13">un</text:span><text:span text:style-name="T217_14"><text:s/></text:span><text:span text:style-name="T217_15">objeto</text:span><text:span text:style-name="T217_16"><text:s/></text:span><text:span text:style-name="T217_17">envolviendo</text:span><text:span text:style-name="T217_18"><text:s/></text:span><text:span text:style-name="T217_19">una</text:span><text:span text:style-name="T217_20"><text:s/></text:span><text:span text:style-name="T217_21">expresión</text:span><text:span text:style-name="T217_22"><text:s/></text:span><text:span text:style-name="T217_23">de</text:span><text:span text:style-name="T217_24"><text:s/></text:span><text:span text:style-name="T217_25">cadena</text:span><text:span text:style-name="T217_26"><text:s/></text:span><text:span text:style-name="T217_27">en</text:span><text:span text:style-name="T217_28"><text:s/></text:span><text:span text:style-name="T217_29">un</text:span><text:span text:style-name="T217_30"><text:s/>[]<text:s/></text:span><text:span text:style-name="T217_31">sufijo</text:span><text:span text:style-name="T217_32">.</text:span><text:span text:style-name="T217_33">Si</text:span><text:span text:style-name="T217_34"><text:s/></text:span><text:span text:style-name="T217_35">la</text:span><text:span text:style-name="T217_36"><text:s/></text:span><text:span text:style-name="T217_37">expresión</text:span><text:span text:style-name="T217_38"><text:s/></text:span><text:span text:style-name="T217_39">de</text:span><text:span text:style-name="T217_40"><text:s/></text:span><text:span text:style-name="T217_41">cadena</text:span><text:span text:style-name="T217_42"><text:s/></text:span><text:span text:style-name="T217_43">es</text:span><text:span text:style-name="T217_44"><text:s/></text:span><text:span text:style-name="T217_45">una</text:span><text:span text:style-name="T217_46"><text:s/></text:span><text:span text:style-name="T217_47">constante</text:span><text:span text:style-name="T217_48">,<text:s/></text:span><text:span text:style-name="T217_49">y</text:span><text:span text:style-name="T217_50"><text:s/></text:span><text:span text:style-name="T217_51">si</text:span><text:span text:style-name="T217_52"><text:s/></text:span><text:span text:style-name="T217_53">es</text:span><text:span text:style-name="T217_54"><text:s/></text:span><text:span text:style-name="T217_55">un</text:span><text:span text:style-name="T217_56"><text:s/></text:span><text:span text:style-name="T217_57">nombre</text:span><text:span text:style-name="T217_58"><text:s/></text:span><text:span text:style-name="T217_59">legal</text:span><text:span text:style-name="T217_60"><text:s/></text:span><text:span text:style-name="T217_61">JavaScript</text:span><text:span text:style-name="T217_62"><text:s/></text:span><text:span text:style-name="T217_63">y</text:span><text:span text:style-name="T217_64"><text:s/></text:span><text:span text:style-name="T217_65">no</text:span><text:span text:style-name="T217_66"><text:s/></text:span><text:span text:style-name="T217_67">una</text:span></text:p>
      <text:p text:style-name="P218"><text:span text:style-name="T218_1">palabra</text:span><text:span text:style-name="T218_2"><text:s/></text:span><text:span text:style-name="T218_3">reservada</text:span><text:span text:style-name="T218_4">,<text:s/></text:span><text:span text:style-name="T218_5">entonces</text:span><text:span text:style-name="T218_6"><text:s/></text:span><text:span text:style-name="T218_7">el</text:span><text:span text:style-name="T218_8">.<text:s/></text:span><text:span text:style-name="T218_9">notación</text:span><text:span text:style-name="T218_10"><text:s/></text:span><text:span text:style-name="T218_11">se</text:span><text:span text:style-name="T218_12"><text:s/></text:span><text:span text:style-name="T218_13">puede</text:span><text:span text:style-name="T218_14"><text:s/></text:span><text:span text:style-name="T218_15">utilizar</text:span><text:span text:style-name="T218_16"><text:s/></text:span><text:span text:style-name="T218_17">en</text:span><text:span text:style-name="T218_18"><text:s/></text:span><text:span text:style-name="T218_19">su</text:span><text:span text:style-name="T218_20"><text:s/></text:span><text:span text:style-name="T218_21">lugar</text:span><text:span text:style-name="T218_22">.<text:s/></text:span><text:span text:style-name="T218_23">Los</text:span><text:span text:style-name="T218_24"><text:s/></text:span><text:span text:style-name="T218_25">Las</text:span><text:span text:style-name="T218_26">.<text:s/></text:span><text:span text:style-name="T218_27">se</text:span><text:span text:style-name="T218_28"><text:s/></text:span><text:span text:style-name="T218_29">prefiere</text:span><text:span text:style-name="T218_30"><text:s/></text:span><text:span text:style-name="T218_31">la</text:span><text:span text:style-name="T218_32"><text:s/></text:span><text:span text:style-name="T218_33">notación</text:span><text:span text:style-name="T218_34"><text:s/></text:span><text:span text:style-name="T218_35">porque</text:span><text:span text:style-name="T218_36"><text:s/></text:span><text:span text:style-name="T218_37">es</text:span><text:span text:style-name="T218_38"><text:s/></text:span><text:span text:style-name="T218_39">más</text:span><text:span text:style-name="T218_40"><text:s/></text:span><text:span text:style-name="T218_41">compacto</text:span><text:span text:style-name="T218_42"><text:s/></text:span><text:span text:style-name="T218_43">y</text:span><text:span text:style-name="T218_44"><text:s/></text:span><text:span text:style-name="T218_45">se</text:span><text:span text:style-name="T218_46"><text:s/></text:span><text:span text:style-name="T218_47">lee</text:span><text:span text:style-name="T218_48"><text:s/></text:span><text:span text:style-name="T218_49">mejor</text:span><text:span text:style-name="T218_50">:</text:span></text:p>
      <text:p text:style-name="P219"/>
      <table:table table:style-name="Table5">
        <table:table-column table:style-name="Column7"/>
        <table:table-row table:style-name="Row13">
          <table:table-cell table:style-name="Cell23">
            <text:p text:style-name="P220"><text:span text:style-name="T220_1">stooge</text:span><text:span text:style-name="T220_2">["</text:span><text:span text:style-name="T220_3">first</text:span><text:span text:style-name="T220_4">-</text:span><text:span text:style-name="T220_5">name</text:span><text:span text:style-name="T220_6">"]<text:s/>//<text:s/>"</text:span><text:span text:style-name="T220_7">Joe</text:span><text:span text:style-name="T220_8">"</text:span></text:p>
            <text:p text:style-name="P221"><text:span text:style-name="T221_1">flight</text:span><text:span text:style-name="T221_2">.</text:span><text:span text:style-name="T221_3">departure</text:span><text:span text:style-name="T221_4">.</text:span><text:span text:style-name="T221_5">IATA</text:span><text:span text:style-name="T221_6"><text:s/>//<text:s/>"</text:span><text:span text:style-name="T221_7">SYD</text:span><text:span text:style-name="T221_8">"</text:span></text:p>
          </table:table-cell>
        </table:table-row>
      </table:table>
      <text:p text:style-name="P222"/>
      <text:p text:style-name="P223"><text:span text:style-name="T223_1">El</text:span><text:span text:style-name="T223_2"><text:s/></text:span><text:span text:style-name="T223_3">valor</text:span><text:span text:style-name="T223_4"><text:s/></text:span><text:span text:style-name="T223_5">indefinido</text:span><text:span text:style-name="T223_6"><text:s/></text:span><text:span text:style-name="T223_7">se</text:span><text:span text:style-name="T223_8"><text:s/></text:span><text:span text:style-name="T223_9">produce</text:span><text:span text:style-name="T223_10"><text:s/></text:span><text:span text:style-name="T223_11">si</text:span><text:span text:style-name="T223_12"><text:s/></text:span><text:span text:style-name="T223_13">se</text:span><text:span text:style-name="T223_14"><text:s/></text:span><text:span text:style-name="T223_15">hace</text:span><text:span text:style-name="T223_16"><text:s/></text:span><text:span text:style-name="T223_17">un</text:span><text:span text:style-name="T223_18"><text:s/></text:span><text:span text:style-name="T223_19">intento</text:span><text:span text:style-name="T223_20"><text:s/></text:span><text:span text:style-name="T223_21">de</text:span><text:span text:style-name="T223_22"><text:s/></text:span><text:span text:style-name="T223_23">recuperar</text:span><text:span text:style-name="T223_24"><text:s/></text:span><text:span text:style-name="T223_25">un</text:span><text:span text:style-name="T223_26"><text:s/></text:span><text:span text:style-name="T223_27">inexistente</text:span></text:p>
      <text:p text:style-name="P224"><text:span text:style-name="T224_1">miembro</text:span><text:span text:style-name="T224_2"><text:s/></text:span><text:span text:style-name="T224_3">de</text:span><text:span text:style-name="T224_4">:</text:span></text:p>
      <text:p text:style-name="P225"/>
      <table:table table:style-name="Table6">
        <table:table-column table:style-name="Column8"/>
        <table:table-row table:style-name="Row14">
          <table:table-cell table:style-name="Cell24">
            <text:p text:style-name="P226"><text:span text:style-name="T226_1">stooge</text:span><text:span text:style-name="T226_2">["</text:span><text:span text:style-name="T226_3">middle</text:span><text:span text:style-name="T226_4">-</text:span><text:span text:style-name="T226_5">name</text:span><text:span text:style-name="T226_6">"]<text:s/>//<text:s/></text:span><text:span text:style-name="T226_7">undefined</text:span></text:p>
            <text:p text:style-name="P227"><text:span text:style-name="T227_1">flight</text:span><text:span text:style-name="T227_2">.</text:span><text:span text:style-name="T227_3">status</text:span><text:span text:style-name="T227_4"><text:s/>//<text:s/></text:span><text:span text:style-name="T227_5">undefined</text:span></text:p>
            <text:p text:style-name="P228"><text:span text:style-name="T228_1">stooge</text:span><text:span text:style-name="T228_2">["</text:span><text:span text:style-name="T228_3">FIRST</text:span><text:span text:style-name="T228_4">-</text:span><text:span text:style-name="T228_5">NAME</text:span><text:span text:style-name="T228_6">"]<text:s/>//<text:s/></text:span><text:span text:style-name="T228_7">undefined</text:span></text:p>
          </table:table-cell>
        </table:table-row>
      </table:table>
      <text:p text:style-name="P229"/>
      <text:p text:style-name="P230"/>
      <text:p text:style-name="P231"><text:span text:style-name="T231_1">El</text:span><text:span text:style-name="T231_2"><text:s/></text:span><text:span text:style-name="T231_3">operador</text:span><text:span text:style-name="T231_4"><text:s/>||<text:s/></text:span><text:span text:style-name="T231_5">se</text:span><text:span text:style-name="T231_6"><text:s/></text:span><text:span text:style-name="T231_7">puede</text:span><text:span text:style-name="T231_8"><text:s/></text:span><text:span text:style-name="T231_9">utilizar</text:span><text:span text:style-name="T231_10"><text:s/></text:span><text:span text:style-name="T231_11">para</text:span><text:span text:style-name="T231_12"><text:s/></text:span><text:span text:style-name="T231_13">rellenar</text:span><text:span text:style-name="T231_14"><text:s/></text:span><text:span text:style-name="T231_15">los</text:span><text:span text:style-name="T231_16"><text:s/></text:span><text:span text:style-name="T231_17">valores</text:span><text:span text:style-name="T231_18"><text:s/></text:span><text:span text:style-name="T231_19">por</text:span><text:span text:style-name="T231_20"><text:s/></text:span><text:span text:style-name="T231_21">defecto</text:span><text:span text:style-name="T231_22">:</text:span></text:p>
      <text:p text:style-name="P232"/>
      <table:table table:style-name="Table7">
        <table:table-column table:style-name="Column9"/>
        <table:table-row table:style-name="Row15">
          <table:table-cell table:style-name="Cell25">
            <text:p text:style-name="P233"><text:span text:style-name="T233_1">var</text:span><text:span text:style-name="T233_2"><text:s/></text:span><text:span text:style-name="T233_3">middle</text:span><text:span text:style-name="T233_4"><text:s/>=<text:s/></text:span><text:span text:style-name="T233_5">stooge</text:span><text:span text:style-name="T233_6">["</text:span><text:span text:style-name="T233_7">middle</text:span><text:span text:style-name="T233_8">-</text:span><text:span text:style-name="T233_9">name</text:span><text:span text:style-name="T233_10">"]<text:s/>||<text:s/>"(</text:span><text:span text:style-name="T233_11">none</text:span><text:span text:style-name="T233_12">)";</text:span></text:p>
            <text:p text:style-name="P234"><text:span text:style-name="T234_1">var</text:span><text:span text:style-name="T234_2"><text:s/></text:span><text:span text:style-name="T234_3">status</text:span><text:span text:style-name="T234_4"><text:s/>=<text:s/></text:span><text:span text:style-name="T234_5">flight</text:span><text:span text:style-name="T234_6">.</text:span><text:span text:style-name="T234_7">status</text:span><text:span text:style-name="T234_8"><text:s/>||<text:s/>"</text:span><text:span text:style-name="T234_9">unknown</text:span><text:span text:style-name="T234_10">";</text:span></text:p>
          </table:table-cell>
        </table:table-row>
      </table:table>
      <text:p text:style-name="P235"/>
      <text:p text:style-name="P236"><text:span text:style-name="T236_1">El</text:span><text:span text:style-name="T236_2"><text:s/></text:span><text:span text:style-name="T236_3">intento</text:span><text:span text:style-name="T236_4"><text:s/></text:span><text:span text:style-name="T236_5">de</text:span><text:span text:style-name="T236_6"><text:s/></text:span><text:span text:style-name="T236_7">recuperar</text:span><text:span text:style-name="T236_8"><text:s/></text:span><text:span text:style-name="T236_9">los</text:span><text:span text:style-name="T236_10"><text:s/></text:span><text:span text:style-name="T236_11">valores</text:span><text:span text:style-name="T236_12"><text:s/></text:span><text:span text:style-name="T236_13">de</text:span><text:span text:style-name="T236_14"><text:s/></text:span><text:span text:style-name="T236_15">indefinido</text:span><text:span text:style-name="T236_16"><text:s/></text:span><text:span text:style-name="T236_17">lanzará</text:span><text:span text:style-name="T236_18"><text:s/></text:span><text:span text:style-name="T236_19">una</text:span><text:span text:style-name="T236_20"><text:s/></text:span><text:span text:style-name="T236_21">excepción</text:span><text:span text:style-name="T236_22"><text:s/></text:span><text:span text:style-name="T236_23">TypeError</text:span><text:span text:style-name="T236_24">.<text:s/></text:span><text:span text:style-name="T236_25">De</text:span><text:span text:style-name="T236_26"><text:s/></text:span><text:span text:style-name="T236_27">Esta</text:span></text:p>
      <text:p text:style-name="P237"><text:span text:style-name="T237_1">puede</text:span><text:span text:style-name="T237_2"><text:s/></text:span><text:span text:style-name="T237_3">que</text:span><text:span text:style-name="T237_4"><text:s/></text:span><text:span text:style-name="T237_5">protegerse</text:span><text:span text:style-name="T237_6"><text:s/></text:span><text:span text:style-name="T237_7">con</text:span><text:span text:style-name="T237_8"><text:s/></text:span><text:span text:style-name="T237_9">el</text:span><text:span text:style-name="T237_10"><text:s/></text:span><text:span text:style-name="T237_11">operador</text:span><text:span text:style-name="T237_12"><text:s/>&amp;&amp;:</text:span></text:p>
      <text:p text:style-name="P238"/>
      <table:table table:style-name="Table8">
        <table:table-column table:style-name="Column10"/>
        <table:table-row table:style-name="Row16">
          <table:table-cell table:style-name="Cell26">
            <text:p text:style-name="P239"><text:span text:style-name="T239_1">flight</text:span><text:span text:style-name="T239_2">.</text:span><text:span text:style-name="T239_3">equipment</text:span><text:span text:style-name="T239_4"><text:s/>//<text:s/></text:span><text:span text:style-name="T239_5">undefined</text:span></text:p>
            <text:p text:style-name="P240"><text:span text:style-name="T240_1">flight</text:span><text:span text:style-name="T240_2">.</text:span><text:span text:style-name="T240_3">equipment</text:span><text:span text:style-name="T240_4">.</text:span><text:span text:style-name="T240_5">model</text:span><text:span text:style-name="T240_6"><text:s/>//<text:s/></text:span><text:span text:style-name="T240_7">throw</text:span><text:span text:style-name="T240_8"><text:s/>"</text:span><text:span text:style-name="T240_9">TypeError</text:span><text:span text:style-name="T240_10">"</text:span></text:p>
            <text:p text:style-name="P241"><text:span text:style-name="T241_1">flight</text:span><text:span text:style-name="T241_2">.</text:span><text:span text:style-name="T241_3">equipment</text:span><text:span text:style-name="T241_4"><text:s/>&amp;&amp;<text:s/></text:span><text:span text:style-name="T241_5">flight</text:span><text:span text:style-name="T241_6">.</text:span><text:span text:style-name="T241_7">equipment</text:span><text:span text:style-name="T241_8">.</text:span><text:span text:style-name="T241_9">model</text:span><text:span text:style-name="T241_10"><text:s/>//<text:s/></text:span><text:span text:style-name="T241_11">undefined</text:span></text:p>
          </table:table-cell>
        </table:table-row>
      </table:table>
      <text:p text:style-name="P242"/>
      <text:p text:style-name="P243"><text:span text:style-name="T243_1">Un</text:span><text:span text:style-name="T243_2"><text:s/></text:span><text:span text:style-name="T243_3">valor</text:span><text:span text:style-name="T243_4"><text:s/></text:span><text:span text:style-name="T243_5">de</text:span><text:span text:style-name="T243_6"><text:s/></text:span><text:span text:style-name="T243_7">un</text:span><text:span text:style-name="T243_8"><text:s/></text:span><text:span text:style-name="T243_9">objeto</text:span><text:span text:style-name="T243_10"><text:s/></text:span><text:span text:style-name="T243_11">puede</text:span><text:span text:style-name="T243_12"><text:s/></text:span><text:span text:style-name="T243_13">ser</text:span><text:span text:style-name="T243_14"><text:s/></text:span><text:span text:style-name="T243_15">actualizado</text:span><text:span text:style-name="T243_16"><text:s/></text:span><text:span text:style-name="T243_17">por</text:span><text:span text:style-name="T243_18"><text:s/></text:span><text:span text:style-name="T243_19">asignación</text:span><text:span text:style-name="T243_20">.<text:s/></text:span><text:span text:style-name="T243_21">Si</text:span><text:span text:style-name="T243_22"><text:s/></text:span><text:span text:style-name="T243_23">el</text:span><text:span text:style-name="T243_24"><text:s/></text:span><text:span text:style-name="T243_25">nombre</text:span><text:span text:style-name="T243_26"><text:s/></text:span><text:span text:style-name="T243_27">de</text:span><text:span text:style-name="T243_28"><text:s/></text:span><text:span text:style-name="T243_29">la</text:span><text:span text:style-name="T243_30"><text:s/></text:span><text:span text:style-name="T243_31">propiedad</text:span><text:span text:style-name="T243_32"><text:s/></text:span><text:span text:style-name="T243_33">ya</text:span></text:p>
      <text:p text:style-name="P244"><text:span text:style-name="T244_1">existe</text:span><text:span text:style-name="T244_2"><text:s/></text:span><text:span text:style-name="T244_3">en</text:span><text:span text:style-name="T244_4"><text:s/></text:span><text:span text:style-name="T244_5">el</text:span><text:span text:style-name="T244_6"><text:s/></text:span><text:span text:style-name="T244_7">objeto</text:span><text:span text:style-name="T244_8">,<text:s/></text:span><text:span text:style-name="T244_9">el</text:span><text:span text:style-name="T244_10"><text:s/></text:span><text:span text:style-name="T244_11">valor</text:span><text:span text:style-name="T244_12"><text:s/></text:span><text:span text:style-name="T244_13">de</text:span><text:span text:style-name="T244_14"><text:s/></text:span><text:span text:style-name="T244_15">la</text:span><text:span text:style-name="T244_16"><text:s/></text:span><text:span text:style-name="T244_17">propiedad</text:span><text:span text:style-name="T244_18"><text:s/></text:span><text:span text:style-name="T244_19">se</text:span><text:span text:style-name="T244_20"><text:s/></text:span><text:span text:style-name="T244_21">sustituye</text:span><text:span text:style-name="T244_22">:</text:span></text:p>
      <text:p text:style-name="P245"/>
      <table:table table:style-name="Table9">
        <table:table-column table:style-name="Column11"/>
        <table:table-row table:style-name="Row17">
          <table:table-cell table:style-name="Cell27">
            <text:p text:style-name="P246"><text:span text:style-name="T246_1">stooge</text:span><text:span text:style-name="T246_2">['</text:span><text:span text:style-name="T246_3">first</text:span><text:span text:style-name="T246_4">-</text:span><text:span text:style-name="T246_5">name</text:span><text:span text:style-name="T246_6">']<text:s/>=<text:s/>'</text:span><text:span text:style-name="T246_7">Jerome</text:span><text:span text:style-name="T246_8">';</text:span></text:p>
          </table:table-cell>
        </table:table-row>
      </table:table>
      <text:p text:style-name="P247"/>
      <text:p text:style-name="P248"><text:span text:style-name="T248_1">Si</text:span><text:span text:style-name="T248_2"><text:s/></text:span><text:span text:style-name="T248_3">el</text:span><text:span text:style-name="T248_4"><text:s/></text:span><text:span text:style-name="T248_5">objeto</text:span><text:span text:style-name="T248_6"><text:s/></text:span><text:span text:style-name="T248_7">no</text:span><text:span text:style-name="T248_8"><text:s/></text:span><text:span text:style-name="T248_9">tiene</text:span><text:span text:style-name="T248_10"><text:s/></text:span><text:span text:style-name="T248_11">ya</text:span><text:span text:style-name="T248_12"><text:s/></text:span><text:span text:style-name="T248_13">que</text:span><text:span text:style-name="T248_14"><text:s/></text:span><text:span text:style-name="T248_15">nombre</text:span><text:span text:style-name="T248_16"><text:s/></text:span><text:span text:style-name="T248_17">de</text:span><text:span text:style-name="T248_18"><text:s/></text:span><text:span text:style-name="T248_19">la</text:span><text:span text:style-name="T248_20"><text:s/></text:span><text:span text:style-name="T248_21">propiedad</text:span><text:span text:style-name="T248_22">,<text:s/></text:span><text:span text:style-name="T248_23">el</text:span><text:span text:style-name="T248_24"><text:s/></text:span><text:span text:style-name="T248_25">objeto</text:span><text:span text:style-name="T248_26"><text:s/></text:span><text:span text:style-name="T248_27">es</text:span><text:span text:style-name="T248_28"><text:s/></text:span><text:span text:style-name="T248_29">aumentada</text:span><text:span text:style-name="T248_30">:</text:span></text:p>
      <text:p text:style-name="P249"/>
      <table:table table:style-name="Table10">
        <table:table-column table:style-name="Column12"/>
        <table:table-row table:style-name="Row18">
          <table:table-cell table:style-name="Cell28">
            <text:p text:style-name="P250"><text:span text:style-name="T250_1">stooge</text:span><text:span text:style-name="T250_2">['</text:span><text:span text:style-name="T250_3">middle</text:span><text:span text:style-name="T250_4">-</text:span><text:span text:style-name="T250_5">name</text:span><text:span text:style-name="T250_6">']<text:s/>=<text:s/>'</text:span><text:span text:style-name="T250_7">Lester</text:span><text:span text:style-name="T250_8">';</text:span></text:p>
            <text:p text:style-name="P251"><text:span text:style-name="T251_1">stooge</text:span><text:span text:style-name="T251_2">.</text:span><text:span text:style-name="T251_3">nickname</text:span><text:span text:style-name="T251_4"><text:s/>=<text:s/>'</text:span><text:span text:style-name="T251_5">Curly</text:span><text:span text:style-name="T251_6">';</text:span></text:p>
            <text:p text:style-name="P252"><text:span text:style-name="T252_1">flight</text:span><text:span text:style-name="T252_2">.</text:span><text:span text:style-name="T252_3">equipment</text:span><text:span text:style-name="T252_4"><text:s/>=<text:s/>{</text:span></text:p>
            <text:p text:style-name="P253"><text:span text:style-name="T253_1">model</text:span><text:span text:style-name="T253_2">:<text:s/>'</text:span><text:span text:style-name="T253_3">Boeing</text:span><text:span text:style-name="T253_4"><text:s/>777'</text:span></text:p>
            <text:p text:style-name="P254"><text:span text:style-name="T254_1">};</text:span></text:p>
            <text:p text:style-name="P255"><text:span text:style-name="T255_1">flight</text:span><text:span text:style-name="T255_2">.</text:span><text:span text:style-name="T255_3">status</text:span><text:span text:style-name="T255_4"><text:s/>=<text:s/>'</text:span><text:span text:style-name="T255_5">overdue</text:span><text:span text:style-name="T255_6">';</text:span></text:p>
          </table:table-cell>
        </table:table-row>
      </table:table>
      <text:p text:style-name="P256"/>
      <text:p text:style-name="P257"><text:span text:style-name="T257_1">Objetos</text:span><text:span text:style-name="T257_2"><text:s/></text:span><text:span text:style-name="T257_3">se</text:span><text:span text:style-name="T257_4"><text:s/></text:span><text:span text:style-name="T257_5">pasan</text:span><text:span text:style-name="T257_6"><text:s/></text:span><text:span text:style-name="T257_7">alrededor</text:span><text:span text:style-name="T257_8"><text:s/></text:span><text:span text:style-name="T257_9">por</text:span><text:span text:style-name="T257_10"><text:s/></text:span><text:span text:style-name="T257_11">referencia</text:span><text:span text:style-name="T257_12">.<text:s/></text:span><text:span text:style-name="T257_13">Nunca</text:span><text:span text:style-name="T257_14"><text:s/></text:span><text:span text:style-name="T257_15">se</text:span><text:span text:style-name="T257_16"><text:s/></text:span><text:span text:style-name="T257_17">copian</text:span><text:span text:style-name="T257_18">:</text:span></text:p>
      <text:p text:style-name="P258"/>
      <table:table table:style-name="Table11">
        <table:table-column table:style-name="Column13"/>
        <table:table-row table:style-name="Row19">
          <table:table-cell table:style-name="Cell29">
            <text:p text:style-name="P259"><text:span text:style-name="T259_1">var</text:span><text:span text:style-name="T259_2"><text:s/></text:span><text:span text:style-name="T259_3">x</text:span><text:span text:style-name="T259_4"><text:s/>=<text:s/></text:span><text:span text:style-name="T259_5">stooge</text:span><text:span text:style-name="T259_6">;</text:span></text:p>
            <text:p text:style-name="P260"><text:span text:style-name="T260_1">x</text:span><text:span text:style-name="T260_2">.</text:span><text:span text:style-name="T260_3">nickname</text:span><text:span text:style-name="T260_4"><text:s/>=<text:s/>'</text:span><text:span text:style-name="T260_5">Curly</text:span><text:span text:style-name="T260_6">';</text:span></text:p>
            <text:p text:style-name="P261"><text:span text:style-name="T261_1">var</text:span><text:span text:style-name="T261_2"><text:s/></text:span><text:span text:style-name="T261_3">nick</text:span><text:span text:style-name="T261_4"><text:s/>=<text:s/></text:span><text:span text:style-name="T261_5">stooge</text:span><text:span text:style-name="T261_6">.</text:span><text:span text:style-name="T261_7">nickname</text:span><text:span text:style-name="T261_8">;<text:s/>//<text:s/></text:span><text:span text:style-name="T261_9">nick</text:span><text:span text:style-name="T261_10"><text:s/></text:span><text:span text:style-name="T261_11">is</text:span><text:span text:style-name="T261_12"><text:s/>'</text:span><text:span text:style-name="T261_13">Curly</text:span><text:span text:style-name="T261_14">'<text:s/></text:span><text:span text:style-name="T261_15">because</text:span><text:span text:style-name="T261_16"><text:s/></text:span><text:span text:style-name="T261_17">x</text:span><text:span text:style-name="T261_18"><text:s/></text:span><text:span text:style-name="T261_19">and</text:span><text:span text:style-name="T261_20"><text:s/></text:span><text:span text:style-name="T261_21">stooge</text:span><text:span text:style-name="T261_22"><text:s/></text:span></text:p>
            <text:p text:style-name="P262"><text:span text:style-name="T262_1">var</text:span><text:span text:style-name="T262_2"><text:s/></text:span><text:span text:style-name="T262_3">a</text:span><text:span text:style-name="T262_4"><text:s/>=<text:s/>{},<text:s/></text:span><text:span text:style-name="T262_5">b</text:span><text:span text:style-name="T262_6"><text:s/>=<text:s/>{},<text:s/></text:span><text:span text:style-name="T262_7">c</text:span><text:span text:style-name="T262_8"><text:s/>=<text:s/>{};<text:s/>//<text:s/></text:span><text:span text:style-name="T262_9">are</text:span><text:span text:style-name="T262_10"><text:s/></text:span><text:span text:style-name="T262_11">references</text:span><text:span text:style-name="T262_12"><text:s/></text:span><text:span text:style-name="T262_13">to</text:span><text:span text:style-name="T262_14"><text:s/></text:span><text:span text:style-name="T262_15">the</text:span><text:span text:style-name="T262_16"><text:s/></text:span><text:span text:style-name="T262_17">same</text:span><text:span text:style-name="T262_18"><text:s/></text:span><text:span text:style-name="T262_19">object</text:span></text:p>
            <text:p text:style-name="P263"><text:span text:style-name="T263_1">//<text:s/></text:span><text:span text:style-name="T263_2">a</text:span><text:span text:style-name="T263_3">,<text:s/></text:span><text:span text:style-name="T263_4">b</text:span><text:span text:style-name="T263_5">,<text:s/></text:span><text:span text:style-name="T263_6">and</text:span><text:span text:style-name="T263_7"><text:s/></text:span><text:span text:style-name="T263_8">c</text:span><text:span text:style-name="T263_9"><text:s/></text:span><text:span text:style-name="T263_10">each</text:span><text:span text:style-name="T263_11"><text:s/></text:span><text:span text:style-name="T263_12">refer</text:span><text:span text:style-name="T263_13"><text:s/></text:span><text:span text:style-name="T263_14">to</text:span><text:span text:style-name="T263_15"><text:s/></text:span><text:span text:style-name="T263_16">a</text:span></text:p>
            <text:p text:style-name="P264"><text:span text:style-name="T264_1">//<text:s/></text:span><text:span text:style-name="T264_2">different</text:span><text:span text:style-name="T264_3"><text:s/></text:span><text:span text:style-name="T264_4">empty</text:span><text:span text:style-name="T264_5"><text:s/></text:span><text:span text:style-name="T264_6">object</text:span></text:p>
            <text:p text:style-name="P265"><text:span text:style-name="T265_1">a</text:span><text:span text:style-name="T265_2"><text:s/>=<text:s/></text:span><text:span text:style-name="T265_3">b</text:span><text:span text:style-name="T265_4"><text:s/>=<text:s/></text:span><text:span text:style-name="T265_5">c</text:span><text:span text:style-name="T265_6"><text:s/>=<text:s/>{};</text:span></text:p>
            <text:p text:style-name="P266"><text:span text:style-name="T266_1">//<text:s/></text:span><text:span text:style-name="T266_2">a</text:span><text:span text:style-name="T266_3">,<text:s/></text:span><text:span text:style-name="T266_4">b</text:span><text:span text:style-name="T266_5">,<text:s/></text:span><text:span text:style-name="T266_6">and</text:span><text:span text:style-name="T266_7"><text:s/></text:span><text:span text:style-name="T266_8">c</text:span><text:span text:style-name="T266_9"><text:s/></text:span><text:span text:style-name="T266_10">all</text:span><text:span text:style-name="T266_11"><text:s/></text:span><text:span text:style-name="T266_12">refer</text:span><text:span text:style-name="T266_13"><text:s/></text:span><text:span text:style-name="T266_14">to</text:span></text:p>
            <text:p text:style-name="P267"><text:span text:style-name="T267_1">//<text:s/></text:span><text:span text:style-name="T267_2">the</text:span><text:span text:style-name="T267_3"><text:s/></text:span><text:span text:style-name="T267_4">same</text:span><text:span text:style-name="T267_5"><text:s/></text:span><text:span text:style-name="T267_6">empty</text:span><text:span text:style-name="T267_7"><text:s/></text:span><text:span text:style-name="T267_8">object</text:span></text:p>
          </table:table-cell>
        </table:table-row>
      </table:table>
      <text:p text:style-name="P268"/>
      <text:p text:style-name="P269"><text:span text:style-name="T269_1">Cada</text:span><text:span text:style-name="T269_2"><text:s/></text:span><text:span text:style-name="T269_3">objeto</text:span><text:span text:style-name="T269_4"><text:s/></text:span><text:span text:style-name="T269_5">está</text:span><text:span text:style-name="T269_6"><text:s/></text:span><text:span text:style-name="T269_7">vinculado</text:span><text:span text:style-name="T269_8"><text:s/></text:span><text:span text:style-name="T269_9">a</text:span><text:span text:style-name="T269_10"><text:s/></text:span><text:span text:style-name="T269_11">un</text:span><text:span text:style-name="T269_12"><text:s/></text:span><text:span text:style-name="T269_13">objeto</text:span><text:span text:style-name="T269_14"><text:s/></text:span><text:span text:style-name="T269_15">prototipo</text:span><text:span text:style-name="T269_16"><text:s/></text:span><text:span text:style-name="T269_17">de</text:span><text:span text:style-name="T269_18"><text:s/></text:span><text:span text:style-name="T269_19">la</text:span><text:span text:style-name="T269_20"><text:s/></text:span><text:span text:style-name="T269_21">que</text:span><text:span text:style-name="T269_22"><text:s/></text:span><text:span text:style-name="T269_23">puede</text:span><text:span text:style-name="T269_24"><text:s/></text:span><text:span text:style-name="T269_25">heredar</text:span><text:span text:style-name="T269_26"><text:s/></text:span><text:span text:style-name="T269_27">propiedades</text:span><text:span text:style-name="T269_28">.<text:s/></text:span><text:span text:style-name="T269_29">Con</text:span><text:span text:style-name="T269_30"><text:s/></text:span><text:span text:style-name="T269_31">Toda</text:span><text:span text:style-name="T269_32"><text:s/></text:span><text:span text:style-name="T269_33">objetos</text:span><text:span text:style-name="T269_34"><text:s/></text:span><text:span text:style-name="T269_35">creados</text:span><text:span text:style-name="T269_36"><text:s/></text:span><text:span text:style-name="T269_37">a</text:span><text:span text:style-name="T269_38"><text:s/></text:span><text:span text:style-name="T269_39">partir</text:span><text:span text:style-name="T269_40"><text:s/></text:span><text:span text:style-name="T269_41">de</text:span><text:span text:style-name="T269_42"><text:s/></text:span><text:span text:style-name="T269_43">objetos</text:span><text:span text:style-name="T269_44"><text:s/></text:span><text:span text:style-name="T269_45">literales</text:span><text:span text:style-name="T269_46"><text:s/></text:span><text:span text:style-name="T269_47">están</text:span><text:span text:style-name="T269_48"><text:s/></text:span><text:span text:style-name="T269_49">vinculados</text:span><text:span text:style-name="T269_50"><text:s/></text:span><text:span text:style-name="T269_51">a</text:span><text:span text:style-name="T269_52"><text:s/></text:span><text:span text:style-name="T269_53">Object</text:span><text:span text:style-name="T269_54">.</text:span><text:span text:style-name="T269_55">prototype</text:span><text:span text:style-name="T269_56">,<text:s/></text:span><text:span text:style-name="T269_57">un</text:span><text:span text:style-name="T269_58"><text:s/></text:span><text:span text:style-name="T269_59">objeto</text:span><text:span text:style-name="T269_60"><text:s/></text:span><text:span text:style-name="T269_61">que</text:span><text:span text:style-name="T269_62"><text:s/></text:span><text:span text:style-name="T269_63">viene</text:span><text:span text:style-name="T269_64"><text:s/></text:span><text:span text:style-name="T269_65">de</text:span><text:span text:style-name="T269_66"><text:s/></text:span><text:span text:style-name="T269_67">serie</text:span><text:span text:style-name="T269_68"><text:s/></text:span><text:span text:style-name="T269_69">con</text:span><text:span text:style-name="T269_70"><text:s/></text:span><text:span text:style-name="T269_71">JavaScript</text:span><text:span text:style-name="T269_72">.<text:s/></text:span><text:span text:style-name="T269_73">Cuando</text:span><text:span text:style-name="T269_74"><text:s/></text:span><text:span text:style-name="T269_75">usted</text:span><text:span text:style-name="T269_76"><text:s/></text:span><text:span text:style-name="T269_77">hace</text:span><text:span text:style-name="T269_78"><text:s/></text:span><text:span text:style-name="T269_79">un</text:span><text:span text:style-name="T269_80"><text:s/></text:span><text:span text:style-name="T269_81">nuevo</text:span><text:span text:style-name="T269_82"><text:s/></text:span><text:span text:style-name="T269_83">objeto</text:span><text:span text:style-name="T269_84">,<text:s/></text:span><text:span text:style-name="T269_85">puede</text:span><text:span text:style-name="T269_86"><text:s/></text:span><text:span text:style-name="T269_87">seleccionar</text:span><text:span text:style-name="T269_88"><text:s/></text:span><text:span text:style-name="T269_89">el</text:span><text:span text:style-name="T269_90"><text:s/></text:span><text:span text:style-name="T269_91">objeto</text:span><text:span text:style-name="T269_92"><text:s/></text:span><text:span text:style-name="T269_93">que</text:span><text:span text:style-name="T269_94"><text:s/></text:span><text:span text:style-name="T269_95">debe</text:span><text:span text:style-name="T269_96"><text:s/></text:span><text:span text:style-name="T269_97">ser</text:span><text:span text:style-name="T269_98"><text:s/></text:span><text:span text:style-name="T269_99">su</text:span><text:span text:style-name="T269_100"><text:s/></text:span><text:span text:style-name="T269_101">prototipo</text:span><text:span text:style-name="T269_102">.</text:span></text:p>
      <text:p text:style-name="P270"/>
      <table:table table:style-name="Table12">
        <table:table-column table:style-name="Column14"/>
        <table:table-row table:style-name="Row20">
          <table:table-cell table:style-name="Cell30">
            <text:p text:style-name="P271"><text:span text:style-name="T271_1">if</text:span><text:span text:style-name="T271_2"><text:s/>(</text:span><text:span text:style-name="T271_3">typeof</text:span><text:span text:style-name="T271_4"><text:s/></text:span><text:span text:style-name="T271_5">Object</text:span><text:span text:style-name="T271_6">.</text:span><text:span text:style-name="T271_7">create</text:span><text:span text:style-name="T271_8"><text:s/>!==<text:s/>'</text:span><text:span text:style-name="T271_9">function</text:span><text:span text:style-name="T271_10">')<text:s/>{</text:span></text:p>
            <text:p text:style-name="P272"><text:span text:style-name="T272_1">Object</text:span><text:span text:style-name="T272_2">.</text:span><text:span text:style-name="T272_3">create</text:span><text:span text:style-name="T272_4"><text:s/>=<text:s/></text:span><text:span text:style-name="T272_5">function</text:span><text:span text:style-name="T272_6"><text:s/>(</text:span><text:span text:style-name="T272_7">o</text:span><text:span text:style-name="T272_8">)<text:s/>{</text:span></text:p>
            <text:p text:style-name="P273"><text:span text:style-name="T273_1">var</text:span><text:span text:style-name="T273_2"><text:s/></text:span><text:span text:style-name="T273_3">F</text:span><text:span text:style-name="T273_4"><text:s/>=<text:s/></text:span><text:span text:style-name="T273_5">function</text:span><text:span text:style-name="T273_6"><text:s/>()<text:s/>{};</text:span></text:p>
            <text:p text:style-name="P274"><text:span text:style-name="T274_1">F</text:span><text:span text:style-name="T274_2">.</text:span><text:span text:style-name="T274_3">prototype</text:span><text:span text:style-name="T274_4"><text:s/>=<text:s/></text:span><text:span text:style-name="T274_5">o</text:span><text:span text:style-name="T274_6">;</text:span></text:p>
            <text:p text:style-name="P275"><text:span text:style-name="T275_1">return</text:span><text:span text:style-name="T275_2"><text:s/></text:span><text:span text:style-name="T275_3">new</text:span><text:span text:style-name="T275_4"><text:s/></text:span><text:span text:style-name="T275_5">F</text:span><text:span text:style-name="T275_6">();</text:span></text:p>
            <text:p text:style-name="P276"><text:span text:style-name="T276_1">};</text:span></text:p>
            <text:p text:style-name="P277"><text:span text:style-name="T277_1">}</text:span></text:p>
            <text:p text:style-name="P278"><text:span text:style-name="T278_1">var</text:span><text:span text:style-name="T278_2"><text:s/></text:span><text:span text:style-name="T278_3">another</text:span><text:span text:style-name="T278_4">_</text:span><text:span text:style-name="T278_5">stooge</text:span><text:span text:style-name="T278_6"><text:s/>=<text:s/></text:span><text:span text:style-name="T278_7">Object</text:span><text:span text:style-name="T278_8">.</text:span><text:span text:style-name="T278_9">create</text:span><text:span text:style-name="T278_10">(</text:span><text:span text:style-name="T278_11">stooge</text:span><text:span text:style-name="T278_12">);</text:span></text:p>
          </table:table-cell>
        </table:table-row>
      </table:table>
      <text:p text:style-name="P279"/>
      <text:p text:style-name="P280"><text:span text:style-name="T280_1">El</text:span><text:span text:style-name="T280_2"><text:s/></text:span><text:span text:style-name="T280_3">enlace</text:span><text:span text:style-name="T280_4"><text:s/></text:span><text:span text:style-name="T280_5">prototipo</text:span><text:span text:style-name="T280_6"><text:s/></text:span><text:span text:style-name="T280_7">no</text:span><text:span text:style-name="T280_8"><text:s/></text:span><text:span text:style-name="T280_9">tiene</text:span><text:span text:style-name="T280_10"><text:s/></text:span><text:span text:style-name="T280_11">ningún</text:span><text:span text:style-name="T280_12"><text:s/></text:span><text:span text:style-name="T280_13">efecto</text:span><text:span text:style-name="T280_14"><text:s/></text:span><text:span text:style-name="T280_15">sobre</text:span><text:span text:style-name="T280_16"><text:s/></text:span><text:span text:style-name="T280_17">la</text:span><text:span text:style-name="T280_18"><text:s/></text:span><text:span text:style-name="T280_19">actualización</text:span><text:span text:style-name="T280_20">.<text:s/></text:span><text:span text:style-name="T280_21">Cuando</text:span><text:span text:style-name="T280_22"><text:s/></text:span><text:span text:style-name="T280_23">hacemos</text:span><text:span text:style-name="T280_24"><text:s/></text:span><text:span text:style-name="T280_25">cambios</text:span><text:span text:style-name="T280_26"><text:s/></text:span><text:span text:style-name="T280_27">a</text:span><text:span text:style-name="T280_28"><text:s/></text:span><text:span text:style-name="T280_29">un</text:span><text:span text:style-name="T280_30"><text:s/></text:span><text:span text:style-name="T280_31">objeto</text:span><text:span text:style-name="T280_32">,<text:s/></text:span><text:span text:style-name="T280_33">prototipo</text:span><text:span text:style-name="T280_34"><text:s/></text:span><text:span text:style-name="T280_35">del</text:span><text:span text:style-name="T280_36"><text:s/></text:span><text:span text:style-name="T280_37">objeto</text:span><text:span text:style-name="T280_38"><text:s/></text:span><text:span text:style-name="T280_39">no</text:span><text:span text:style-name="T280_40"><text:s/></text:span><text:span text:style-name="T280_41">se</text:span><text:span text:style-name="T280_42"><text:s/></text:span><text:span text:style-name="T280_43">toca</text:span><text:span text:style-name="T280_44">:</text:span></text:p>
      <text:p text:style-name="P281"/>
      <table:table table:style-name="Table13">
        <table:table-column table:style-name="Column15"/>
        <table:table-row table:style-name="Row21">
          <table:table-cell table:style-name="Cell31">
            <text:p text:style-name="P282"><text:span text:style-name="T282_1">another</text:span><text:span text:style-name="T282_2">_</text:span><text:span text:style-name="T282_3">stooge</text:span><text:span text:style-name="T282_4">['</text:span><text:span text:style-name="T282_5">first</text:span><text:span text:style-name="T282_6">-</text:span><text:span text:style-name="T282_7">name</text:span><text:span text:style-name="T282_8">']<text:s/>=<text:s/>'</text:span><text:span text:style-name="T282_9">Harry</text:span><text:span text:style-name="T282_10">';</text:span></text:p>
            <text:p text:style-name="P283"><text:span text:style-name="T283_1">another</text:span><text:span text:style-name="T283_2">_</text:span><text:span text:style-name="T283_3">stooge</text:span><text:span text:style-name="T283_4">['</text:span><text:span text:style-name="T283_5">middle</text:span><text:span text:style-name="T283_6">-</text:span><text:span text:style-name="T283_7">name</text:span><text:span text:style-name="T283_8">']<text:s/>=<text:s/>'</text:span><text:span text:style-name="T283_9">Moses</text:span><text:span text:style-name="T283_10">';</text:span></text:p>
            <text:p text:style-name="P284"><text:span text:style-name="T284_1">another</text:span><text:span text:style-name="T284_2">_</text:span><text:span text:style-name="T284_3">stooge</text:span><text:span text:style-name="T284_4">.</text:span><text:span text:style-name="T284_5">nickname</text:span><text:span text:style-name="T284_6"><text:s/>=<text:s/>'</text:span><text:span text:style-name="T284_7">Moe</text:span><text:span text:style-name="T284_8">';</text:span></text:p>
          </table:table-cell>
        </table:table-row>
      </table:table>
      <text:p text:style-name="P285"/>
      <text:p text:style-name="P286"><text:span text:style-name="T286_1">El</text:span><text:span text:style-name="T286_2"><text:s/></text:span><text:span text:style-name="T286_3">enlace</text:span><text:span text:style-name="T286_4"><text:s/></text:span><text:span text:style-name="T286_5">prototipo</text:span><text:span text:style-name="T286_6"><text:s/></text:span><text:span text:style-name="T286_7">se</text:span><text:span text:style-name="T286_8"><text:s/></text:span><text:span text:style-name="T286_9">utiliza</text:span><text:span text:style-name="T286_10"><text:s/></text:span><text:span text:style-name="T286_11">sólo</text:span><text:span text:style-name="T286_12"><text:s/></text:span><text:span text:style-name="T286_13">en</text:span><text:span text:style-name="T286_14"><text:s/></text:span><text:span text:style-name="T286_15">la</text:span><text:span text:style-name="T286_16"><text:s/></text:span><text:span text:style-name="T286_17">recuperación</text:span><text:span text:style-name="T286_18">.<text:s/></text:span><text:span text:style-name="T286_19">Si</text:span><text:span text:style-name="T286_20"><text:s/></text:span><text:span text:style-name="T286_21">tratamos</text:span><text:span text:style-name="T286_22"><text:s/></text:span><text:span text:style-name="T286_23">de</text:span><text:span text:style-name="T286_24"><text:s/></text:span><text:span text:style-name="T286_25">recuperar</text:span><text:span text:style-name="T286_26"><text:s/></text:span><text:span text:style-name="T286_27">un</text:span><text:span text:style-name="T286_28"><text:s/></text:span><text:span text:style-name="T286_29">valor</text:span><text:span text:style-name="T286_30"><text:s/></text:span><text:span text:style-name="T286_31">de</text:span><text:span text:style-name="T286_32"><text:s/></text:span><text:span text:style-name="T286_33">propiedad</text:span><text:span text:style-name="T286_34"><text:s/></text:span><text:span text:style-name="T286_35">de</text:span><text:span text:style-name="T286_36"><text:s/></text:span><text:span text:style-name="T286_37">un</text:span><text:span text:style-name="T286_38"><text:s/></text:span><text:span text:style-name="T286_39">objeto</text:span><text:span text:style-name="T286_40">,<text:s/></text:span><text:span text:style-name="T286_41">y</text:span><text:span text:style-name="T286_42"><text:s/></text:span><text:span text:style-name="T286_43">si</text:span><text:span text:style-name="T286_44"><text:s/></text:span><text:span text:style-name="T286_45">el</text:span><text:span text:style-name="T286_46"><text:s/></text:span><text:span text:style-name="T286_47">objeto</text:span><text:span text:style-name="T286_48"><text:s/></text:span><text:span text:style-name="T286_49">carece</text:span><text:span text:style-name="T286_50"><text:s/></text:span><text:span text:style-name="T286_51">de</text:span><text:span text:style-name="T286_52"><text:s/></text:span><text:span text:style-name="T286_53">nombre</text:span><text:span text:style-name="T286_54"><text:s/></text:span><text:span text:style-name="T286_55">de</text:span><text:span text:style-name="T286_56"><text:s/></text:span><text:span text:style-name="T286_57">la</text:span><text:span text:style-name="T286_58"><text:s/></text:span><text:span text:style-name="T286_59">propiedad</text:span><text:span text:style-name="T286_60">,<text:s/></text:span><text:span text:style-name="T286_61">entonces</text:span><text:span text:style-name="T286_62"><text:s/></text:span><text:span text:style-name="T286_63">JavaScript</text:span><text:span text:style-name="T286_64"><text:s/></text:span><text:span text:style-name="T286_65">intenta</text:span><text:span text:style-name="T286_66"><text:s/></text:span><text:span text:style-name="T286_67">recuperar</text:span><text:span text:style-name="T286_68"><text:s/></text:span><text:span text:style-name="T286_69">el</text:span><text:span text:style-name="T286_70"><text:s/></text:span><text:span text:style-name="T286_71">valor</text:span><text:span text:style-name="T286_72"><text:s/></text:span><text:span text:style-name="T286_73">de</text:span><text:span text:style-name="T286_74"><text:s/></text:span><text:span text:style-name="T286_75">la</text:span><text:span text:style-name="T286_76"><text:s/></text:span><text:span text:style-name="T286_77">propiedad</text:span><text:span text:style-name="T286_78"><text:s/></text:span><text:span text:style-name="T286_79">del</text:span><text:span text:style-name="T286_80"><text:s/></text:span><text:span text:style-name="T286_81">objeto</text:span><text:span text:style-name="T286_82"><text:s/></text:span><text:span text:style-name="T286_83">prototipo</text:span><text:span text:style-name="T286_84">.<text:s/></text:span><text:span text:style-name="T286_85">Y</text:span><text:span text:style-name="T286_86"><text:s/></text:span><text:span text:style-name="T286_87">si</text:span><text:span text:style-name="T286_88"><text:s/></text:span><text:span text:style-name="T286_89">ese</text:span><text:span text:style-name="T286_90"><text:s/></text:span><text:span text:style-name="T286_91">objeto</text:span><text:span text:style-name="T286_92"><text:s/></text:span><text:span text:style-name="T286_93">se</text:span><text:span text:style-name="T286_94"><text:s/></text:span><text:span text:style-name="T286_95">carece</text:span><text:span text:style-name="T286_96"><text:s/></text:span><text:span text:style-name="T286_97">de</text:span><text:span text:style-name="T286_98"><text:s/></text:span><text:span text:style-name="T286_99">la</text:span></text:p>
      <text:p text:style-name="P287"><text:span text:style-name="T287_1">propiedad</text:span><text:span text:style-name="T287_2">,<text:s/></text:span><text:span text:style-name="T287_3">entonces</text:span><text:span text:style-name="T287_4"><text:s/></text:span><text:span text:style-name="T287_5">se</text:span><text:span text:style-name="T287_6"><text:s/></text:span><text:span text:style-name="T287_7">va</text:span><text:span text:style-name="T287_8"><text:s/></text:span><text:span text:style-name="T287_9">a</text:span><text:span text:style-name="T287_10"><text:s/></text:span><text:span text:style-name="T287_11">su</text:span><text:span text:style-name="T287_12"><text:s/></text:span><text:span text:style-name="T287_13">prototipo</text:span><text:span text:style-name="T287_14">,<text:s/></text:span><text:span text:style-name="T287_15">y</text:span><text:span text:style-name="T287_16"><text:s/></text:span><text:span text:style-name="T287_17">así</text:span><text:span text:style-name="T287_18"><text:s/></text:span><text:span text:style-name="T287_19">sucesivamente</text:span><text:span text:style-name="T287_20"><text:s/></text:span><text:span text:style-name="T287_21">hasta</text:span><text:span text:style-name="T287_22"><text:s/></text:span><text:span text:style-name="T287_23">que</text:span><text:span text:style-name="T287_24"><text:s/></text:span><text:span text:style-name="T287_25">el</text:span><text:span text:style-name="T287_26"><text:s/></text:span><text:span text:style-name="T287_27">proceso</text:span><text:span text:style-name="T287_28"><text:s/></text:span><text:span text:style-name="T287_29">finalmente</text:span><text:span text:style-name="T287_30"><text:s/></text:span><text:span text:style-name="T287_31">toque</text:span><text:span text:style-name="T287_32"><text:s/></text:span><text:span text:style-name="T287_33">fondo</text:span><text:span text:style-name="T287_34"><text:s/></text:span><text:span text:style-name="T287_35">con</text:span><text:span text:style-name="T287_36"><text:s/></text:span><text:span text:style-name="T287_37">Object</text:span><text:span text:style-name="T287_38">.</text:span><text:span text:style-name="T287_39">prototype</text:span><text:span text:style-name="T287_40">.<text:s/></text:span><text:span text:style-name="T287_41">Si</text:span><text:span text:style-name="T287_42"><text:s/></text:span><text:span text:style-name="T287_43">la</text:span><text:span text:style-name="T287_44"><text:s/></text:span><text:span text:style-name="T287_45">propiedad</text:span><text:span text:style-name="T287_46"><text:s/></text:span><text:span text:style-name="T287_47">deseada</text:span><text:span text:style-name="T287_48"><text:s/></text:span><text:span text:style-name="T287_49">existe</text:span><text:span text:style-name="T287_50"><text:s/></text:span><text:span text:style-name="T287_51">en</text:span><text:span text:style-name="T287_52"><text:s/></text:span><text:span text:style-name="T287_53">ninguna</text:span><text:span text:style-name="T287_54"><text:s/></text:span><text:span text:style-name="T287_55">parte</text:span><text:span text:style-name="T287_56"><text:s/></text:span><text:span text:style-name="T287_57">de</text:span><text:span text:style-name="T287_58"><text:s/></text:span><text:span text:style-name="T287_59">la</text:span><text:span text:style-name="T287_60"><text:s/></text:span><text:span text:style-name="T287_61">cadena</text:span><text:span text:style-name="T287_62"><text:s/></text:span><text:span text:style-name="T287_63">de</text:span><text:span text:style-name="T287_64"><text:s/></text:span><text:span text:style-name="T287_65">prototipo</text:span><text:span text:style-name="T287_66">,</text:span><text:span text:style-name="T287_67">entonces</text:span><text:span text:style-name="T287_68"><text:s/></text:span><text:span text:style-name="T287_69">el</text:span><text:span text:style-name="T287_70"><text:s/></text:span><text:span text:style-name="T287_71">resultado</text:span><text:span text:style-name="T287_72"><text:s/></text:span><text:span text:style-name="T287_73">es</text:span><text:span text:style-name="T287_74"><text:s/></text:span><text:span text:style-name="T287_75">el</text:span><text:span text:style-name="T287_76"><text:s/></text:span><text:span text:style-name="T287_77">valor</text:span><text:span text:style-name="T287_78"><text:s/></text:span><text:span text:style-name="T287_79">indefinido</text:span><text:span text:style-name="T287_80">.<text:s/></text:span><text:span text:style-name="T287_81">Esto</text:span><text:span text:style-name="T287_82"><text:s/></text:span><text:span text:style-name="T287_83">se</text:span><text:span text:style-name="T287_84"><text:s/></text:span><text:span text:style-name="T287_85">llama</text:span><text:span text:style-name="T287_86"><text:s/></text:span><text:span text:style-name="T287_87">delegación</text:span><text:span text:style-name="T287_88">.</text:span></text:p>
      <text:p text:style-name="P288"/>
      <text:p text:style-name="P289"><text:span text:style-name="T289_1">Reflection</text:span><text:span text:style-name="T289_2">:<text:s/></text:span><text:span text:style-name="T289_3">Es</text:span><text:span text:style-name="T289_4"><text:s/></text:span><text:span text:style-name="T289_5">fácil</text:span><text:span text:style-name="T289_6"><text:s/></text:span><text:span text:style-name="T289_7">de</text:span><text:span text:style-name="T289_8"><text:s/></text:span><text:span text:style-name="T289_9">inspeccionar</text:span><text:span text:style-name="T289_10"><text:s/></text:span><text:span text:style-name="T289_11">un</text:span><text:span text:style-name="T289_12"><text:s/></text:span><text:span text:style-name="T289_13">objeto</text:span><text:span text:style-name="T289_14"><text:s/></text:span><text:span text:style-name="T289_15">para</text:span><text:span text:style-name="T289_16"><text:s/></text:span><text:span text:style-name="T289_17">determinar</text:span><text:span text:style-name="T289_18"><text:s/></text:span><text:span text:style-name="T289_19">qué</text:span><text:span text:style-name="T289_20"><text:s/></text:span><text:span text:style-name="T289_21">propiedades</text:span><text:span text:style-name="T289_22"><text:s/></text:span><text:span text:style-name="T289_23">tiene</text:span><text:span text:style-name="T289_24"><text:s/></text:span><text:span text:style-name="T289_25">al</text:span><text:span text:style-name="T289_26"><text:s/></text:span><text:span text:style-name="T289_27">intentar</text:span></text:p>
      <text:p text:style-name="P290"><text:span text:style-name="T290_1">recuperar</text:span><text:span text:style-name="T290_2"><text:s/></text:span><text:span text:style-name="T290_3">las</text:span><text:span text:style-name="T290_4"><text:s/></text:span><text:span text:style-name="T290_5">propiedades</text:span><text:span text:style-name="T290_6"><text:s/></text:span><text:span text:style-name="T290_7">y</text:span><text:span text:style-name="T290_8"><text:s/></text:span><text:span text:style-name="T290_9">el</text:span><text:span text:style-name="T290_10"><text:s/></text:span><text:span text:style-name="T290_11">examen</text:span><text:span text:style-name="T290_12"><text:s/></text:span><text:span text:style-name="T290_13">de</text:span><text:span text:style-name="T290_14"><text:s/></text:span><text:span text:style-name="T290_15">los</text:span><text:span text:style-name="T290_16"><text:s/></text:span><text:span text:style-name="T290_17">valores</text:span><text:span text:style-name="T290_18"><text:s/></text:span><text:span text:style-name="T290_19">obtenidos</text:span><text:span text:style-name="T290_20">.<text:s/></text:span><text:span text:style-name="T290_21">El</text:span><text:span text:style-name="T290_22"><text:s/></text:span><text:span text:style-name="T290_23">operador</text:span><text:span text:style-name="T290_24"><text:s/></text:span><text:span text:style-name="T290_25">typeof</text:span><text:span text:style-name="T290_26"><text:s/></text:span><text:span text:style-name="T290_27">puede</text:span></text:p>
      <text:p text:style-name="P291"><text:span text:style-name="T291_1">ser</text:span><text:span text:style-name="T291_2"><text:s/></text:span><text:span text:style-name="T291_3">muy</text:span><text:span text:style-name="T291_4"><text:s/></text:span><text:span text:style-name="T291_5">útil</text:span><text:span text:style-name="T291_6"><text:s/></text:span><text:span text:style-name="T291_7">para</text:span><text:span text:style-name="T291_8"><text:s/></text:span><text:span text:style-name="T291_9">determinar</text:span><text:span text:style-name="T291_10"><text:s/></text:span><text:span text:style-name="T291_11">el</text:span><text:span text:style-name="T291_12"><text:s/></text:span><text:span text:style-name="T291_13">tipo</text:span><text:span text:style-name="T291_14"><text:s/></text:span><text:span text:style-name="T291_15">de</text:span><text:span text:style-name="T291_16"><text:s/></text:span><text:span text:style-name="T291_17">una</text:span><text:span text:style-name="T291_18"><text:s/></text:span><text:span text:style-name="T291_19">propiedad</text:span><text:span text:style-name="T291_20">:</text:span></text:p>
      <text:p text:style-name="P292"/>
      <text:p text:style-name="P293"><text:span text:style-name="T293_1">Algunos</text:span><text:span text:style-name="T293_2"><text:s/></text:span><text:span text:style-name="T293_3">hay</text:span><text:span text:style-name="T293_4"><text:s/></text:span><text:span text:style-name="T293_5">que</text:span><text:span text:style-name="T293_6"><text:s/></text:span><text:span text:style-name="T293_7">tener</text:span><text:span text:style-name="T293_8"><text:s/></text:span><text:span text:style-name="T293_9">cuidado</text:span><text:span text:style-name="T293_10">,<text:s/></text:span><text:span text:style-name="T293_11">ya</text:span><text:span text:style-name="T293_12"><text:s/></text:span><text:span text:style-name="T293_13">que</text:span><text:span text:style-name="T293_14"><text:s/></text:span><text:span text:style-name="T293_15">cualquier</text:span><text:span text:style-name="T293_16"><text:s/></text:span><text:span text:style-name="T293_17">propiedad</text:span><text:span text:style-name="T293_18"><text:s/></text:span><text:span text:style-name="T293_19">en</text:span><text:span text:style-name="T293_20"><text:s/></text:span><text:span text:style-name="T293_21">la</text:span><text:span text:style-name="T293_22"><text:s/></text:span><text:span text:style-name="T293_23">cadena</text:span><text:span text:style-name="T293_24"><text:s/></text:span><text:span text:style-name="T293_25">de</text:span><text:span text:style-name="T293_26"><text:s/></text:span><text:span text:style-name="T293_27">prototipo</text:span><text:span text:style-name="T293_28"><text:s/></text:span><text:span text:style-name="T293_29">puede</text:span><text:span text:style-name="T293_30"><text:s/></text:span><text:span text:style-name="T293_31">producir</text:span><text:span text:style-name="T293_32"><text:s/></text:span><text:span text:style-name="T293_33">un</text:span><text:span text:style-name="T293_34"><text:s/></text:span><text:span text:style-name="T293_35">valor</text:span><text:span text:style-name="T293_36"><text:s/></text:span><text:span text:style-name="T293_37">de</text:span><text:span text:style-name="T293_38">:</text:span></text:p>
      <text:p text:style-name="P294"/>
      <table:table table:style-name="Table14">
        <table:table-column table:style-name="Column16"/>
        <table:table-row table:style-name="Row22">
          <table:table-cell table:style-name="Cell32">
            <text:p text:style-name="P295"><text:span text:style-name="T295_1">typeof</text:span><text:span text:style-name="T295_2"><text:s/></text:span><text:span text:style-name="T295_3">flight</text:span><text:span text:style-name="T295_4">.</text:span><text:span text:style-name="T295_5">number</text:span><text:span text:style-name="T295_6"><text:s/>//<text:s/>'</text:span><text:span text:style-name="T295_7">number</text:span><text:span text:style-name="T295_8">'</text:span></text:p>
            <text:p text:style-name="P296"><text:span text:style-name="T296_1">typeof</text:span><text:span text:style-name="T296_2"><text:s/></text:span><text:span text:style-name="T296_3">flight</text:span><text:span text:style-name="T296_4">.</text:span><text:span text:style-name="T296_5">status</text:span><text:span text:style-name="T296_6"><text:s/>//<text:s/>'</text:span><text:span text:style-name="T296_7">string</text:span><text:span text:style-name="T296_8">'</text:span></text:p>
            <text:p text:style-name="P297"><text:span text:style-name="T297_1">typeof</text:span><text:span text:style-name="T297_2"><text:s/></text:span><text:span text:style-name="T297_3">flight</text:span><text:span text:style-name="T297_4">.</text:span><text:span text:style-name="T297_5">arrival</text:span><text:span text:style-name="T297_6"><text:s/>//<text:s/>'</text:span><text:span text:style-name="T297_7">object</text:span><text:span text:style-name="T297_8">'</text:span></text:p>
            <text:p text:style-name="P298"><text:span text:style-name="T298_1">typeof</text:span><text:span text:style-name="T298_2"><text:s/></text:span><text:span text:style-name="T298_3">flight</text:span><text:span text:style-name="T298_4">.</text:span><text:span text:style-name="T298_5">manifest</text:span><text:span text:style-name="T298_6"><text:s/>//<text:s/>'</text:span><text:span text:style-name="T298_7">undefined</text:span><text:span text:style-name="T298_8">'</text:span></text:p>
          </table:table-cell>
        </table:table-row>
      </table:table>
      <text:p text:style-name="P299"/>
      <text:p text:style-name="P300"><text:span text:style-name="T300_1">Hay</text:span><text:span text:style-name="T300_2"><text:s/></text:span><text:span text:style-name="T300_3">dos</text:span><text:span text:style-name="T300_4"><text:s/></text:span><text:span text:style-name="T300_5">enfoques</text:span><text:span text:style-name="T300_6"><text:s/></text:span><text:span text:style-name="T300_7">para</text:span><text:span text:style-name="T300_8"><text:s/></text:span><text:span text:style-name="T300_9">hacer</text:span><text:span text:style-name="T300_10"><text:s/></text:span><text:span text:style-name="T300_11">frente</text:span><text:span text:style-name="T300_12"><text:s/></text:span><text:span text:style-name="T300_13">a</text:span><text:span text:style-name="T300_14"><text:s/></text:span><text:span text:style-name="T300_15">estas</text:span><text:span text:style-name="T300_16"><text:s/></text:span><text:span text:style-name="T300_17">propiedades</text:span><text:span text:style-name="T300_18"><text:s/></text:span><text:span text:style-name="T300_19">no</text:span><text:span text:style-name="T300_20"><text:s/></text:span><text:span text:style-name="T300_21">deseadas</text:span><text:span text:style-name="T300_22">.<text:s/></text:span><text:span text:style-name="T300_23">El</text:span><text:span text:style-name="T300_24"><text:s/></text:span><text:span text:style-name="T300_25">primero</text:span><text:span text:style-name="T300_26"><text:s/></text:span><text:span text:style-name="T300_27">es</text:span></text:p>
      <text:p text:style-name="P301"><text:span text:style-name="T301_1">tener</text:span><text:span text:style-name="T301_2"><text:s/></text:span><text:span text:style-name="T301_3">su</text:span><text:span text:style-name="T301_4"><text:s/></text:span><text:span text:style-name="T301_5">mirada</text:span><text:span text:style-name="T301_6"><text:s/></text:span><text:span text:style-name="T301_7">programa</text:span><text:span text:style-name="T301_8"><text:s/></text:span><text:span text:style-name="T301_9">y</text:span><text:span text:style-name="T301_10"><text:s/></text:span><text:span text:style-name="T301_11">rechazar</text:span><text:span text:style-name="T301_12"><text:s/></text:span><text:span text:style-name="T301_13">los</text:span><text:span text:style-name="T301_14"><text:s/></text:span><text:span text:style-name="T301_15">valores</text:span><text:span text:style-name="T301_16"><text:s/></text:span><text:span text:style-name="T301_17">de</text:span><text:span text:style-name="T301_18"><text:s/></text:span><text:span text:style-name="T301_19">función</text:span><text:span text:style-name="T301_20">.<text:s/></text:span></text:p>
      <text:p text:style-name="P302"/>
      <table:table table:style-name="Table15">
        <table:table-column table:style-name="Column17"/>
        <table:table-row table:style-name="Row23">
          <table:table-cell table:style-name="Cell33">
            <text:p text:style-name="P303"><text:span text:style-name="T303_1">typeof</text:span><text:span text:style-name="T303_2"><text:s/></text:span><text:span text:style-name="T303_3">flight</text:span><text:span text:style-name="T303_4">.</text:span><text:span text:style-name="T303_5">toString</text:span><text:span text:style-name="T303_6"><text:s/>//<text:s/>'</text:span><text:span text:style-name="T303_7">function</text:span><text:span text:style-name="T303_8">'</text:span></text:p>
            <text:p text:style-name="P304"><text:span text:style-name="T304_1">typeof</text:span><text:span text:style-name="T304_2"><text:s/></text:span><text:span text:style-name="T304_3">flight</text:span><text:span text:style-name="T304_4">.</text:span><text:span text:style-name="T304_5">constructor</text:span><text:span text:style-name="T304_6"><text:s/>//<text:s/>'</text:span><text:span text:style-name="T304_7">function</text:span><text:span text:style-name="T304_8">'</text:span></text:p>
          </table:table-cell>
        </table:table-row>
      </table:table>
      <text:p text:style-name="P305"/>
      <text:p text:style-name="P306"><text:span text:style-name="T306_1">Generalmente</text:span><text:span text:style-name="T306_2">,<text:s/></text:span><text:span text:style-name="T306_3">cuando</text:span><text:span text:style-name="T306_4"><text:s/></text:span><text:span text:style-name="T306_5">se</text:span><text:span text:style-name="T306_6"><text:s/></text:span><text:span text:style-name="T306_7">encuentre</text:span><text:span text:style-name="T306_8"><text:s/></text:span><text:span text:style-name="T306_9">reflejando</text:span><text:span text:style-name="T306_10">,<text:s/></text:span><text:span text:style-name="T306_11">usted</text:span><text:span text:style-name="T306_12"><text:s/></text:span><text:span text:style-name="T306_13">está</text:span><text:span text:style-name="T306_14"><text:s/></text:span><text:span text:style-name="T306_15">interesado</text:span><text:span text:style-name="T306_16"><text:s/></text:span><text:span text:style-name="T306_17">en</text:span><text:span text:style-name="T306_18"><text:s/></text:span><text:span text:style-name="T306_19">los</text:span><text:span text:style-name="T306_20"><text:s/></text:span><text:span text:style-name="T306_21">datos</text:span><text:span text:style-name="T306_22">,<text:s/></text:span><text:span text:style-name="T306_23">y</text:span><text:span text:style-name="T306_24"><text:s/></text:span><text:span text:style-name="T306_25">por</text:span><text:span text:style-name="T306_26"><text:s/></text:span><text:span text:style-name="T306_27">lo</text:span><text:span text:style-name="T306_28"><text:s/></text:span><text:span text:style-name="T306_29">que</text:span><text:span text:style-name="T306_30"><text:s/></text:span><text:span text:style-name="T306_31">debe</text:span><text:span text:style-name="T306_32"><text:s/></text:span><text:span text:style-name="T306_33">ser</text:span><text:span text:style-name="T306_34"><text:s/></text:span><text:span text:style-name="T306_35">consciente</text:span><text:span text:style-name="T306_36"><text:s/></text:span><text:span text:style-name="T306_37">de</text:span><text:span text:style-name="T306_38"><text:s/></text:span><text:span text:style-name="T306_39">que</text:span><text:span text:style-name="T306_40"><text:s/></text:span><text:span text:style-name="T306_41">algunos</text:span><text:span text:style-name="T306_42"><text:s/></text:span><text:span text:style-name="T306_43">valores</text:span><text:span text:style-name="T306_44"><text:s/></text:span><text:span text:style-name="T306_45">podría</text:span><text:span text:style-name="T306_46"><text:s/></text:span><text:span text:style-name="T306_47">ser</text:span><text:span text:style-name="T306_48"><text:s/></text:span><text:span text:style-name="T306_49">funciones</text:span><text:span text:style-name="T306_50">.</text:span></text:p>
      <text:p text:style-name="P307"/>
      <text:p text:style-name="P308"><text:span text:style-name="T308_1">El</text:span><text:span text:style-name="T308_2"><text:s/></text:span><text:span text:style-name="T308_3">otro</text:span><text:span text:style-name="T308_4"><text:s/></text:span><text:span text:style-name="T308_5">enfoque</text:span><text:span text:style-name="T308_6"><text:s/></text:span><text:span text:style-name="T308_7">es</text:span><text:span text:style-name="T308_8"><text:s/></text:span><text:span text:style-name="T308_9">usar</text:span><text:span text:style-name="T308_10"><text:s/></text:span><text:span text:style-name="T308_11">el</text:span><text:span text:style-name="T308_12"><text:s/></text:span><text:span text:style-name="T308_13">método</text:span><text:span text:style-name="T308_14"><text:s/></text:span><text:span text:style-name="T308_15">hasOwnProperty</text:span><text:span text:style-name="T308_16">,<text:s/></text:span><text:span text:style-name="T308_17">que</text:span><text:span text:style-name="T308_18"><text:s/></text:span><text:span text:style-name="T308_19">devuelve</text:span><text:span text:style-name="T308_20"><text:s/></text:span><text:span text:style-name="T308_21">verdadero</text:span><text:span text:style-name="T308_22"><text:s/></text:span><text:span text:style-name="T308_23">si</text:span><text:span text:style-name="T308_24"><text:s/></text:span><text:span text:style-name="T308_25">el</text:span></text:p>
      <text:p text:style-name="P309"><text:span text:style-name="T309_1">objeto</text:span><text:span text:style-name="T309_2"><text:s/></text:span><text:span text:style-name="T309_3">tiene</text:span><text:span text:style-name="T309_4"><text:s/></text:span><text:span text:style-name="T309_5">una</text:span><text:span text:style-name="T309_6"><text:s/></text:span><text:span text:style-name="T309_7">propiedad</text:span><text:span text:style-name="T309_8"><text:s/></text:span><text:span text:style-name="T309_9">particular</text:span><text:span text:style-name="T309_10">.<text:s/></text:span><text:span text:style-name="T309_11">El</text:span><text:span text:style-name="T309_12"><text:s/></text:span><text:span text:style-name="T309_13">método</text:span><text:span text:style-name="T309_14"><text:s/></text:span><text:span text:style-name="T309_15">hasOwnProperty</text:span><text:span text:style-name="T309_16"><text:s/></text:span><text:span text:style-name="T309_17">no</text:span><text:span text:style-name="T309_18"><text:s/></text:span><text:span text:style-name="T309_19">mira</text:span><text:span text:style-name="T309_20"><text:s/></text:span><text:span text:style-name="T309_21">el</text:span></text:p>
      <text:p text:style-name="P310"><text:span text:style-name="T310_1">cadena</text:span><text:span text:style-name="T310_2"><text:s/></text:span><text:span text:style-name="T310_3">de</text:span><text:span text:style-name="T310_4"><text:s/></text:span><text:span text:style-name="T310_5">prototipos</text:span><text:span text:style-name="T310_6">:</text:span></text:p>
      <text:p text:style-name="P311"/>
      <table:table table:style-name="Table16">
        <table:table-column table:style-name="Column18"/>
        <table:table-row table:style-name="Row24">
          <table:table-cell table:style-name="Cell34">
            <text:p text:style-name="P312"><text:span text:style-name="T312_1">flight</text:span><text:span text:style-name="T312_2">.</text:span><text:span text:style-name="T312_3">hasOwnProperty</text:span><text:span text:style-name="T312_4">('</text:span><text:span text:style-name="T312_5">number</text:span><text:span text:style-name="T312_6">')<text:s/>//<text:s/></text:span><text:span text:style-name="T312_7">true</text:span></text:p>
            <text:p text:style-name="P313"><text:span text:style-name="T313_1">flight</text:span><text:span text:style-name="T313_2">.</text:span><text:span text:style-name="T313_3">hasOwnProperty</text:span><text:span text:style-name="T313_4">('</text:span><text:span text:style-name="T313_5">constructor</text:span><text:span text:style-name="T313_6">')<text:s/>//<text:s/></text:span><text:span text:style-name="T313_7">false</text:span></text:p>
          </table:table-cell>
        </table:table-row>
      </table:table>
      <text:p text:style-name="P314"/>
      <text:p text:style-name="P315"><text:span text:style-name="T315_1">Enumeración</text:span><text:span text:style-name="T315_2">:<text:s/></text:span><text:span text:style-name="T315_3">en</text:span><text:span text:style-name="T315_4"><text:s/></text:span><text:span text:style-name="T315_5">el</text:span><text:span text:style-name="T315_6"><text:s/></text:span><text:span text:style-name="T315_7">comunicado</text:span><text:span text:style-name="T315_8"><text:s/></text:span><text:span text:style-name="T315_9">puede</text:span><text:span text:style-name="T315_10"><text:s/></text:span><text:span text:style-name="T315_11">bucle</text:span><text:span text:style-name="T315_12"><text:s/></text:span><text:span text:style-name="T315_13">sobre</text:span><text:span text:style-name="T315_14"><text:s/></text:span><text:span text:style-name="T315_15">todos</text:span><text:span text:style-name="T315_16"><text:s/></text:span><text:span text:style-name="T315_17">los</text:span><text:span text:style-name="T315_18"><text:s/></text:span><text:span text:style-name="T315_19">nombres</text:span><text:span text:style-name="T315_20"><text:s/></text:span><text:span text:style-name="T315_21">de</text:span><text:span text:style-name="T315_22"><text:s/></text:span><text:span text:style-name="T315_23">las</text:span><text:span text:style-name="T315_24"><text:s/></text:span><text:span text:style-name="T315_25">propiedades</text:span><text:span text:style-name="T315_26"><text:s/></text:span><text:span text:style-name="T315_27">de</text:span><text:span text:style-name="T315_28"><text:s/></text:span><text:span text:style-name="T315_29">un</text:span><text:span text:style-name="T315_30"><text:s/></text:span><text:span text:style-name="T315_31">objeto</text:span><text:span text:style-name="T315_32">.<text:s/></text:span><text:span text:style-name="T315_33">la</text:span><text:span text:style-name="T315_34"><text:s/></text:span><text:span text:style-name="T315_35">enumeración</text:span></text:p>
      <text:p text:style-name="P316"><text:span text:style-name="T316_1">incluirá</text:span><text:span text:style-name="T316_2"><text:s/></text:span><text:span text:style-name="T316_3">todas</text:span><text:span text:style-name="T316_4"><text:s/></text:span><text:span text:style-name="T316_5">las</text:span><text:span text:style-name="T316_6"><text:s/></text:span><text:span text:style-name="T316_7">propiedades</text:span><text:span text:style-name="T316_8">,<text:s/></text:span><text:span text:style-name="T316_9">incluyendo</text:span><text:span text:style-name="T316_10"><text:s/></text:span><text:span text:style-name="T316_11">funciones</text:span><text:span text:style-name="T316_12"><text:s/></text:span><text:span text:style-name="T316_13">y</text:span><text:span text:style-name="T316_14"><text:s/></text:span><text:span text:style-name="T316_15">propiedades</text:span><text:span text:style-name="T316_16"><text:s/></text:span><text:span text:style-name="T316_17">de</text:span><text:span text:style-name="T316_18"><text:s/></text:span><text:span text:style-name="T316_19">prototipo</text:span></text:p>
      <text:p text:style-name="P317"><text:span text:style-name="T317_1">que</text:span><text:span text:style-name="T317_2"><text:s/></text:span><text:span text:style-name="T317_3">puede</text:span><text:span text:style-name="T317_4"><text:s/></text:span><text:span text:style-name="T317_5">que</text:span><text:span text:style-name="T317_6"><text:s/></text:span><text:span text:style-name="T317_7">no</text:span><text:span text:style-name="T317_8"><text:s/></text:span><text:span text:style-name="T317_9">le</text:span><text:span text:style-name="T317_10"><text:s/></text:span><text:span text:style-name="T317_11">interesa</text:span><text:span text:style-name="T317_12"><text:s/></text:span><text:span text:style-name="T317_13">en</text:span><text:span text:style-name="T317_14"><text:s/></text:span><text:span text:style-name="T317_15">lo</text:span><text:span text:style-name="T317_16"><text:s/></text:span><text:span text:style-name="T317_17">que</text:span><text:span text:style-name="T317_18"><text:s/></text:span><text:span text:style-name="T317_19">es</text:span><text:span text:style-name="T317_20"><text:s/></text:span><text:span text:style-name="T317_21">necesario</text:span><text:span text:style-name="T317_22"><text:s/></text:span><text:span text:style-name="T317_23">para</text:span><text:span text:style-name="T317_24"><text:s/></text:span><text:span text:style-name="T317_25">filtrar</text:span><text:span text:style-name="T317_26"><text:s/></text:span><text:span text:style-name="T317_27">los</text:span><text:span text:style-name="T317_28"><text:s/></text:span><text:span text:style-name="T317_29">valores</text:span></text:p>
      <text:p text:style-name="P318"><text:span text:style-name="T318_1">usted</text:span><text:span text:style-name="T318_2"><text:s/></text:span><text:span text:style-name="T318_3">no</text:span><text:span text:style-name="T318_4"><text:s/></text:span><text:span text:style-name="T318_5">quiere</text:span><text:span text:style-name="T318_6">.<text:s/></text:span><text:span text:style-name="T318_7">Los</text:span><text:span text:style-name="T318_8"><text:s/></text:span><text:span text:style-name="T318_9">filtros</text:span><text:span text:style-name="T318_10"><text:s/></text:span><text:span text:style-name="T318_11">más</text:span><text:span text:style-name="T318_12"><text:s/></text:span><text:span text:style-name="T318_13">comunes</text:span><text:span text:style-name="T318_14"><text:s/></text:span><text:span text:style-name="T318_15">son</text:span><text:span text:style-name="T318_16"><text:s/></text:span><text:span text:style-name="T318_17">el</text:span><text:span text:style-name="T318_18"><text:s/></text:span><text:span text:style-name="T318_19">método</text:span><text:span text:style-name="T318_20"><text:s/></text:span><text:span text:style-name="T318_21">hasOwnProperty</text:span><text:span text:style-name="T318_22"><text:s/></text:span><text:span text:style-name="T318_23">y</text:span><text:span text:style-name="T318_24"><text:s/></text:span><text:span text:style-name="T318_25">el</text:span><text:span text:style-name="T318_26"><text:s/></text:span><text:span text:style-name="T318_27">uso</text:span><text:span text:style-name="T318_28"><text:s/></text:span><text:span text:style-name="T318_29">de</text:span></text:p>
      <text:p text:style-name="P319"><text:span text:style-name="T319_1">typeof</text:span><text:span text:style-name="T319_2"><text:s/></text:span><text:span text:style-name="T319_3">para</text:span><text:span text:style-name="T319_4"><text:s/></text:span><text:span text:style-name="T319_5">excluir</text:span><text:span text:style-name="T319_6"><text:s/></text:span><text:span text:style-name="T319_7">funciones</text:span><text:span text:style-name="T319_8">:</text:span></text:p>
      <text:p text:style-name="P320"/>
      <table:table table:style-name="Table17">
        <table:table-column table:style-name="Column19"/>
        <table:table-row table:style-name="Row25">
          <table:table-cell table:style-name="Cell35">
            <text:p text:style-name="P321"><text:span text:style-name="T321_1">var</text:span><text:span text:style-name="T321_2"><text:s/></text:span><text:span text:style-name="T321_3">name</text:span><text:span text:style-name="T321_4">;</text:span></text:p>
            <text:p text:style-name="P322"><text:span text:style-name="T322_1">for</text:span><text:span text:style-name="T322_2"><text:s/>(</text:span><text:span text:style-name="T322_3">name</text:span><text:span text:style-name="T322_4"><text:s/></text:span><text:span text:style-name="T322_5">in</text:span><text:span text:style-name="T322_6"><text:s/></text:span><text:span text:style-name="T322_7">another</text:span><text:span text:style-name="T322_8">_</text:span><text:span text:style-name="T322_9">stooge</text:span><text:span text:style-name="T322_10">)<text:s/>{</text:span></text:p>
            <text:p text:style-name="P323"><text:span text:style-name="T323_1">if</text:span><text:span text:style-name="T323_2"><text:s/>(</text:span><text:span text:style-name="T323_3">typeof</text:span><text:span text:style-name="T323_4"><text:s/></text:span><text:span text:style-name="T323_5">another</text:span><text:span text:style-name="T323_6">_</text:span><text:span text:style-name="T323_7">stooge</text:span><text:span text:style-name="T323_8">[</text:span><text:span text:style-name="T323_9">name</text:span><text:span text:style-name="T323_10">]<text:s/>!==<text:s/>'</text:span><text:span text:style-name="T323_11">function</text:span><text:span text:style-name="T323_12">')<text:s/>{</text:span></text:p>
            <text:p text:style-name="P324"><text:span text:style-name="T324_1">document</text:span><text:span text:style-name="T324_2">.</text:span><text:span text:style-name="T324_3">writeln</text:span><text:span text:style-name="T324_4">(</text:span><text:span text:style-name="T324_5">name</text:span><text:span text:style-name="T324_6"><text:s/>+<text:s/>':<text:s/>'<text:s/>+<text:s/></text:span><text:span text:style-name="T324_7">another</text:span><text:span text:style-name="T324_8">_</text:span><text:span text:style-name="T324_9">stooge</text:span><text:span text:style-name="T324_10">[</text:span><text:span text:style-name="T324_11">name</text:span><text:span text:style-name="T324_12">]);</text:span></text:p>
            <text:p text:style-name="P325"><text:span text:style-name="T325_1">}</text:span></text:p>
            <text:p text:style-name="P326"><text:span text:style-name="T326_1">}</text:span></text:p>
          </table:table-cell>
        </table:table-row>
      </table:table>
      <text:p text:style-name="P327"/>
      <text:p text:style-name="P328"><text:span text:style-name="T328_1">Si</text:span><text:span text:style-name="T328_2"><text:s/></text:span><text:span text:style-name="T328_3">desea</text:span><text:span text:style-name="T328_4"><text:s/></text:span><text:span text:style-name="T328_5">asegurarse</text:span><text:span text:style-name="T328_6"><text:s/></text:span><text:span text:style-name="T328_7">de</text:span><text:span text:style-name="T328_8"><text:s/></text:span><text:span text:style-name="T328_9">que</text:span><text:span text:style-name="T328_10"><text:s/></text:span><text:span text:style-name="T328_11">las</text:span><text:span text:style-name="T328_12"><text:s/></text:span><text:span text:style-name="T328_13">propiedades</text:span><text:span text:style-name="T328_14"><text:s/></text:span><text:span text:style-name="T328_15">aparecen</text:span><text:span text:style-name="T328_16"><text:s/></text:span><text:span text:style-name="T328_17">en</text:span><text:span text:style-name="T328_18"><text:s/></text:span><text:span text:style-name="T328_19">un</text:span><text:span text:style-name="T328_20"><text:s/></text:span><text:span text:style-name="T328_21">orden</text:span><text:span text:style-name="T328_22"><text:s/></text:span><text:span text:style-name="T328_23">particular</text:span><text:span text:style-name="T328_24">,<text:s/></text:span><text:span text:style-name="T328_25">lo</text:span><text:span text:style-name="T328_26"><text:s/></text:span><text:span text:style-name="T328_27">mejor</text:span><text:span text:style-name="T328_28"><text:s/></text:span><text:span text:style-name="T328_29">es</text:span><text:span text:style-name="T328_30"><text:s/></text:span><text:span text:style-name="T328_31">evitar</text:span><text:span text:style-name="T328_32"><text:s/></text:span><text:span text:style-name="T328_33">la</text:span><text:span text:style-name="T328_34"><text:s/></text:span><text:span text:style-name="T328_35">declaración</text:span><text:span text:style-name="T328_36"><text:s/></text:span><text:span text:style-name="T328_37">en</text:span><text:span text:style-name="T328_38"><text:s/></text:span><text:span text:style-name="T328_39">su</text:span><text:span text:style-name="T328_40"><text:s/></text:span><text:span text:style-name="T328_41">totalidad</text:span><text:span text:style-name="T328_42"><text:s/></text:span><text:span text:style-name="T328_43">y</text:span><text:span text:style-name="T328_44"><text:s/></text:span><text:span text:style-name="T328_45">en</text:span><text:span text:style-name="T328_46"><text:s/></text:span><text:span text:style-name="T328_47">su</text:span><text:span text:style-name="T328_48"><text:s/></text:span><text:span text:style-name="T328_49">lugar</text:span><text:span text:style-name="T328_50"><text:s/></text:span><text:span text:style-name="T328_51">hacer</text:span><text:span text:style-name="T328_52"><text:s/></text:span><text:span text:style-name="T328_53">una</text:span><text:span text:style-name="T328_54"><text:s/></text:span><text:span text:style-name="T328_55">matriz</text:span><text:span text:style-name="T328_56"><text:s/></text:span><text:span text:style-name="T328_57">que</text:span><text:span text:style-name="T328_58"><text:s/></text:span><text:span text:style-name="T328_59">contiene</text:span><text:span text:style-name="T328_60"><text:s/></text:span><text:span text:style-name="T328_61">los</text:span><text:span text:style-name="T328_62"><text:s/></text:span><text:span text:style-name="T328_63">nombres</text:span><text:span text:style-name="T328_64"><text:s/></text:span><text:span text:style-name="T328_65">de</text:span><text:span text:style-name="T328_66"><text:s/></text:span><text:span text:style-name="T328_67">las</text:span><text:span text:style-name="T328_68"><text:s/></text:span><text:span text:style-name="T328_69">propiedades</text:span><text:span text:style-name="T328_70"><text:s/></text:span><text:span text:style-name="T328_71">en</text:span><text:span text:style-name="T328_72"><text:s/></text:span><text:span text:style-name="T328_73">el</text:span><text:span text:style-name="T328_74"><text:s/></text:span><text:span text:style-name="T328_75">orden</text:span><text:span text:style-name="T328_76"><text:s/></text:span><text:span text:style-name="T328_77">correcto</text:span><text:span text:style-name="T328_78">:</text:span></text:p>
      <text:p text:style-name="P329"/>
      <table:table table:style-name="Table18">
        <table:table-column table:style-name="Column20"/>
        <table:table-row table:style-name="Row26">
          <table:table-cell table:style-name="Cell36">
            <text:p text:style-name="P330"><text:span text:style-name="T330_1">var</text:span><text:span text:style-name="T330_2"><text:s/></text:span><text:span text:style-name="T330_3">i</text:span><text:span text:style-name="T330_4">;</text:span></text:p>
            <text:p text:style-name="P331"><text:span text:style-name="T331_1">var</text:span><text:span text:style-name="T331_2"><text:s/></text:span><text:span text:style-name="T331_3">properties</text:span><text:span text:style-name="T331_4"><text:s/>=<text:s/>[</text:span></text:p>
            <text:p text:style-name="P332"><text:span text:style-name="T332_1">'</text:span><text:span text:style-name="T332_2">first</text:span><text:span text:style-name="T332_3">-</text:span><text:span text:style-name="T332_4">name</text:span><text:span text:style-name="T332_5">',</text:span></text:p>
            <text:p text:style-name="P333"><text:span text:style-name="T333_1">'</text:span><text:span text:style-name="T333_2">middle</text:span><text:span text:style-name="T333_3">-</text:span><text:span text:style-name="T333_4">name</text:span><text:span text:style-name="T333_5">',</text:span></text:p>
            <text:p text:style-name="P334"><text:span text:style-name="T334_1">'</text:span><text:span text:style-name="T334_2">last</text:span><text:span text:style-name="T334_3">-</text:span><text:span text:style-name="T334_4">name</text:span><text:span text:style-name="T334_5">',</text:span></text:p>
            <text:p text:style-name="P335"><text:span text:style-name="T335_1">'</text:span><text:span text:style-name="T335_2">profession</text:span><text:span text:style-name="T335_3">'</text:span></text:p>
            <text:p text:style-name="P336"><text:span text:style-name="T336_1">];</text:span></text:p>
            <text:p text:style-name="P337"><text:span text:style-name="T337_1">for</text:span><text:span text:style-name="T337_2"><text:s/>(</text:span><text:span text:style-name="T337_3">i</text:span><text:span text:style-name="T337_4"><text:s/>=<text:s/>0;<text:s/></text:span><text:span text:style-name="T337_5">i</text:span><text:span text:style-name="T337_6"><text:s/>&lt;<text:s/></text:span><text:span text:style-name="T337_7">properties</text:span><text:span text:style-name="T337_8">.</text:span><text:span text:style-name="T337_9">length</text:span><text:span text:style-name="T337_10">;<text:s/></text:span><text:span text:style-name="T337_11">i</text:span><text:span text:style-name="T337_12"><text:s/>+=<text:s/>1)<text:s/>{</text:span></text:p>
            <text:p text:style-name="P338"><text:span text:style-name="T338_1">document</text:span><text:span text:style-name="T338_2">.</text:span><text:span text:style-name="T338_3">writeln</text:span><text:span text:style-name="T338_4">(</text:span><text:span text:style-name="T338_5">properties</text:span><text:span text:style-name="T338_6">[</text:span><text:span text:style-name="T338_7">i</text:span><text:span text:style-name="T338_8">]<text:s/>+<text:s/>':<text:s/>'<text:s/>+</text:span></text:p>
            <text:p text:style-name="P339"><text:span text:style-name="T339_1">another</text:span><text:span text:style-name="T339_2">_</text:span><text:span text:style-name="T339_3">stooge</text:span><text:span text:style-name="T339_4">[</text:span><text:span text:style-name="T339_5">properties</text:span><text:span text:style-name="T339_6">[</text:span><text:span text:style-name="T339_7">i</text:span><text:span text:style-name="T339_8">]]);</text:span></text:p>
            <text:p text:style-name="P340"><text:span text:style-name="T340_1">}</text:span></text:p>
          </table:table-cell>
        </table:table-row>
      </table:table>
      <text:p text:style-name="P341"/>
      <text:p text:style-name="P342"><text:span text:style-name="T342_1">El</text:span><text:span text:style-name="T342_2"><text:s/></text:span><text:span text:style-name="T342_3">operador</text:span><text:span text:style-name="T342_4"><text:s/></text:span><text:span text:style-name="T342_5">de</text:span><text:span text:style-name="T342_6"><text:s/></text:span><text:span text:style-name="T342_7">eliminación</text:span><text:span text:style-name="T342_8"><text:s/></text:span><text:span text:style-name="T342_9">se</text:span><text:span text:style-name="T342_10"><text:s/></text:span><text:span text:style-name="T342_11">puede</text:span><text:span text:style-name="T342_12"><text:s/></text:span><text:span text:style-name="T342_13">utilizar</text:span><text:span text:style-name="T342_14"><text:s/></text:span><text:span text:style-name="T342_15">para</text:span><text:span text:style-name="T342_16"><text:s/></text:span><text:span text:style-name="T342_17">eliminar</text:span><text:span text:style-name="T342_18"><text:s/></text:span><text:span text:style-name="T342_19">una</text:span><text:span text:style-name="T342_20"><text:s/></text:span><text:span text:style-name="T342_21">propiedad</text:span><text:span text:style-name="T342_22"><text:s/></text:span><text:span text:style-name="T342_23">de</text:span><text:span text:style-name="T342_24"><text:s/></text:span><text:span text:style-name="T342_25">un</text:span><text:span text:style-name="T342_26"><text:s/></text:span><text:span text:style-name="T342_27">objeto</text:span><text:span text:style-name="T342_28">.<text:s/></text:span><text:span text:style-name="T342_29">Se</text:span><text:span text:style-name="T342_30"><text:s/></text:span><text:span text:style-name="T342_31">eliminará</text:span><text:span text:style-name="T342_32"><text:s/></text:span><text:span text:style-name="T342_33">una</text:span><text:span text:style-name="T342_34"><text:s/></text:span><text:span text:style-name="T342_35">propiedad</text:span><text:span text:style-name="T342_36"><text:s/></text:span><text:span text:style-name="T342_37">del</text:span><text:span text:style-name="T342_38"><text:s/></text:span><text:span text:style-name="T342_39">objeto</text:span><text:span text:style-name="T342_40">,<text:s/></text:span><text:span text:style-name="T342_41">si</text:span><text:span text:style-name="T342_42"><text:s/></text:span><text:span text:style-name="T342_43">lo</text:span><text:span text:style-name="T342_44"><text:s/></text:span><text:span text:style-name="T342_45">tiene</text:span><text:span text:style-name="T342_46">.<text:s/></text:span><text:span text:style-name="T342_47">No</text:span><text:span text:style-name="T342_48"><text:s/></text:span><text:span text:style-name="T342_49">va</text:span><text:span text:style-name="T342_50"><text:s/></text:span><text:span text:style-name="T342_51">a</text:span><text:span text:style-name="T342_52"><text:s/></text:span><text:span text:style-name="T342_53">tocar</text:span><text:span text:style-name="T342_54"><text:s/></text:span><text:span text:style-name="T342_55">cualquiera</text:span><text:span text:style-name="T342_56"><text:s/></text:span><text:span text:style-name="T342_57">de</text:span><text:span text:style-name="T342_58"><text:s/></text:span><text:span text:style-name="T342_59">los</text:span><text:span text:style-name="T342_60"><text:s/></text:span><text:span text:style-name="T342_61">objetos</text:span><text:span text:style-name="T342_62"><text:s/></text:span><text:span text:style-name="T342_63">en</text:span><text:span text:style-name="T342_64"><text:s/></text:span><text:span text:style-name="T342_65">el</text:span><text:span text:style-name="T342_66"><text:s/></text:span><text:span text:style-name="T342_67">vínculo</text:span><text:span text:style-name="T342_68"><text:s/></text:span><text:span text:style-name="T342_69">prototipo</text:span><text:span text:style-name="T342_70">.<text:s/></text:span><text:span text:style-name="T342_71">Removing</text:span><text:span text:style-name="T342_72"><text:s/></text:span><text:span text:style-name="T342_73">a</text:span><text:span text:style-name="T342_74"><text:s/></text:span><text:span text:style-name="T342_75">property</text:span><text:span text:style-name="T342_76"><text:s/></text:span><text:span text:style-name="T342_77">from</text:span><text:span text:style-name="T342_78"><text:s/></text:span><text:span text:style-name="T342_79">an</text:span><text:span text:style-name="T342_80"><text:s/></text:span><text:span text:style-name="T342_81">object</text:span><text:span text:style-name="T342_82"><text:s/></text:span><text:span text:style-name="T342_83">may</text:span><text:span text:style-name="T342_84"><text:s/></text:span><text:span text:style-name="T342_85">allow</text:span><text:span text:style-name="T342_86"><text:s/></text:span><text:span text:style-name="T342_87">a</text:span><text:span text:style-name="T342_88"><text:s/></text:span><text:span text:style-name="T342_89">property</text:span><text:span text:style-name="T342_90"><text:s/></text:span><text:span text:style-name="T342_91">from</text:span><text:span text:style-name="T342_92"><text:s/></text:span><text:span text:style-name="T342_93">the</text:span><text:span text:style-name="T342_94"><text:s/></text:span><text:span text:style-name="T342_95">prototype</text:span><text:span text:style-name="T342_96"><text:s/></text:span><text:span text:style-name="T342_97">linkage</text:span><text:span text:style-name="T342_98"><text:s/></text:span><text:span text:style-name="T342_99">to</text:span><text:span text:style-name="T342_100"><text:s/></text:span><text:span text:style-name="T342_101">shine</text:span><text:span text:style-name="T342_102"><text:s/></text:span><text:span text:style-name="T342_103">through</text:span><text:span text:style-name="T342_104">:</text:span></text:p>
      <text:p text:style-name="P343"/>
      <table:table table:style-name="Table19">
        <table:table-column table:style-name="Column21"/>
        <table:table-row table:style-name="Row27">
          <table:table-cell table:style-name="Cell37">
            <text:p text:style-name="P344"><text:span text:style-name="T344_1">another</text:span><text:span text:style-name="T344_2">_</text:span><text:span text:style-name="T344_3">stooge</text:span><text:span text:style-name="T344_4">.</text:span><text:span text:style-name="T344_5">nickname</text:span><text:span text:style-name="T344_6"><text:s/>//<text:s/>'</text:span><text:span text:style-name="T344_7">Moe</text:span><text:span text:style-name="T344_8">'</text:span></text:p>
            <text:p text:style-name="P345"><text:span text:style-name="T345_1">//<text:s/></text:span><text:span text:style-name="T345_2">Remove</text:span><text:span text:style-name="T345_3"><text:s/></text:span><text:span text:style-name="T345_4">nickname</text:span><text:span text:style-name="T345_5"><text:s/></text:span><text:span text:style-name="T345_6">from</text:span><text:span text:style-name="T345_7"><text:s/></text:span><text:span text:style-name="T345_8">another</text:span><text:span text:style-name="T345_9">_</text:span><text:span text:style-name="T345_10">stooge</text:span><text:span text:style-name="T345_11">,<text:s/></text:span><text:span text:style-name="T345_12">revealing</text:span></text:p>
            <text:p text:style-name="P346"><text:span text:style-name="T346_1">//<text:s/></text:span><text:span text:style-name="T346_2">the</text:span><text:span text:style-name="T346_3"><text:s/></text:span><text:span text:style-name="T346_4">nickname</text:span><text:span text:style-name="T346_5"><text:s/></text:span><text:span text:style-name="T346_6">of</text:span><text:span text:style-name="T346_7"><text:s/></text:span><text:span text:style-name="T346_8">the</text:span><text:span text:style-name="T346_9"><text:s/></text:span><text:span text:style-name="T346_10">prototype</text:span><text:span text:style-name="T346_11">.</text:span></text:p>
            <text:p text:style-name="P347"><text:span text:style-name="T347_1">delete</text:span><text:span text:style-name="T347_2"><text:s/></text:span><text:span text:style-name="T347_3">another</text:span><text:span text:style-name="T347_4">_</text:span><text:span text:style-name="T347_5">stooge</text:span><text:span text:style-name="T347_6">.</text:span><text:span text:style-name="T347_7">nickname</text:span><text:span text:style-name="T347_8">;</text:span></text:p>
            <text:p text:style-name="P348"><text:span text:style-name="T348_1">another</text:span><text:span text:style-name="T348_2">_</text:span><text:span text:style-name="T348_3">stooge</text:span><text:span text:style-name="T348_4">.</text:span><text:span text:style-name="T348_5">nickname</text:span><text:span text:style-name="T348_6"><text:s/>//<text:s/>'</text:span><text:span text:style-name="T348_7">Curly</text:span><text:span text:style-name="T348_8">'</text:span></text:p>
          </table:table-cell>
        </table:table-row>
      </table:table>
      <text:p text:style-name="P349"/>
      <text:p text:style-name="P350"><text:span text:style-name="T350_1">Global</text:span><text:span text:style-name="T350_2"><text:s/></text:span><text:span text:style-name="T350_3">Abatement</text:span><text:span text:style-name="T350_4"><text:s/>:<text:s/></text:span><text:span text:style-name="T350_5">definir</text:span><text:span text:style-name="T350_6"><text:s/></text:span><text:span text:style-name="T350_7">variables</text:span><text:span text:style-name="T350_8"><text:s/></text:span><text:span text:style-name="T350_9">globales</text:span><text:span text:style-name="T350_10"><text:s/></text:span><text:span text:style-name="T350_11">que</text:span><text:span text:style-name="T350_12"><text:s/></text:span><text:span text:style-name="T350_13">pueden</text:span><text:span text:style-name="T350_14"><text:s/></text:span><text:span text:style-name="T350_15">contener</text:span><text:span text:style-name="T350_16"><text:s/></text:span><text:span text:style-name="T350_17">todos</text:span><text:span text:style-name="T350_18"><text:s/></text:span><text:span text:style-name="T350_19">los</text:span><text:span text:style-name="T350_20"><text:s/></text:span><text:span text:style-name="T350_21">activos</text:span><text:span text:style-name="T350_22"><text:s/></text:span><text:span text:style-name="T350_23">de</text:span><text:span text:style-name="T350_24"><text:s/></text:span><text:span text:style-name="T350_25">su</text:span><text:span text:style-name="T350_26"><text:s/></text:span><text:span text:style-name="T350_27">aplicación</text:span><text:span text:style-name="T350_28">.<text:s/></text:span><text:span text:style-name="T350_29">Desafortunadamente</text:span><text:span text:style-name="T350_30">,<text:s/></text:span><text:span text:style-name="T350_31">las</text:span><text:span text:style-name="T350_32"><text:s/></text:span><text:span text:style-name="T350_33">variables</text:span><text:span text:style-name="T350_34"><text:s/></text:span><text:span text:style-name="T350_35">globales</text:span><text:span text:style-name="T350_36"><text:s/></text:span><text:span text:style-name="T350_37">debilitan</text:span><text:span text:style-name="T350_38"><text:s/></text:span><text:span text:style-name="T350_39">la</text:span><text:span text:style-name="T350_40"><text:s/></text:span><text:span text:style-name="T350_41">resistencia</text:span><text:span text:style-name="T350_42"><text:s/></text:span><text:span text:style-name="T350_43">de</text:span><text:span text:style-name="T350_44"><text:s/></text:span><text:span text:style-name="T350_45">los</text:span><text:span text:style-name="T350_46"><text:s/></text:span><text:span text:style-name="T350_47">programas</text:span><text:span text:style-name="T350_48"><text:s/></text:span><text:span text:style-name="T350_49">y</text:span><text:span text:style-name="T350_50"><text:s/></text:span><text:span text:style-name="T350_51">deben</text:span><text:span text:style-name="T350_52"><text:s/></text:span><text:span text:style-name="T350_53">evitarse</text:span><text:span text:style-name="T350_54">.<text:s/></text:span><text:span text:style-name="T350_55">Una</text:span><text:span text:style-name="T350_56"><text:s/></text:span><text:span text:style-name="T350_57">forma</text:span><text:span text:style-name="T350_58"><text:s/></text:span><text:span text:style-name="T350_59">de</text:span><text:span text:style-name="T350_60"><text:s/></text:span><text:span text:style-name="T350_61">minimizar</text:span><text:span text:style-name="T350_62"><text:s/></text:span><text:span text:style-name="T350_63">el</text:span><text:span text:style-name="T350_64"><text:s/></text:span><text:span text:style-name="T350_65">uso</text:span><text:span text:style-name="T350_66"><text:s/></text:span><text:span text:style-name="T350_67">de</text:span><text:span text:style-name="T350_68"><text:s/></text:span><text:span text:style-name="T350_69">variables</text:span><text:span text:style-name="T350_70"><text:s/></text:span><text:span text:style-name="T350_71">globales</text:span><text:span text:style-name="T350_72"><text:s/></text:span><text:span text:style-name="T350_73">es</text:span><text:span text:style-name="T350_74"><text:s/></text:span><text:span text:style-name="T350_75">crear</text:span><text:span text:style-name="T350_76"><text:s/></text:span><text:span text:style-name="T350_77">una</text:span><text:span text:style-name="T350_78"><text:s/></text:span><text:span text:style-name="T350_79">única</text:span><text:span text:style-name="T350_80"><text:s/></text:span><text:span text:style-name="T350_81">variable</text:span><text:span text:style-name="T350_82"><text:s/></text:span><text:span text:style-name="T350_83">global</text:span><text:span text:style-name="T350_84"><text:s/></text:span><text:span text:style-name="T350_85">para</text:span><text:span text:style-name="T350_86"><text:s/></text:span><text:span text:style-name="T350_87">su</text:span><text:span text:style-name="T350_88"><text:s/></text:span><text:span text:style-name="T350_89">aplicación</text:span><text:span text:style-name="T350_90">:</text:span></text:p>
      <text:p text:style-name="P351"/>
      <table:table table:style-name="Table20">
        <table:table-column table:style-name="Column22"/>
        <table:table-row table:style-name="Row28">
          <table:table-cell table:style-name="Cell38">
            <text:p text:style-name="P352"><text:span text:style-name="T352_1">var</text:span><text:span text:style-name="T352_2"><text:s/></text:span><text:span text:style-name="T352_3">MYAPP</text:span><text:span text:style-name="T352_4"><text:s/>=<text:s/>{};</text:span></text:p>
          </table:table-cell>
        </table:table-row>
      </table:table>
      <text:p text:style-name="P353"/>
      <text:p text:style-name="P354"><text:span text:style-name="T354_1">Esa</text:span><text:span text:style-name="T354_2"><text:s/></text:span><text:span text:style-name="T354_3">variable</text:span><text:span text:style-name="T354_4">,<text:s/></text:span><text:span text:style-name="T354_5">entonces</text:span><text:span text:style-name="T354_6"><text:s/></text:span><text:span text:style-name="T354_7">se</text:span><text:span text:style-name="T354_8"><text:s/></text:span><text:span text:style-name="T354_9">convierte</text:span><text:span text:style-name="T354_10"><text:s/></text:span><text:span text:style-name="T354_11">en</text:span><text:span text:style-name="T354_12"><text:s/></text:span><text:span text:style-name="T354_13">el</text:span><text:span text:style-name="T354_14"><text:s/></text:span><text:span text:style-name="T354_15">contenedor</text:span><text:span text:style-name="T354_16"><text:s/></text:span><text:span text:style-name="T354_17">para</text:span><text:span text:style-name="T354_18"><text:s/></text:span><text:span text:style-name="T354_19">su</text:span><text:span text:style-name="T354_20"><text:s/></text:span><text:span text:style-name="T354_21">aplicación</text:span><text:span text:style-name="T354_22">:</text:span></text:p>
      <text:p text:style-name="P355"/>
      <table:table table:style-name="Table21">
        <table:table-column table:style-name="Column23"/>
        <table:table-row table:style-name="Row29">
          <table:table-cell table:style-name="Cell39">
            <text:p text:style-name="P356"><text:span text:style-name="T356_1">MYAPP</text:span><text:span text:style-name="T356_2">.</text:span><text:span text:style-name="T356_3">stooge</text:span><text:span text:style-name="T356_4"><text:s/>=<text:s/>{</text:span></text:p>
            <text:p text:style-name="P357"><text:span text:style-name="T357_1">"</text:span><text:span text:style-name="T357_2">first</text:span><text:span text:style-name="T357_3">-</text:span><text:span text:style-name="T357_4">name</text:span><text:span text:style-name="T357_5">":<text:s/>"</text:span><text:span text:style-name="T357_6">Joe</text:span><text:span text:style-name="T357_7">",</text:span></text:p>
            <text:p text:style-name="P358"><text:span text:style-name="T358_1">"</text:span><text:span text:style-name="T358_2">last</text:span><text:span text:style-name="T358_3">-</text:span><text:span text:style-name="T358_4">name</text:span><text:span text:style-name="T358_5">":<text:s/>"</text:span><text:span text:style-name="T358_6">Howard</text:span><text:span text:style-name="T358_7">"</text:span></text:p>
            <text:p text:style-name="P359"><text:span text:style-name="T359_1">};</text:span></text:p>
            <text:p text:style-name="P360"><text:span text:style-name="T360_1">MYAPP</text:span><text:span text:style-name="T360_2">.</text:span><text:span text:style-name="T360_3">flight</text:span><text:span text:style-name="T360_4"><text:s/>=<text:s/>{</text:span></text:p>
            <text:p text:style-name="P361"><text:span text:style-name="T361_1">airline</text:span><text:span text:style-name="T361_2">:<text:s/>"</text:span><text:span text:style-name="T361_3">Oceanic</text:span><text:span text:style-name="T361_4">",</text:span></text:p>
            <text:p text:style-name="P362"><text:span text:style-name="T362_1">number</text:span><text:span text:style-name="T362_2">:<text:s/>815,</text:span></text:p>
            <text:p text:style-name="P363"><text:span text:style-name="T363_1">departure</text:span><text:span text:style-name="T363_2">:<text:s/>{</text:span></text:p>
            <text:p text:style-name="P364"><text:span text:style-name="T364_1">IATA</text:span><text:span text:style-name="T364_2">:<text:s/>"</text:span><text:span text:style-name="T364_3">SYD</text:span><text:span text:style-name="T364_4">",</text:span></text:p>
            <text:p text:style-name="P365"><text:span text:style-name="T365_1">time</text:span><text:span text:style-name="T365_2">:<text:s/>"2004-09-22<text:s/>14:55",</text:span></text:p>
            <text:p text:style-name="P366"><text:span text:style-name="T366_1">city</text:span><text:span text:style-name="T366_2">:<text:s/>"</text:span><text:span text:style-name="T366_3">Sydney</text:span><text:span text:style-name="T366_4">"</text:span></text:p>
            <text:p text:style-name="P367"><text:span text:style-name="T367_1">},</text:span></text:p>
            <text:p text:style-name="P368"><text:span text:style-name="T368_1">arrival</text:span><text:span text:style-name="T368_2">:<text:s/>{</text:span></text:p>
            <text:p text:style-name="P369"><text:span text:style-name="T369_1">IATA</text:span><text:span text:style-name="T369_2">:<text:s/>"</text:span><text:span text:style-name="T369_3">LAX</text:span><text:span text:style-name="T369_4">",</text:span></text:p>
            <text:p text:style-name="P370"><text:span text:style-name="T370_1">time</text:span><text:span text:style-name="T370_2">:<text:s/>"2004-09-23<text:s/>10:42",</text:span></text:p>
            <text:p text:style-name="P371"><text:span text:style-name="T371_1">city</text:span><text:span text:style-name="T371_2">:<text:s/>"</text:span><text:span text:style-name="T371_3">Los</text:span><text:span text:style-name="T371_4"><text:s/></text:span><text:span text:style-name="T371_5">Angeles</text:span><text:span text:style-name="T371_6">"</text:span></text:p>
            <text:p text:style-name="P372"><text:span text:style-name="T372_1">}</text:span></text:p>
            <text:p text:style-name="P373"><text:span text:style-name="T373_1">};</text:span></text:p>
          </table:table-cell>
        </table:table-row>
      </table:table>
      <text:p text:style-name="P374"/>
      <text:p text:style-name="P375"/>
      <text:p text:style-name="P37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